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61in"/>
    </style:style>
    <style:style style:name="co2" style:family="table-column">
      <style:table-column-properties fo:break-before="auto" style:column-width="1.3256in"/>
    </style:style>
    <style:style style:name="co3" style:family="table-column">
      <style:table-column-properties fo:break-before="auto" style:column-width="1.8898in"/>
    </style:style>
    <style:style style:name="co4" style:family="table-column">
      <style:table-column-properties fo:break-before="auto" style:column-width="2.087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8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3992in" svg:height="6.7161in" svg:x="10.6307in" svg:y="0in">
            <draw:object draw:notify-on-update-of-ranges="Sheet1.C1:Sheet1.C1 Sheet1.C2:Sheet1.C1333 Sheet1.D1:Sheet1.D1 Sheet1.D2:Sheet1.D1333 Sheet1.E1:Sheet1.E1 Sheet1.E2:Sheet1.E133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.3992in" svg:height="6.7161in" svg:x="10.6008in" svg:y="7.3185in">
            <draw:object draw:notify-on-update-of-ranges="Sheet1.C1:Sheet1.C1 Sheet1.C2:Sheet1.C1333 Sheet1.D1:Sheet1.D1 Sheet1.D2:Sheet1.D1333 Sheet1.E1:Sheet1.E1 Sheet1.E2:Sheet1.E133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nput First</text:p>
          </table:table-cell>
          <table:table-cell office:value-type="string" calcext:value-type="string">
            <text:p>Input Second</text:p>
          </table:table-cell>
          <table:table-cell office:value-type="string" calcext:value-type="string">
            <text:p>PATMergeTime[s]</text:p>
          </table:table-cell>
          <table:table-cell office:value-type="string" calcext:value-type="string">
            <text:p>PATSuccesiveAddTime[s]</text:p>
          </table:table-cell>
          <table:table-cell office:value-type="string" calcext:value-type="string">
            <text:p>HYBSuccesiveAddTime[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twelfth_night.txt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298" calcext:value-type="float">
            <text:p>0.00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romeo_juliet.txt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448" calcext:value-type="float">
            <text:p>0.00448</text:p>
          </table:table-cell>
          <table:table-cell office:value-type="float" office:value="0.00228" calcext:value-type="float">
            <text:p>0.00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lear.txt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hamlet.txt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0.00372" calcext:value-type="float">
            <text:p>0.00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measure.txt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0.00221" calcext:value-type="float">
            <text:p>0.00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asyoulikeit.txt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268" calcext:value-type="float">
            <text:p>0.00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584" calcext:value-type="float">
            <text:p>0.00584</text:p>
          </table:table-cell>
          <table:table-cell office:value-type="float" office:value="0.00372" calcext:value-type="float">
            <text:p>0.00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taming_shrew.txt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513" calcext:value-type="float">
            <text:p>0.00513</text:p>
          </table:table-cell>
          <table:table-cell office:value-type="float" office:value="0.00333" calcext:value-type="float">
            <text:p>0.00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coriolanus.txt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3869" calcext:value-type="float">
            <text:p>0.03869</text:p>
          </table:table-cell>
          <table:table-cell office:value-type="float" office:value="0.00244" calcext:value-type="float">
            <text:p>0.00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henryviii.txt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508" calcext:value-type="float">
            <text:p>0.00508</text:p>
          </table:table-cell>
          <table:table-cell office:value-type="float" office:value="0.00308" calcext:value-type="float">
            <text:p>0.00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two_gentlemen.txt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222" calcext:value-type="float">
            <text:p>0.00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cleopatra.txt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434" calcext:value-type="float">
            <text:p>0.00434</text:p>
          </table:table-cell>
          <table:table-cell office:value-type="float" office:value="0.00309" calcext:value-type="float">
            <text:p>0.00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pericles.txt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258" calcext:value-type="float">
            <text:p>0.00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richardiii.txt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374" calcext:value-type="float">
            <text:p>0.00374</text:p>
          </table:table-cell>
          <table:table-cell office:value-type="float" office:value="0.00276" calcext:value-type="float">
            <text:p>0.00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timon.txt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275" calcext:value-type="float">
            <text:p>0.00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lll.txt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0664" calcext:value-type="float">
            <text:p>0.00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comedy_errors.txt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13" calcext:value-type="float">
            <text:p>0.00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richardii.txt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8" calcext:value-type="float">
            <text:p>0.00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julius_caesar.txt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0.00285" calcext:value-type="float">
            <text:p>0.00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allswell.txt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1675" calcext:value-type="float">
            <text:p>0.01675</text:p>
          </table:table-cell>
          <table:table-cell office:value-type="float" office:value="0.00253" calcext:value-type="float">
            <text:p>0.00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winters_tale.txt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0253" calcext:value-type="float">
            <text:p>0.00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1henryvi.txt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61" calcext:value-type="float">
            <text:p>0.00461</text:p>
          </table:table-cell>
          <table:table-cell office:value-type="float" office:value="0.00252" calcext:value-type="float">
            <text:p>0.00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tempest.txt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407" calcext:value-type="float">
            <text:p>0.00407</text:p>
          </table:table-cell>
          <table:table-cell office:value-type="float" office:value="0.00229" calcext:value-type="float">
            <text:p>0.00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cymbeline.txt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323" calcext:value-type="float">
            <text:p>0.00323</text:p>
          </table:table-cell>
          <table:table-cell office:value-type="float" office:value="0.00181" calcext:value-type="float">
            <text:p>0.00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othello.txt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283" calcext:value-type="float">
            <text:p>0.00283</text:p>
          </table:table-cell>
          <table:table-cell office:value-type="float" office:value="0.00181" calcext:value-type="float">
            <text:p>0.00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titus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153" calcext:value-type="float">
            <text:p>0.00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much_ado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131" calcext:value-type="float">
            <text:p>0.00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1henryiv.txt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166" calcext:value-type="float">
            <text:p>0.00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merchant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0143" calcext:value-type="float">
            <text:p>0.00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macbeth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john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156" calcext:value-type="float">
            <text:p>0.00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2henryvi.txt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174" calcext:value-type="float">
            <text:p>0.00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2henryiv.txt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0.00193" calcext:value-type="float">
            <text:p>0.00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henryv.txt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0241" calcext:value-type="float">
            <text:p>0.00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merry_wives.txt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167" calcext:value-type="float">
            <text:p>0.00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enryvi.txt</text:p>
          </table:table-cell>
          <table:table-cell office:value-type="string" calcext:value-type="string">
            <text:p>midsummer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153" calcext:value-type="float">
            <text:p>0.00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3henryvi.txt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163" calcext:value-type="float">
            <text:p>0.00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romeo_juliet.txt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63" calcext:value-type="float">
            <text:p>0.00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lear.txt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298" calcext:value-type="float">
            <text:p>0.00298</text:p>
          </table:table-cell>
          <table:table-cell office:value-type="float" office:value="0.00178" calcext:value-type="float">
            <text:p>0.00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hamlet.txt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282" calcext:value-type="float">
            <text:p>0.00282</text:p>
          </table:table-cell>
          <table:table-cell office:value-type="float" office:value="0.00203" calcext:value-type="float">
            <text:p>0.00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measure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0145" calcext:value-type="float">
            <text:p>0.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asyoulikeit.txt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78" calcext:value-type="float">
            <text:p>0.00278</text:p>
          </table:table-cell>
          <table:table-cell office:value-type="float" office:value="0.00145" calcext:value-type="float">
            <text:p>0.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249" calcext:value-type="float">
            <text:p>0.00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taming_shrew.txt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0183" calcext:value-type="float">
            <text:p>0.00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coriolanus.txt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00414" calcext:value-type="float">
            <text:p>0.00414</text:p>
          </table:table-cell>
          <table:table-cell office:value-type="float" office:value="0.00234" calcext:value-type="float">
            <text:p>0.00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henryviii.txt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207" calcext:value-type="float">
            <text:p>0.00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two_gentlemen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258" calcext:value-type="float">
            <text:p>0.00258</text:p>
          </table:table-cell>
          <table:table-cell office:value-type="float" office:value="0.00157" calcext:value-type="float">
            <text:p>0.00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cleopatra.txt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223" calcext:value-type="float">
            <text:p>0.00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pericles.txt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271" calcext:value-type="float">
            <text:p>0.00271</text:p>
          </table:table-cell>
          <table:table-cell office:value-type="float" office:value="0.00183" calcext:value-type="float">
            <text:p>0.00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richardiii.txt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346" calcext:value-type="float">
            <text:p>0.00346</text:p>
          </table:table-cell>
          <table:table-cell office:value-type="float" office:value="0.00232" calcext:value-type="float">
            <text:p>0.00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timon.txt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307" calcext:value-type="float">
            <text:p>0.00307</text:p>
          </table:table-cell>
          <table:table-cell office:value-type="float" office:value="0.00187" calcext:value-type="float">
            <text:p>0.00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lll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138" calcext:value-type="float">
            <text:p>0.00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comedy_errors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111" calcext:value-type="float">
            <text:p>0.00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richardii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158" calcext:value-type="float">
            <text:p>0.00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julius_caesar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124" calcext:value-type="float">
            <text:p>0.00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allswell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52" calcext:value-type="float">
            <text:p>0.00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winters_tale.txt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00167" calcext:value-type="float">
            <text:p>0.00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1henryvi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174" calcext:value-type="float">
            <text:p>0.00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tempest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133" calcext:value-type="float">
            <text:p>0.00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cymbeline.txt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177" calcext:value-type="float">
            <text:p>0.00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othello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168" calcext:value-type="float">
            <text:p>0.00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titus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49" calcext:value-type="float">
            <text:p>0.00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much_ado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129" calcext:value-type="float">
            <text:p>0.00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1henryiv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0167" calcext:value-type="float">
            <text:p>0.00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merchant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48" calcext:value-type="float">
            <text:p>0.00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macbeth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142" calcext:value-type="float">
            <text:p>0.00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john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55" calcext:value-type="float">
            <text:p>0.00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2henryvi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174" calcext:value-type="float">
            <text:p>0.00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2henryiv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0176" calcext:value-type="float">
            <text:p>0.00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henryv.txt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262" calcext:value-type="float">
            <text:p>0.00262</text:p>
          </table:table-cell>
          <table:table-cell office:value-type="float" office:value="0.00196" calcext:value-type="float">
            <text:p>0.00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merry_wives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211" calcext:value-type="float">
            <text:p>0.00211</text:p>
          </table:table-cell>
          <table:table-cell office:value-type="float" office:value="0.00143" calcext:value-type="float">
            <text:p>0.00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lfth_night.txt</text:p>
          </table:table-cell>
          <table:table-cell office:value-type="string" calcext:value-type="string">
            <text:p>midsummer.txt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102" calcext:value-type="float">
            <text:p>0.00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3henryvi.txt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156" calcext:value-type="float">
            <text:p>0.00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twelfth_night.txt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41" calcext:value-type="float">
            <text:p>0.00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lear.txt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272" calcext:value-type="float">
            <text:p>0.00272</text:p>
          </table:table-cell>
          <table:table-cell office:value-type="float" office:value="0.00173" calcext:value-type="float">
            <text:p>0.00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hamlet.txt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0.00206" calcext:value-type="float">
            <text:p>0.00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measure.txt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0145" calcext:value-type="float">
            <text:p>0.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asyoulikeit.txt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182" calcext:value-type="float">
            <text:p>0.00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taming_shrew.txt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136" calcext:value-type="float">
            <text:p>0.00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coriolanus.txt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181" calcext:value-type="float">
            <text:p>0.00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henryviii.txt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158" calcext:value-type="float">
            <text:p>0.00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two_gentlemen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12" calcext:value-type="float">
            <text:p>0.0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cleopatra.txt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69" calcext:value-type="float">
            <text:p>0.00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pericles.txt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135" calcext:value-type="float">
            <text:p>0.00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richardiii.txt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79" calcext:value-type="float">
            <text:p>0.00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timon.txt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lll.txt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59" calcext:value-type="float">
            <text:p>0.00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comedy_errors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05" calcext:value-type="float">
            <text:p>0.00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richardii.txt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155" calcext:value-type="float">
            <text:p>0.00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julius_caesar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.00163" calcext:value-type="float">
            <text:p>0.00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allswell.txt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311" calcext:value-type="float">
            <text:p>0.00311</text:p>
          </table:table-cell>
          <table:table-cell office:value-type="float" office:value="0.00206" calcext:value-type="float">
            <text:p>0.00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winters_tale.txt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0.0022" calcext:value-type="float">
            <text:p>0.0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1henryvi.txt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0.00242" calcext:value-type="float">
            <text:p>0.00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tempest.txt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71" calcext:value-type="float">
            <text:p>0.00271</text:p>
          </table:table-cell>
          <table:table-cell office:value-type="float" office:value="0.00187" calcext:value-type="float">
            <text:p>0.00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cymbeline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13" calcext:value-type="float">
            <text:p>0.0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othello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62" calcext:value-type="float">
            <text:p>0.00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titus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41" calcext:value-type="float">
            <text:p>0.00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much_ado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3" calcext:value-type="float">
            <text:p>0.0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1henryiv.txt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69" calcext:value-type="float">
            <text:p>0.00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merchant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macbeth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0148" calcext:value-type="float">
            <text:p>0.00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john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0162" calcext:value-type="float">
            <text:p>0.00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2henryvi.txt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185" calcext:value-type="float">
            <text:p>0.00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2henryiv.txt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187" calcext:value-type="float">
            <text:p>0.00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henryv.txt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271" calcext:value-type="float">
            <text:p>0.00271</text:p>
          </table:table-cell>
          <table:table-cell office:value-type="float" office:value="0.00194" calcext:value-type="float">
            <text:p>0.00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merry_wives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141" calcext:value-type="float">
            <text:p>0.00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o_juliet.txt</text:p>
          </table:table-cell>
          <table:table-cell office:value-type="string" calcext:value-type="string">
            <text:p>midsummer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127" calcext:value-type="float">
            <text:p>0.00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3henryvi.txt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55" calcext:value-type="float">
            <text:p>0.00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twelfth_night.txt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138" calcext:value-type="float">
            <text:p>0.00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romeo_juliet.txt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154" calcext:value-type="float">
            <text:p>0.0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hamlet.txt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314" calcext:value-type="float">
            <text:p>0.00314</text:p>
          </table:table-cell>
          <table:table-cell office:value-type="float" office:value="0.00209" calcext:value-type="float">
            <text:p>0.00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measure.txt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46" calcext:value-type="float">
            <text:p>0.00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asyoulikeit.txt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00183" calcext:value-type="float">
            <text:p>0.00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taming_shrew.txt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coriolanus.txt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.00172" calcext:value-type="float">
            <text:p>0.00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henryviii.txt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157" calcext:value-type="float">
            <text:p>0.00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two_gentlemen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17" calcext:value-type="float">
            <text:p>0.00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cleopatra.txt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0146" calcext:value-type="float">
            <text:p>0.00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pericles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36" calcext:value-type="float">
            <text:p>0.00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richardiii.txt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0.00172" calcext:value-type="float">
            <text:p>0.00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timon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15" calcext:value-type="float">
            <text:p>0.0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lll.txt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159" calcext:value-type="float">
            <text:p>0.00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comedy_errors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18" calcext:value-type="float">
            <text:p>0.00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richardii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54" calcext:value-type="float">
            <text:p>0.0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julius_caesar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00121" calcext:value-type="float">
            <text:p>0.00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allswell.txt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58" calcext:value-type="float">
            <text:p>0.00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winters_tale.txt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163" calcext:value-type="float">
            <text:p>0.00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1henryvi.txt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0166" calcext:value-type="float">
            <text:p>0.00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tempest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135" calcext:value-type="float">
            <text:p>0.00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cymbeline.txt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.00194" calcext:value-type="float">
            <text:p>0.00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othello.txt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0173" calcext:value-type="float">
            <text:p>0.00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titus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much_ado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1henryiv.txt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186" calcext:value-type="float">
            <text:p>0.00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merchant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141" calcext:value-type="float">
            <text:p>0.00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macbeth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38" calcext:value-type="float">
            <text:p>0.00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john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154" calcext:value-type="float">
            <text:p>0.0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2henryvi.txt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0171" calcext:value-type="float">
            <text:p>0.00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2henryiv.txt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0.00176" calcext:value-type="float">
            <text:p>0.00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henryv.txt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94" calcext:value-type="float">
            <text:p>0.00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merry_wives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42" calcext:value-type="float">
            <text:p>0.00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.txt</text:p>
          </table:table-cell>
          <table:table-cell office:value-type="string" calcext:value-type="string">
            <text:p>midsummer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127" calcext:value-type="float">
            <text:p>0.00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3henryvi.txt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0291" calcext:value-type="float">
            <text:p>0.00291</text:p>
          </table:table-cell>
          <table:table-cell office:value-type="float" office:value="0.00186" calcext:value-type="float">
            <text:p>0.00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twelfth_night.txt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159" calcext:value-type="float">
            <text:p>0.00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romeo_juliet.txt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172" calcext:value-type="float">
            <text:p>0.00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lear.txt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86" calcext:value-type="float">
            <text:p>0.00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measure.txt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15" calcext:value-type="float">
            <text:p>0.0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asyoulikeit.txt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.00185" calcext:value-type="float">
            <text:p>0.00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taming_shrew.txt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coriolanus.txt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181" calcext:value-type="float">
            <text:p>0.00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henryviii.txt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156" calcext:value-type="float">
            <text:p>0.00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two_gentlemen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25" calcext:value-type="float">
            <text:p>0.00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cleopatra.txt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0169" calcext:value-type="float">
            <text:p>0.00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pericles.txt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richardiii.txt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78" calcext:value-type="float">
            <text:p>0.00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timon.txt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38" calcext:value-type="float">
            <text:p>0.00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lll.txt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164" calcext:value-type="float">
            <text:p>0.00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comedy_errors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0108" calcext:value-type="float">
            <text:p>0.00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richardii.txt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155" calcext:value-type="float">
            <text:p>0.00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julius_caesar.txt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25" calcext:value-type="float">
            <text:p>0.00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allswell.txt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158" calcext:value-type="float">
            <text:p>0.00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winters_tale.txt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178" calcext:value-type="float">
            <text:p>0.00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1henryvi.txt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167" calcext:value-type="float">
            <text:p>0.00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tempest.txt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0.00136" calcext:value-type="float">
            <text:p>0.00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cymbeline.txt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134" calcext:value-type="float">
            <text:p>0.00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othello.txt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164" calcext:value-type="float">
            <text:p>0.00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titus.txt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much_ado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1henryiv.txt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17" calcext:value-type="float">
            <text:p>0.0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merchant.txt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macbeth.txt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152" calcext:value-type="float">
            <text:p>0.00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john.txt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156" calcext:value-type="float">
            <text:p>0.00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2henryvi.txt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0.00172" calcext:value-type="float">
            <text:p>0.00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2henryiv.txt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99" calcext:value-type="float">
            <text:p>0.00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henryv.txt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308" calcext:value-type="float">
            <text:p>0.00308</text:p>
          </table:table-cell>
          <table:table-cell office:value-type="float" office:value="0.00204" calcext:value-type="float">
            <text:p>0.00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merry_wives.txt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152" calcext:value-type="float">
            <text:p>0.00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let.txt</text:p>
          </table:table-cell>
          <table:table-cell office:value-type="string" calcext:value-type="string">
            <text:p>midsummer.txt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42" calcext:value-type="float">
            <text:p>0.00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3henryvi.txt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163" calcext:value-type="float">
            <text:p>0.00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twelfth_night.txt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0149" calcext:value-type="float">
            <text:p>0.00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romeo_juliet.txt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62" calcext:value-type="float">
            <text:p>0.00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lear.txt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281" calcext:value-type="float">
            <text:p>0.00281</text:p>
          </table:table-cell>
          <table:table-cell office:value-type="float" office:value="0.00179" calcext:value-type="float">
            <text:p>0.00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hamlet.txt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271" calcext:value-type="float">
            <text:p>0.00271</text:p>
          </table:table-cell>
          <table:table-cell office:value-type="float" office:value="0.00201" calcext:value-type="float">
            <text:p>0.00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asyoulikeit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141" calcext:value-type="float">
            <text:p>0.00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183" calcext:value-type="float">
            <text:p>0.00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taming_shrew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coriolanus.txt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.00172" calcext:value-type="float">
            <text:p>0.00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henryviii.txt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55" calcext:value-type="float">
            <text:p>0.00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two_gentlemen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115" calcext:value-type="float">
            <text:p>0.00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cleopatra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36" calcext:value-type="float">
            <text:p>0.00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pericles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45" calcext:value-type="float">
            <text:p>0.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richardiii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188" calcext:value-type="float">
            <text:p>0.00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timon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142" calcext:value-type="float">
            <text:p>0.00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lll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58" calcext:value-type="float">
            <text:p>0.00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comedy_errors.txt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115" calcext:value-type="float">
            <text:p>0.00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richardii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56" calcext:value-type="float">
            <text:p>0.00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julius_caesar.txt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12" calcext:value-type="float">
            <text:p>0.0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allswell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15" calcext:value-type="float">
            <text:p>0.0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winters_tale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62" calcext:value-type="float">
            <text:p>0.00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1henryvi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66" calcext:value-type="float">
            <text:p>0.00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tempest.txt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35" calcext:value-type="float">
            <text:p>0.00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cymbeline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176" calcext:value-type="float">
            <text:p>0.00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othello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77" calcext:value-type="float">
            <text:p>0.00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titus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0143" calcext:value-type="float">
            <text:p>0.00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much_ado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128" calcext:value-type="float">
            <text:p>0.00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1henryiv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166" calcext:value-type="float">
            <text:p>0.00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merchant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macbeth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148" calcext:value-type="float">
            <text:p>0.00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john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52" calcext:value-type="float">
            <text:p>0.00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2henryvi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178" calcext:value-type="float">
            <text:p>0.00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2henryiv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79" calcext:value-type="float">
            <text:p>0.00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henryv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00197" calcext:value-type="float">
            <text:p>0.00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merry_wives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43" calcext:value-type="float">
            <text:p>0.00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.txt</text:p>
          </table:table-cell>
          <table:table-cell office:value-type="string" calcext:value-type="string">
            <text:p>midsummer.txt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29" calcext:value-type="float">
            <text:p>0.00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3henryvi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0.00149" calcext:value-type="float">
            <text:p>0.00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twelfth_night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136" calcext:value-type="float">
            <text:p>0.00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romeo_juliet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153" calcext:value-type="float">
            <text:p>0.00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lear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9" calcext:value-type="float">
            <text:p>0.0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hamlet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215" calcext:value-type="float">
            <text:p>0.00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measure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0147" calcext:value-type="float">
            <text:p>0.00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182" calcext:value-type="float">
            <text:p>0.00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taming_shrew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17" calcext:value-type="float">
            <text:p>0.0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coriolanus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0171" calcext:value-type="float">
            <text:p>0.00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henryviii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153" calcext:value-type="float">
            <text:p>0.00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two_gentlemen.txt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13" calcext:value-type="float">
            <text:p>0.00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cleopatra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168" calcext:value-type="float">
            <text:p>0.00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pericles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36" calcext:value-type="float">
            <text:p>0.00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richardiii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175" calcext:value-type="float">
            <text:p>0.00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timon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lll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168" calcext:value-type="float">
            <text:p>0.00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comedy_errors.txt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108" calcext:value-type="float">
            <text:p>0.00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richardii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54" calcext:value-type="float">
            <text:p>0.0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julius_caesar.txt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12" calcext:value-type="float">
            <text:p>0.0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allswell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5" calcext:value-type="float">
            <text:p>0.0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winters_tale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165" calcext:value-type="float">
            <text:p>0.00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1henryvi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0167" calcext:value-type="float">
            <text:p>0.00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tempest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134" calcext:value-type="float">
            <text:p>0.00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cymbeline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183" calcext:value-type="float">
            <text:p>0.00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othello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12" calcext:value-type="float">
            <text:p>0.0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titus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much_ado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127" calcext:value-type="float">
            <text:p>0.00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1henryiv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169" calcext:value-type="float">
            <text:p>0.00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merchant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macbeth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john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51" calcext:value-type="float">
            <text:p>0.00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2henryvi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172" calcext:value-type="float">
            <text:p>0.00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2henryiv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174" calcext:value-type="float">
            <text:p>0.00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henryv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194" calcext:value-type="float">
            <text:p>0.00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merry_wives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143" calcext:value-type="float">
            <text:p>0.00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oulikeit.txt</text:p>
          </table:table-cell>
          <table:table-cell office:value-type="string" calcext:value-type="string">
            <text:p>midsummer.txt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142" calcext:value-type="float">
            <text:p>0.00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3henryvi.txt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57" calcext:value-type="float">
            <text:p>0.00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twelfth_night.txt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romeo_juliet.txt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.00158" calcext:value-type="float">
            <text:p>0.00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lear.txt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278" calcext:value-type="float">
            <text:p>0.00278</text:p>
          </table:table-cell>
          <table:table-cell office:value-type="float" office:value="0.00177" calcext:value-type="float">
            <text:p>0.00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hamlet.txt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291" calcext:value-type="float">
            <text:p>0.00291</text:p>
          </table:table-cell>
          <table:table-cell office:value-type="float" office:value="0.00202" calcext:value-type="float">
            <text:p>0.00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measure.txt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147" calcext:value-type="float">
            <text:p>0.00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asyoulikeit.txt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141" calcext:value-type="float">
            <text:p>0.00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taming_shrew.txt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38" calcext:value-type="float">
            <text:p>0.00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coriolanus.txt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7" calcext:value-type="float">
            <text:p>0.0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henryviii.txt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156" calcext:value-type="float">
            <text:p>0.00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two_gentlemen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124" calcext:value-type="float">
            <text:p>0.00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cleopatra.txt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69" calcext:value-type="float">
            <text:p>0.00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pericles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09" calcext:value-type="float">
            <text:p>0.00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richardiii.txt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177" calcext:value-type="float">
            <text:p>0.00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timon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lll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61" calcext:value-type="float">
            <text:p>0.00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comedy_errors.txt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00106" calcext:value-type="float">
            <text:p>0.00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richardii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64" calcext:value-type="float">
            <text:p>0.00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julius_caesar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125" calcext:value-type="float">
            <text:p>0.00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allswell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55" calcext:value-type="float">
            <text:p>0.00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winters_tale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.00172" calcext:value-type="float">
            <text:p>0.00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1henryvi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0177" calcext:value-type="float">
            <text:p>0.00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tempest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43" calcext:value-type="float">
            <text:p>0.00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cymbeline.txt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18" calcext:value-type="float">
            <text:p>0.0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othello.txt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163" calcext:value-type="float">
            <text:p>0.00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titus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152" calcext:value-type="float">
            <text:p>0.00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much_ado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13" calcext:value-type="float">
            <text:p>0.0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1henryiv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168" calcext:value-type="float">
            <text:p>0.00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merchant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macbeth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john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54" calcext:value-type="float">
            <text:p>0.0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2henryvi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174" calcext:value-type="float">
            <text:p>0.00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2henryiv.txt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00173" calcext:value-type="float">
            <text:p>0.00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henryv.txt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194" calcext:value-type="float">
            <text:p>0.00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merry_wives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54" calcext:value-type="float">
            <text:p>0.0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ilus_cressida.txt</text:p>
          </table:table-cell>
          <table:table-cell office:value-type="string" calcext:value-type="string">
            <text:p>midsummer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28" calcext:value-type="float">
            <text:p>0.00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3henryvi.txt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116" calcext:value-type="float">
            <text:p>0.00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twelfth_night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romeo_juliet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51" calcext:value-type="float">
            <text:p>0.00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lear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74" calcext:value-type="float">
            <text:p>0.00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hamlet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0.00203" calcext:value-type="float">
            <text:p>0.00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measure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146" calcext:value-type="float">
            <text:p>0.00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asyoulikeit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138" calcext:value-type="float">
            <text:p>0.00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84" calcext:value-type="float">
            <text:p>0.00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coriolanus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7" calcext:value-type="float">
            <text:p>0.0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henryviii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53" calcext:value-type="float">
            <text:p>0.00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two_gentlemen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16" calcext:value-type="float">
            <text:p>0.00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cleopatra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165" calcext:value-type="float">
            <text:p>0.00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pericles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135" calcext:value-type="float">
            <text:p>0.00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richardiii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171" calcext:value-type="float">
            <text:p>0.00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timon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138" calcext:value-type="float">
            <text:p>0.00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lll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58" calcext:value-type="float">
            <text:p>0.00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comedy_errors.txt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00104" calcext:value-type="float">
            <text:p>0.00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richardii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154" calcext:value-type="float">
            <text:p>0.0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julius_caesar.txt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127" calcext:value-type="float">
            <text:p>0.00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allswell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151" calcext:value-type="float">
            <text:p>0.00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winters_tale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63" calcext:value-type="float">
            <text:p>0.00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1henryvi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171" calcext:value-type="float">
            <text:p>0.00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tempest.txt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147" calcext:value-type="float">
            <text:p>0.00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cymbeline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179" calcext:value-type="float">
            <text:p>0.00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othello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42" calcext:value-type="float">
            <text:p>0.00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titus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41" calcext:value-type="float">
            <text:p>0.00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much_ado.txt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127" calcext:value-type="float">
            <text:p>0.00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1henryiv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166" calcext:value-type="float">
            <text:p>0.00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merchant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macbeth.txt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john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151" calcext:value-type="float">
            <text:p>0.00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2henryvi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18" calcext:value-type="float">
            <text:p>0.0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2henryiv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74" calcext:value-type="float">
            <text:p>0.00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henryv.txt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19" calcext:value-type="float">
            <text:p>0.0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merry_wives.txt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148" calcext:value-type="float">
            <text:p>0.00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ing_shrew.txt</text:p>
          </table:table-cell>
          <table:table-cell office:value-type="string" calcext:value-type="string">
            <text:p>midsummer.txt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3henryvi.txt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51" calcext:value-type="float">
            <text:p>0.00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twelfth_night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romeo_juliet.txt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156" calcext:value-type="float">
            <text:p>0.00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lear.txt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173" calcext:value-type="float">
            <text:p>0.00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hamlet.txt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00203" calcext:value-type="float">
            <text:p>0.00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measure.txt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55" calcext:value-type="float">
            <text:p>0.00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asyoulikeit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41" calcext:value-type="float">
            <text:p>0.00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281" calcext:value-type="float">
            <text:p>0.00281</text:p>
          </table:table-cell>
          <table:table-cell office:value-type="float" office:value="0.00183" calcext:value-type="float">
            <text:p>0.00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taming_shrew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145" calcext:value-type="float">
            <text:p>0.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henryviii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00126" calcext:value-type="float">
            <text:p>0.00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two_gentlemen.txt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0116" calcext:value-type="float">
            <text:p>0.00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cleopatra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166" calcext:value-type="float">
            <text:p>0.00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pericles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135" calcext:value-type="float">
            <text:p>0.00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richardiii.txt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176" calcext:value-type="float">
            <text:p>0.00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timon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143" calcext:value-type="float">
            <text:p>0.00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lll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162" calcext:value-type="float">
            <text:p>0.00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comedy_errors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107" calcext:value-type="float">
            <text:p>0.00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richardii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176" calcext:value-type="float">
            <text:p>0.00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julius_caesar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22" calcext:value-type="float">
            <text:p>0.00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allswell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59" calcext:value-type="float">
            <text:p>0.00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winters_tale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162" calcext:value-type="float">
            <text:p>0.00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1henryvi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174" calcext:value-type="float">
            <text:p>0.00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tempest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35" calcext:value-type="float">
            <text:p>0.00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cymbeline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175" calcext:value-type="float">
            <text:p>0.00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othello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62" calcext:value-type="float">
            <text:p>0.00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titus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41" calcext:value-type="float">
            <text:p>0.00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much_ado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28" calcext:value-type="float">
            <text:p>0.00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1henryiv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176" calcext:value-type="float">
            <text:p>0.00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merchant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macbeth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152" calcext:value-type="float">
            <text:p>0.00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john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153" calcext:value-type="float">
            <text:p>0.00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2henryvi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29" calcext:value-type="float">
            <text:p>0.00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2henryiv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0185" calcext:value-type="float">
            <text:p>0.00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henryv.txt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208" calcext:value-type="float">
            <text:p>0.00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merry_wives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149" calcext:value-type="float">
            <text:p>0.00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iolanus.txt</text:p>
          </table:table-cell>
          <table:table-cell office:value-type="string" calcext:value-type="string">
            <text:p>midsummer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31" calcext:value-type="float">
            <text:p>0.00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3henryvi.txt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47" calcext:value-type="float">
            <text:p>0.00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twelfth_night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136" calcext:value-type="float">
            <text:p>0.00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romeo_juliet.txt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00151" calcext:value-type="float">
            <text:p>0.00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lear.txt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18" calcext:value-type="float">
            <text:p>0.0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hamlet.txt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201" calcext:value-type="float">
            <text:p>0.00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measure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148" calcext:value-type="float">
            <text:p>0.00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asyoulikeit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38" calcext:value-type="float">
            <text:p>0.00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00183" calcext:value-type="float">
            <text:p>0.00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taming_shrew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coriolanus.txt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72" calcext:value-type="float">
            <text:p>0.00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two_gentlemen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116" calcext:value-type="float">
            <text:p>0.00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cleopatra.txt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161" calcext:value-type="float">
            <text:p>0.00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pericles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135" calcext:value-type="float">
            <text:p>0.00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richardiii.txt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172" calcext:value-type="float">
            <text:p>0.00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timon.txt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213" calcext:value-type="float">
            <text:p>0.00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lll.txt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0.00216" calcext:value-type="float">
            <text:p>0.00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comedy_errors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121" calcext:value-type="float">
            <text:p>0.00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richardii.txt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174" calcext:value-type="float">
            <text:p>0.00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julius_caesar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132" calcext:value-type="float">
            <text:p>0.00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allswell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164" calcext:value-type="float">
            <text:p>0.00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winters_tale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65" calcext:value-type="float">
            <text:p>0.00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1henryvi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67" calcext:value-type="float">
            <text:p>0.00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tempest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cymbeline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176" calcext:value-type="float">
            <text:p>0.00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othello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61" calcext:value-type="float">
            <text:p>0.00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titus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much_ado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0129" calcext:value-type="float">
            <text:p>0.00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1henryiv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165" calcext:value-type="float">
            <text:p>0.00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merchant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macbeth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141" calcext:value-type="float">
            <text:p>0.00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john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154" calcext:value-type="float">
            <text:p>0.0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2henryvi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0174" calcext:value-type="float">
            <text:p>0.00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2henryiv.txt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0.00179" calcext:value-type="float">
            <text:p>0.00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henryv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0194" calcext:value-type="float">
            <text:p>0.00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merry_wives.txt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85" calcext:value-type="float">
            <text:p>0.00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iii.txt</text:p>
          </table:table-cell>
          <table:table-cell office:value-type="string" calcext:value-type="string">
            <text:p>midsummer.txt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76" calcext:value-type="float">
            <text:p>0.00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3henryvi.txt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185" calcext:value-type="float">
            <text:p>0.00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twelfth_night.txt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162" calcext:value-type="float">
            <text:p>0.00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romeo_juliet.txt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73" calcext:value-type="float">
            <text:p>0.00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lear.txt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00189" calcext:value-type="float">
            <text:p>0.00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hamlet.txt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265" calcext:value-type="float">
            <text:p>0.00265</text:p>
          </table:table-cell>
          <table:table-cell office:value-type="float" office:value="0.00218" calcext:value-type="float">
            <text:p>0.00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measure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52" calcext:value-type="float">
            <text:p>0.00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asyoulikeit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81" calcext:value-type="float">
            <text:p>0.00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taming_shrew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132" calcext:value-type="float">
            <text:p>0.00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coriolanus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17" calcext:value-type="float">
            <text:p>0.0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henryviii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16" calcext:value-type="float">
            <text:p>0.0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cleopatra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18" calcext:value-type="float">
            <text:p>0.0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pericles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richardiii.txt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.00171" calcext:value-type="float">
            <text:p>0.00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timon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lll.txt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016" calcext:value-type="float">
            <text:p>0.0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comedy_errors.txt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151" calcext:value-type="float">
            <text:p>0.00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richardii.txt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201" calcext:value-type="float">
            <text:p>0.00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julius_caesar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49" calcext:value-type="float">
            <text:p>0.00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allswell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177" calcext:value-type="float">
            <text:p>0.00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winters_tale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182" calcext:value-type="float">
            <text:p>0.00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1henryvi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184" calcext:value-type="float">
            <text:p>0.00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tempest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43" calcext:value-type="float">
            <text:p>0.00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cymbeline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181" calcext:value-type="float">
            <text:p>0.00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othello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167" calcext:value-type="float">
            <text:p>0.00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titus.txt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5" calcext:value-type="float">
            <text:p>0.0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much_ado.txt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132" calcext:value-type="float">
            <text:p>0.00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1henryiv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67" calcext:value-type="float">
            <text:p>0.00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merchant.txt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macbeth.txt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john.txt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152" calcext:value-type="float">
            <text:p>0.00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2henryvi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171" calcext:value-type="float">
            <text:p>0.00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2henryiv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74" calcext:value-type="float">
            <text:p>0.00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henryv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198" calcext:value-type="float">
            <text:p>0.00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merry_wives.txt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109" calcext:value-type="float">
            <text:p>0.00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_gentlemen.txt</text:p>
          </table:table-cell>
          <table:table-cell office:value-type="string" calcext:value-type="string">
            <text:p>midsummer.txt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125" calcext:value-type="float">
            <text:p>0.00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3henryvi.txt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15" calcext:value-type="float">
            <text:p>0.0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twelfth_night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152" calcext:value-type="float">
            <text:p>0.00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romeo_juliet.txt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154" calcext:value-type="float">
            <text:p>0.0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lear.txt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175" calcext:value-type="float">
            <text:p>0.00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hamlet.txt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measure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46" calcext:value-type="float">
            <text:p>0.00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asyoulikeit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187" calcext:value-type="float">
            <text:p>0.00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taming_shrew.txt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coriolanus.txt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72" calcext:value-type="float">
            <text:p>0.00272</text:p>
          </table:table-cell>
          <table:table-cell office:value-type="float" office:value="0.00172" calcext:value-type="float">
            <text:p>0.00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henryviii.txt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0157" calcext:value-type="float">
            <text:p>0.00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two_gentlemen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15" calcext:value-type="float">
            <text:p>0.00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pericles.txt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138" calcext:value-type="float">
            <text:p>0.00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richardiii.txt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0171" calcext:value-type="float">
            <text:p>0.00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timon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113" calcext:value-type="float">
            <text:p>0.00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lll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62" calcext:value-type="float">
            <text:p>0.00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comedy_errors.txt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111" calcext:value-type="float">
            <text:p>0.00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richardii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52" calcext:value-type="float">
            <text:p>0.00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julius_caesar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12" calcext:value-type="float">
            <text:p>0.0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allswell.txt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157" calcext:value-type="float">
            <text:p>0.00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winters_tale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171" calcext:value-type="float">
            <text:p>0.00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1henryvi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167" calcext:value-type="float">
            <text:p>0.00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tempest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135" calcext:value-type="float">
            <text:p>0.00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cymbeline.txt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176" calcext:value-type="float">
            <text:p>0.00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othello.txt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165" calcext:value-type="float">
            <text:p>0.00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titus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much_ado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0126" calcext:value-type="float">
            <text:p>0.00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1henryiv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167" calcext:value-type="float">
            <text:p>0.00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merchant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macbeth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138" calcext:value-type="float">
            <text:p>0.00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john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149" calcext:value-type="float">
            <text:p>0.00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2henryvi.txt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71" calcext:value-type="float">
            <text:p>0.00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2henryiv.txt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0176" calcext:value-type="float">
            <text:p>0.00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henryv.txt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262" calcext:value-type="float">
            <text:p>0.00262</text:p>
          </table:table-cell>
          <table:table-cell office:value-type="float" office:value="0.00194" calcext:value-type="float">
            <text:p>0.00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merry_wives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141" calcext:value-type="float">
            <text:p>0.00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opatra.txt</text:p>
          </table:table-cell>
          <table:table-cell office:value-type="string" calcext:value-type="string">
            <text:p>midsummer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34" calcext:value-type="float">
            <text:p>0.00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3henryvi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149" calcext:value-type="float">
            <text:p>0.00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twelfth_night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136" calcext:value-type="float">
            <text:p>0.00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romeo_juliet.txt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0155" calcext:value-type="float">
            <text:p>0.00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lear.txt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175" calcext:value-type="float">
            <text:p>0.00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hamlet.txt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.00206" calcext:value-type="float">
            <text:p>0.00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measure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52" calcext:value-type="float">
            <text:p>0.00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asyoulikeit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98" calcext:value-type="float">
            <text:p>0.00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taming_shrew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134" calcext:value-type="float">
            <text:p>0.00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coriolanus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henryviii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158" calcext:value-type="float">
            <text:p>0.00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two_gentlemen.txt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0.00116" calcext:value-type="float">
            <text:p>0.00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cleopatra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62" calcext:value-type="float">
            <text:p>0.00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richardiii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171" calcext:value-type="float">
            <text:p>0.00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timon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lll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61" calcext:value-type="float">
            <text:p>0.00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comedy_errors.txt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04" calcext:value-type="float">
            <text:p>0.00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richardii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155" calcext:value-type="float">
            <text:p>0.00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julius_caesar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129" calcext:value-type="float">
            <text:p>0.00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allswell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154" calcext:value-type="float">
            <text:p>0.0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winters_tale.txt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162" calcext:value-type="float">
            <text:p>0.00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1henryvi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173" calcext:value-type="float">
            <text:p>0.00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tempest.txt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cymbeline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0183" calcext:value-type="float">
            <text:p>0.00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othello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133" calcext:value-type="float">
            <text:p>0.00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titus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much_ado.txt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29" calcext:value-type="float">
            <text:p>0.00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1henryiv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66" calcext:value-type="float">
            <text:p>0.00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merchant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macbeth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john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172" calcext:value-type="float">
            <text:p>0.00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2henryvi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017" calcext:value-type="float">
            <text:p>0.0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2henryiv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172" calcext:value-type="float">
            <text:p>0.00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henryv.txt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265" calcext:value-type="float">
            <text:p>0.00265</text:p>
          </table:table-cell>
          <table:table-cell office:value-type="float" office:value="0.00197" calcext:value-type="float">
            <text:p>0.00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merry_wives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141" calcext:value-type="float">
            <text:p>0.00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.txt</text:p>
          </table:table-cell>
          <table:table-cell office:value-type="string" calcext:value-type="string">
            <text:p>midsummer.txt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3henryvi.txt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8" calcext:value-type="float">
            <text:p>0.00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twelfth_night.txt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104" calcext:value-type="float">
            <text:p>0.00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romeo_juliet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155" calcext:value-type="float">
            <text:p>0.00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lear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18" calcext:value-type="float">
            <text:p>0.0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hamlet.txt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0.00215" calcext:value-type="float">
            <text:p>0.00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measure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47" calcext:value-type="float">
            <text:p>0.00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asyoulikeit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53" calcext:value-type="float">
            <text:p>0.00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189" calcext:value-type="float">
            <text:p>0.00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taming_shrew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coriolanus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178" calcext:value-type="float">
            <text:p>0.00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henryviii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0.00155" calcext:value-type="float">
            <text:p>0.00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two_gentlemen.txt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115" calcext:value-type="float">
            <text:p>0.00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cleopatra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66" calcext:value-type="float">
            <text:p>0.00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pericles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timon.txt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107" calcext:value-type="float">
            <text:p>0.00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lll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162" calcext:value-type="float">
            <text:p>0.00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comedy_errors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16" calcext:value-type="float">
            <text:p>0.00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richardii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153" calcext:value-type="float">
            <text:p>0.00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julius_caesar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29" calcext:value-type="float">
            <text:p>0.00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allswell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52" calcext:value-type="float">
            <text:p>0.00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winters_tale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211" calcext:value-type="float">
            <text:p>0.00211</text:p>
          </table:table-cell>
          <table:table-cell office:value-type="float" office:value="0.00167" calcext:value-type="float">
            <text:p>0.00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1henryvi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0164" calcext:value-type="float">
            <text:p>0.00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tempest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35" calcext:value-type="float">
            <text:p>0.00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cymbeline.txt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176" calcext:value-type="float">
            <text:p>0.00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othello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67" calcext:value-type="float">
            <text:p>0.00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titus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46" calcext:value-type="float">
            <text:p>0.00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much_ado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131" calcext:value-type="float">
            <text:p>0.00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1henryiv.txt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288" calcext:value-type="float">
            <text:p>0.00288</text:p>
          </table:table-cell>
          <table:table-cell office:value-type="float" office:value="0.00244" calcext:value-type="float">
            <text:p>0.00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merchant.txt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172" calcext:value-type="float">
            <text:p>0.00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macbeth.txt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168" calcext:value-type="float">
            <text:p>0.00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john.txt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173" calcext:value-type="float">
            <text:p>0.00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2henryvi.txt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186" calcext:value-type="float">
            <text:p>0.00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2henryiv.txt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0.00181" calcext:value-type="float">
            <text:p>0.00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henryv.txt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97" calcext:value-type="float">
            <text:p>0.00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merry_wives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143" calcext:value-type="float">
            <text:p>0.00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i.txt</text:p>
          </table:table-cell>
          <table:table-cell office:value-type="string" calcext:value-type="string">
            <text:p>midsummer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128" calcext:value-type="float">
            <text:p>0.00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3henryvi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153" calcext:value-type="float">
            <text:p>0.00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twelfth_night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36" calcext:value-type="float">
            <text:p>0.00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romeo_juliet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155" calcext:value-type="float">
            <text:p>0.00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lear.txt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0175" calcext:value-type="float">
            <text:p>0.00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hamlet.txt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0.00201" calcext:value-type="float">
            <text:p>0.00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measure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45" calcext:value-type="float">
            <text:p>0.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asyoulikeit.txt</text:p>
          </table:table-cell>
          <table:table-cell office:value-type="float" office:value="0.00447" calcext:value-type="float">
            <text:p>0.00447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0.0021" calcext:value-type="float">
            <text:p>0.0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0.00232" calcext:value-type="float">
            <text:p>0.00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taming_shrew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0168" calcext:value-type="float">
            <text:p>0.00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coriolanus.txt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henryviii.txt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77" calcext:value-type="float">
            <text:p>0.00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two_gentlemen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13" calcext:value-type="float">
            <text:p>0.0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cleopatra.txt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0172" calcext:value-type="float">
            <text:p>0.00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pericles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41" calcext:value-type="float">
            <text:p>0.00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richardiii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00172" calcext:value-type="float">
            <text:p>0.00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lll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68" calcext:value-type="float">
            <text:p>0.00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comedy_errors.txt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06" calcext:value-type="float">
            <text:p>0.00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richardii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161" calcext:value-type="float">
            <text:p>0.00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julius_caesar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12" calcext:value-type="float">
            <text:p>0.0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allswell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151" calcext:value-type="float">
            <text:p>0.00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winters_tale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6" calcext:value-type="float">
            <text:p>0.0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1henryvi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64" calcext:value-type="float">
            <text:p>0.00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tempest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133" calcext:value-type="float">
            <text:p>0.00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cymbeline.txt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175" calcext:value-type="float">
            <text:p>0.00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othello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63" calcext:value-type="float">
            <text:p>0.00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titus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47" calcext:value-type="float">
            <text:p>0.00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much_ado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429" calcext:value-type="float">
            <text:p>0.00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1henryiv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163" calcext:value-type="float">
            <text:p>0.00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merchant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macbeth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38" calcext:value-type="float">
            <text:p>0.00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john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152" calcext:value-type="float">
            <text:p>0.00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2henryvi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17" calcext:value-type="float">
            <text:p>0.0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2henryiv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73" calcext:value-type="float">
            <text:p>0.00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henryv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193" calcext:value-type="float">
            <text:p>0.00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merry_wives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138" calcext:value-type="float">
            <text:p>0.00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on.txt</text:p>
          </table:table-cell>
          <table:table-cell office:value-type="string" calcext:value-type="string">
            <text:p>midsummer.txt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125" calcext:value-type="float">
            <text:p>0.00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3henryvi.txt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51" calcext:value-type="float">
            <text:p>0.00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twelfth_night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138" calcext:value-type="float">
            <text:p>0.00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romeo_juliet.txt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53" calcext:value-type="float">
            <text:p>0.00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lear.txt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172" calcext:value-type="float">
            <text:p>0.00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hamlet.txt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201" calcext:value-type="float">
            <text:p>0.00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measure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asyoulikeit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86" calcext:value-type="float">
            <text:p>0.00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taming_shrew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454" calcext:value-type="float">
            <text:p>0.00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coriolanus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17" calcext:value-type="float">
            <text:p>0.0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henryviii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54" calcext:value-type="float">
            <text:p>0.0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two_gentlemen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19" calcext:value-type="float">
            <text:p>0.00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cleopatra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167" calcext:value-type="float">
            <text:p>0.00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pericles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35" calcext:value-type="float">
            <text:p>0.00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richardiii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17" calcext:value-type="float">
            <text:p>0.0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timon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comedy_errors.txt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00106" calcext:value-type="float">
            <text:p>0.00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richardii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55" calcext:value-type="float">
            <text:p>0.00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julius_caesar.txt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121" calcext:value-type="float">
            <text:p>0.00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allswell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15" calcext:value-type="float">
            <text:p>0.0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winters_tale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62" calcext:value-type="float">
            <text:p>0.00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1henryvi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66" calcext:value-type="float">
            <text:p>0.00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tempest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134" calcext:value-type="float">
            <text:p>0.00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cymbeline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182" calcext:value-type="float">
            <text:p>0.00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othello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61" calcext:value-type="float">
            <text:p>0.00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titus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much_ado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129" calcext:value-type="float">
            <text:p>0.00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1henryiv.txt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0.00222" calcext:value-type="float">
            <text:p>0.00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merchant.txt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.00195" calcext:value-type="float">
            <text:p>0.00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macbeth.txt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85" calcext:value-type="float">
            <text:p>0.00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john.txt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0.00188" calcext:value-type="float">
            <text:p>0.00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2henryvi.txt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02" calcext:value-type="float">
            <text:p>0.00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2henryiv.txt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0.00198" calcext:value-type="float">
            <text:p>0.00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henryv.txt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.00212" calcext:value-type="float">
            <text:p>0.00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merry_wives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149" calcext:value-type="float">
            <text:p>0.00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.txt</text:p>
          </table:table-cell>
          <table:table-cell office:value-type="string" calcext:value-type="string">
            <text:p>midsummer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133" calcext:value-type="float">
            <text:p>0.00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3henryvi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146" calcext:value-type="float">
            <text:p>0.00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twelfth_night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133" calcext:value-type="float">
            <text:p>0.00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romeo_juliet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49" calcext:value-type="float">
            <text:p>0.00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lear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174" calcext:value-type="float">
            <text:p>0.00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hamlet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202" calcext:value-type="float">
            <text:p>0.00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measure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0143" calcext:value-type="float">
            <text:p>0.00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asyoulikeit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579" calcext:value-type="float">
            <text:p>0.00579</text:p>
          </table:table-cell>
          <table:table-cell office:value-type="float" office:value="0.0013" calcext:value-type="float">
            <text:p>0.0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taming_shrew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132" calcext:value-type="float">
            <text:p>0.00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coriolanus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169" calcext:value-type="float">
            <text:p>0.00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henryviii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151" calcext:value-type="float">
            <text:p>0.00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two_gentlemen.txt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111" calcext:value-type="float">
            <text:p>0.00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cleopatra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0161" calcext:value-type="float">
            <text:p>0.00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pericles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32" calcext:value-type="float">
            <text:p>0.00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richardiii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171" calcext:value-type="float">
            <text:p>0.00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timon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36" calcext:value-type="float">
            <text:p>0.00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lll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56" calcext:value-type="float">
            <text:p>0.00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richardii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5" calcext:value-type="float">
            <text:p>0.0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julius_caesar.txt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22" calcext:value-type="float">
            <text:p>0.00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allswell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15" calcext:value-type="float">
            <text:p>0.0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winters_tale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6" calcext:value-type="float">
            <text:p>0.0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1henryvi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164" calcext:value-type="float">
            <text:p>0.00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tempest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31" calcext:value-type="float">
            <text:p>0.00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cymbeline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174" calcext:value-type="float">
            <text:p>0.00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othello.txt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116" calcext:value-type="float">
            <text:p>0.00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titus.txt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much_ado.txt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128" calcext:value-type="float">
            <text:p>0.00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1henryiv.txt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61" calcext:value-type="float">
            <text:p>0.00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merchant.txt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135" calcext:value-type="float">
            <text:p>0.00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macbeth.txt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138" calcext:value-type="float">
            <text:p>0.00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john.txt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015" calcext:value-type="float">
            <text:p>0.0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2henryvi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017" calcext:value-type="float">
            <text:p>0.0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2henryiv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0176" calcext:value-type="float">
            <text:p>0.00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henryv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201" calcext:value-type="float">
            <text:p>0.00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merry_wives.txt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38" calcext:value-type="float">
            <text:p>0.00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_errors.txt</text:p>
          </table:table-cell>
          <table:table-cell office:value-type="string" calcext:value-type="string">
            <text:p>midsummer.txt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124" calcext:value-type="float">
            <text:p>0.00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3henryvi.txt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49" calcext:value-type="float">
            <text:p>0.00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twelfth_night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142" calcext:value-type="float">
            <text:p>0.00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romeo_juliet.txt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155" calcext:value-type="float">
            <text:p>0.00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lear.txt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571" calcext:value-type="float">
            <text:p>0.00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hamlet.txt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0.00203" calcext:value-type="float">
            <text:p>0.00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measure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145" calcext:value-type="float">
            <text:p>0.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asyoulikeit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00142" calcext:value-type="float">
            <text:p>0.00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0185" calcext:value-type="float">
            <text:p>0.00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taming_shrew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36" calcext:value-type="float">
            <text:p>0.00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coriolanus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17" calcext:value-type="float">
            <text:p>0.0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henryviii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54" calcext:value-type="float">
            <text:p>0.0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two_gentlemen.txt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0.00113" calcext:value-type="float">
            <text:p>0.00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cleopatra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165" calcext:value-type="float">
            <text:p>0.00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pericles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richardiii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173" calcext:value-type="float">
            <text:p>0.00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timon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lll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159" calcext:value-type="float">
            <text:p>0.00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comedy_errors.txt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105" calcext:value-type="float">
            <text:p>0.00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julius_caesar.txt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123" calcext:value-type="float">
            <text:p>0.00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allswell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5" calcext:value-type="float">
            <text:p>0.0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winters_tale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62" calcext:value-type="float">
            <text:p>0.00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1henryvi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167" calcext:value-type="float">
            <text:p>0.00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tempest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33" calcext:value-type="float">
            <text:p>0.00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cymbeline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29" calcext:value-type="float">
            <text:p>0.00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othello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164" calcext:value-type="float">
            <text:p>0.00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titus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143" calcext:value-type="float">
            <text:p>0.00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much_ado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129" calcext:value-type="float">
            <text:p>0.00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1henryiv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166" calcext:value-type="float">
            <text:p>0.00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merchant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macbeth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john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53" calcext:value-type="float">
            <text:p>0.00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2henryvi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171" calcext:value-type="float">
            <text:p>0.00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2henryiv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171" calcext:value-type="float">
            <text:p>0.00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henryv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.00198" calcext:value-type="float">
            <text:p>0.00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merry_wives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ii.txt</text:p>
          </table:table-cell>
          <table:table-cell office:value-type="string" calcext:value-type="string">
            <text:p>midsummer.txt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0127" calcext:value-type="float">
            <text:p>0.00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3henryvi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149" calcext:value-type="float">
            <text:p>0.00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twelfth_night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133" calcext:value-type="float">
            <text:p>0.00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romeo_juliet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15" calcext:value-type="float">
            <text:p>0.0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lear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211" calcext:value-type="float">
            <text:p>0.00211</text:p>
          </table:table-cell>
          <table:table-cell office:value-type="float" office:value="0.00173" calcext:value-type="float">
            <text:p>0.00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hamlet.txt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measure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145" calcext:value-type="float">
            <text:p>0.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asyoulikeit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183" calcext:value-type="float">
            <text:p>0.00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taming_shrew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134" calcext:value-type="float">
            <text:p>0.00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coriolanus.txt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138" calcext:value-type="float">
            <text:p>0.00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henryviii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57" calcext:value-type="float">
            <text:p>0.00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two_gentlemen.txt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114" calcext:value-type="float">
            <text:p>0.00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cleopatra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62" calcext:value-type="float">
            <text:p>0.00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pericles.txt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34" calcext:value-type="float">
            <text:p>0.00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richardiii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71" calcext:value-type="float">
            <text:p>0.00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timon.txt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38" calcext:value-type="float">
            <text:p>0.00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lll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6" calcext:value-type="float">
            <text:p>0.0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comedy_errors.txt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105" calcext:value-type="float">
            <text:p>0.00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richardii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156" calcext:value-type="float">
            <text:p>0.00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allswell.txt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151" calcext:value-type="float">
            <text:p>0.00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winters_tale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165" calcext:value-type="float">
            <text:p>0.00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1henryvi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164" calcext:value-type="float">
            <text:p>0.00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tempest.txt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35" calcext:value-type="float">
            <text:p>0.00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cymbeline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173" calcext:value-type="float">
            <text:p>0.00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othello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61" calcext:value-type="float">
            <text:p>0.00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titus.txt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143" calcext:value-type="float">
            <text:p>0.00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much_ado.txt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127" calcext:value-type="float">
            <text:p>0.00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1henryiv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166" calcext:value-type="float">
            <text:p>0.00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merchant.txt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macbeth.txt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john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49" calcext:value-type="float">
            <text:p>0.00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2henryvi.txt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0.00259" calcext:value-type="float">
            <text:p>0.00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2henryiv.txt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0.00247" calcext:value-type="float">
            <text:p>0.00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henryv.txt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314" calcext:value-type="float">
            <text:p>0.00314</text:p>
          </table:table-cell>
          <table:table-cell office:value-type="float" office:value="0.00251" calcext:value-type="float">
            <text:p>0.00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merry_wives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177" calcext:value-type="float">
            <text:p>0.00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_caesar.txt</text:p>
          </table:table-cell>
          <table:table-cell office:value-type="string" calcext:value-type="string">
            <text:p>midsummer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148" calcext:value-type="float">
            <text:p>0.00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3henryvi.txt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64" calcext:value-type="float">
            <text:p>0.00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twelfth_night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146" calcext:value-type="float">
            <text:p>0.00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romeo_juliet.txt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0157" calcext:value-type="float">
            <text:p>0.00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lear.txt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0.00174" calcext:value-type="float">
            <text:p>0.00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hamlet.txt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312" calcext:value-type="float">
            <text:p>0.00312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measure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51" calcext:value-type="float">
            <text:p>0.00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asyoulikeit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138" calcext:value-type="float">
            <text:p>0.00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181" calcext:value-type="float">
            <text:p>0.00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taming_shrew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36" calcext:value-type="float">
            <text:p>0.00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coriolanus.txt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167" calcext:value-type="float">
            <text:p>0.00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henryviii.txt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155" calcext:value-type="float">
            <text:p>0.00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two_gentlemen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115" calcext:value-type="float">
            <text:p>0.00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cleopatra.txt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64" calcext:value-type="float">
            <text:p>0.00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pericles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34" calcext:value-type="float">
            <text:p>0.00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richardiii.txt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629" calcext:value-type="float">
            <text:p>0.00629</text:p>
          </table:table-cell>
          <table:table-cell office:value-type="float" office:value="0.00124" calcext:value-type="float">
            <text:p>0.00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timon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lll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165" calcext:value-type="float">
            <text:p>0.00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comedy_errors.txt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06" calcext:value-type="float">
            <text:p>0.00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richardii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154" calcext:value-type="float">
            <text:p>0.0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julius_caesar.txt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27" calcext:value-type="float">
            <text:p>0.00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winters_tale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16" calcext:value-type="float">
            <text:p>0.0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1henryvi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65" calcext:value-type="float">
            <text:p>0.00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tempest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131" calcext:value-type="float">
            <text:p>0.00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cymbeline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173" calcext:value-type="float">
            <text:p>0.00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othello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63" calcext:value-type="float">
            <text:p>0.00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titus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141" calcext:value-type="float">
            <text:p>0.00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much_ado.txt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29" calcext:value-type="float">
            <text:p>0.00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1henryiv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165" calcext:value-type="float">
            <text:p>0.00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merchant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macbeth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john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51" calcext:value-type="float">
            <text:p>0.00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2henryvi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173" calcext:value-type="float">
            <text:p>0.00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2henryiv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173" calcext:value-type="float">
            <text:p>0.00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henryv.txt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0193" calcext:value-type="float">
            <text:p>0.00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merry_wives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105" calcext:value-type="float">
            <text:p>0.00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well.txt</text:p>
          </table:table-cell>
          <table:table-cell office:value-type="string" calcext:value-type="string">
            <text:p>midsummer.txt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126" calcext:value-type="float">
            <text:p>0.00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3henryvi.txt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51" calcext:value-type="float">
            <text:p>0.00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twelfth_night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136" calcext:value-type="float">
            <text:p>0.00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romeo_juliet.txt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54" calcext:value-type="float">
            <text:p>0.0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lear.txt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0.00178" calcext:value-type="float">
            <text:p>0.00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hamlet.txt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262" calcext:value-type="float">
            <text:p>0.00262</text:p>
          </table:table-cell>
          <table:table-cell office:value-type="float" office:value="0.00201" calcext:value-type="float">
            <text:p>0.00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measure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0.00146" calcext:value-type="float">
            <text:p>0.00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asyoulikeit.txt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0.00184" calcext:value-type="float">
            <text:p>0.00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taming_shrew.txt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coriolanus.txt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172" calcext:value-type="float">
            <text:p>0.00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henryviii.txt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154" calcext:value-type="float">
            <text:p>0.0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two_gentlemen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17" calcext:value-type="float">
            <text:p>0.00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cleopatra.txt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67" calcext:value-type="float">
            <text:p>0.00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pericles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134" calcext:value-type="float">
            <text:p>0.00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richardiii.txt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172" calcext:value-type="float">
            <text:p>0.00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timon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lll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135" calcext:value-type="float">
            <text:p>0.00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comedy_errors.txt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06" calcext:value-type="float">
            <text:p>0.00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richardii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55" calcext:value-type="float">
            <text:p>0.00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julius_caesar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124" calcext:value-type="float">
            <text:p>0.00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allswell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54" calcext:value-type="float">
            <text:p>0.0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1henryvi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69" calcext:value-type="float">
            <text:p>0.00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tempest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133" calcext:value-type="float">
            <text:p>0.00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cymbeline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173" calcext:value-type="float">
            <text:p>0.00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othello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65" calcext:value-type="float">
            <text:p>0.00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titus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much_ado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31" calcext:value-type="float">
            <text:p>0.00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1henryiv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166" calcext:value-type="float">
            <text:p>0.00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merchant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138" calcext:value-type="float">
            <text:p>0.00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macbeth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john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155" calcext:value-type="float">
            <text:p>0.00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2henryvi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172" calcext:value-type="float">
            <text:p>0.00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2henryiv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75" calcext:value-type="float">
            <text:p>0.00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henryv.txt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95" calcext:value-type="float">
            <text:p>0.00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merry_wives.txt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165" calcext:value-type="float">
            <text:p>0.00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_tale.txt</text:p>
          </table:table-cell>
          <table:table-cell office:value-type="string" calcext:value-type="string">
            <text:p>midsummer.txt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166" calcext:value-type="float">
            <text:p>0.00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3henryvi.txt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175" calcext:value-type="float">
            <text:p>0.00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twelfth_night.txt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0154" calcext:value-type="float">
            <text:p>0.0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romeo_juliet.txt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00168" calcext:value-type="float">
            <text:p>0.00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lear.txt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0.00187" calcext:value-type="float">
            <text:p>0.00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hamlet.txt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262" calcext:value-type="float">
            <text:p>0.00262</text:p>
          </table:table-cell>
          <table:table-cell office:value-type="float" office:value="0.00206" calcext:value-type="float">
            <text:p>0.00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measure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147" calcext:value-type="float">
            <text:p>0.00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asyoulikeit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0.00183" calcext:value-type="float">
            <text:p>0.00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taming_shrew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0138" calcext:value-type="float">
            <text:p>0.00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coriolanus.txt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71" calcext:value-type="float">
            <text:p>0.00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henryviii.txt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157" calcext:value-type="float">
            <text:p>0.00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two_gentlemen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123" calcext:value-type="float">
            <text:p>0.00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cleopatra.txt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164" calcext:value-type="float">
            <text:p>0.00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pericles.txt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richardiii.txt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158" calcext:value-type="float">
            <text:p>0.00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timon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54" calcext:value-type="float">
            <text:p>0.0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lll.txt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172" calcext:value-type="float">
            <text:p>0.00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comedy_errors.txt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08" calcext:value-type="float">
            <text:p>0.00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richardii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157" calcext:value-type="float">
            <text:p>0.00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julius_caesar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26" calcext:value-type="float">
            <text:p>0.00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allswell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51" calcext:value-type="float">
            <text:p>0.00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winters_tale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162" calcext:value-type="float">
            <text:p>0.00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tempest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133" calcext:value-type="float">
            <text:p>0.00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cymbeline.txt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176" calcext:value-type="float">
            <text:p>0.00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othello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163" calcext:value-type="float">
            <text:p>0.00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titus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much_ado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31" calcext:value-type="float">
            <text:p>0.00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1henryiv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66" calcext:value-type="float">
            <text:p>0.00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merchant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macbeth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john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149" calcext:value-type="float">
            <text:p>0.00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2henryvi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0166" calcext:value-type="float">
            <text:p>0.00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2henryiv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176" calcext:value-type="float">
            <text:p>0.00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henryv.txt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0192" calcext:value-type="float">
            <text:p>0.00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merry_wives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141" calcext:value-type="float">
            <text:p>0.00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vi.txt</text:p>
          </table:table-cell>
          <table:table-cell office:value-type="string" calcext:value-type="string">
            <text:p>midsummer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129" calcext:value-type="float">
            <text:p>0.00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3henryvi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48" calcext:value-type="float">
            <text:p>0.00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twelfth_night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135" calcext:value-type="float">
            <text:p>0.00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romeo_juliet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54" calcext:value-type="float">
            <text:p>0.0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lear.txt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172" calcext:value-type="float">
            <text:p>0.00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hamlet.txt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measure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45" calcext:value-type="float">
            <text:p>0.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asyoulikeit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41" calcext:value-type="float">
            <text:p>0.00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183" calcext:value-type="float">
            <text:p>0.00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taming_shrew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134" calcext:value-type="float">
            <text:p>0.00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coriolanus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henryviii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157" calcext:value-type="float">
            <text:p>0.00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two_gentlemen.txt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116" calcext:value-type="float">
            <text:p>0.00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cleopatra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66" calcext:value-type="float">
            <text:p>0.00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pericles.txt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132" calcext:value-type="float">
            <text:p>0.00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richardiii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169" calcext:value-type="float">
            <text:p>0.00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timon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lll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157" calcext:value-type="float">
            <text:p>0.00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comedy_errors.txt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06" calcext:value-type="float">
            <text:p>0.00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richardii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153" calcext:value-type="float">
            <text:p>0.00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julius_caesar.txt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123" calcext:value-type="float">
            <text:p>0.00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allswell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15" calcext:value-type="float">
            <text:p>0.0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winters_tale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61" calcext:value-type="float">
            <text:p>0.00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1henryvi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0165" calcext:value-type="float">
            <text:p>0.00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cymbeline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0174" calcext:value-type="float">
            <text:p>0.00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othello.txt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0188" calcext:value-type="float">
            <text:p>0.00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titus.txt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179" calcext:value-type="float">
            <text:p>0.00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much_ado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162" calcext:value-type="float">
            <text:p>0.00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1henryiv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00195" calcext:value-type="float">
            <text:p>0.00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merchant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57" calcext:value-type="float">
            <text:p>0.00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macbeth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53" calcext:value-type="float">
            <text:p>0.00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john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63" calcext:value-type="float">
            <text:p>0.00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2henryvi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177" calcext:value-type="float">
            <text:p>0.00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2henryiv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193" calcext:value-type="float">
            <text:p>0.00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henryv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192" calcext:value-type="float">
            <text:p>0.00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merry_wives.txt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143" calcext:value-type="float">
            <text:p>0.00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.txt</text:p>
          </table:table-cell>
          <table:table-cell office:value-type="string" calcext:value-type="string">
            <text:p>midsummer.txt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128" calcext:value-type="float">
            <text:p>0.00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3henryvi.txt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0147" calcext:value-type="float">
            <text:p>0.00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twelfth_night.txt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563" calcext:value-type="float">
            <text:p>0.00563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romeo_juliet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154" calcext:value-type="float">
            <text:p>0.0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lear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173" calcext:value-type="float">
            <text:p>0.00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hamlet.txt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0.00199" calcext:value-type="float">
            <text:p>0.00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measure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143" calcext:value-type="float">
            <text:p>0.00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asyoulikeit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18" calcext:value-type="float">
            <text:p>0.0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taming_shrew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00141" calcext:value-type="float">
            <text:p>0.00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coriolanus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169" calcext:value-type="float">
            <text:p>0.00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henryviii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55" calcext:value-type="float">
            <text:p>0.00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two_gentlemen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15" calcext:value-type="float">
            <text:p>0.00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cleopatra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63" calcext:value-type="float">
            <text:p>0.00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pericles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134" calcext:value-type="float">
            <text:p>0.00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richardiii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17" calcext:value-type="float">
            <text:p>0.0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timon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lll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59" calcext:value-type="float">
            <text:p>0.00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comedy_errors.txt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0011" calcext:value-type="float">
            <text:p>0.0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richardii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117" calcext:value-type="float">
            <text:p>0.00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julius_caesar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12" calcext:value-type="float">
            <text:p>0.0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allswell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149" calcext:value-type="float">
            <text:p>0.00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winters_tale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159" calcext:value-type="float">
            <text:p>0.00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1henryvi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167" calcext:value-type="float">
            <text:p>0.00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tempest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134" calcext:value-type="float">
            <text:p>0.00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othello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6" calcext:value-type="float">
            <text:p>0.0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titus.txt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00146" calcext:value-type="float">
            <text:p>0.00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much_ado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29" calcext:value-type="float">
            <text:p>0.00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1henryiv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63" calcext:value-type="float">
            <text:p>0.00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merchant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macbeth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john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152" calcext:value-type="float">
            <text:p>0.00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2henryvi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73" calcext:value-type="float">
            <text:p>0.00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2henryiv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00188" calcext:value-type="float">
            <text:p>0.00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henryv.txt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191" calcext:value-type="float">
            <text:p>0.00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merry_wives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141" calcext:value-type="float">
            <text:p>0.00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beline.txt</text:p>
          </table:table-cell>
          <table:table-cell office:value-type="string" calcext:value-type="string">
            <text:p>midsummer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28" calcext:value-type="float">
            <text:p>0.00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3henryvi.txt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5" calcext:value-type="float">
            <text:p>0.0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twelfth_night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00136" calcext:value-type="float">
            <text:p>0.00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romeo_juliet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113" calcext:value-type="float">
            <text:p>0.00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lear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0174" calcext:value-type="float">
            <text:p>0.00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hamlet.txt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0.00199" calcext:value-type="float">
            <text:p>0.00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measure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145" calcext:value-type="float">
            <text:p>0.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asyoulikeit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185" calcext:value-type="float">
            <text:p>0.00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taming_shrew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coriolanus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174" calcext:value-type="float">
            <text:p>0.00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henryviii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56" calcext:value-type="float">
            <text:p>0.00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two_gentlemen.txt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15" calcext:value-type="float">
            <text:p>0.00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cleopatra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164" calcext:value-type="float">
            <text:p>0.00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pericles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136" calcext:value-type="float">
            <text:p>0.00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richardiii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177" calcext:value-type="float">
            <text:p>0.00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timon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lll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6" calcext:value-type="float">
            <text:p>0.0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comedy_errors.txt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00106" calcext:value-type="float">
            <text:p>0.00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richardii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159" calcext:value-type="float">
            <text:p>0.00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julius_caesar.txt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121" calcext:value-type="float">
            <text:p>0.00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allswell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154" calcext:value-type="float">
            <text:p>0.0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winters_tale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168" calcext:value-type="float">
            <text:p>0.00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1henryvi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167" calcext:value-type="float">
            <text:p>0.00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tempest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133" calcext:value-type="float">
            <text:p>0.00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cymbeline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593" calcext:value-type="float">
            <text:p>0.00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titus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146" calcext:value-type="float">
            <text:p>0.00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much_ado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129" calcext:value-type="float">
            <text:p>0.00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1henryiv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65" calcext:value-type="float">
            <text:p>0.00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merchant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138" calcext:value-type="float">
            <text:p>0.00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macbeth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john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52" calcext:value-type="float">
            <text:p>0.00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2henryvi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176" calcext:value-type="float">
            <text:p>0.00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2henryiv.txt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74" calcext:value-type="float">
            <text:p>0.00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henryv.txt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0195" calcext:value-type="float">
            <text:p>0.00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merry_wives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45" calcext:value-type="float">
            <text:p>0.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llo.txt</text:p>
          </table:table-cell>
          <table:table-cell office:value-type="string" calcext:value-type="string">
            <text:p>midsummer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127" calcext:value-type="float">
            <text:p>0.00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3henryvi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48" calcext:value-type="float">
            <text:p>0.00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twelfth_night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134" calcext:value-type="float">
            <text:p>0.00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romeo_juliet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51" calcext:value-type="float">
            <text:p>0.00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lear.txt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75" calcext:value-type="float">
            <text:p>0.00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hamlet.txt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0.00202" calcext:value-type="float">
            <text:p>0.00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measure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54" calcext:value-type="float">
            <text:p>0.0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asyoulikeit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142" calcext:value-type="float">
            <text:p>0.00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181" calcext:value-type="float">
            <text:p>0.00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taming_shrew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0135" calcext:value-type="float">
            <text:p>0.00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coriolanus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133" calcext:value-type="float">
            <text:p>0.00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henryviii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6" calcext:value-type="float">
            <text:p>0.0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two_gentlemen.txt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14" calcext:value-type="float">
            <text:p>0.00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cleopatra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64" calcext:value-type="float">
            <text:p>0.00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pericles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134" calcext:value-type="float">
            <text:p>0.00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richardiii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173" calcext:value-type="float">
            <text:p>0.00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timon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lll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161" calcext:value-type="float">
            <text:p>0.00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comedy_errors.txt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00105" calcext:value-type="float">
            <text:p>0.00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richardii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52" calcext:value-type="float">
            <text:p>0.00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julius_caesar.txt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22" calcext:value-type="float">
            <text:p>0.00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allswell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0151" calcext:value-type="float">
            <text:p>0.00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winters_tale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62" calcext:value-type="float">
            <text:p>0.00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1henryvi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63" calcext:value-type="float">
            <text:p>0.00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tempest.txt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134" calcext:value-type="float">
            <text:p>0.00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cymbeline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176" calcext:value-type="float">
            <text:p>0.00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othello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6" calcext:value-type="float">
            <text:p>0.0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much_ado.txt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131" calcext:value-type="float">
            <text:p>0.00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1henryiv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166" calcext:value-type="float">
            <text:p>0.00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merchant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36" calcext:value-type="float">
            <text:p>0.00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macbeth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john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52" calcext:value-type="float">
            <text:p>0.00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2henryvi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177" calcext:value-type="float">
            <text:p>0.00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2henryiv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00176" calcext:value-type="float">
            <text:p>0.00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henryv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193" calcext:value-type="float">
            <text:p>0.00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merry_wives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141" calcext:value-type="float">
            <text:p>0.00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s.txt</text:p>
          </table:table-cell>
          <table:table-cell office:value-type="string" calcext:value-type="string">
            <text:p>midsummer.txt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125" calcext:value-type="float">
            <text:p>0.00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3henryvi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5" calcext:value-type="float">
            <text:p>0.0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twelfth_night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34" calcext:value-type="float">
            <text:p>0.00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romeo_juliet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51" calcext:value-type="float">
            <text:p>0.00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lear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172" calcext:value-type="float">
            <text:p>0.00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hamlet.txt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.00199" calcext:value-type="float">
            <text:p>0.00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measure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asyoulikeit.txt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18" calcext:value-type="float">
            <text:p>0.0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taming_shrew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134" calcext:value-type="float">
            <text:p>0.00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coriolanus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168" calcext:value-type="float">
            <text:p>0.00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henryviii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53" calcext:value-type="float">
            <text:p>0.00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two_gentlemen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116" calcext:value-type="float">
            <text:p>0.00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cleopatra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161" calcext:value-type="float">
            <text:p>0.00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pericles.txt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0101" calcext:value-type="float">
            <text:p>0.00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richardiii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18" calcext:value-type="float">
            <text:p>0.0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timon.txt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136" calcext:value-type="float">
            <text:p>0.00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lll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57" calcext:value-type="float">
            <text:p>0.00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comedy_errors.txt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00102" calcext:value-type="float">
            <text:p>0.00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richardii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151" calcext:value-type="float">
            <text:p>0.00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julius_caesar.txt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119" calcext:value-type="float">
            <text:p>0.00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allswell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49" calcext:value-type="float">
            <text:p>0.00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winters_tale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61" calcext:value-type="float">
            <text:p>0.00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1henryvi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64" calcext:value-type="float">
            <text:p>0.00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tempest.txt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cymbeline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75" calcext:value-type="float">
            <text:p>0.00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othello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158" calcext:value-type="float">
            <text:p>0.00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titus.txt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142" calcext:value-type="float">
            <text:p>0.00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1henryiv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65" calcext:value-type="float">
            <text:p>0.00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merchant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135" calcext:value-type="float">
            <text:p>0.00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macbeth.txt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42" calcext:value-type="float">
            <text:p>0.00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john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151" calcext:value-type="float">
            <text:p>0.00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2henryvi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168" calcext:value-type="float">
            <text:p>0.00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2henryiv.txt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813" calcext:value-type="float">
            <text:p>0.00813</text:p>
          </table:table-cell>
          <table:table-cell office:value-type="float" office:value="0.00227" calcext:value-type="float">
            <text:p>0.00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henryv.txt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236" calcext:value-type="float">
            <text:p>0.00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merry_wives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161" calcext:value-type="float">
            <text:p>0.00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_ado.txt</text:p>
          </table:table-cell>
          <table:table-cell office:value-type="string" calcext:value-type="string">
            <text:p>midsummer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3henryvi.txt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58" calcext:value-type="float">
            <text:p>0.00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twelfth_night.txt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141" calcext:value-type="float">
            <text:p>0.00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romeo_juliet.txt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154" calcext:value-type="float">
            <text:p>0.0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lear.txt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173" calcext:value-type="float">
            <text:p>0.00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hamlet.txt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0.00204" calcext:value-type="float">
            <text:p>0.00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measure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45" calcext:value-type="float">
            <text:p>0.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asyoulikeit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38" calcext:value-type="float">
            <text:p>0.00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0.00188" calcext:value-type="float">
            <text:p>0.00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taming_shrew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coriolanus.txt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71" calcext:value-type="float">
            <text:p>0.00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henryviii.txt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154" calcext:value-type="float">
            <text:p>0.0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two_gentlemen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2" calcext:value-type="float">
            <text:p>0.0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cleopatra.txt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163" calcext:value-type="float">
            <text:p>0.00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pericles.txt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102" calcext:value-type="float">
            <text:p>0.00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richardiii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172" calcext:value-type="float">
            <text:p>0.00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timon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lll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159" calcext:value-type="float">
            <text:p>0.00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comedy_errors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112" calcext:value-type="float">
            <text:p>0.00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richardii.txt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.00167" calcext:value-type="float">
            <text:p>0.00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julius_caesar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25" calcext:value-type="float">
            <text:p>0.00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allswell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016" calcext:value-type="float">
            <text:p>0.0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winters_tale.txt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178" calcext:value-type="float">
            <text:p>0.00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1henryvi.txt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177" calcext:value-type="float">
            <text:p>0.00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tempest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35" calcext:value-type="float">
            <text:p>0.00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cymbeline.txt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73" calcext:value-type="float">
            <text:p>0.00273</text:p>
          </table:table-cell>
          <table:table-cell office:value-type="float" office:value="0.00202" calcext:value-type="float">
            <text:p>0.00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othello.txt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175" calcext:value-type="float">
            <text:p>0.00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titus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149" calcext:value-type="float">
            <text:p>0.00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much_ado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141" calcext:value-type="float">
            <text:p>0.00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merchant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43" calcext:value-type="float">
            <text:p>0.00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macbeth.txt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146" calcext:value-type="float">
            <text:p>0.00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john.txt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58" calcext:value-type="float">
            <text:p>0.00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2henryvi.txt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172" calcext:value-type="float">
            <text:p>0.00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2henryiv.txt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0.00184" calcext:value-type="float">
            <text:p>0.00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henryv.txt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194" calcext:value-type="float">
            <text:p>0.00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merry_wives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142" calcext:value-type="float">
            <text:p>0.00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enryiv.txt</text:p>
          </table:table-cell>
          <table:table-cell office:value-type="string" calcext:value-type="string">
            <text:p>midsummer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127" calcext:value-type="float">
            <text:p>0.00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3henryvi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149" calcext:value-type="float">
            <text:p>0.00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twelfth_night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135" calcext:value-type="float">
            <text:p>0.00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romeo_juliet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54" calcext:value-type="float">
            <text:p>0.0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lear.txt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75" calcext:value-type="float">
            <text:p>0.00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hamlet.txt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203" calcext:value-type="float">
            <text:p>0.00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measure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146" calcext:value-type="float">
            <text:p>0.00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asyoulikeit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0182" calcext:value-type="float">
            <text:p>0.00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taming_shrew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135" calcext:value-type="float">
            <text:p>0.00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coriolanus.txt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54" calcext:value-type="float">
            <text:p>0.0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henryviii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0178" calcext:value-type="float">
            <text:p>0.00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two_gentlemen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cleopatra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019" calcext:value-type="float">
            <text:p>0.0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pericles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43" calcext:value-type="float">
            <text:p>0.00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richardiii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173" calcext:value-type="float">
            <text:p>0.00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timon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0141" calcext:value-type="float">
            <text:p>0.00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lll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173" calcext:value-type="float">
            <text:p>0.00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comedy_errors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11" calcext:value-type="float">
            <text:p>0.00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richardii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52" calcext:value-type="float">
            <text:p>0.00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julius_caesar.txt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24" calcext:value-type="float">
            <text:p>0.00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allswell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154" calcext:value-type="float">
            <text:p>0.0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winters_tale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62" calcext:value-type="float">
            <text:p>0.00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1henryvi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167" calcext:value-type="float">
            <text:p>0.00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tempest.txt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cymbeline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192" calcext:value-type="float">
            <text:p>0.00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othello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48" calcext:value-type="float">
            <text:p>0.0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titus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146" calcext:value-type="float">
            <text:p>0.00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much_ado.txt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127" calcext:value-type="float">
            <text:p>0.00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1henryiv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0164" calcext:value-type="float">
            <text:p>0.00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macbeth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john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152" calcext:value-type="float">
            <text:p>0.00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2henryvi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169" calcext:value-type="float">
            <text:p>0.00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2henryiv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176" calcext:value-type="float">
            <text:p>0.00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henryv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92" calcext:value-type="float">
            <text:p>0.00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merry_wives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41" calcext:value-type="float">
            <text:p>0.00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.txt</text:p>
          </table:table-cell>
          <table:table-cell office:value-type="string" calcext:value-type="string">
            <text:p>midsummer.txt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132" calcext:value-type="float">
            <text:p>0.00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3henryvi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152" calcext:value-type="float">
            <text:p>0.00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twelfth_night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romeo_juliet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155" calcext:value-type="float">
            <text:p>0.00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lear.txt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73" calcext:value-type="float">
            <text:p>0.00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hamlet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0183" calcext:value-type="float">
            <text:p>0.00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measure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154" calcext:value-type="float">
            <text:p>0.0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asyoulikeit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152" calcext:value-type="float">
            <text:p>0.00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58" calcext:value-type="float">
            <text:p>0.00258</text:p>
          </table:table-cell>
          <table:table-cell office:value-type="float" office:value="0.00183" calcext:value-type="float">
            <text:p>0.00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taming_shrew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coriolanus.txt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182" calcext:value-type="float">
            <text:p>0.00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henryviii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51" calcext:value-type="float">
            <text:p>0.00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two_gentlemen.txt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0112" calcext:value-type="float">
            <text:p>0.00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cleopatra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161" calcext:value-type="float">
            <text:p>0.00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pericles.txt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134" calcext:value-type="float">
            <text:p>0.00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richardiii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172" calcext:value-type="float">
            <text:p>0.00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timon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lll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158" calcext:value-type="float">
            <text:p>0.00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comedy_errors.txt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05" calcext:value-type="float">
            <text:p>0.00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richardii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5" calcext:value-type="float">
            <text:p>0.0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julius_caesar.txt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124" calcext:value-type="float">
            <text:p>0.00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allswell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151" calcext:value-type="float">
            <text:p>0.00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winters_tale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59" calcext:value-type="float">
            <text:p>0.00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1henryvi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151" calcext:value-type="float">
            <text:p>0.00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tempest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cymbeline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173" calcext:value-type="float">
            <text:p>0.00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othello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6" calcext:value-type="float">
            <text:p>0.0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titus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much_ado.txt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29" calcext:value-type="float">
            <text:p>0.00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1henryiv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7" calcext:value-type="float">
            <text:p>0.0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merchant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138" calcext:value-type="float">
            <text:p>0.00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john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15" calcext:value-type="float">
            <text:p>0.0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2henryvi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188" calcext:value-type="float">
            <text:p>0.00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2henryiv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172" calcext:value-type="float">
            <text:p>0.00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henryv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0196" calcext:value-type="float">
            <text:p>0.00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merry_wives.txt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142" calcext:value-type="float">
            <text:p>0.00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eth.txt</text:p>
          </table:table-cell>
          <table:table-cell office:value-type="string" calcext:value-type="string">
            <text:p>midsummer.txt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128" calcext:value-type="float">
            <text:p>0.00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3henryvi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5" calcext:value-type="float">
            <text:p>0.0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twelfth_night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36" calcext:value-type="float">
            <text:p>0.00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romeo_juliet.txt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00182" calcext:value-type="float">
            <text:p>0.00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lear.txt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0.00232" calcext:value-type="float">
            <text:p>0.00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hamlet.txt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0.00242" calcext:value-type="float">
            <text:p>0.00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measure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0174" calcext:value-type="float">
            <text:p>0.00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asyoulikeit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59" calcext:value-type="float">
            <text:p>0.00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196" calcext:value-type="float">
            <text:p>0.00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taming_shrew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46" calcext:value-type="float">
            <text:p>0.00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coriolanus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0183" calcext:value-type="float">
            <text:p>0.00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henryviii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56" calcext:value-type="float">
            <text:p>0.00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two_gentlemen.txt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17" calcext:value-type="float">
            <text:p>0.00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cleopatra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64" calcext:value-type="float">
            <text:p>0.00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pericles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134" calcext:value-type="float">
            <text:p>0.00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richardiii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71" calcext:value-type="float">
            <text:p>0.00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timon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46" calcext:value-type="float">
            <text:p>0.00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lll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61" calcext:value-type="float">
            <text:p>0.00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comedy_errors.txt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06" calcext:value-type="float">
            <text:p>0.00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richardii.txt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197" calcext:value-type="float">
            <text:p>0.00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julius_caesar.txt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75" calcext:value-type="float">
            <text:p>0.00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allswell.txt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.00201" calcext:value-type="float">
            <text:p>0.00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winters_tale.txt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0213" calcext:value-type="float">
            <text:p>0.00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1henryvi.txt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258" calcext:value-type="float">
            <text:p>0.00258</text:p>
          </table:table-cell>
          <table:table-cell office:value-type="float" office:value="0.00202" calcext:value-type="float">
            <text:p>0.00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tempest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58" calcext:value-type="float">
            <text:p>0.00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cymbeline.txt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0.00195" calcext:value-type="float">
            <text:p>0.00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othello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17" calcext:value-type="float">
            <text:p>0.0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titus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148" calcext:value-type="float">
            <text:p>0.00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much_ado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132" calcext:value-type="float">
            <text:p>0.00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1henryiv.txt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179" calcext:value-type="float">
            <text:p>0.00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merchant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45" calcext:value-type="float">
            <text:p>0.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macbeth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51" calcext:value-type="float">
            <text:p>0.00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2henryvi.txt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79" calcext:value-type="float">
            <text:p>0.00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2henryiv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83" calcext:value-type="float">
            <text:p>0.00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henryv.txt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0148" calcext:value-type="float">
            <text:p>0.00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merry_wives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5" calcext:value-type="float">
            <text:p>0.0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.txt</text:p>
          </table:table-cell>
          <table:table-cell office:value-type="string" calcext:value-type="string">
            <text:p>midsummer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131" calcext:value-type="float">
            <text:p>0.00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3henryvi.txt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158" calcext:value-type="float">
            <text:p>0.00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twelfth_night.txt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145" calcext:value-type="float">
            <text:p>0.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romeo_juliet.txt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0.00163" calcext:value-type="float">
            <text:p>0.00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lear.txt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0181" calcext:value-type="float">
            <text:p>0.00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hamlet.txt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00317" calcext:value-type="float">
            <text:p>0.00317</text:p>
          </table:table-cell>
          <table:table-cell office:value-type="float" office:value="0.0022" calcext:value-type="float">
            <text:p>0.0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measure.txt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151" calcext:value-type="float">
            <text:p>0.00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asyoulikeit.txt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148" calcext:value-type="float">
            <text:p>0.00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0.00193" calcext:value-type="float">
            <text:p>0.00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taming_shrew.txt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143" calcext:value-type="float">
            <text:p>0.00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coriolanus.txt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77" calcext:value-type="float">
            <text:p>0.00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henryviii.txt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16" calcext:value-type="float">
            <text:p>0.0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two_gentlemen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113" calcext:value-type="float">
            <text:p>0.00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cleopatra.txt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166" calcext:value-type="float">
            <text:p>0.00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pericles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135" calcext:value-type="float">
            <text:p>0.00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richardiii.txt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178" calcext:value-type="float">
            <text:p>0.00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timon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45" calcext:value-type="float">
            <text:p>0.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lll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00164" calcext:value-type="float">
            <text:p>0.00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comedy_errors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16" calcext:value-type="float">
            <text:p>0.00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richardii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153" calcext:value-type="float">
            <text:p>0.00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julius_caesar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129" calcext:value-type="float">
            <text:p>0.00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allswell.txt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65" calcext:value-type="float">
            <text:p>0.00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winters_tale.txt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165" calcext:value-type="float">
            <text:p>0.00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1henryvi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64" calcext:value-type="float">
            <text:p>0.00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tempest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33" calcext:value-type="float">
            <text:p>0.00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cymbeline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181" calcext:value-type="float">
            <text:p>0.00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othello.txt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0.00185" calcext:value-type="float">
            <text:p>0.00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titus.txt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.00162" calcext:value-type="float">
            <text:p>0.00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much_ado.txt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159" calcext:value-type="float">
            <text:p>0.00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1henryiv.txt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192" calcext:value-type="float">
            <text:p>0.00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merchant.txt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154" calcext:value-type="float">
            <text:p>0.0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macbeth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6" calcext:value-type="float">
            <text:p>0.0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john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57" calcext:value-type="float">
            <text:p>0.00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2henryiv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186" calcext:value-type="float">
            <text:p>0.00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henryv.txt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0.00197" calcext:value-type="float">
            <text:p>0.00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merry_wives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155" calcext:value-type="float">
            <text:p>0.00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vi.txt</text:p>
          </table:table-cell>
          <table:table-cell office:value-type="string" calcext:value-type="string">
            <text:p>midsummer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31" calcext:value-type="float">
            <text:p>0.00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3henryvi.txt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52" calcext:value-type="float">
            <text:p>0.00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twelfth_night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romeo_juliet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18" calcext:value-type="float">
            <text:p>0.00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lear.txt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176" calcext:value-type="float">
            <text:p>0.00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hamlet.txt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.00203" calcext:value-type="float">
            <text:p>0.00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measure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145" calcext:value-type="float">
            <text:p>0.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asyoulikeit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43" calcext:value-type="float">
            <text:p>0.00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182" calcext:value-type="float">
            <text:p>0.00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taming_shrew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coriolanus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74" calcext:value-type="float">
            <text:p>0.00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henryviii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156" calcext:value-type="float">
            <text:p>0.00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two_gentlemen.txt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0118" calcext:value-type="float">
            <text:p>0.00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cleopatra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183" calcext:value-type="float">
            <text:p>0.00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pericles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141" calcext:value-type="float">
            <text:p>0.00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richardiii.txt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0186" calcext:value-type="float">
            <text:p>0.00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timon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141" calcext:value-type="float">
            <text:p>0.00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lll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73" calcext:value-type="float">
            <text:p>0.00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comedy_errors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113" calcext:value-type="float">
            <text:p>0.00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richardii.txt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163" calcext:value-type="float">
            <text:p>0.00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julius_caesar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3" calcext:value-type="float">
            <text:p>0.0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allswell.txt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6" calcext:value-type="float">
            <text:p>0.0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winters_tale.txt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173" calcext:value-type="float">
            <text:p>0.00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1henryvi.txt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72" calcext:value-type="float">
            <text:p>0.00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tempest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42" calcext:value-type="float">
            <text:p>0.00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cymbeline.txt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273" calcext:value-type="float">
            <text:p>0.00273</text:p>
          </table:table-cell>
          <table:table-cell office:value-type="float" office:value="0.00179" calcext:value-type="float">
            <text:p>0.00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othello.txt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171" calcext:value-type="float">
            <text:p>0.00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titus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9" calcext:value-type="float">
            <text:p>0.00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much_ado.txt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139" calcext:value-type="float">
            <text:p>0.0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1henryiv.txt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69" calcext:value-type="float">
            <text:p>0.00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merchant.txt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macbeth.txt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154" calcext:value-type="float">
            <text:p>0.0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john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0164" calcext:value-type="float">
            <text:p>0.00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2henryvi.txt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281" calcext:value-type="float">
            <text:p>0.00281</text:p>
          </table:table-cell>
          <table:table-cell office:value-type="float" office:value="0.00183" calcext:value-type="float">
            <text:p>0.00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henryv.txt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0157" calcext:value-type="float">
            <text:p>0.00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merry_wives.txt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211" calcext:value-type="float">
            <text:p>0.00211</text:p>
          </table:table-cell>
          <table:table-cell office:value-type="float" office:value="0.00162" calcext:value-type="float">
            <text:p>0.00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enryiv.txt</text:p>
          </table:table-cell>
          <table:table-cell office:value-type="string" calcext:value-type="string">
            <text:p>midsummer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129" calcext:value-type="float">
            <text:p>0.00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3henryvi.txt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0151" calcext:value-type="float">
            <text:p>0.00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twelfth_night.txt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138" calcext:value-type="float">
            <text:p>0.00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romeo_juliet.txt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6" calcext:value-type="float">
            <text:p>0.0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lear.txt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182" calcext:value-type="float">
            <text:p>0.00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hamlet.txt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205" calcext:value-type="float">
            <text:p>0.00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measure.txt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9" calcext:value-type="float">
            <text:p>0.00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asyoulikeit.txt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42" calcext:value-type="float">
            <text:p>0.00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0191" calcext:value-type="float">
            <text:p>0.00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taming_shrew.txt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38" calcext:value-type="float">
            <text:p>0.00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coriolanus.txt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72" calcext:value-type="float">
            <text:p>0.00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henryviii.txt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0168" calcext:value-type="float">
            <text:p>0.00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two_gentlemen.txt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142" calcext:value-type="float">
            <text:p>0.00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cleopatra.txt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19" calcext:value-type="float">
            <text:p>0.0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pericles.txt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161" calcext:value-type="float">
            <text:p>0.00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richardiii.txt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184" calcext:value-type="float">
            <text:p>0.00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timon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145" calcext:value-type="float">
            <text:p>0.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lll.txt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64" calcext:value-type="float">
            <text:p>0.00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comedy_errors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113" calcext:value-type="float">
            <text:p>0.00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richardii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154" calcext:value-type="float">
            <text:p>0.0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julius_caesar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12" calcext:value-type="float">
            <text:p>0.0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allswell.txt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0152" calcext:value-type="float">
            <text:p>0.00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winters_tale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163" calcext:value-type="float">
            <text:p>0.00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1henryvi.txt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169" calcext:value-type="float">
            <text:p>0.00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tempest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cymbeline.txt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0.00195" calcext:value-type="float">
            <text:p>0.00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othello.txt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18" calcext:value-type="float">
            <text:p>0.0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titus.txt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153" calcext:value-type="float">
            <text:p>0.00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much_ado.txt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211" calcext:value-type="float">
            <text:p>0.00211</text:p>
          </table:table-cell>
          <table:table-cell office:value-type="float" office:value="0.00148" calcext:value-type="float">
            <text:p>0.00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1henryiv.txt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136" calcext:value-type="float">
            <text:p>0.00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merchant.txt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156" calcext:value-type="float">
            <text:p>0.00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macbeth.txt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0161" calcext:value-type="float">
            <text:p>0.00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john.txt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168" calcext:value-type="float">
            <text:p>0.00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2henryvi.txt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177" calcext:value-type="float">
            <text:p>0.00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2henryiv.txt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0182" calcext:value-type="float">
            <text:p>0.00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merry_wives.txt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15" calcext:value-type="float">
            <text:p>0.0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v.txt</text:p>
          </table:table-cell>
          <table:table-cell office:value-type="string" calcext:value-type="string">
            <text:p>midsummer.txt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00128" calcext:value-type="float">
            <text:p>0.00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3henryvi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155" calcext:value-type="float">
            <text:p>0.00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twelfth_night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136" calcext:value-type="float">
            <text:p>0.00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romeo_juliet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56" calcext:value-type="float">
            <text:p>0.00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lear.txt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178" calcext:value-type="float">
            <text:p>0.00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hamlet.txt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0.00202" calcext:value-type="float">
            <text:p>0.00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measure.txt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0146" calcext:value-type="float">
            <text:p>0.00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asyoulikeit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15" calcext:value-type="float">
            <text:p>0.0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88" calcext:value-type="float">
            <text:p>0.00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taming_shrew.txt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38" calcext:value-type="float">
            <text:p>0.00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coriolanus.txt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0.00173" calcext:value-type="float">
            <text:p>0.00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henryviii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155" calcext:value-type="float">
            <text:p>0.00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two_gentlemen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118" calcext:value-type="float">
            <text:p>0.00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cleopatra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167" calcext:value-type="float">
            <text:p>0.00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pericles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134" calcext:value-type="float">
            <text:p>0.00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richardiii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17" calcext:value-type="float">
            <text:p>0.0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timon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lll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17" calcext:value-type="float">
            <text:p>0.0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comedy_errors.txt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07" calcext:value-type="float">
            <text:p>0.00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richardii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154" calcext:value-type="float">
            <text:p>0.0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julius_caesar.txt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122" calcext:value-type="float">
            <text:p>0.00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allswell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158" calcext:value-type="float">
            <text:p>0.00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winters_tale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18" calcext:value-type="float">
            <text:p>0.0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1henryvi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176" calcext:value-type="float">
            <text:p>0.00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tempest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142" calcext:value-type="float">
            <text:p>0.00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cymbeline.txt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79" calcext:value-type="float">
            <text:p>0.00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othello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00172" calcext:value-type="float">
            <text:p>0.00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titus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147" calcext:value-type="float">
            <text:p>0.00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much_ado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135" calcext:value-type="float">
            <text:p>0.00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1henryiv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78" calcext:value-type="float">
            <text:p>0.00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merchant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43" calcext:value-type="float">
            <text:p>0.00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macbeth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47" calcext:value-type="float">
            <text:p>0.00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john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167" calcext:value-type="float">
            <text:p>0.00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2henryvi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018" calcext:value-type="float">
            <text:p>0.0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2henryiv.txt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136" calcext:value-type="float">
            <text:p>0.00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henryv.txt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0204" calcext:value-type="float">
            <text:p>0.00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ry_wives.txt</text:p>
          </table:table-cell>
          <table:table-cell office:value-type="string" calcext:value-type="string">
            <text:p>midsummer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3henryvi.txt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58" calcext:value-type="float">
            <text:p>0.00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twelfth_night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romeo_juliet.txt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0157" calcext:value-type="float">
            <text:p>0.00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lear.txt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.00182" calcext:value-type="float">
            <text:p>0.00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hamlet.txt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288" calcext:value-type="float">
            <text:p>0.00288</text:p>
          </table:table-cell>
          <table:table-cell office:value-type="float" office:value="0.00215" calcext:value-type="float">
            <text:p>0.00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measure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152" calcext:value-type="float">
            <text:p>0.00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asyoulikeit.txt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143" calcext:value-type="float">
            <text:p>0.00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0187" calcext:value-type="float">
            <text:p>0.00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taming_shrew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41" calcext:value-type="float">
            <text:p>0.00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coriolanus.txt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176" calcext:value-type="float">
            <text:p>0.00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henryviii.txt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159" calcext:value-type="float">
            <text:p>0.00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two_gentlemen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15" calcext:value-type="float">
            <text:p>0.00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cleopatra.txt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64" calcext:value-type="float">
            <text:p>0.00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pericles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133" calcext:value-type="float">
            <text:p>0.00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richardiii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17" calcext:value-type="float">
            <text:p>0.0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timon.txt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41" calcext:value-type="float">
            <text:p>0.00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lll.tx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58" calcext:value-type="float">
            <text:p>0.00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comedy_errors.txt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105" calcext:value-type="float">
            <text:p>0.00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richardii.txt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126" calcext:value-type="float">
            <text:p>0.00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julius_caesar.txt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121" calcext:value-type="float">
            <text:p>0.00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allswell.txt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157" calcext:value-type="float">
            <text:p>0.00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winters_tale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162" calcext:value-type="float">
            <text:p>0.00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1henryvi.txt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66" calcext:value-type="float">
            <text:p>0.00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tempest.txt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133" calcext:value-type="float">
            <text:p>0.00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cymbeline.tx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0175" calcext:value-type="float">
            <text:p>0.00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othello.txt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77" calcext:value-type="float">
            <text:p>0.00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titus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much_ado.txt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28" calcext:value-type="float">
            <text:p>0.00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1henryiv.txt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169" calcext:value-type="float">
            <text:p>0.00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merchant.txt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36" calcext:value-type="float">
            <text:p>0.00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macbeth.txt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137" calcext:value-type="float">
            <text:p>0.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john.txt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16" calcext:value-type="float">
            <text:p>0.0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2henryvi.txt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171" calcext:value-type="float">
            <text:p>0.00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2henryiv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175" calcext:value-type="float">
            <text:p>0.00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henryv.txt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195" calcext:value-type="float">
            <text:p>0.00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ummer.txt</text:p>
          </table:table-cell>
          <table:table-cell office:value-type="string" calcext:value-type="string">
            <text:p>merry_wives.txt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14" calcext:value-type="float">
            <text:p>0.001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 style:data-style-name="N2" text:time-value="14:12:21.157309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oa </meta:initial-creator>
    <meta:creation-date>2016-12-04T14:09:02.387837421</meta:creation-date>
    <dc:date>2016-12-04T14:23:13.218820596</dc:date>
    <dc:creator>kuoa </dc:creator>
    <meta:editing-duration>PT12M49S</meta:editing-duration>
    <meta:editing-cycles>3</meta:editing-cycles>
    <meta:generator>LibreOffice/4.3.3.2$Linux_X86_64 LibreOffice_project/430m0$Build-2</meta:generator>
    <meta:document-statistic meta:table-count="1" meta:cell-count="66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495cm" svg:height="17.06cm" xlink:href=".." xlink:type="simple" chart:class="chart:bar" chart:style-name="ch1">
        <chart:title svg:x="12.171cm" svg:y="0.477cm" chart:style-name="ch2">
          <text:p>Successive add VS merge [stacked]</text:p>
        </chart:title>
        <chart:legend chart:legend-position="end" svg:x="26.745cm" svg:y="7.733cm" style:legend-expansion="high" chart:style-name="ch3"/>
        <chart:plot-area chart:style-name="ch4" table:cell-range-address="Sheet1.C1:Sheet1.E1333" chart:data-source-has-labels="row" svg:x="0.629cm" svg:y="1.597cm" svg:width="25.487cm" svg:height="15.122cm">
          <chartooo:coordinate-region svg:x="1.727cm" svg:y="1.796cm" svg:width="24.389cm" svg:height="13.86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C2:Sheet1.C1333" chart:label-cell-address="Sheet1.C1:Sheet1.C1" chart:class="chart:bar">
            <chart:data-point chart:repeated="1332"/>
          </chart:series>
          <chart:series chart:style-name="ch9" chart:values-cell-range-address="Sheet1.D2:Sheet1.D1333" chart:label-cell-address="Sheet1.D1:Sheet1.D1" chart:class="chart:bar">
            <chart:data-point chart:repeated="1332"/>
          </chart:series>
          <chart:series chart:style-name="ch10" chart:values-cell-range-address="Sheet1.E2:Sheet1.E1333" chart:label-cell-address="Sheet1.E1:Sheet1.E1" chart:class="chart:bar">
            <chart:data-point chart:repeated="13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MergeTime[s]</text:p>
                <draw:g>
                  <svg:desc>Sheet1.C1:Sheet1.C1</svg:desc>
                </draw:g>
              </table:table-cell>
              <table:table-cell office:value-type="string">
                <text:p>PATSuccesiveAddTime[s]</text:p>
                <draw:g>
                  <svg:desc>Sheet1.D1:Sheet1.D1</svg:desc>
                </draw:g>
              </table:table-cell>
              <table:table-cell office:value-type="string">
                <text:p>HYBSuccesiveAddTime[s]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51">
                <text:p>0.00351</text:p>
                <draw:g>
                  <svg:desc>Sheet1.C2:Sheet1.C1333</svg:desc>
                </draw:g>
              </table:table-cell>
              <table:table-cell office:value-type="float" office:value="0.00598">
                <text:p>0.00598</text:p>
                <draw:g>
                  <svg:desc>Sheet1.D2:Sheet1.D1333</svg:desc>
                </draw:g>
              </table:table-cell>
              <table:table-cell office:value-type="float" office:value="0.00298">
                <text:p>0.00298</text:p>
                <draw:g>
                  <svg:desc>Sheet1.E2:Sheet1.E13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3">
                <text:p>0.0013</text:p>
              </table:table-cell>
              <table:table-cell office:value-type="float" office:value="0.00448">
                <text:p>0.00448</text:p>
              </table:table-cell>
              <table:table-cell office:value-type="float" office:value="0.00228">
                <text:p>0.00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53">
                <text:p>0.00153</text:p>
              </table:table-cell>
              <table:table-cell office:value-type="float" office:value="0.00675">
                <text:p>0.0067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57">
                <text:p>0.00157</text:p>
              </table:table-cell>
              <table:table-cell office:value-type="float" office:value="0.00612">
                <text:p>0.00612</text:p>
              </table:table-cell>
              <table:table-cell office:value-type="float" office:value="0.00372">
                <text:p>0.003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14">
                <text:p>0.00114</text:p>
              </table:table-cell>
              <table:table-cell office:value-type="float" office:value="0.00443">
                <text:p>0.00443</text:p>
              </table:table-cell>
              <table:table-cell office:value-type="float" office:value="0.00221">
                <text:p>0.00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09">
                <text:p>0.00109</text:p>
              </table:table-cell>
              <table:table-cell office:value-type="float" office:value="0.0045">
                <text:p>0.0045</text:p>
              </table:table-cell>
              <table:table-cell office:value-type="float" office:value="0.00268">
                <text:p>0.00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43">
                <text:p>0.00143</text:p>
              </table:table-cell>
              <table:table-cell office:value-type="float" office:value="0.00584">
                <text:p>0.00584</text:p>
              </table:table-cell>
              <table:table-cell office:value-type="float" office:value="0.00372">
                <text:p>0.003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14">
                <text:p>0.00114</text:p>
              </table:table-cell>
              <table:table-cell office:value-type="float" office:value="0.00513">
                <text:p>0.0051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55">
                <text:p>0.00155</text:p>
              </table:table-cell>
              <table:table-cell office:value-type="float" office:value="0.03869">
                <text:p>0.03869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25">
                <text:p>0.00125</text:p>
              </table:table-cell>
              <table:table-cell office:value-type="float" office:value="0.00508">
                <text:p>0.00508</text:p>
              </table:table-cell>
              <table:table-cell office:value-type="float" office:value="0.00308">
                <text:p>0.00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03">
                <text:p>0.00103</text:p>
              </table:table-cell>
              <table:table-cell office:value-type="float" office:value="0.00369">
                <text:p>0.00369</text:p>
              </table:table-cell>
              <table:table-cell office:value-type="float" office:value="0.00222">
                <text:p>0.00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22">
                <text:p>0.00122</text:p>
              </table:table-cell>
              <table:table-cell office:value-type="float" office:value="0.00434">
                <text:p>0.00434</text:p>
              </table:table-cell>
              <table:table-cell office:value-type="float" office:value="0.00309">
                <text:p>0.003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11">
                <text:p>0.00111</text:p>
              </table:table-cell>
              <table:table-cell office:value-type="float" office:value="0.0033">
                <text:p>0.0033</text:p>
              </table:table-cell>
              <table:table-cell office:value-type="float" office:value="0.00258">
                <text:p>0.00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25">
                <text:p>0.00125</text:p>
              </table:table-cell>
              <table:table-cell office:value-type="float" office:value="0.00374">
                <text:p>0.00374</text:p>
              </table:table-cell>
              <table:table-cell office:value-type="float" office:value="0.00276">
                <text:p>0.002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18">
                <text:p>0.00118</text:p>
              </table:table-cell>
              <table:table-cell office:value-type="float" office:value="0.00862">
                <text:p>0.00862</text:p>
              </table:table-cell>
              <table:table-cell office:value-type="float" office:value="0.00275">
                <text:p>0.00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55">
                <text:p>0.00155</text:p>
              </table:table-cell>
              <table:table-cell office:value-type="float" office:value="0.00399">
                <text:p>0.00399</text:p>
              </table:table-cell>
              <table:table-cell office:value-type="float" office:value="0.00664">
                <text:p>0.006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93">
                <text:p>0.00093</text:p>
              </table:table-cell>
              <table:table-cell office:value-type="float" office:value="0.0026">
                <text:p>0.0026</text:p>
              </table:table-cell>
              <table:table-cell office:value-type="float" office:value="0.00213">
                <text:p>0.00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49">
                <text:p>0.00149</text:p>
              </table:table-cell>
              <table:table-cell office:value-type="float" office:value="0.00381">
                <text:p>0.00381</text:p>
              </table:table-cell>
              <table:table-cell office:value-type="float" office:value="0.00298">
                <text:p>0.002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88">
                <text:p>0.00088</text:p>
              </table:table-cell>
              <table:table-cell office:value-type="float" office:value="0.00365">
                <text:p>0.00365</text:p>
              </table:table-cell>
              <table:table-cell office:value-type="float" office:value="0.00285">
                <text:p>0.002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04">
                <text:p>0.00104</text:p>
              </table:table-cell>
              <table:table-cell office:value-type="float" office:value="0.01675">
                <text:p>0.01675</text:p>
              </table:table-cell>
              <table:table-cell office:value-type="float" office:value="0.00253">
                <text:p>0.002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05">
                <text:p>0.00105</text:p>
              </table:table-cell>
              <table:table-cell office:value-type="float" office:value="0.01961">
                <text:p>0.01961</text:p>
              </table:table-cell>
              <table:table-cell office:value-type="float" office:value="0.00253">
                <text:p>0.002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1">
                <text:p>0.0021</text:p>
              </table:table-cell>
              <table:table-cell office:value-type="float" office:value="0.00461">
                <text:p>0.00461</text:p>
              </table:table-cell>
              <table:table-cell office:value-type="float" office:value="0.00252">
                <text:p>0.002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95">
                <text:p>0.00095</text:p>
              </table:table-cell>
              <table:table-cell office:value-type="float" office:value="0.00407">
                <text:p>0.00407</text:p>
              </table:table-cell>
              <table:table-cell office:value-type="float" office:value="0.00229">
                <text:p>0.002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86">
                <text:p>0.00086</text:p>
              </table:table-cell>
              <table:table-cell office:value-type="float" office:value="0.00323">
                <text:p>0.00323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78">
                <text:p>0.00078</text:p>
              </table:table-cell>
              <table:table-cell office:value-type="float" office:value="0.00283">
                <text:p>0.00283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65">
                <text:p>0.00065</text:p>
              </table:table-cell>
              <table:table-cell office:value-type="float" office:value="0.00206">
                <text:p>0.00206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54">
                <text:p>0.00054</text:p>
              </table:table-cell>
              <table:table-cell office:value-type="float" office:value="0.00159">
                <text:p>0.00159</text:p>
              </table:table-cell>
              <table:table-cell office:value-type="float" office:value="0.00131">
                <text:p>0.001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72">
                <text:p>0.00072</text:p>
              </table:table-cell>
              <table:table-cell office:value-type="float" office:value="0.00231">
                <text:p>0.00231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59">
                <text:p>0.00059</text:p>
              </table:table-cell>
              <table:table-cell office:value-type="float" office:value="0.00196">
                <text:p>0.00196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61">
                <text:p>0.00061</text:p>
              </table:table-cell>
              <table:table-cell office:value-type="float" office:value="0.00181">
                <text:p>0.00181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63">
                <text:p>0.00063</text:p>
              </table:table-cell>
              <table:table-cell office:value-type="float" office:value="0.00207">
                <text:p>0.00207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78">
                <text:p>0.00078</text:p>
              </table:table-cell>
              <table:table-cell office:value-type="float" office:value="0.00257">
                <text:p>0.00257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71">
                <text:p>0.00071</text:p>
              </table:table-cell>
              <table:table-cell office:value-type="float" office:value="0.00624">
                <text:p>0.00624</text:p>
              </table:table-cell>
              <table:table-cell office:value-type="float" office:value="0.00193">
                <text:p>0.001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96">
                <text:p>0.00096</text:p>
              </table:table-cell>
              <table:table-cell office:value-type="float" office:value="0.00362">
                <text:p>0.00362</text:p>
              </table:table-cell>
              <table:table-cell office:value-type="float" office:value="0.00241">
                <text:p>0.002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75">
                <text:p>0.00075</text:p>
              </table:table-cell>
              <table:table-cell office:value-type="float" office:value="0.00232">
                <text:p>0.00232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64">
                <text:p>0.00064</text:p>
              </table:table-cell>
              <table:table-cell office:value-type="float" office:value="0.00192">
                <text:p>0.00192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74">
                <text:p>0.00074</text:p>
              </table:table-cell>
              <table:table-cell office:value-type="float" office:value="0.00222">
                <text:p>0.00222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73">
                <text:p>0.00073</text:p>
              </table:table-cell>
              <table:table-cell office:value-type="float" office:value="0.00226">
                <text:p>0.00226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77">
                <text:p>0.00077</text:p>
              </table:table-cell>
              <table:table-cell office:value-type="float" office:value="0.00298">
                <text:p>0.00298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86">
                <text:p>0.00086</text:p>
              </table:table-cell>
              <table:table-cell office:value-type="float" office:value="0.00282">
                <text:p>0.00282</text:p>
              </table:table-cell>
              <table:table-cell office:value-type="float" office:value="0.00203">
                <text:p>0.002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65">
                <text:p>0.00065</text:p>
              </table:table-cell>
              <table:table-cell office:value-type="float" office:value="0.00196">
                <text:p>0.00196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68">
                <text:p>0.00068</text:p>
              </table:table-cell>
              <table:table-cell office:value-type="float" office:value="0.00278">
                <text:p>0.00278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82">
                <text:p>0.00082</text:p>
              </table:table-cell>
              <table:table-cell office:value-type="float" office:value="0.00375">
                <text:p>0.00375</text:p>
              </table:table-cell>
              <table:table-cell office:value-type="float" office:value="0.00249">
                <text:p>0.002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69">
                <text:p>0.00069</text:p>
              </table:table-cell>
              <table:table-cell office:value-type="float" office:value="0.00269">
                <text:p>0.00269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15">
                <text:p>0.00115</text:p>
              </table:table-cell>
              <table:table-cell office:value-type="float" office:value="0.00414">
                <text:p>0.00414</text:p>
              </table:table-cell>
              <table:table-cell office:value-type="float" office:value="0.00234">
                <text:p>0.002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73">
                <text:p>0.00073</text:p>
              </table:table-cell>
              <table:table-cell office:value-type="float" office:value="0.00351">
                <text:p>0.00351</text:p>
              </table:table-cell>
              <table:table-cell office:value-type="float" office:value="0.00207">
                <text:p>0.002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67">
                <text:p>0.00067</text:p>
              </table:table-cell>
              <table:table-cell office:value-type="float" office:value="0.00258">
                <text:p>0.00258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76">
                <text:p>0.00076</text:p>
              </table:table-cell>
              <table:table-cell office:value-type="float" office:value="0.00351">
                <text:p>0.00351</text:p>
              </table:table-cell>
              <table:table-cell office:value-type="float" office:value="0.00223">
                <text:p>0.002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69">
                <text:p>0.00069</text:p>
              </table:table-cell>
              <table:table-cell office:value-type="float" office:value="0.00271">
                <text:p>0.00271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78">
                <text:p>0.00078</text:p>
              </table:table-cell>
              <table:table-cell office:value-type="float" office:value="0.00346">
                <text:p>0.00346</text:p>
              </table:table-cell>
              <table:table-cell office:value-type="float" office:value="0.00232">
                <text:p>0.002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8">
                <text:p>0.0008</text:p>
              </table:table-cell>
              <table:table-cell office:value-type="float" office:value="0.00307">
                <text:p>0.00307</text:p>
              </table:table-cell>
              <table:table-cell office:value-type="float" office:value="0.00187">
                <text:p>0.001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57">
                <text:p>0.00057</text:p>
              </table:table-cell>
              <table:table-cell office:value-type="float" office:value="0.00193">
                <text:p>0.00193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55">
                <text:p>0.00055</text:p>
              </table:table-cell>
              <table:table-cell office:value-type="float" office:value="0.00146">
                <text:p>0.00146</text:p>
              </table:table-cell>
              <table:table-cell office:value-type="float" office:value="0.00111">
                <text:p>0.001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66">
                <text:p>0.00066</text:p>
              </table:table-cell>
              <table:table-cell office:value-type="float" office:value="0.00238">
                <text:p>0.00238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51">
                <text:p>0.00051</text:p>
              </table:table-cell>
              <table:table-cell office:value-type="float" office:value="0.00152">
                <text:p>0.00152</text:p>
              </table:table-cell>
              <table:table-cell office:value-type="float" office:value="0.00124">
                <text:p>0.001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62">
                <text:p>0.00062</text:p>
              </table:table-cell>
              <table:table-cell office:value-type="float" office:value="0.002">
                <text:p>0.002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69">
                <text:p>0.00069</text:p>
              </table:table-cell>
              <table:table-cell office:value-type="float" office:value="0.00267">
                <text:p>0.00267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61">
                <text:p>0.00061</text:p>
              </table:table-cell>
              <table:table-cell office:value-type="float" office:value="0.00215">
                <text:p>0.00215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53">
                <text:p>0.00053</text:p>
              </table:table-cell>
              <table:table-cell office:value-type="float" office:value="0.00167">
                <text:p>0.00167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75">
                <text:p>0.00075</text:p>
              </table:table-cell>
              <table:table-cell office:value-type="float" office:value="0.00249">
                <text:p>0.00249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62">
                <text:p>0.00062</text:p>
              </table:table-cell>
              <table:table-cell office:value-type="float" office:value="0.00205">
                <text:p>0.00205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55">
                <text:p>0.00055</text:p>
              </table:table-cell>
              <table:table-cell office:value-type="float" office:value="0.00179">
                <text:p>0.00179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51">
                <text:p>0.00051</text:p>
              </table:table-cell>
              <table:table-cell office:value-type="float" office:value="0.00154">
                <text:p>0.00154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63">
                <text:p>0.00063</text:p>
              </table:table-cell>
              <table:table-cell office:value-type="float" office:value="0.00212">
                <text:p>0.00212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57">
                <text:p>0.00057</text:p>
              </table:table-cell>
              <table:table-cell office:value-type="float" office:value="0.0017">
                <text:p>0.0017</text:p>
              </table:table-cell>
              <table:table-cell office:value-type="float" office:value="0.00148">
                <text:p>0.001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62">
                <text:p>0.00062</text:p>
              </table:table-cell>
              <table:table-cell office:value-type="float" office:value="0.00201">
                <text:p>0.00201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59">
                <text:p>0.00059</text:p>
              </table:table-cell>
              <table:table-cell office:value-type="float" office:value="0.00185">
                <text:p>0.00185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65">
                <text:p>0.00065</text:p>
              </table:table-cell>
              <table:table-cell office:value-type="float" office:value="0.00219">
                <text:p>0.00219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64">
                <text:p>0.00064</text:p>
              </table:table-cell>
              <table:table-cell office:value-type="float" office:value="0.00221">
                <text:p>0.00221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74">
                <text:p>0.00074</text:p>
              </table:table-cell>
              <table:table-cell office:value-type="float" office:value="0.00262">
                <text:p>0.00262</text:p>
              </table:table-cell>
              <table:table-cell office:value-type="float" office:value="0.00196">
                <text:p>0.001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55">
                <text:p>0.00055</text:p>
              </table:table-cell>
              <table:table-cell office:value-type="float" office:value="0.00211">
                <text:p>0.00211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49">
                <text:p>0.00049</text:p>
              </table:table-cell>
              <table:table-cell office:value-type="float" office:value="0.00148">
                <text:p>0.00148</text:p>
              </table:table-cell>
              <table:table-cell office:value-type="float" office:value="0.00102">
                <text:p>0.001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74">
                <text:p>0.00074</text:p>
              </table:table-cell>
              <table:table-cell office:value-type="float" office:value="0.00204">
                <text:p>0.00204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77">
                <text:p>0.00077</text:p>
              </table:table-cell>
              <table:table-cell office:value-type="float" office:value="0.0021">
                <text:p>0.0021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92">
                <text:p>0.00092</text:p>
              </table:table-cell>
              <table:table-cell office:value-type="float" office:value="0.00272">
                <text:p>0.00272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91">
                <text:p>0.00091</text:p>
              </table:table-cell>
              <table:table-cell office:value-type="float" office:value="0.00316">
                <text:p>0.00316</text:p>
              </table:table-cell>
              <table:table-cell office:value-type="float" office:value="0.00206">
                <text:p>0.002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72">
                <text:p>0.00072</text:p>
              </table:table-cell>
              <table:table-cell office:value-type="float" office:value="0.00212">
                <text:p>0.00212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73">
                <text:p>0.00073</text:p>
              </table:table-cell>
              <table:table-cell office:value-type="float" office:value="0.00191">
                <text:p>0.00191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84">
                <text:p>0.00084</text:p>
              </table:table-cell>
              <table:table-cell office:value-type="float" office:value="0.00259">
                <text:p>0.00259</text:p>
              </table:table-cell>
              <table:table-cell office:value-type="float" office:value="0.00182">
                <text:p>0.001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69">
                <text:p>0.00069</text:p>
              </table:table-cell>
              <table:table-cell office:value-type="float" office:value="0.00183">
                <text:p>0.00183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79">
                <text:p>0.00079</text:p>
              </table:table-cell>
              <table:table-cell office:value-type="float" office:value="0.00246">
                <text:p>0.00246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75">
                <text:p>0.00075</text:p>
              </table:table-cell>
              <table:table-cell office:value-type="float" office:value="0.00216">
                <text:p>0.00216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62">
                <text:p>0.00062</text:p>
              </table:table-cell>
              <table:table-cell office:value-type="float" office:value="0.00154">
                <text:p>0.00154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78">
                <text:p>0.00078</text:p>
              </table:table-cell>
              <table:table-cell office:value-type="float" office:value="0.0023">
                <text:p>0.0023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78">
                <text:p>0.00078</text:p>
              </table:table-cell>
              <table:table-cell office:value-type="float" office:value="0.00206">
                <text:p>0.00206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84">
                <text:p>0.00084</text:p>
              </table:table-cell>
              <table:table-cell office:value-type="float" office:value="0.0028">
                <text:p>0.0028</text:p>
              </table:table-cell>
              <table:table-cell office:value-type="float" office:value="0.00179">
                <text:p>0.001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73">
                <text:p>0.00073</text:p>
              </table:table-cell>
              <table:table-cell office:value-type="float" office:value="0.002">
                <text:p>0.002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8">
                <text:p>0.0008</text:p>
              </table:table-cell>
              <table:table-cell office:value-type="float" office:value="0.0023">
                <text:p>0.0023</text:p>
              </table:table-cell>
              <table:table-cell office:value-type="float" office:value="0.00159">
                <text:p>0.001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58">
                <text:p>0.00058</text:p>
              </table:table-cell>
              <table:table-cell office:value-type="float" office:value="0.00138">
                <text:p>0.00138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75">
                <text:p>0.00075</text:p>
              </table:table-cell>
              <table:table-cell office:value-type="float" office:value="0.00213">
                <text:p>0.00213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65">
                <text:p>0.00065</text:p>
              </table:table-cell>
              <table:table-cell office:value-type="float" office:value="0.00245">
                <text:p>0.00245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8">
                <text:p>0.0008</text:p>
              </table:table-cell>
              <table:table-cell office:value-type="float" office:value="0.00311">
                <text:p>0.00311</text:p>
              </table:table-cell>
              <table:table-cell office:value-type="float" office:value="0.00206">
                <text:p>0.002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82">
                <text:p>0.00082</text:p>
              </table:table-cell>
              <table:table-cell office:value-type="float" office:value="0.00341">
                <text:p>0.00341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79">
                <text:p>0.00079</text:p>
              </table:table-cell>
              <table:table-cell office:value-type="float" office:value="0.00344">
                <text:p>0.00344</text:p>
              </table:table-cell>
              <table:table-cell office:value-type="float" office:value="0.00242">
                <text:p>0.002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71">
                <text:p>0.00071</text:p>
              </table:table-cell>
              <table:table-cell office:value-type="float" office:value="0.00271">
                <text:p>0.00271</text:p>
              </table:table-cell>
              <table:table-cell office:value-type="float" office:value="0.00187">
                <text:p>0.001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61">
                <text:p>0.00061</text:p>
              </table:table-cell>
              <table:table-cell office:value-type="float" office:value="0.00208">
                <text:p>0.00208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67">
                <text:p>0.00067</text:p>
              </table:table-cell>
              <table:table-cell office:value-type="float" office:value="0.0022">
                <text:p>0.0022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6">
                <text:p>0.0006</text:p>
              </table:table-cell>
              <table:table-cell office:value-type="float" office:value="0.0018">
                <text:p>0.0018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58">
                <text:p>0.00058</text:p>
              </table:table-cell>
              <table:table-cell office:value-type="float" office:value="0.00161">
                <text:p>0.00161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68">
                <text:p>0.00068</text:p>
              </table:table-cell>
              <table:table-cell office:value-type="float" office:value="0.00214">
                <text:p>0.00214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6">
                <text:p>0.0006</text:p>
              </table:table-cell>
              <table:table-cell office:value-type="float" office:value="0.00175">
                <text:p>0.00175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66">
                <text:p>0.00066</text:p>
              </table:table-cell>
              <table:table-cell office:value-type="float" office:value="0.00202">
                <text:p>0.00202</text:p>
              </table:table-cell>
              <table:table-cell office:value-type="float" office:value="0.00148">
                <text:p>0.001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63">
                <text:p>0.00063</text:p>
              </table:table-cell>
              <table:table-cell office:value-type="float" office:value="0.00196">
                <text:p>0.00196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68">
                <text:p>0.00068</text:p>
              </table:table-cell>
              <table:table-cell office:value-type="float" office:value="0.00219">
                <text:p>0.00219</text:p>
              </table:table-cell>
              <table:table-cell office:value-type="float" office:value="0.00185">
                <text:p>0.001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69">
                <text:p>0.00069</text:p>
              </table:table-cell>
              <table:table-cell office:value-type="float" office:value="0.00249">
                <text:p>0.00249</text:p>
              </table:table-cell>
              <table:table-cell office:value-type="float" office:value="0.00187">
                <text:p>0.001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74">
                <text:p>0.00074</text:p>
              </table:table-cell>
              <table:table-cell office:value-type="float" office:value="0.00271">
                <text:p>0.00271</text:p>
              </table:table-cell>
              <table:table-cell office:value-type="float" office:value="0.00194">
                <text:p>0.001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6">
                <text:p>0.0006</text:p>
              </table:table-cell>
              <table:table-cell office:value-type="float" office:value="0.00176">
                <text:p>0.00176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56">
                <text:p>0.00056</text:p>
              </table:table-cell>
              <table:table-cell office:value-type="float" office:value="0.00156">
                <text:p>0.00156</text:p>
              </table:table-cell>
              <table:table-cell office:value-type="float" office:value="0.00127">
                <text:p>0.001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84">
                <text:p>0.00084</text:p>
              </table:table-cell>
              <table:table-cell office:value-type="float" office:value="0.00225">
                <text:p>0.00225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79">
                <text:p>0.00079</text:p>
              </table:table-cell>
              <table:table-cell office:value-type="float" office:value="0.00216">
                <text:p>0.00216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8">
                <text:p>0.0008</text:p>
              </table:table-cell>
              <table:table-cell office:value-type="float" office:value="0.00227">
                <text:p>0.00227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98">
                <text:p>0.00098</text:p>
              </table:table-cell>
              <table:table-cell office:value-type="float" office:value="0.00314">
                <text:p>0.00314</text:p>
              </table:table-cell>
              <table:table-cell office:value-type="float" office:value="0.00209">
                <text:p>0.002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87">
                <text:p>0.00087</text:p>
              </table:table-cell>
              <table:table-cell office:value-type="float" office:value="0.0024">
                <text:p>0.0024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74">
                <text:p>0.00074</text:p>
              </table:table-cell>
              <table:table-cell office:value-type="float" office:value="0.00217">
                <text:p>0.00217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99">
                <text:p>0.00099</text:p>
              </table:table-cell>
              <table:table-cell office:value-type="float" office:value="0.00296">
                <text:p>0.00296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88">
                <text:p>0.00088</text:p>
              </table:table-cell>
              <table:table-cell office:value-type="float" office:value="0.00253">
                <text:p>0.00253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89">
                <text:p>0.00089</text:p>
              </table:table-cell>
              <table:table-cell office:value-type="float" office:value="0.00251">
                <text:p>0.00251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83">
                <text:p>0.00083</text:p>
              </table:table-cell>
              <table:table-cell office:value-type="float" office:value="0.00227">
                <text:p>0.00227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66">
                <text:p>0.00066</text:p>
              </table:table-cell>
              <table:table-cell office:value-type="float" office:value="0.0016">
                <text:p>0.0016</text:p>
              </table:table-cell>
              <table:table-cell office:value-type="float" office:value="0.00117">
                <text:p>0.001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7">
                <text:p>0.0007</text:p>
              </table:table-cell>
              <table:table-cell office:value-type="float" office:value="0.00218">
                <text:p>0.00218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62">
                <text:p>0.00062</text:p>
              </table:table-cell>
              <table:table-cell office:value-type="float" office:value="0.00175">
                <text:p>0.00175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79">
                <text:p>0.00079</text:p>
              </table:table-cell>
              <table:table-cell office:value-type="float" office:value="0.00248">
                <text:p>0.00248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64">
                <text:p>0.00064</text:p>
              </table:table-cell>
              <table:table-cell office:value-type="float" office:value="0.00187">
                <text:p>0.00187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7">
                <text:p>0.0007</text:p>
              </table:table-cell>
              <table:table-cell office:value-type="float" office:value="0.00216">
                <text:p>0.00216</text:p>
              </table:table-cell>
              <table:table-cell office:value-type="float" office:value="0.00159">
                <text:p>0.001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55">
                <text:p>0.00055</text:p>
              </table:table-cell>
              <table:table-cell office:value-type="float" office:value="0.00138">
                <text:p>0.00138</text:p>
              </table:table-cell>
              <table:table-cell office:value-type="float" office:value="0.00118">
                <text:p>0.001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67">
                <text:p>0.00067</text:p>
              </table:table-cell>
              <table:table-cell office:value-type="float" office:value="0.002">
                <text:p>0.002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57">
                <text:p>0.00057</text:p>
              </table:table-cell>
              <table:table-cell office:value-type="float" office:value="0.00158">
                <text:p>0.00158</text:p>
              </table:table-cell>
              <table:table-cell office:value-type="float" office:value="0.00121">
                <text:p>0.001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68">
                <text:p>0.00068</text:p>
              </table:table-cell>
              <table:table-cell office:value-type="float" office:value="0.0024">
                <text:p>0.0024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7">
                <text:p>0.0007</text:p>
              </table:table-cell>
              <table:table-cell office:value-type="float" office:value="0.00215">
                <text:p>0.00215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7">
                <text:p>0.0007</text:p>
              </table:table-cell>
              <table:table-cell office:value-type="float" office:value="0.00212">
                <text:p>0.00212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62">
                <text:p>0.00062</text:p>
              </table:table-cell>
              <table:table-cell office:value-type="float" office:value="0.00169">
                <text:p>0.00169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74">
                <text:p>0.00074</text:p>
              </table:table-cell>
              <table:table-cell office:value-type="float" office:value="0.00237">
                <text:p>0.00237</text:p>
              </table:table-cell>
              <table:table-cell office:value-type="float" office:value="0.00194">
                <text:p>0.001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71">
                <text:p>0.00071</text:p>
              </table:table-cell>
              <table:table-cell office:value-type="float" office:value="0.00212">
                <text:p>0.00212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67">
                <text:p>0.00067</text:p>
              </table:table-cell>
              <table:table-cell office:value-type="float" office:value="0.00215">
                <text:p>0.00215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59">
                <text:p>0.00059</text:p>
              </table:table-cell>
              <table:table-cell office:value-type="float" office:value="0.00168">
                <text:p>0.00168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72">
                <text:p>0.00072</text:p>
              </table:table-cell>
              <table:table-cell office:value-type="float" office:value="0.00223">
                <text:p>0.00223</text:p>
              </table:table-cell>
              <table:table-cell office:value-type="float" office:value="0.00186">
                <text:p>0.001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64">
                <text:p>0.00064</text:p>
              </table:table-cell>
              <table:table-cell office:value-type="float" office:value="0.00176">
                <text:p>0.00176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64">
                <text:p>0.00064</text:p>
              </table:table-cell>
              <table:table-cell office:value-type="float" office:value="0.00179">
                <text:p>0.00179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66">
                <text:p>0.00066</text:p>
              </table:table-cell>
              <table:table-cell office:value-type="float" office:value="0.00194">
                <text:p>0.00194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81">
                <text:p>0.00081</text:p>
              </table:table-cell>
              <table:table-cell office:value-type="float" office:value="0.00261">
                <text:p>0.00261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75">
                <text:p>0.00075</text:p>
              </table:table-cell>
              <table:table-cell office:value-type="float" office:value="0.00236">
                <text:p>0.00236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79">
                <text:p>0.00079</text:p>
              </table:table-cell>
              <table:table-cell office:value-type="float" office:value="0.0026">
                <text:p>0.0026</text:p>
              </table:table-cell>
              <table:table-cell office:value-type="float" office:value="0.00194">
                <text:p>0.001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67">
                <text:p>0.00067</text:p>
              </table:table-cell>
              <table:table-cell office:value-type="float" office:value="0.00179">
                <text:p>0.00179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59">
                <text:p>0.00059</text:p>
              </table:table-cell>
              <table:table-cell office:value-type="float" office:value="0.00163">
                <text:p>0.00163</text:p>
              </table:table-cell>
              <table:table-cell office:value-type="float" office:value="0.00127">
                <text:p>0.001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09">
                <text:p>0.00109</text:p>
              </table:table-cell>
              <table:table-cell office:value-type="float" office:value="0.00291">
                <text:p>0.00291</text:p>
              </table:table-cell>
              <table:table-cell office:value-type="float" office:value="0.00186">
                <text:p>0.001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91">
                <text:p>0.00091</text:p>
              </table:table-cell>
              <table:table-cell office:value-type="float" office:value="0.00253">
                <text:p>0.00253</text:p>
              </table:table-cell>
              <table:table-cell office:value-type="float" office:value="0.00159">
                <text:p>0.001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94">
                <text:p>0.00094</text:p>
              </table:table-cell>
              <table:table-cell office:value-type="float" office:value="0.00253">
                <text:p>0.00253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95">
                <text:p>0.00095</text:p>
              </table:table-cell>
              <table:table-cell office:value-type="float" office:value="0.0029">
                <text:p>0.0029</text:p>
              </table:table-cell>
              <table:table-cell office:value-type="float" office:value="0.00186">
                <text:p>0.001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79">
                <text:p>0.00079</text:p>
              </table:table-cell>
              <table:table-cell office:value-type="float" office:value="0.00209">
                <text:p>0.00209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79">
                <text:p>0.00079</text:p>
              </table:table-cell>
              <table:table-cell office:value-type="float" office:value="0.00199">
                <text:p>0.00199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87">
                <text:p>0.00087</text:p>
              </table:table-cell>
              <table:table-cell office:value-type="float" office:value="0.00245">
                <text:p>0.00245</text:p>
              </table:table-cell>
              <table:table-cell office:value-type="float" office:value="0.00185">
                <text:p>0.001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71">
                <text:p>0.00071</text:p>
              </table:table-cell>
              <table:table-cell office:value-type="float" office:value="0.00172">
                <text:p>0.00172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84">
                <text:p>0.00084</text:p>
              </table:table-cell>
              <table:table-cell office:value-type="float" office:value="0.00232">
                <text:p>0.00232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79">
                <text:p>0.00079</text:p>
              </table:table-cell>
              <table:table-cell office:value-type="float" office:value="0.00208">
                <text:p>0.00208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62">
                <text:p>0.00062</text:p>
              </table:table-cell>
              <table:table-cell office:value-type="float" office:value="0.00143">
                <text:p>0.00143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84">
                <text:p>0.00084</text:p>
              </table:table-cell>
              <table:table-cell office:value-type="float" office:value="0.00218">
                <text:p>0.00218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68">
                <text:p>0.00068</text:p>
              </table:table-cell>
              <table:table-cell office:value-type="float" office:value="0.00171">
                <text:p>0.00171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8">
                <text:p>0.0008</text:p>
              </table:table-cell>
              <table:table-cell office:value-type="float" office:value="0.00225">
                <text:p>0.00225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7">
                <text:p>0.0007</text:p>
              </table:table-cell>
              <table:table-cell office:value-type="float" office:value="0.00184">
                <text:p>0.00184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76">
                <text:p>0.00076</text:p>
              </table:table-cell>
              <table:table-cell office:value-type="float" office:value="0.00207">
                <text:p>0.00207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57">
                <text:p>0.00057</text:p>
              </table:table-cell>
              <table:table-cell office:value-type="float" office:value="0.00127">
                <text:p>0.00127</text:p>
              </table:table-cell>
              <table:table-cell office:value-type="float" office:value="0.00108">
                <text:p>0.001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8">
                <text:p>0.0008</text:p>
              </table:table-cell>
              <table:table-cell office:value-type="float" office:value="0.00238">
                <text:p>0.00238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76">
                <text:p>0.00076</text:p>
              </table:table-cell>
              <table:table-cell office:value-type="float" office:value="0.0019">
                <text:p>0.0019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79">
                <text:p>0.00079</text:p>
              </table:table-cell>
              <table:table-cell office:value-type="float" office:value="0.00217">
                <text:p>0.00217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8">
                <text:p>0.0008</text:p>
              </table:table-cell>
              <table:table-cell office:value-type="float" office:value="0.00213">
                <text:p>0.00213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8">
                <text:p>0.0008</text:p>
              </table:table-cell>
              <table:table-cell office:value-type="float" office:value="0.00217">
                <text:p>0.00217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68">
                <text:p>0.00068</text:p>
              </table:table-cell>
              <table:table-cell office:value-type="float" office:value="0.00172">
                <text:p>0.00172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82">
                <text:p>0.00082</text:p>
              </table:table-cell>
              <table:table-cell office:value-type="float" office:value="0.00793">
                <text:p>0.00793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77">
                <text:p>0.00077</text:p>
              </table:table-cell>
              <table:table-cell office:value-type="float" office:value="0.00192">
                <text:p>0.00192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7">
                <text:p>0.0007</text:p>
              </table:table-cell>
              <table:table-cell office:value-type="float" office:value="0.00168">
                <text:p>0.00168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66">
                <text:p>0.00066</text:p>
              </table:table-cell>
              <table:table-cell office:value-type="float" office:value="0.00149">
                <text:p>0.00149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77">
                <text:p>0.00077</text:p>
              </table:table-cell>
              <table:table-cell office:value-type="float" office:value="0.00198">
                <text:p>0.00198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72">
                <text:p>0.00072</text:p>
              </table:table-cell>
              <table:table-cell office:value-type="float" office:value="0.00178">
                <text:p>0.00178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72">
                <text:p>0.00072</text:p>
              </table:table-cell>
              <table:table-cell office:value-type="float" office:value="0.00181">
                <text:p>0.00181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76">
                <text:p>0.00076</text:p>
              </table:table-cell>
              <table:table-cell office:value-type="float" office:value="0.00178">
                <text:p>0.00178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91">
                <text:p>0.00091</text:p>
              </table:table-cell>
              <table:table-cell office:value-type="float" office:value="0.00236">
                <text:p>0.00236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01">
                <text:p>0.00101</text:p>
              </table:table-cell>
              <table:table-cell office:value-type="float" office:value="0.003">
                <text:p>0.003</text:p>
              </table:table-cell>
              <table:table-cell office:value-type="float" office:value="0.00199">
                <text:p>0.001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05">
                <text:p>0.00105</text:p>
              </table:table-cell>
              <table:table-cell office:value-type="float" office:value="0.00308">
                <text:p>0.00308</text:p>
              </table:table-cell>
              <table:table-cell office:value-type="float" office:value="0.00204">
                <text:p>0.002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82">
                <text:p>0.00082</text:p>
              </table:table-cell>
              <table:table-cell office:value-type="float" office:value="0.00215">
                <text:p>0.00215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73">
                <text:p>0.00073</text:p>
              </table:table-cell>
              <table:table-cell office:value-type="float" office:value="0.00175">
                <text:p>0.00175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77">
                <text:p>0.00077</text:p>
              </table:table-cell>
              <table:table-cell office:value-type="float" office:value="0.00222">
                <text:p>0.00222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69">
                <text:p>0.00069</text:p>
              </table:table-cell>
              <table:table-cell office:value-type="float" office:value="0.00212">
                <text:p>0.00212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108">
                <text:p>0.00108</text:p>
              </table:table-cell>
              <table:table-cell office:value-type="float" office:value="0.0029">
                <text:p>0.0029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84">
                <text:p>0.00084</text:p>
              </table:table-cell>
              <table:table-cell office:value-type="float" office:value="0.00281">
                <text:p>0.00281</text:p>
              </table:table-cell>
              <table:table-cell office:value-type="float" office:value="0.00179">
                <text:p>0.001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88">
                <text:p>0.00088</text:p>
              </table:table-cell>
              <table:table-cell office:value-type="float" office:value="0.00271">
                <text:p>0.00271</text:p>
              </table:table-cell>
              <table:table-cell office:value-type="float" office:value="0.00201">
                <text:p>0.002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66">
                <text:p>0.00066</text:p>
              </table:table-cell>
              <table:table-cell office:value-type="float" office:value="0.00205">
                <text:p>0.00205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75">
                <text:p>0.00075</text:p>
              </table:table-cell>
              <table:table-cell office:value-type="float" office:value="0.00247">
                <text:p>0.00247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61">
                <text:p>0.00061</text:p>
              </table:table-cell>
              <table:table-cell office:value-type="float" office:value="0.00191">
                <text:p>0.00191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73">
                <text:p>0.00073</text:p>
              </table:table-cell>
              <table:table-cell office:value-type="float" office:value="0.00245">
                <text:p>0.00245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69">
                <text:p>0.00069</text:p>
              </table:table-cell>
              <table:table-cell office:value-type="float" office:value="0.0019">
                <text:p>0.0019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55">
                <text:p>0.00055</text:p>
              </table:table-cell>
              <table:table-cell office:value-type="float" office:value="0.00135">
                <text:p>0.00135</text:p>
              </table:table-cell>
              <table:table-cell office:value-type="float" office:value="0.00115">
                <text:p>0.001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58">
                <text:p>0.00058</text:p>
              </table:table-cell>
              <table:table-cell office:value-type="float" office:value="0.0018">
                <text:p>0.0018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57">
                <text:p>0.00057</text:p>
              </table:table-cell>
              <table:table-cell office:value-type="float" office:value="0.0019">
                <text:p>0.0019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59">
                <text:p>0.00059</text:p>
              </table:table-cell>
              <table:table-cell office:value-type="float" office:value="0.00195">
                <text:p>0.00195</text:p>
              </table:table-cell>
              <table:table-cell office:value-type="float" office:value="0.00188">
                <text:p>0.001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62">
                <text:p>0.00062</text:p>
              </table:table-cell>
              <table:table-cell office:value-type="float" office:value="0.00171">
                <text:p>0.00171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57">
                <text:p>0.00057</text:p>
              </table:table-cell>
              <table:table-cell office:value-type="float" office:value="0.00175">
                <text:p>0.00175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5">
                <text:p>0.0005</text:p>
              </table:table-cell>
              <table:table-cell office:value-type="float" office:value="0.00129">
                <text:p>0.00129</text:p>
              </table:table-cell>
              <table:table-cell office:value-type="float" office:value="0.00115">
                <text:p>0.001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57">
                <text:p>0.00057</text:p>
              </table:table-cell>
              <table:table-cell office:value-type="float" office:value="0.00175">
                <text:p>0.00175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47">
                <text:p>0.00047</text:p>
              </table:table-cell>
              <table:table-cell office:value-type="float" office:value="0.00136">
                <text:p>0.00136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62">
                <text:p>0.00062</text:p>
              </table:table-cell>
              <table:table-cell office:value-type="float" office:value="0.00177">
                <text:p>0.00177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58">
                <text:p>0.00058</text:p>
              </table:table-cell>
              <table:table-cell office:value-type="float" office:value="0.0018">
                <text:p>0.0018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58">
                <text:p>0.00058</text:p>
              </table:table-cell>
              <table:table-cell office:value-type="float" office:value="0.00185">
                <text:p>0.00185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5">
                <text:p>0.0005</text:p>
              </table:table-cell>
              <table:table-cell office:value-type="float" office:value="0.00149">
                <text:p>0.00149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61">
                <text:p>0.00061</text:p>
              </table:table-cell>
              <table:table-cell office:value-type="float" office:value="0.00203">
                <text:p>0.00203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59">
                <text:p>0.00059</text:p>
              </table:table-cell>
              <table:table-cell office:value-type="float" office:value="0.00185">
                <text:p>0.00185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53">
                <text:p>0.00053</text:p>
              </table:table-cell>
              <table:table-cell office:value-type="float" office:value="0.00164">
                <text:p>0.00164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52">
                <text:p>0.00052</text:p>
              </table:table-cell>
              <table:table-cell office:value-type="float" office:value="0.00145">
                <text:p>0.00145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66">
                <text:p>0.00066</text:p>
              </table:table-cell>
              <table:table-cell office:value-type="float" office:value="0.00201">
                <text:p>0.00201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53">
                <text:p>0.00053</text:p>
              </table:table-cell>
              <table:table-cell office:value-type="float" office:value="0.00155">
                <text:p>0.00155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53">
                <text:p>0.00053</text:p>
              </table:table-cell>
              <table:table-cell office:value-type="float" office:value="0.00162">
                <text:p>0.00162</text:p>
              </table:table-cell>
              <table:table-cell office:value-type="float" office:value="0.00148">
                <text:p>0.001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55">
                <text:p>0.00055</text:p>
              </table:table-cell>
              <table:table-cell office:value-type="float" office:value="0.00168">
                <text:p>0.00168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59">
                <text:p>0.00059</text:p>
              </table:table-cell>
              <table:table-cell office:value-type="float" office:value="0.00195">
                <text:p>0.00195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66">
                <text:p>0.00066</text:p>
              </table:table-cell>
              <table:table-cell office:value-type="float" office:value="0.00226">
                <text:p>0.00226</text:p>
              </table:table-cell>
              <table:table-cell office:value-type="float" office:value="0.00179">
                <text:p>0.001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67">
                <text:p>0.00067</text:p>
              </table:table-cell>
              <table:table-cell office:value-type="float" office:value="0.00267">
                <text:p>0.00267</text:p>
              </table:table-cell>
              <table:table-cell office:value-type="float" office:value="0.00197">
                <text:p>0.001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58">
                <text:p>0.00058</text:p>
              </table:table-cell>
              <table:table-cell office:value-type="float" office:value="0.0018">
                <text:p>0.0018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48">
                <text:p>0.00048</text:p>
              </table:table-cell>
              <table:table-cell office:value-type="float" office:value="0.00138">
                <text:p>0.00138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58">
                <text:p>0.00058</text:p>
              </table:table-cell>
              <table:table-cell office:value-type="float" office:value="0.00172">
                <text:p>0.00172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51">
                <text:p>0.00051</text:p>
              </table:table-cell>
              <table:table-cell office:value-type="float" office:value="0.00145">
                <text:p>0.00145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63">
                <text:p>0.00063</text:p>
              </table:table-cell>
              <table:table-cell office:value-type="float" office:value="0.00205">
                <text:p>0.00205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63">
                <text:p>0.00063</text:p>
              </table:table-cell>
              <table:table-cell office:value-type="float" office:value="0.0021">
                <text:p>0.0021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67">
                <text:p>0.00067</text:p>
              </table:table-cell>
              <table:table-cell office:value-type="float" office:value="0.00247">
                <text:p>0.00247</text:p>
              </table:table-cell>
              <table:table-cell office:value-type="float" office:value="0.00215">
                <text:p>0.002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55">
                <text:p>0.00055</text:p>
              </table:table-cell>
              <table:table-cell office:value-type="float" office:value="0.00164">
                <text:p>0.00164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64">
                <text:p>0.00064</text:p>
              </table:table-cell>
              <table:table-cell office:value-type="float" office:value="0.00207">
                <text:p>0.00207</text:p>
              </table:table-cell>
              <table:table-cell office:value-type="float" office:value="0.00182">
                <text:p>0.001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51">
                <text:p>0.00051</text:p>
              </table:table-cell>
              <table:table-cell office:value-type="float" office:value="0.00162">
                <text:p>0.00162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63">
                <text:p>0.00063</text:p>
              </table:table-cell>
              <table:table-cell office:value-type="float" office:value="0.00202">
                <text:p>0.00202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56">
                <text:p>0.00056</text:p>
              </table:table-cell>
              <table:table-cell office:value-type="float" office:value="0.00178">
                <text:p>0.00178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47">
                <text:p>0.00047</text:p>
              </table:table-cell>
              <table:table-cell office:value-type="float" office:value="0.00125">
                <text:p>0.00125</text:p>
              </table:table-cell>
              <table:table-cell office:value-type="float" office:value="0.00113">
                <text:p>0.001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59">
                <text:p>0.00059</text:p>
              </table:table-cell>
              <table:table-cell office:value-type="float" office:value="0.00192">
                <text:p>0.00192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59">
                <text:p>0.00059</text:p>
              </table:table-cell>
              <table:table-cell office:value-type="float" office:value="0.00182">
                <text:p>0.00182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6">
                <text:p>0.0006</text:p>
              </table:table-cell>
              <table:table-cell office:value-type="float" office:value="0.00213">
                <text:p>0.00213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65">
                <text:p>0.00065</text:p>
              </table:table-cell>
              <table:table-cell office:value-type="float" office:value="0.00197">
                <text:p>0.00197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57">
                <text:p>0.00057</text:p>
              </table:table-cell>
              <table:table-cell office:value-type="float" office:value="0.00189">
                <text:p>0.00189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43">
                <text:p>0.00043</text:p>
              </table:table-cell>
              <table:table-cell office:value-type="float" office:value="0.00122">
                <text:p>0.00122</text:p>
              </table:table-cell>
              <table:table-cell office:value-type="float" office:value="0.00108">
                <text:p>0.001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56">
                <text:p>0.00056</text:p>
              </table:table-cell>
              <table:table-cell office:value-type="float" office:value="0.00173">
                <text:p>0.00173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47">
                <text:p>0.00047</text:p>
              </table:table-cell>
              <table:table-cell office:value-type="float" office:value="0.00134">
                <text:p>0.00134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55">
                <text:p>0.00055</text:p>
              </table:table-cell>
              <table:table-cell office:value-type="float" office:value="0.0017">
                <text:p>0.0017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58">
                <text:p>0.00058</text:p>
              </table:table-cell>
              <table:table-cell office:value-type="float" office:value="0.00183">
                <text:p>0.00183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6">
                <text:p>0.0006</text:p>
              </table:table-cell>
              <table:table-cell office:value-type="float" office:value="0.00188">
                <text:p>0.00188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51">
                <text:p>0.00051</text:p>
              </table:table-cell>
              <table:table-cell office:value-type="float" office:value="0.00148">
                <text:p>0.00148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62">
                <text:p>0.00062</text:p>
              </table:table-cell>
              <table:table-cell office:value-type="float" office:value="0.00204">
                <text:p>0.00204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52">
                <text:p>0.00052</text:p>
              </table:table-cell>
              <table:table-cell office:value-type="float" office:value="0.00169">
                <text:p>0.00169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51">
                <text:p>0.00051</text:p>
              </table:table-cell>
              <table:table-cell office:value-type="float" office:value="0.00177">
                <text:p>0.00177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52">
                <text:p>0.00052</text:p>
              </table:table-cell>
              <table:table-cell office:value-type="float" office:value="0.00146">
                <text:p>0.00146</text:p>
              </table:table-cell>
              <table:table-cell office:value-type="float" office:value="0.00127">
                <text:p>0.0012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58">
                <text:p>0.00058</text:p>
              </table:table-cell>
              <table:table-cell office:value-type="float" office:value="0.00197">
                <text:p>0.00197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54">
                <text:p>0.00054</text:p>
              </table:table-cell>
              <table:table-cell office:value-type="float" office:value="0.00151">
                <text:p>0.00151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52">
                <text:p>0.00052</text:p>
              </table:table-cell>
              <table:table-cell office:value-type="float" office:value="0.00156">
                <text:p>0.00156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54">
                <text:p>0.00054</text:p>
              </table:table-cell>
              <table:table-cell office:value-type="float" office:value="0.00165">
                <text:p>0.00165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59">
                <text:p>0.00059</text:p>
              </table:table-cell>
              <table:table-cell office:value-type="float" office:value="0.00193">
                <text:p>0.00193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6">
                <text:p>0.0006</text:p>
              </table:table-cell>
              <table:table-cell office:value-type="float" office:value="0.00194">
                <text:p>0.00194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67">
                <text:p>0.00067</text:p>
              </table:table-cell>
              <table:table-cell office:value-type="float" office:value="0.00223">
                <text:p>0.00223</text:p>
              </table:table-cell>
              <table:table-cell office:value-type="float" office:value="0.00194">
                <text:p>0.001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54">
                <text:p>0.00054</text:p>
              </table:table-cell>
              <table:table-cell office:value-type="float" office:value="0.00152">
                <text:p>0.00152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48">
                <text:p>0.00048</text:p>
              </table:table-cell>
              <table:table-cell office:value-type="float" office:value="0.00136">
                <text:p>0.00136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75">
                <text:p>0.00075</text:p>
              </table:table-cell>
              <table:table-cell office:value-type="float" office:value="0.0019">
                <text:p>0.0019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83">
                <text:p>0.00083</text:p>
              </table:table-cell>
              <table:table-cell office:value-type="float" office:value="0.00192">
                <text:p>0.00192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78">
                <text:p>0.00078</text:p>
              </table:table-cell>
              <table:table-cell office:value-type="float" office:value="0.00241">
                <text:p>0.00241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83">
                <text:p>0.00083</text:p>
              </table:table-cell>
              <table:table-cell office:value-type="float" office:value="0.00278">
                <text:p>0.00278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103">
                <text:p>0.00103</text:p>
              </table:table-cell>
              <table:table-cell office:value-type="float" office:value="0.00291">
                <text:p>0.00291</text:p>
              </table:table-cell>
              <table:table-cell office:value-type="float" office:value="0.00202">
                <text:p>0.002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72">
                <text:p>0.00072</text:p>
              </table:table-cell>
              <table:table-cell office:value-type="float" office:value="0.00181">
                <text:p>0.00181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72">
                <text:p>0.00072</text:p>
              </table:table-cell>
              <table:table-cell office:value-type="float" office:value="0.00194">
                <text:p>0.00194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69">
                <text:p>0.00069</text:p>
              </table:table-cell>
              <table:table-cell office:value-type="float" office:value="0.0017">
                <text:p>0.0017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81">
                <text:p>0.00081</text:p>
              </table:table-cell>
              <table:table-cell office:value-type="float" office:value="0.00225">
                <text:p>0.00225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75">
                <text:p>0.00075</text:p>
              </table:table-cell>
              <table:table-cell office:value-type="float" office:value="0.00201">
                <text:p>0.00201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63">
                <text:p>0.00063</text:p>
              </table:table-cell>
              <table:table-cell office:value-type="float" office:value="0.00145">
                <text:p>0.00145</text:p>
              </table:table-cell>
              <table:table-cell office:value-type="float" office:value="0.00124">
                <text:p>0.001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79">
                <text:p>0.00079</text:p>
              </table:table-cell>
              <table:table-cell office:value-type="float" office:value="0.00214">
                <text:p>0.00214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54">
                <text:p>0.00054</text:p>
              </table:table-cell>
              <table:table-cell office:value-type="float" office:value="0.00149">
                <text:p>0.00149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78">
                <text:p>0.00078</text:p>
              </table:table-cell>
              <table:table-cell office:value-type="float" office:value="0.00242">
                <text:p>0.00242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58">
                <text:p>0.00058</text:p>
              </table:table-cell>
              <table:table-cell office:value-type="float" office:value="0.00162">
                <text:p>0.00162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63">
                <text:p>0.00063</text:p>
              </table:table-cell>
              <table:table-cell office:value-type="float" office:value="0.00184">
                <text:p>0.00184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47">
                <text:p>0.00047</text:p>
              </table:table-cell>
              <table:table-cell office:value-type="float" office:value="0.00115">
                <text:p>0.00115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62">
                <text:p>0.00062</text:p>
              </table:table-cell>
              <table:table-cell office:value-type="float" office:value="0.0018">
                <text:p>0.0018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53">
                <text:p>0.00053</text:p>
              </table:table-cell>
              <table:table-cell office:value-type="float" office:value="0.00137">
                <text:p>0.00137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63">
                <text:p>0.00063</text:p>
              </table:table-cell>
              <table:table-cell office:value-type="float" office:value="0.0017">
                <text:p>0.0017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63">
                <text:p>0.00063</text:p>
              </table:table-cell>
              <table:table-cell office:value-type="float" office:value="0.00237">
                <text:p>0.00237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64">
                <text:p>0.00064</text:p>
              </table:table-cell>
              <table:table-cell office:value-type="float" office:value="0.00202">
                <text:p>0.00202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55">
                <text:p>0.00055</text:p>
              </table:table-cell>
              <table:table-cell office:value-type="float" office:value="0.00153">
                <text:p>0.00153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69">
                <text:p>0.00069</text:p>
              </table:table-cell>
              <table:table-cell office:value-type="float" office:value="0.00223">
                <text:p>0.00223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68">
                <text:p>0.00068</text:p>
              </table:table-cell>
              <table:table-cell office:value-type="float" office:value="0.00192">
                <text:p>0.00192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57">
                <text:p>0.00057</text:p>
              </table:table-cell>
              <table:table-cell office:value-type="float" office:value="0.00162">
                <text:p>0.00162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56">
                <text:p>0.00056</text:p>
              </table:table-cell>
              <table:table-cell office:value-type="float" office:value="0.00145">
                <text:p>0.00145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64">
                <text:p>0.00064</text:p>
              </table:table-cell>
              <table:table-cell office:value-type="float" office:value="0.00189">
                <text:p>0.00189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58">
                <text:p>0.00058</text:p>
              </table:table-cell>
              <table:table-cell office:value-type="float" office:value="0.00153">
                <text:p>0.00153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58">
                <text:p>0.00058</text:p>
              </table:table-cell>
              <table:table-cell office:value-type="float" office:value="0.00163">
                <text:p>0.00163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61">
                <text:p>0.00061</text:p>
              </table:table-cell>
              <table:table-cell office:value-type="float" office:value="0.0017">
                <text:p>0.0017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66">
                <text:p>0.00066</text:p>
              </table:table-cell>
              <table:table-cell office:value-type="float" office:value="0.00213">
                <text:p>0.00213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76">
                <text:p>0.00076</text:p>
              </table:table-cell>
              <table:table-cell office:value-type="float" office:value="0.00229">
                <text:p>0.00229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84">
                <text:p>0.00084</text:p>
              </table:table-cell>
              <table:table-cell office:value-type="float" office:value="0.00253">
                <text:p>0.00253</text:p>
              </table:table-cell>
              <table:table-cell office:value-type="float" office:value="0.00194">
                <text:p>0.0019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64">
                <text:p>0.00064</text:p>
              </table:table-cell>
              <table:table-cell office:value-type="float" office:value="0.0018">
                <text:p>0.0018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59">
                <text:p>0.00059</text:p>
              </table:table-cell>
              <table:table-cell office:value-type="float" office:value="0.0017">
                <text:p>0.0017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46">
                <text:p>0.00046</text:p>
              </table:table-cell>
              <table:table-cell office:value-type="float" office:value="0.00148">
                <text:p>0.00148</text:p>
              </table:table-cell>
              <table:table-cell office:value-type="float" office:value="0.00116">
                <text:p>0.001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51">
                <text:p>0.00051</text:p>
              </table:table-cell>
              <table:table-cell office:value-type="float" office:value="0.00156">
                <text:p>0.00156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56">
                <text:p>0.00056</text:p>
              </table:table-cell>
              <table:table-cell office:value-type="float" office:value="0.00173">
                <text:p>0.00173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6">
                <text:p>0.0006</text:p>
              </table:table-cell>
              <table:table-cell office:value-type="float" office:value="0.002">
                <text:p>0.002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64">
                <text:p>0.00064</text:p>
              </table:table-cell>
              <table:table-cell office:value-type="float" office:value="0.00233">
                <text:p>0.00233</text:p>
              </table:table-cell>
              <table:table-cell office:value-type="float" office:value="0.00203">
                <text:p>0.002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53">
                <text:p>0.00053</text:p>
              </table:table-cell>
              <table:table-cell office:value-type="float" office:value="0.00157">
                <text:p>0.00157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52">
                <text:p>0.00052</text:p>
              </table:table-cell>
              <table:table-cell office:value-type="float" office:value="0.00159">
                <text:p>0.00159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61">
                <text:p>0.00061</text:p>
              </table:table-cell>
              <table:table-cell office:value-type="float" office:value="0.00214">
                <text:p>0.00214</text:p>
              </table:table-cell>
              <table:table-cell office:value-type="float" office:value="0.00184">
                <text:p>0.001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61">
                <text:p>0.00061</text:p>
              </table:table-cell>
              <table:table-cell office:value-type="float" office:value="0.0022">
                <text:p>0.0022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58">
                <text:p>0.00058</text:p>
              </table:table-cell>
              <table:table-cell office:value-type="float" office:value="0.00185">
                <text:p>0.00185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51">
                <text:p>0.00051</text:p>
              </table:table-cell>
              <table:table-cell office:value-type="float" office:value="0.0014">
                <text:p>0.0014</text:p>
              </table:table-cell>
              <table:table-cell office:value-type="float" office:value="0.00116">
                <text:p>0.001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65">
                <text:p>0.00065</text:p>
              </table:table-cell>
              <table:table-cell office:value-type="float" office:value="0.00208">
                <text:p>0.00208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52">
                <text:p>0.00052</text:p>
              </table:table-cell>
              <table:table-cell office:value-type="float" office:value="0.00152">
                <text:p>0.00152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57">
                <text:p>0.00057</text:p>
              </table:table-cell>
              <table:table-cell office:value-type="float" office:value="0.00194">
                <text:p>0.00194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51">
                <text:p>0.00051</text:p>
              </table:table-cell>
              <table:table-cell office:value-type="float" office:value="0.00157">
                <text:p>0.00157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56">
                <text:p>0.00056</text:p>
              </table:table-cell>
              <table:table-cell office:value-type="float" office:value="0.00182">
                <text:p>0.00182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42">
                <text:p>0.00042</text:p>
              </table:table-cell>
              <table:table-cell office:value-type="float" office:value="0.00116">
                <text:p>0.00116</text:p>
              </table:table-cell>
              <table:table-cell office:value-type="float" office:value="0.00104">
                <text:p>0.001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53">
                <text:p>0.00053</text:p>
              </table:table-cell>
              <table:table-cell office:value-type="float" office:value="0.00171">
                <text:p>0.00171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47">
                <text:p>0.00047</text:p>
              </table:table-cell>
              <table:table-cell office:value-type="float" office:value="0.00132">
                <text:p>0.00132</text:p>
              </table:table-cell>
              <table:table-cell office:value-type="float" office:value="0.00127">
                <text:p>0.0012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52">
                <text:p>0.00052</text:p>
              </table:table-cell>
              <table:table-cell office:value-type="float" office:value="0.00166">
                <text:p>0.00166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57">
                <text:p>0.00057</text:p>
              </table:table-cell>
              <table:table-cell office:value-type="float" office:value="0.00184">
                <text:p>0.00184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61">
                <text:p>0.00061</text:p>
              </table:table-cell>
              <table:table-cell office:value-type="float" office:value="0.00186">
                <text:p>0.00186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49">
                <text:p>0.00049</text:p>
              </table:table-cell>
              <table:table-cell office:value-type="float" office:value="0.00151">
                <text:p>0.00151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59">
                <text:p>0.00059</text:p>
              </table:table-cell>
              <table:table-cell office:value-type="float" office:value="0.00207">
                <text:p>0.00207</text:p>
              </table:table-cell>
              <table:table-cell office:value-type="float" office:value="0.00179">
                <text:p>0.001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55">
                <text:p>0.00055</text:p>
              </table:table-cell>
              <table:table-cell office:value-type="float" office:value="0.00175">
                <text:p>0.00175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51">
                <text:p>0.00051</text:p>
              </table:table-cell>
              <table:table-cell office:value-type="float" office:value="0.00165">
                <text:p>0.00165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49">
                <text:p>0.00049</text:p>
              </table:table-cell>
              <table:table-cell office:value-type="float" office:value="0.00139">
                <text:p>0.00139</text:p>
              </table:table-cell>
              <table:table-cell office:value-type="float" office:value="0.00127">
                <text:p>0.001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57">
                <text:p>0.00057</text:p>
              </table:table-cell>
              <table:table-cell office:value-type="float" office:value="0.00193">
                <text:p>0.00193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51">
                <text:p>0.00051</text:p>
              </table:table-cell>
              <table:table-cell office:value-type="float" office:value="0.00153">
                <text:p>0.00153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5">
                <text:p>0.0005</text:p>
              </table:table-cell>
              <table:table-cell office:value-type="float" office:value="0.00156">
                <text:p>0.00156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54">
                <text:p>0.00054</text:p>
              </table:table-cell>
              <table:table-cell office:value-type="float" office:value="0.00169">
                <text:p>0.00169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61">
                <text:p>0.00061</text:p>
              </table:table-cell>
              <table:table-cell office:value-type="float" office:value="0.00192">
                <text:p>0.00192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57">
                <text:p>0.00057</text:p>
              </table:table-cell>
              <table:table-cell office:value-type="float" office:value="0.0021">
                <text:p>0.0021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74">
                <text:p>0.00074</text:p>
              </table:table-cell>
              <table:table-cell office:value-type="float" office:value="0.00249">
                <text:p>0.00249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5">
                <text:p>0.0005</text:p>
              </table:table-cell>
              <table:table-cell office:value-type="float" office:value="0.00148">
                <text:p>0.00148</text:p>
              </table:table-cell>
              <table:table-cell office:value-type="float" office:value="0.00148">
                <text:p>0.0014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48">
                <text:p>0.00048</text:p>
              </table:table-cell>
              <table:table-cell office:value-type="float" office:value="0.00135">
                <text:p>0.00135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71">
                <text:p>0.00071</text:p>
              </table:table-cell>
              <table:table-cell office:value-type="float" office:value="0.00184">
                <text:p>0.00184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66">
                <text:p>0.00066</text:p>
              </table:table-cell>
              <table:table-cell office:value-type="float" office:value="0.00161">
                <text:p>0.00161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79">
                <text:p>0.00079</text:p>
              </table:table-cell>
              <table:table-cell office:value-type="float" office:value="0.00209">
                <text:p>0.00209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8">
                <text:p>0.0008</text:p>
              </table:table-cell>
              <table:table-cell office:value-type="float" office:value="0.00223">
                <text:p>0.00223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87">
                <text:p>0.00087</text:p>
              </table:table-cell>
              <table:table-cell office:value-type="float" office:value="0.00264">
                <text:p>0.00264</text:p>
              </table:table-cell>
              <table:table-cell office:value-type="float" office:value="0.00203">
                <text:p>0.002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69">
                <text:p>0.00069</text:p>
              </table:table-cell>
              <table:table-cell office:value-type="float" office:value="0.00175">
                <text:p>0.00175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67">
                <text:p>0.00067</text:p>
              </table:table-cell>
              <table:table-cell office:value-type="float" office:value="0.00173">
                <text:p>0.00173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87">
                <text:p>0.00087</text:p>
              </table:table-cell>
              <table:table-cell office:value-type="float" office:value="0.00281">
                <text:p>0.00281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67">
                <text:p>0.00067</text:p>
              </table:table-cell>
              <table:table-cell office:value-type="float" office:value="0.00169">
                <text:p>0.00169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53">
                <text:p>0.00053</text:p>
              </table:table-cell>
              <table:table-cell office:value-type="float" office:value="0.00158">
                <text:p>0.00158</text:p>
              </table:table-cell>
              <table:table-cell office:value-type="float" office:value="0.00126">
                <text:p>0.0012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5">
                <text:p>0.0005</text:p>
              </table:table-cell>
              <table:table-cell office:value-type="float" office:value="0.00141">
                <text:p>0.00141</text:p>
              </table:table-cell>
              <table:table-cell office:value-type="float" office:value="0.00116">
                <text:p>0.001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67">
                <text:p>0.00067</text:p>
              </table:table-cell>
              <table:table-cell office:value-type="float" office:value="0.00192">
                <text:p>0.00192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56">
                <text:p>0.00056</text:p>
              </table:table-cell>
              <table:table-cell office:value-type="float" office:value="0.00154">
                <text:p>0.00154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68">
                <text:p>0.00068</text:p>
              </table:table-cell>
              <table:table-cell office:value-type="float" office:value="0.00195">
                <text:p>0.00195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56">
                <text:p>0.00056</text:p>
              </table:table-cell>
              <table:table-cell office:value-type="float" office:value="0.00156">
                <text:p>0.00156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6">
                <text:p>0.0006</text:p>
              </table:table-cell>
              <table:table-cell office:value-type="float" office:value="0.00178">
                <text:p>0.00178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51">
                <text:p>0.00051</text:p>
              </table:table-cell>
              <table:table-cell office:value-type="float" office:value="0.00118">
                <text:p>0.00118</text:p>
              </table:table-cell>
              <table:table-cell office:value-type="float" office:value="0.00107">
                <text:p>0.0010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62">
                <text:p>0.00062</text:p>
              </table:table-cell>
              <table:table-cell office:value-type="float" office:value="0.00181">
                <text:p>0.00181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67">
                <text:p>0.00067</text:p>
              </table:table-cell>
              <table:table-cell office:value-type="float" office:value="0.0016">
                <text:p>0.0016</text:p>
              </table:table-cell>
              <table:table-cell office:value-type="float" office:value="0.00122">
                <text:p>0.001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61">
                <text:p>0.00061</text:p>
              </table:table-cell>
              <table:table-cell office:value-type="float" office:value="0.0017">
                <text:p>0.0017</text:p>
              </table:table-cell>
              <table:table-cell office:value-type="float" office:value="0.00159">
                <text:p>0.0015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66">
                <text:p>0.00066</text:p>
              </table:table-cell>
              <table:table-cell office:value-type="float" office:value="0.00189">
                <text:p>0.00189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64">
                <text:p>0.00064</text:p>
              </table:table-cell>
              <table:table-cell office:value-type="float" office:value="0.00195">
                <text:p>0.00195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6">
                <text:p>0.0006</text:p>
              </table:table-cell>
              <table:table-cell office:value-type="float" office:value="0.00161">
                <text:p>0.00161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67">
                <text:p>0.00067</text:p>
              </table:table-cell>
              <table:table-cell office:value-type="float" office:value="0.00223">
                <text:p>0.00223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62">
                <text:p>0.00062</text:p>
              </table:table-cell>
              <table:table-cell office:value-type="float" office:value="0.00184">
                <text:p>0.00184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59">
                <text:p>0.00059</text:p>
              </table:table-cell>
              <table:table-cell office:value-type="float" office:value="0.00165">
                <text:p>0.00165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54">
                <text:p>0.00054</text:p>
              </table:table-cell>
              <table:table-cell office:value-type="float" office:value="0.0014">
                <text:p>0.0014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62">
                <text:p>0.00062</text:p>
              </table:table-cell>
              <table:table-cell office:value-type="float" office:value="0.00183">
                <text:p>0.00183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57">
                <text:p>0.00057</text:p>
              </table:table-cell>
              <table:table-cell office:value-type="float" office:value="0.00154">
                <text:p>0.00154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56">
                <text:p>0.00056</text:p>
              </table:table-cell>
              <table:table-cell office:value-type="float" office:value="0.00156">
                <text:p>0.00156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61">
                <text:p>0.00061</text:p>
              </table:table-cell>
              <table:table-cell office:value-type="float" office:value="0.00171">
                <text:p>0.00171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62">
                <text:p>0.00062</text:p>
              </table:table-cell>
              <table:table-cell office:value-type="float" office:value="0.00185">
                <text:p>0.00185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66">
                <text:p>0.00066</text:p>
              </table:table-cell>
              <table:table-cell office:value-type="float" office:value="0.00212">
                <text:p>0.00212</text:p>
              </table:table-cell>
              <table:table-cell office:value-type="float" office:value="0.00185">
                <text:p>0.001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72">
                <text:p>0.00072</text:p>
              </table:table-cell>
              <table:table-cell office:value-type="float" office:value="0.00227">
                <text:p>0.00227</text:p>
              </table:table-cell>
              <table:table-cell office:value-type="float" office:value="0.00208">
                <text:p>0.0020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6">
                <text:p>0.0006</text:p>
              </table:table-cell>
              <table:table-cell office:value-type="float" office:value="0.00163">
                <text:p>0.00163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53">
                <text:p>0.00053</text:p>
              </table:table-cell>
              <table:table-cell office:value-type="float" office:value="0.00153">
                <text:p>0.00153</text:p>
              </table:table-cell>
              <table:table-cell office:value-type="float" office:value="0.00131">
                <text:p>0.0013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68">
                <text:p>0.00068</text:p>
              </table:table-cell>
              <table:table-cell office:value-type="float" office:value="0.00182">
                <text:p>0.00182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62">
                <text:p>0.00062</text:p>
              </table:table-cell>
              <table:table-cell office:value-type="float" office:value="0.00157">
                <text:p>0.00157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72">
                <text:p>0.00072</text:p>
              </table:table-cell>
              <table:table-cell office:value-type="float" office:value="0.00199">
                <text:p>0.00199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75">
                <text:p>0.00075</text:p>
              </table:table-cell>
              <table:table-cell office:value-type="float" office:value="0.00219">
                <text:p>0.00219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82">
                <text:p>0.00082</text:p>
              </table:table-cell>
              <table:table-cell office:value-type="float" office:value="0.00259">
                <text:p>0.00259</text:p>
              </table:table-cell>
              <table:table-cell office:value-type="float" office:value="0.00201">
                <text:p>0.002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66">
                <text:p>0.00066</text:p>
              </table:table-cell>
              <table:table-cell office:value-type="float" office:value="0.00189">
                <text:p>0.00189</text:p>
              </table:table-cell>
              <table:table-cell office:value-type="float" office:value="0.00148">
                <text:p>0.001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067">
                <text:p>0.00067</text:p>
              </table:table-cell>
              <table:table-cell office:value-type="float" office:value="0.00173">
                <text:p>0.00173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79">
                <text:p>0.00079</text:p>
              </table:table-cell>
              <table:table-cell office:value-type="float" office:value="0.00229">
                <text:p>0.00229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62">
                <text:p>0.00062</text:p>
              </table:table-cell>
              <table:table-cell office:value-type="float" office:value="0.00197">
                <text:p>0.00197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74">
                <text:p>0.00074</text:p>
              </table:table-cell>
              <table:table-cell office:value-type="float" office:value="0.0021">
                <text:p>0.0021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58">
                <text:p>0.00058</text:p>
              </table:table-cell>
              <table:table-cell office:value-type="float" office:value="0.00136">
                <text:p>0.00136</text:p>
              </table:table-cell>
              <table:table-cell office:value-type="float" office:value="0.00116">
                <text:p>0.001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72">
                <text:p>0.00072</text:p>
              </table:table-cell>
              <table:table-cell office:value-type="float" office:value="0.00207">
                <text:p>0.00207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62">
                <text:p>0.00062</text:p>
              </table:table-cell>
              <table:table-cell office:value-type="float" office:value="0.00163">
                <text:p>0.00163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74">
                <text:p>0.00074</text:p>
              </table:table-cell>
              <table:table-cell office:value-type="float" office:value="0.00209">
                <text:p>0.00209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98">
                <text:p>0.00098</text:p>
              </table:table-cell>
              <table:table-cell office:value-type="float" office:value="0.0031">
                <text:p>0.0031</text:p>
              </table:table-cell>
              <table:table-cell office:value-type="float" office:value="0.00213">
                <text:p>0.002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84">
                <text:p>0.00084</text:p>
              </table:table-cell>
              <table:table-cell office:value-type="float" office:value="0.00275">
                <text:p>0.00275</text:p>
              </table:table-cell>
              <table:table-cell office:value-type="float" office:value="0.00216">
                <text:p>0.0021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63">
                <text:p>0.00063</text:p>
              </table:table-cell>
              <table:table-cell office:value-type="float" office:value="0.00169">
                <text:p>0.00169</text:p>
              </table:table-cell>
              <table:table-cell office:value-type="float" office:value="0.00121">
                <text:p>0.0012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71">
                <text:p>0.00071</text:p>
              </table:table-cell>
              <table:table-cell office:value-type="float" office:value="0.00215">
                <text:p>0.00215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55">
                <text:p>0.00055</text:p>
              </table:table-cell>
              <table:table-cell office:value-type="float" office:value="0.00156">
                <text:p>0.00156</text:p>
              </table:table-cell>
              <table:table-cell office:value-type="float" office:value="0.00132">
                <text:p>0.001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61">
                <text:p>0.00061</text:p>
              </table:table-cell>
              <table:table-cell office:value-type="float" office:value="0.00187">
                <text:p>0.00187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61">
                <text:p>0.00061</text:p>
              </table:table-cell>
              <table:table-cell office:value-type="float" office:value="0.0019">
                <text:p>0.0019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6">
                <text:p>0.0006</text:p>
              </table:table-cell>
              <table:table-cell office:value-type="float" office:value="0.00184">
                <text:p>0.00184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52">
                <text:p>0.00052</text:p>
              </table:table-cell>
              <table:table-cell office:value-type="float" office:value="0.00146">
                <text:p>0.00146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64">
                <text:p>0.00064</text:p>
              </table:table-cell>
              <table:table-cell office:value-type="float" office:value="0.00206">
                <text:p>0.00206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59">
                <text:p>0.00059</text:p>
              </table:table-cell>
              <table:table-cell office:value-type="float" office:value="0.0018">
                <text:p>0.0018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54">
                <text:p>0.00054</text:p>
              </table:table-cell>
              <table:table-cell office:value-type="float" office:value="0.0016">
                <text:p>0.0016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51">
                <text:p>0.00051</text:p>
              </table:table-cell>
              <table:table-cell office:value-type="float" office:value="0.00141">
                <text:p>0.00141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065">
                <text:p>0.00065</text:p>
              </table:table-cell>
              <table:table-cell office:value-type="float" office:value="0.00186">
                <text:p>0.00186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54">
                <text:p>0.00054</text:p>
              </table:table-cell>
              <table:table-cell office:value-type="float" office:value="0.0016">
                <text:p>0.0016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6">
                <text:p>0.0006</text:p>
              </table:table-cell>
              <table:table-cell office:value-type="float" office:value="0.00167">
                <text:p>0.00167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57">
                <text:p>0.00057</text:p>
              </table:table-cell>
              <table:table-cell office:value-type="float" office:value="0.00167">
                <text:p>0.00167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63">
                <text:p>0.00063</text:p>
              </table:table-cell>
              <table:table-cell office:value-type="float" office:value="0.00202">
                <text:p>0.00202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72">
                <text:p>0.00072</text:p>
              </table:table-cell>
              <table:table-cell office:value-type="float" office:value="0.00233">
                <text:p>0.00233</text:p>
              </table:table-cell>
              <table:table-cell office:value-type="float" office:value="0.00179">
                <text:p>0.0017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66">
                <text:p>0.00066</text:p>
              </table:table-cell>
              <table:table-cell office:value-type="float" office:value="0.00224">
                <text:p>0.00224</text:p>
              </table:table-cell>
              <table:table-cell office:value-type="float" office:value="0.00194">
                <text:p>0.0019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73">
                <text:p>0.00073</text:p>
              </table:table-cell>
              <table:table-cell office:value-type="float" office:value="0.0027">
                <text:p>0.0027</text:p>
              </table:table-cell>
              <table:table-cell office:value-type="float" office:value="0.00185">
                <text:p>0.001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78">
                <text:p>0.00078</text:p>
              </table:table-cell>
              <table:table-cell office:value-type="float" office:value="0.0022">
                <text:p>0.0022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75">
                <text:p>0.00075</text:p>
              </table:table-cell>
              <table:table-cell office:value-type="float" office:value="0.00231">
                <text:p>0.00231</text:p>
              </table:table-cell>
              <table:table-cell office:value-type="float" office:value="0.00185">
                <text:p>0.0018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71">
                <text:p>0.00071</text:p>
              </table:table-cell>
              <table:table-cell office:value-type="float" office:value="0.00192">
                <text:p>0.00192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75">
                <text:p>0.00075</text:p>
              </table:table-cell>
              <table:table-cell office:value-type="float" office:value="0.00225">
                <text:p>0.00225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73">
                <text:p>0.00073</text:p>
              </table:table-cell>
              <table:table-cell office:value-type="float" office:value="0.00229">
                <text:p>0.00229</text:p>
              </table:table-cell>
              <table:table-cell office:value-type="float" office:value="0.00189">
                <text:p>0.0018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72">
                <text:p>0.00072</text:p>
              </table:table-cell>
              <table:table-cell office:value-type="float" office:value="0.00265">
                <text:p>0.00265</text:p>
              </table:table-cell>
              <table:table-cell office:value-type="float" office:value="0.00218">
                <text:p>0.002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06">
                <text:p>0.0006</text:p>
              </table:table-cell>
              <table:table-cell office:value-type="float" office:value="0.00168">
                <text:p>0.00168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57">
                <text:p>0.00057</text:p>
              </table:table-cell>
              <table:table-cell office:value-type="float" office:value="0.00158">
                <text:p>0.00158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066">
                <text:p>0.00066</text:p>
              </table:table-cell>
              <table:table-cell office:value-type="float" office:value="0.00214">
                <text:p>0.00214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055">
                <text:p>0.00055</text:p>
              </table:table-cell>
              <table:table-cell office:value-type="float" office:value="0.00155">
                <text:p>0.00155</text:p>
              </table:table-cell>
              <table:table-cell office:value-type="float" office:value="0.00132">
                <text:p>0.0013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64">
                <text:p>0.00064</text:p>
              </table:table-cell>
              <table:table-cell office:value-type="float" office:value="0.00198">
                <text:p>0.00198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6">
                <text:p>0.0006</text:p>
              </table:table-cell>
              <table:table-cell office:value-type="float" office:value="0.00177">
                <text:p>0.0017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63">
                <text:p>0.00063</text:p>
              </table:table-cell>
              <table:table-cell office:value-type="float" office:value="0.00207">
                <text:p>0.00207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56">
                <text:p>0.00056</text:p>
              </table:table-cell>
              <table:table-cell office:value-type="float" office:value="0.00155">
                <text:p>0.00155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75">
                <text:p>0.00075</text:p>
              </table:table-cell>
              <table:table-cell office:value-type="float" office:value="0.00243">
                <text:p>0.00243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56">
                <text:p>0.00056</text:p>
              </table:table-cell>
              <table:table-cell office:value-type="float" office:value="0.00158">
                <text:p>0.00158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075">
                <text:p>0.00075</text:p>
              </table:table-cell>
              <table:table-cell office:value-type="float" office:value="0.00218">
                <text:p>0.00218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77">
                <text:p>0.00077</text:p>
              </table:table-cell>
              <table:table-cell office:value-type="float" office:value="0.00198">
                <text:p>0.00198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72">
                <text:p>0.00072</text:p>
              </table:table-cell>
              <table:table-cell office:value-type="float" office:value="0.00257">
                <text:p>0.00257</text:p>
              </table:table-cell>
              <table:table-cell office:value-type="float" office:value="0.00201">
                <text:p>0.002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57">
                <text:p>0.00057</text:p>
              </table:table-cell>
              <table:table-cell office:value-type="float" office:value="0.00184">
                <text:p>0.00184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63">
                <text:p>0.00063</text:p>
              </table:table-cell>
              <table:table-cell office:value-type="float" office:value="0.00207">
                <text:p>0.00207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062">
                <text:p>0.00062</text:p>
              </table:table-cell>
              <table:table-cell office:value-type="float" office:value="0.00219">
                <text:p>0.00219</text:p>
              </table:table-cell>
              <table:table-cell office:value-type="float" office:value="0.00182">
                <text:p>0.0018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59">
                <text:p>0.00059</text:p>
              </table:table-cell>
              <table:table-cell office:value-type="float" office:value="0.00206">
                <text:p>0.00206</text:p>
              </table:table-cell>
              <table:table-cell office:value-type="float" office:value="0.00184">
                <text:p>0.0018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52">
                <text:p>0.00052</text:p>
              </table:table-cell>
              <table:table-cell office:value-type="float" office:value="0.00165">
                <text:p>0.00165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58">
                <text:p>0.00058</text:p>
              </table:table-cell>
              <table:table-cell office:value-type="float" office:value="0.00213">
                <text:p>0.00213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59">
                <text:p>0.00059</text:p>
              </table:table-cell>
              <table:table-cell office:value-type="float" office:value="0.00213">
                <text:p>0.00213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48">
                <text:p>0.00048</text:p>
              </table:table-cell>
              <table:table-cell office:value-type="float" office:value="0.00153">
                <text:p>0.00153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45">
                <text:p>0.00045</text:p>
              </table:table-cell>
              <table:table-cell office:value-type="float" office:value="0.00152">
                <text:p>0.00152</text:p>
              </table:table-cell>
              <table:table-cell office:value-type="float" office:value="0.00132">
                <text:p>0.0013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52">
                <text:p>0.00052</text:p>
              </table:table-cell>
              <table:table-cell office:value-type="float" office:value="0.00179">
                <text:p>0.00179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47">
                <text:p>0.00047</text:p>
              </table:table-cell>
              <table:table-cell office:value-type="float" office:value="0.00146">
                <text:p>0.00146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47">
                <text:p>0.00047</text:p>
              </table:table-cell>
              <table:table-cell office:value-type="float" office:value="0.00151">
                <text:p>0.00151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5">
                <text:p>0.0005</text:p>
              </table:table-cell>
              <table:table-cell office:value-type="float" office:value="0.00163">
                <text:p>0.00163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53">
                <text:p>0.00053</text:p>
              </table:table-cell>
              <table:table-cell office:value-type="float" office:value="0.00194">
                <text:p>0.00194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53">
                <text:p>0.00053</text:p>
              </table:table-cell>
              <table:table-cell office:value-type="float" office:value="0.0019">
                <text:p>0.0019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58">
                <text:p>0.00058</text:p>
              </table:table-cell>
              <table:table-cell office:value-type="float" office:value="0.00216">
                <text:p>0.00216</text:p>
              </table:table-cell>
              <table:table-cell office:value-type="float" office:value="0.00198">
                <text:p>0.0019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43">
                <text:p>0.00043</text:p>
              </table:table-cell>
              <table:table-cell office:value-type="float" office:value="0.00146">
                <text:p>0.00146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47">
                <text:p>0.00047</text:p>
              </table:table-cell>
              <table:table-cell office:value-type="float" office:value="0.00139">
                <text:p>0.00139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85">
                <text:p>0.00085</text:p>
              </table:table-cell>
              <table:table-cell office:value-type="float" office:value="0.00209">
                <text:p>0.00209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65">
                <text:p>0.00065</text:p>
              </table:table-cell>
              <table:table-cell office:value-type="float" office:value="0.00162">
                <text:p>0.00162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75">
                <text:p>0.00075</text:p>
              </table:table-cell>
              <table:table-cell office:value-type="float" office:value="0.00204">
                <text:p>0.00204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84">
                <text:p>0.00084</text:p>
              </table:table-cell>
              <table:table-cell office:value-type="float" office:value="0.00231">
                <text:p>0.00231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84">
                <text:p>0.00084</text:p>
              </table:table-cell>
              <table:table-cell office:value-type="float" office:value="0.0026">
                <text:p>0.002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67">
                <text:p>0.00067</text:p>
              </table:table-cell>
              <table:table-cell office:value-type="float" office:value="0.00174">
                <text:p>0.00174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66">
                <text:p>0.00066</text:p>
              </table:table-cell>
              <table:table-cell office:value-type="float" office:value="0.00168">
                <text:p>0.00168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79">
                <text:p>0.00079</text:p>
              </table:table-cell>
              <table:table-cell office:value-type="float" office:value="0.00232">
                <text:p>0.00232</text:p>
              </table:table-cell>
              <table:table-cell office:value-type="float" office:value="0.00187">
                <text:p>0.0018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69">
                <text:p>0.00069</text:p>
              </table:table-cell>
              <table:table-cell office:value-type="float" office:value="0.00175">
                <text:p>0.00175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8">
                <text:p>0.0008</text:p>
              </table:table-cell>
              <table:table-cell office:value-type="float" office:value="0.00272">
                <text:p>0.00272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7">
                <text:p>0.0007</text:p>
              </table:table-cell>
              <table:table-cell office:value-type="float" office:value="0.00218">
                <text:p>0.00218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62">
                <text:p>0.00062</text:p>
              </table:table-cell>
              <table:table-cell office:value-type="float" office:value="0.00138">
                <text:p>0.00138</text:p>
              </table:table-cell>
              <table:table-cell office:value-type="float" office:value="0.00115">
                <text:p>0.001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82">
                <text:p>0.00082</text:p>
              </table:table-cell>
              <table:table-cell office:value-type="float" office:value="0.00216">
                <text:p>0.00216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76">
                <text:p>0.00076</text:p>
              </table:table-cell>
              <table:table-cell office:value-type="float" office:value="0.00235">
                <text:p>0.00235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52">
                <text:p>0.00052</text:p>
              </table:table-cell>
              <table:table-cell office:value-type="float" office:value="0.00148">
                <text:p>0.00148</text:p>
              </table:table-cell>
              <table:table-cell office:value-type="float" office:value="0.00113">
                <text:p>0.001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64">
                <text:p>0.00064</text:p>
              </table:table-cell>
              <table:table-cell office:value-type="float" office:value="0.0019">
                <text:p>0.0019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45">
                <text:p>0.00045</text:p>
              </table:table-cell>
              <table:table-cell office:value-type="float" office:value="0.00118">
                <text:p>0.00118</text:p>
              </table:table-cell>
              <table:table-cell office:value-type="float" office:value="0.00111">
                <text:p>0.0011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6">
                <text:p>0.0006</text:p>
              </table:table-cell>
              <table:table-cell office:value-type="float" office:value="0.00174">
                <text:p>0.00174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52">
                <text:p>0.00052</text:p>
              </table:table-cell>
              <table:table-cell office:value-type="float" office:value="0.00134">
                <text:p>0.00134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76">
                <text:p>0.00076</text:p>
              </table:table-cell>
              <table:table-cell office:value-type="float" office:value="0.00238">
                <text:p>0.00238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64">
                <text:p>0.00064</text:p>
              </table:table-cell>
              <table:table-cell office:value-type="float" office:value="0.00189">
                <text:p>0.00189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66">
                <text:p>0.00066</text:p>
              </table:table-cell>
              <table:table-cell office:value-type="float" office:value="0.00201">
                <text:p>0.00201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54">
                <text:p>0.00054</text:p>
              </table:table-cell>
              <table:table-cell office:value-type="float" office:value="0.00147">
                <text:p>0.00147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71">
                <text:p>0.00071</text:p>
              </table:table-cell>
              <table:table-cell office:value-type="float" office:value="0.00215">
                <text:p>0.00215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75">
                <text:p>0.00075</text:p>
              </table:table-cell>
              <table:table-cell office:value-type="float" office:value="0.00216">
                <text:p>0.00216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58">
                <text:p>0.00058</text:p>
              </table:table-cell>
              <table:table-cell office:value-type="float" office:value="0.00166">
                <text:p>0.00166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52">
                <text:p>0.00052</text:p>
              </table:table-cell>
              <table:table-cell office:value-type="float" office:value="0.00141">
                <text:p>0.00141</text:p>
              </table:table-cell>
              <table:table-cell office:value-type="float" office:value="0.00126">
                <text:p>0.0012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63">
                <text:p>0.00063</text:p>
              </table:table-cell>
              <table:table-cell office:value-type="float" office:value="0.00187">
                <text:p>0.00187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53">
                <text:p>0.00053</text:p>
              </table:table-cell>
              <table:table-cell office:value-type="float" office:value="0.00162">
                <text:p>0.00162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56">
                <text:p>0.00056</text:p>
              </table:table-cell>
              <table:table-cell office:value-type="float" office:value="0.00155">
                <text:p>0.00155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61">
                <text:p>0.00061</text:p>
              </table:table-cell>
              <table:table-cell office:value-type="float" office:value="0.00177">
                <text:p>0.00177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71">
                <text:p>0.00071</text:p>
              </table:table-cell>
              <table:table-cell office:value-type="float" office:value="0.0021">
                <text:p>0.0021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8">
                <text:p>0.0008</text:p>
              </table:table-cell>
              <table:table-cell office:value-type="float" office:value="0.00221">
                <text:p>0.00221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73">
                <text:p>0.00073</text:p>
              </table:table-cell>
              <table:table-cell office:value-type="float" office:value="0.00262">
                <text:p>0.00262</text:p>
              </table:table-cell>
              <table:table-cell office:value-type="float" office:value="0.00194">
                <text:p>0.0019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55">
                <text:p>0.00055</text:p>
              </table:table-cell>
              <table:table-cell office:value-type="float" office:value="0.00152">
                <text:p>0.00152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52">
                <text:p>0.00052</text:p>
              </table:table-cell>
              <table:table-cell office:value-type="float" office:value="0.0014">
                <text:p>0.0014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65">
                <text:p>0.00065</text:p>
              </table:table-cell>
              <table:table-cell office:value-type="float" office:value="0.00189">
                <text:p>0.00189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6">
                <text:p>0.0006</text:p>
              </table:table-cell>
              <table:table-cell office:value-type="float" office:value="0.00155">
                <text:p>0.00155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68">
                <text:p>0.00068</text:p>
              </table:table-cell>
              <table:table-cell office:value-type="float" office:value="0.00188">
                <text:p>0.00188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71">
                <text:p>0.00071</text:p>
              </table:table-cell>
              <table:table-cell office:value-type="float" office:value="0.00216">
                <text:p>0.00216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76">
                <text:p>0.00076</text:p>
              </table:table-cell>
              <table:table-cell office:value-type="float" office:value="0.00251">
                <text:p>0.00251</text:p>
              </table:table-cell>
              <table:table-cell office:value-type="float" office:value="0.00206">
                <text:p>0.0020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62">
                <text:p>0.00062</text:p>
              </table:table-cell>
              <table:table-cell office:value-type="float" office:value="0.00165">
                <text:p>0.00165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62">
                <text:p>0.00062</text:p>
              </table:table-cell>
              <table:table-cell office:value-type="float" office:value="0.0019">
                <text:p>0.0019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74">
                <text:p>0.00074</text:p>
              </table:table-cell>
              <table:table-cell office:value-type="float" office:value="0.00226">
                <text:p>0.00226</text:p>
              </table:table-cell>
              <table:table-cell office:value-type="float" office:value="0.00198">
                <text:p>0.0019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64">
                <text:p>0.00064</text:p>
              </table:table-cell>
              <table:table-cell office:value-type="float" office:value="0.00169">
                <text:p>0.00169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56">
                <text:p>0.00056</text:p>
              </table:table-cell>
              <table:table-cell office:value-type="float" office:value="0.00184">
                <text:p>0.00184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053">
                <text:p>0.00053</text:p>
              </table:table-cell>
              <table:table-cell office:value-type="float" office:value="0.00191">
                <text:p>0.00191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47">
                <text:p>0.00047</text:p>
              </table:table-cell>
              <table:table-cell office:value-type="float" office:value="0.00128">
                <text:p>0.00128</text:p>
              </table:table-cell>
              <table:table-cell office:value-type="float" office:value="0.00116">
                <text:p>0.001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56">
                <text:p>0.00056</text:p>
              </table:table-cell>
              <table:table-cell office:value-type="float" office:value="0.0018">
                <text:p>0.0018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059">
                <text:p>0.00059</text:p>
              </table:table-cell>
              <table:table-cell office:value-type="float" office:value="0.00193">
                <text:p>0.00193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51">
                <text:p>0.00051</text:p>
              </table:table-cell>
              <table:table-cell office:value-type="float" office:value="0.0015">
                <text:p>0.0015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58">
                <text:p>0.00058</text:p>
              </table:table-cell>
              <table:table-cell office:value-type="float" office:value="0.0018">
                <text:p>0.0018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45">
                <text:p>0.00045</text:p>
              </table:table-cell>
              <table:table-cell office:value-type="float" office:value="0.00113">
                <text:p>0.00113</text:p>
              </table:table-cell>
              <table:table-cell office:value-type="float" office:value="0.00104">
                <text:p>0.0010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53">
                <text:p>0.00053</text:p>
              </table:table-cell>
              <table:table-cell office:value-type="float" office:value="0.00167">
                <text:p>0.00167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57">
                <text:p>0.00057</text:p>
              </table:table-cell>
              <table:table-cell office:value-type="float" office:value="0.00181">
                <text:p>0.00181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56">
                <text:p>0.00056</text:p>
              </table:table-cell>
              <table:table-cell office:value-type="float" office:value="0.00167">
                <text:p>0.00167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69">
                <text:p>0.00069</text:p>
              </table:table-cell>
              <table:table-cell office:value-type="float" office:value="0.00209">
                <text:p>0.00209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55">
                <text:p>0.00055</text:p>
              </table:table-cell>
              <table:table-cell office:value-type="float" office:value="0.00181">
                <text:p>0.00181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048">
                <text:p>0.00048</text:p>
              </table:table-cell>
              <table:table-cell office:value-type="float" office:value="0.00149">
                <text:p>0.00149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61">
                <text:p>0.00061</text:p>
              </table:table-cell>
              <table:table-cell office:value-type="float" office:value="0.00202">
                <text:p>0.00202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52">
                <text:p>0.00052</text:p>
              </table:table-cell>
              <table:table-cell office:value-type="float" office:value="0.00171">
                <text:p>0.00171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51">
                <text:p>0.00051</text:p>
              </table:table-cell>
              <table:table-cell office:value-type="float" office:value="0.00158">
                <text:p>0.00158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49">
                <text:p>0.00049</text:p>
              </table:table-cell>
              <table:table-cell office:value-type="float" office:value="0.00143">
                <text:p>0.00143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56">
                <text:p>0.00056</text:p>
              </table:table-cell>
              <table:table-cell office:value-type="float" office:value="0.0018">
                <text:p>0.0018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52">
                <text:p>0.00052</text:p>
              </table:table-cell>
              <table:table-cell office:value-type="float" office:value="0.00153">
                <text:p>0.00153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53">
                <text:p>0.00053</text:p>
              </table:table-cell>
              <table:table-cell office:value-type="float" office:value="0.00153">
                <text:p>0.00153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54">
                <text:p>0.00054</text:p>
              </table:table-cell>
              <table:table-cell office:value-type="float" office:value="0.00177">
                <text:p>0.00177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61">
                <text:p>0.00061</text:p>
              </table:table-cell>
              <table:table-cell office:value-type="float" office:value="0.00202">
                <text:p>0.00202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63">
                <text:p>0.00063</text:p>
              </table:table-cell>
              <table:table-cell office:value-type="float" office:value="0.00208">
                <text:p>0.00208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073">
                <text:p>0.00073</text:p>
              </table:table-cell>
              <table:table-cell office:value-type="float" office:value="0.00265">
                <text:p>0.00265</text:p>
              </table:table-cell>
              <table:table-cell office:value-type="float" office:value="0.00197">
                <text:p>0.0019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051">
                <text:p>0.00051</text:p>
              </table:table-cell>
              <table:table-cell office:value-type="float" office:value="0.00154">
                <text:p>0.00154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047">
                <text:p>0.00047</text:p>
              </table:table-cell>
              <table:table-cell office:value-type="float" office:value="0.00135">
                <text:p>0.00135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073">
                <text:p>0.00073</text:p>
              </table:table-cell>
              <table:table-cell office:value-type="float" office:value="0.00185">
                <text:p>0.00185</text:p>
              </table:table-cell>
              <table:table-cell office:value-type="float" office:value="0.00148">
                <text:p>0.0014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048">
                <text:p>0.00048</text:p>
              </table:table-cell>
              <table:table-cell office:value-type="float" office:value="0.00136">
                <text:p>0.00136</text:p>
              </table:table-cell>
              <table:table-cell office:value-type="float" office:value="0.00104">
                <text:p>0.0010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06">
                <text:p>0.0006</text:p>
              </table:table-cell>
              <table:table-cell office:value-type="float" office:value="0.00177">
                <text:p>0.00177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65">
                <text:p>0.00065</text:p>
              </table:table-cell>
              <table:table-cell office:value-type="float" office:value="0.00206">
                <text:p>0.00206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75">
                <text:p>0.00075</text:p>
              </table:table-cell>
              <table:table-cell office:value-type="float" office:value="0.00275">
                <text:p>0.00275</text:p>
              </table:table-cell>
              <table:table-cell office:value-type="float" office:value="0.00215">
                <text:p>0.0021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57">
                <text:p>0.00057</text:p>
              </table:table-cell>
              <table:table-cell office:value-type="float" office:value="0.0017">
                <text:p>0.0017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58">
                <text:p>0.00058</text:p>
              </table:table-cell>
              <table:table-cell office:value-type="float" office:value="0.00161">
                <text:p>0.00161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73">
                <text:p>0.00073</text:p>
              </table:table-cell>
              <table:table-cell office:value-type="float" office:value="0.00231">
                <text:p>0.00231</text:p>
              </table:table-cell>
              <table:table-cell office:value-type="float" office:value="0.00189">
                <text:p>0.0018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64">
                <text:p>0.00064</text:p>
              </table:table-cell>
              <table:table-cell office:value-type="float" office:value="0.00177">
                <text:p>0.00177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64">
                <text:p>0.00064</text:p>
              </table:table-cell>
              <table:table-cell office:value-type="float" office:value="0.00209">
                <text:p>0.00209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6">
                <text:p>0.0006</text:p>
              </table:table-cell>
              <table:table-cell office:value-type="float" office:value="0.00172">
                <text:p>0.00172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49">
                <text:p>0.00049</text:p>
              </table:table-cell>
              <table:table-cell office:value-type="float" office:value="0.00126">
                <text:p>0.00126</text:p>
              </table:table-cell>
              <table:table-cell office:value-type="float" office:value="0.00115">
                <text:p>0.001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64">
                <text:p>0.00064</text:p>
              </table:table-cell>
              <table:table-cell office:value-type="float" office:value="0.0019">
                <text:p>0.0019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55">
                <text:p>0.00055</text:p>
              </table:table-cell>
              <table:table-cell office:value-type="float" office:value="0.00151">
                <text:p>0.00151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05">
                <text:p>0.0005</text:p>
              </table:table-cell>
              <table:table-cell office:value-type="float" office:value="0.00145">
                <text:p>0.00145</text:p>
              </table:table-cell>
              <table:table-cell office:value-type="float" office:value="0.00107">
                <text:p>0.0010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06">
                <text:p>0.0006</text:p>
              </table:table-cell>
              <table:table-cell office:value-type="float" office:value="0.00183">
                <text:p>0.00183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53">
                <text:p>0.00053</text:p>
              </table:table-cell>
              <table:table-cell office:value-type="float" office:value="0.00149">
                <text:p>0.00149</text:p>
              </table:table-cell>
              <table:table-cell office:value-type="float" office:value="0.00116">
                <text:p>0.001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59">
                <text:p>0.00059</text:p>
              </table:table-cell>
              <table:table-cell office:value-type="float" office:value="0.00176">
                <text:p>0.00176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54">
                <text:p>0.00054</text:p>
              </table:table-cell>
              <table:table-cell office:value-type="float" office:value="0.0014">
                <text:p>0.0014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065">
                <text:p>0.00065</text:p>
              </table:table-cell>
              <table:table-cell office:value-type="float" office:value="0.00184">
                <text:p>0.00184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64">
                <text:p>0.00064</text:p>
              </table:table-cell>
              <table:table-cell office:value-type="float" office:value="0.00211">
                <text:p>0.00211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65">
                <text:p>0.00065</text:p>
              </table:table-cell>
              <table:table-cell office:value-type="float" office:value="0.00188">
                <text:p>0.00188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054">
                <text:p>0.00054</text:p>
              </table:table-cell>
              <table:table-cell office:value-type="float" office:value="0.00149">
                <text:p>0.00149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068">
                <text:p>0.00068</text:p>
              </table:table-cell>
              <table:table-cell office:value-type="float" office:value="0.00207">
                <text:p>0.00207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064">
                <text:p>0.00064</text:p>
              </table:table-cell>
              <table:table-cell office:value-type="float" office:value="0.00184">
                <text:p>0.00184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61">
                <text:p>0.00061</text:p>
              </table:table-cell>
              <table:table-cell office:value-type="float" office:value="0.0019">
                <text:p>0.0019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053">
                <text:p>0.00053</text:p>
              </table:table-cell>
              <table:table-cell office:value-type="float" office:value="0.00139">
                <text:p>0.00139</text:p>
              </table:table-cell>
              <table:table-cell office:value-type="float" office:value="0.00131">
                <text:p>0.0013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101">
                <text:p>0.00101</text:p>
              </table:table-cell>
              <table:table-cell office:value-type="float" office:value="0.00288">
                <text:p>0.00288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074">
                <text:p>0.00074</text:p>
              </table:table-cell>
              <table:table-cell office:value-type="float" office:value="0.00216">
                <text:p>0.00216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7">
                <text:p>0.0007</text:p>
              </table:table-cell>
              <table:table-cell office:value-type="float" office:value="0.00197">
                <text:p>0.00197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068">
                <text:p>0.00068</text:p>
              </table:table-cell>
              <table:table-cell office:value-type="float" office:value="0.00201">
                <text:p>0.00201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72">
                <text:p>0.00072</text:p>
              </table:table-cell>
              <table:table-cell office:value-type="float" office:value="0.00219">
                <text:p>0.00219</text:p>
              </table:table-cell>
              <table:table-cell office:value-type="float" office:value="0.00186">
                <text:p>0.0018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07">
                <text:p>0.0007</text:p>
              </table:table-cell>
              <table:table-cell office:value-type="float" office:value="0.00234">
                <text:p>0.00234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071">
                <text:p>0.00071</text:p>
              </table:table-cell>
              <table:table-cell office:value-type="float" office:value="0.0023">
                <text:p>0.0023</text:p>
              </table:table-cell>
              <table:table-cell office:value-type="float" office:value="0.00197">
                <text:p>0.0019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057">
                <text:p>0.00057</text:p>
              </table:table-cell>
              <table:table-cell office:value-type="float" office:value="0.00156">
                <text:p>0.00156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051">
                <text:p>0.00051</text:p>
              </table:table-cell>
              <table:table-cell office:value-type="float" office:value="0.00137">
                <text:p>0.00137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064">
                <text:p>0.00064</text:p>
              </table:table-cell>
              <table:table-cell office:value-type="float" office:value="0.00176">
                <text:p>0.00176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061">
                <text:p>0.00061</text:p>
              </table:table-cell>
              <table:table-cell office:value-type="float" office:value="0.00153">
                <text:p>0.00153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066">
                <text:p>0.00066</text:p>
              </table:table-cell>
              <table:table-cell office:value-type="float" office:value="0.00183">
                <text:p>0.00183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074">
                <text:p>0.00074</text:p>
              </table:table-cell>
              <table:table-cell office:value-type="float" office:value="0.00221">
                <text:p>0.00221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078">
                <text:p>0.00078</text:p>
              </table:table-cell>
              <table:table-cell office:value-type="float" office:value="0.00248">
                <text:p>0.00248</text:p>
              </table:table-cell>
              <table:table-cell office:value-type="float" office:value="0.00201">
                <text:p>0.0020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063">
                <text:p>0.00063</text:p>
              </table:table-cell>
              <table:table-cell office:value-type="float" office:value="0.00168">
                <text:p>0.00168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447">
                <text:p>0.00447</text:p>
              </table:table-cell>
              <table:table-cell office:value-type="float" office:value="0.00316">
                <text:p>0.00316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091">
                <text:p>0.00091</text:p>
              </table:table-cell>
              <table:table-cell office:value-type="float" office:value="0.00306">
                <text:p>0.00306</text:p>
              </table:table-cell>
              <table:table-cell office:value-type="float" office:value="0.00232">
                <text:p>0.0023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067">
                <text:p>0.00067</text:p>
              </table:table-cell>
              <table:table-cell office:value-type="float" office:value="0.00202">
                <text:p>0.00202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073">
                <text:p>0.00073</text:p>
              </table:table-cell>
              <table:table-cell office:value-type="float" office:value="0.00261">
                <text:p>0.0026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072">
                <text:p>0.00072</text:p>
              </table:table-cell>
              <table:table-cell office:value-type="float" office:value="0.0021">
                <text:p>0.0021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059">
                <text:p>0.00059</text:p>
              </table:table-cell>
              <table:table-cell office:value-type="float" office:value="0.00145">
                <text:p>0.00145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072">
                <text:p>0.00072</text:p>
              </table:table-cell>
              <table:table-cell office:value-type="float" office:value="0.00202">
                <text:p>0.00202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062">
                <text:p>0.00062</text:p>
              </table:table-cell>
              <table:table-cell office:value-type="float" office:value="0.0016">
                <text:p>0.0016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067">
                <text:p>0.00067</text:p>
              </table:table-cell>
              <table:table-cell office:value-type="float" office:value="0.00199">
                <text:p>0.00199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063">
                <text:p>0.00063</text:p>
              </table:table-cell>
              <table:table-cell office:value-type="float" office:value="0.00179">
                <text:p>0.00179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05">
                <text:p>0.0005</text:p>
              </table:table-cell>
              <table:table-cell office:value-type="float" office:value="0.00114">
                <text:p>0.00114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063">
                <text:p>0.00063</text:p>
              </table:table-cell>
              <table:table-cell office:value-type="float" office:value="0.00191">
                <text:p>0.00191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056">
                <text:p>0.00056</text:p>
              </table:table-cell>
              <table:table-cell office:value-type="float" office:value="0.00136">
                <text:p>0.00136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062">
                <text:p>0.00062</text:p>
              </table:table-cell>
              <table:table-cell office:value-type="float" office:value="0.00167">
                <text:p>0.00167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064">
                <text:p>0.00064</text:p>
              </table:table-cell>
              <table:table-cell office:value-type="float" office:value="0.00185">
                <text:p>0.00185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064">
                <text:p>0.00064</text:p>
              </table:table-cell>
              <table:table-cell office:value-type="float" office:value="0.00184">
                <text:p>0.00184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059">
                <text:p>0.00059</text:p>
              </table:table-cell>
              <table:table-cell office:value-type="float" office:value="0.00148">
                <text:p>0.00148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069">
                <text:p>0.00069</text:p>
              </table:table-cell>
              <table:table-cell office:value-type="float" office:value="0.00203">
                <text:p>0.00203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065">
                <text:p>0.00065</text:p>
              </table:table-cell>
              <table:table-cell office:value-type="float" office:value="0.00185">
                <text:p>0.00185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061">
                <text:p>0.00061</text:p>
              </table:table-cell>
              <table:table-cell office:value-type="float" office:value="0.0016">
                <text:p>0.0016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056">
                <text:p>0.00056</text:p>
              </table:table-cell>
              <table:table-cell office:value-type="float" office:value="0.00144">
                <text:p>0.00144</text:p>
              </table:table-cell>
              <table:table-cell office:value-type="float" office:value="0.00429">
                <text:p>0.0042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058">
                <text:p>0.00058</text:p>
              </table:table-cell>
              <table:table-cell office:value-type="float" office:value="0.00186">
                <text:p>0.00186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051">
                <text:p>0.00051</text:p>
              </table:table-cell>
              <table:table-cell office:value-type="float" office:value="0.00151">
                <text:p>0.00151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052">
                <text:p>0.00052</text:p>
              </table:table-cell>
              <table:table-cell office:value-type="float" office:value="0.00153">
                <text:p>0.00153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054">
                <text:p>0.00054</text:p>
              </table:table-cell>
              <table:table-cell office:value-type="float" office:value="0.00166">
                <text:p>0.00166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059">
                <text:p>0.00059</text:p>
              </table:table-cell>
              <table:table-cell office:value-type="float" office:value="0.00195">
                <text:p>0.00195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06">
                <text:p>0.0006</text:p>
              </table:table-cell>
              <table:table-cell office:value-type="float" office:value="0.002">
                <text:p>0.002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066">
                <text:p>0.00066</text:p>
              </table:table-cell>
              <table:table-cell office:value-type="float" office:value="0.00217">
                <text:p>0.00217</text:p>
              </table:table-cell>
              <table:table-cell office:value-type="float" office:value="0.00193">
                <text:p>0.0019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053">
                <text:p>0.00053</text:p>
              </table:table-cell>
              <table:table-cell office:value-type="float" office:value="0.00151">
                <text:p>0.00151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048">
                <text:p>0.00048</text:p>
              </table:table-cell>
              <table:table-cell office:value-type="float" office:value="0.00136">
                <text:p>0.00136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068">
                <text:p>0.00068</text:p>
              </table:table-cell>
              <table:table-cell office:value-type="float" office:value="0.0018">
                <text:p>0.0018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063">
                <text:p>0.00063</text:p>
              </table:table-cell>
              <table:table-cell office:value-type="float" office:value="0.00157">
                <text:p>0.00157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069">
                <text:p>0.00069</text:p>
              </table:table-cell>
              <table:table-cell office:value-type="float" office:value="0.00185">
                <text:p>0.00185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075">
                <text:p>0.00075</text:p>
              </table:table-cell>
              <table:table-cell office:value-type="float" office:value="0.00223">
                <text:p>0.00223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082">
                <text:p>0.00082</text:p>
              </table:table-cell>
              <table:table-cell office:value-type="float" office:value="0.00259">
                <text:p>0.00259</text:p>
              </table:table-cell>
              <table:table-cell office:value-type="float" office:value="0.00201">
                <text:p>0.0020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067">
                <text:p>0.00067</text:p>
              </table:table-cell>
              <table:table-cell office:value-type="float" office:value="0.00175">
                <text:p>0.00175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066">
                <text:p>0.00066</text:p>
              </table:table-cell>
              <table:table-cell office:value-type="float" office:value="0.00183">
                <text:p>0.00183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077">
                <text:p>0.00077</text:p>
              </table:table-cell>
              <table:table-cell office:value-type="float" office:value="0.00225">
                <text:p>0.00225</text:p>
              </table:table-cell>
              <table:table-cell office:value-type="float" office:value="0.00186">
                <text:p>0.0018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064">
                <text:p>0.00064</text:p>
              </table:table-cell>
              <table:table-cell office:value-type="float" office:value="0.00161">
                <text:p>0.00161</text:p>
              </table:table-cell>
              <table:table-cell office:value-type="float" office:value="0.00454">
                <text:p>0.0045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062">
                <text:p>0.00062</text:p>
              </table:table-cell>
              <table:table-cell office:value-type="float" office:value="0.00195">
                <text:p>0.00195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057">
                <text:p>0.00057</text:p>
              </table:table-cell>
              <table:table-cell office:value-type="float" office:value="0.00174">
                <text:p>0.00174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052">
                <text:p>0.00052</text:p>
              </table:table-cell>
              <table:table-cell office:value-type="float" office:value="0.00165">
                <text:p>0.00165</text:p>
              </table:table-cell>
              <table:table-cell office:value-type="float" office:value="0.00119">
                <text:p>0.001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059">
                <text:p>0.00059</text:p>
              </table:table-cell>
              <table:table-cell office:value-type="float" office:value="0.00195">
                <text:p>0.00195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054">
                <text:p>0.00054</text:p>
              </table:table-cell>
              <table:table-cell office:value-type="float" office:value="0.00153">
                <text:p>0.00153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061">
                <text:p>0.00061</text:p>
              </table:table-cell>
              <table:table-cell office:value-type="float" office:value="0.00194">
                <text:p>0.00194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054">
                <text:p>0.00054</text:p>
              </table:table-cell>
              <table:table-cell office:value-type="float" office:value="0.00156">
                <text:p>0.00156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043">
                <text:p>0.00043</text:p>
              </table:table-cell>
              <table:table-cell office:value-type="float" office:value="0.00115">
                <text:p>0.00115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058">
                <text:p>0.00058</text:p>
              </table:table-cell>
              <table:table-cell office:value-type="float" office:value="0.00175">
                <text:p>0.00175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05">
                <text:p>0.0005</text:p>
              </table:table-cell>
              <table:table-cell office:value-type="float" office:value="0.00132">
                <text:p>0.00132</text:p>
              </table:table-cell>
              <table:table-cell office:value-type="float" office:value="0.00121">
                <text:p>0.0012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058">
                <text:p>0.00058</text:p>
              </table:table-cell>
              <table:table-cell office:value-type="float" office:value="0.00166">
                <text:p>0.00166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06">
                <text:p>0.0006</text:p>
              </table:table-cell>
              <table:table-cell office:value-type="float" office:value="0.00184">
                <text:p>0.00184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059">
                <text:p>0.00059</text:p>
              </table:table-cell>
              <table:table-cell office:value-type="float" office:value="0.00184">
                <text:p>0.00184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051">
                <text:p>0.00051</text:p>
              </table:table-cell>
              <table:table-cell office:value-type="float" office:value="0.00146">
                <text:p>0.00146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064">
                <text:p>0.00064</text:p>
              </table:table-cell>
              <table:table-cell office:value-type="float" office:value="0.00204">
                <text:p>0.00204</text:p>
              </table:table-cell>
              <table:table-cell office:value-type="float" office:value="0.00182">
                <text:p>0.0018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059">
                <text:p>0.00059</text:p>
              </table:table-cell>
              <table:table-cell office:value-type="float" office:value="0.00185">
                <text:p>0.00185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056">
                <text:p>0.00056</text:p>
              </table:table-cell>
              <table:table-cell office:value-type="float" office:value="0.00164">
                <text:p>0.00164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052">
                <text:p>0.00052</text:p>
              </table:table-cell>
              <table:table-cell office:value-type="float" office:value="0.00139">
                <text:p>0.00139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092">
                <text:p>0.00092</text:p>
              </table:table-cell>
              <table:table-cell office:value-type="float" office:value="0.00303">
                <text:p>0.00303</text:p>
              </table:table-cell>
              <table:table-cell office:value-type="float" office:value="0.00222">
                <text:p>0.0022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081">
                <text:p>0.00081</text:p>
              </table:table-cell>
              <table:table-cell office:value-type="float" office:value="0.00245">
                <text:p>0.00245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074">
                <text:p>0.00074</text:p>
              </table:table-cell>
              <table:table-cell office:value-type="float" office:value="0.00225">
                <text:p>0.00225</text:p>
              </table:table-cell>
              <table:table-cell office:value-type="float" office:value="0.00185">
                <text:p>0.0018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073">
                <text:p>0.00073</text:p>
              </table:table-cell>
              <table:table-cell office:value-type="float" office:value="0.00234">
                <text:p>0.00234</text:p>
              </table:table-cell>
              <table:table-cell office:value-type="float" office:value="0.00188">
                <text:p>0.0018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075">
                <text:p>0.00075</text:p>
              </table:table-cell>
              <table:table-cell office:value-type="float" office:value="0.0025">
                <text:p>0.0025</text:p>
              </table:table-cell>
              <table:table-cell office:value-type="float" office:value="0.00202">
                <text:p>0.0020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072">
                <text:p>0.00072</text:p>
              </table:table-cell>
              <table:table-cell office:value-type="float" office:value="0.00233">
                <text:p>0.00233</text:p>
              </table:table-cell>
              <table:table-cell office:value-type="float" office:value="0.00198">
                <text:p>0.0019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077">
                <text:p>0.00077</text:p>
              </table:table-cell>
              <table:table-cell office:value-type="float" office:value="0.00244">
                <text:p>0.00244</text:p>
              </table:table-cell>
              <table:table-cell office:value-type="float" office:value="0.00212">
                <text:p>0.0021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058">
                <text:p>0.00058</text:p>
              </table:table-cell>
              <table:table-cell office:value-type="float" office:value="0.00166">
                <text:p>0.00166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054">
                <text:p>0.00054</text:p>
              </table:table-cell>
              <table:table-cell office:value-type="float" office:value="0.00144">
                <text:p>0.00144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055">
                <text:p>0.00055</text:p>
              </table:table-cell>
              <table:table-cell office:value-type="float" office:value="0.00169">
                <text:p>0.00169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052">
                <text:p>0.00052</text:p>
              </table:table-cell>
              <table:table-cell office:value-type="float" office:value="0.00145">
                <text:p>0.00145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057">
                <text:p>0.00057</text:p>
              </table:table-cell>
              <table:table-cell office:value-type="float" office:value="0.00175">
                <text:p>0.00175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062">
                <text:p>0.00062</text:p>
              </table:table-cell>
              <table:table-cell office:value-type="float" office:value="0.00207">
                <text:p>0.00207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066">
                <text:p>0.00066</text:p>
              </table:table-cell>
              <table:table-cell office:value-type="float" office:value="0.00238">
                <text:p>0.00238</text:p>
              </table:table-cell>
              <table:table-cell office:value-type="float" office:value="0.00202">
                <text:p>0.0020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055">
                <text:p>0.00055</text:p>
              </table:table-cell>
              <table:table-cell office:value-type="float" office:value="0.00164">
                <text:p>0.00164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053">
                <text:p>0.00053</text:p>
              </table:table-cell>
              <table:table-cell office:value-type="float" office:value="0.00154">
                <text:p>0.00154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06">
                <text:p>0.0006</text:p>
              </table:table-cell>
              <table:table-cell office:value-type="float" office:value="0.00579">
                <text:p>0.00579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055">
                <text:p>0.00055</text:p>
              </table:table-cell>
              <table:table-cell office:value-type="float" office:value="0.00148">
                <text:p>0.00148</text:p>
              </table:table-cell>
              <table:table-cell office:value-type="float" office:value="0.00132">
                <text:p>0.0013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06">
                <text:p>0.0006</text:p>
              </table:table-cell>
              <table:table-cell office:value-type="float" office:value="0.00193">
                <text:p>0.00193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056">
                <text:p>0.00056</text:p>
              </table:table-cell>
              <table:table-cell office:value-type="float" office:value="0.00171">
                <text:p>0.00171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048">
                <text:p>0.00048</text:p>
              </table:table-cell>
              <table:table-cell office:value-type="float" office:value="0.00126">
                <text:p>0.00126</text:p>
              </table:table-cell>
              <table:table-cell office:value-type="float" office:value="0.00111">
                <text:p>0.0011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058">
                <text:p>0.00058</text:p>
              </table:table-cell>
              <table:table-cell office:value-type="float" office:value="0.00188">
                <text:p>0.00188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057">
                <text:p>0.00057</text:p>
              </table:table-cell>
              <table:table-cell office:value-type="float" office:value="0.00149">
                <text:p>0.00149</text:p>
              </table:table-cell>
              <table:table-cell office:value-type="float" office:value="0.00132">
                <text:p>0.0013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059">
                <text:p>0.00059</text:p>
              </table:table-cell>
              <table:table-cell office:value-type="float" office:value="0.00191">
                <text:p>0.00191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051">
                <text:p>0.00051</text:p>
              </table:table-cell>
              <table:table-cell office:value-type="float" office:value="0.00153">
                <text:p>0.00153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054">
                <text:p>0.00054</text:p>
              </table:table-cell>
              <table:table-cell office:value-type="float" office:value="0.00175">
                <text:p>0.00175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056">
                <text:p>0.00056</text:p>
              </table:table-cell>
              <table:table-cell office:value-type="float" office:value="0.0017">
                <text:p>0.0017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048">
                <text:p>0.00048</text:p>
              </table:table-cell>
              <table:table-cell office:value-type="float" office:value="0.0013">
                <text:p>0.0013</text:p>
              </table:table-cell>
              <table:table-cell office:value-type="float" office:value="0.00122">
                <text:p>0.0012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054">
                <text:p>0.00054</text:p>
              </table:table-cell>
              <table:table-cell office:value-type="float" office:value="0.00163">
                <text:p>0.00163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057">
                <text:p>0.00057</text:p>
              </table:table-cell>
              <table:table-cell office:value-type="float" office:value="0.0018">
                <text:p>0.0018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058">
                <text:p>0.00058</text:p>
              </table:table-cell>
              <table:table-cell office:value-type="float" office:value="0.00183">
                <text:p>0.00183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051">
                <text:p>0.00051</text:p>
              </table:table-cell>
              <table:table-cell office:value-type="float" office:value="0.00149">
                <text:p>0.00149</text:p>
              </table:table-cell>
              <table:table-cell office:value-type="float" office:value="0.00131">
                <text:p>0.0013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059">
                <text:p>0.00059</text:p>
              </table:table-cell>
              <table:table-cell office:value-type="float" office:value="0.00204">
                <text:p>0.00204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045">
                <text:p>0.00045</text:p>
              </table:table-cell>
              <table:table-cell office:value-type="float" office:value="0.00163">
                <text:p>0.00163</text:p>
              </table:table-cell>
              <table:table-cell office:value-type="float" office:value="0.00116">
                <text:p>0.0011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044">
                <text:p>0.00044</text:p>
              </table:table-cell>
              <table:table-cell office:value-type="float" office:value="0.00157">
                <text:p>0.00157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042">
                <text:p>0.00042</text:p>
              </table:table-cell>
              <table:table-cell office:value-type="float" office:value="0.00136">
                <text:p>0.00136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5">
                <text:p>0.0005</text:p>
              </table:table-cell>
              <table:table-cell office:value-type="float" office:value="0.00179">
                <text:p>0.00179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046">
                <text:p>0.00046</text:p>
              </table:table-cell>
              <table:table-cell office:value-type="float" office:value="0.00151">
                <text:p>0.00151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045">
                <text:p>0.00045</text:p>
              </table:table-cell>
              <table:table-cell office:value-type="float" office:value="0.00151">
                <text:p>0.00151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047">
                <text:p>0.00047</text:p>
              </table:table-cell>
              <table:table-cell office:value-type="float" office:value="0.00164">
                <text:p>0.00164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051">
                <text:p>0.00051</text:p>
              </table:table-cell>
              <table:table-cell office:value-type="float" office:value="0.00188">
                <text:p>0.00188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051">
                <text:p>0.00051</text:p>
              </table:table-cell>
              <table:table-cell office:value-type="float" office:value="0.00188">
                <text:p>0.00188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054">
                <text:p>0.00054</text:p>
              </table:table-cell>
              <table:table-cell office:value-type="float" office:value="0.00214">
                <text:p>0.00214</text:p>
              </table:table-cell>
              <table:table-cell office:value-type="float" office:value="0.00201">
                <text:p>0.0020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045">
                <text:p>0.00045</text:p>
              </table:table-cell>
              <table:table-cell office:value-type="float" office:value="0.0015">
                <text:p>0.0015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043">
                <text:p>0.00043</text:p>
              </table:table-cell>
              <table:table-cell office:value-type="float" office:value="0.00134">
                <text:p>0.00134</text:p>
              </table:table-cell>
              <table:table-cell office:value-type="float" office:value="0.00124">
                <text:p>0.0012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069">
                <text:p>0.00069</text:p>
              </table:table-cell>
              <table:table-cell office:value-type="float" office:value="0.00179">
                <text:p>0.00179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061">
                <text:p>0.00061</text:p>
              </table:table-cell>
              <table:table-cell office:value-type="float" office:value="0.00159">
                <text:p>0.00159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07">
                <text:p>0.0007</text:p>
              </table:table-cell>
              <table:table-cell office:value-type="float" office:value="0.00191">
                <text:p>0.00191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075">
                <text:p>0.00075</text:p>
              </table:table-cell>
              <table:table-cell office:value-type="float" office:value="0.00222">
                <text:p>0.00222</text:p>
              </table:table-cell>
              <table:table-cell office:value-type="float" office:value="0.00571">
                <text:p>0.0057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069">
                <text:p>0.00069</text:p>
              </table:table-cell>
              <table:table-cell office:value-type="float" office:value="0.00236">
                <text:p>0.00236</text:p>
              </table:table-cell>
              <table:table-cell office:value-type="float" office:value="0.00203">
                <text:p>0.0020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058">
                <text:p>0.00058</text:p>
              </table:table-cell>
              <table:table-cell office:value-type="float" office:value="0.00162">
                <text:p>0.00162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054">
                <text:p>0.00054</text:p>
              </table:table-cell>
              <table:table-cell office:value-type="float" office:value="0.00158">
                <text:p>0.00158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065">
                <text:p>0.00065</text:p>
              </table:table-cell>
              <table:table-cell office:value-type="float" office:value="0.00212">
                <text:p>0.00212</text:p>
              </table:table-cell>
              <table:table-cell office:value-type="float" office:value="0.00185">
                <text:p>0.0018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057">
                <text:p>0.00057</text:p>
              </table:table-cell>
              <table:table-cell office:value-type="float" office:value="0.00153">
                <text:p>0.00153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062">
                <text:p>0.00062</text:p>
              </table:table-cell>
              <table:table-cell office:value-type="float" office:value="0.00197">
                <text:p>0.00197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059">
                <text:p>0.00059</text:p>
              </table:table-cell>
              <table:table-cell office:value-type="float" office:value="0.00179">
                <text:p>0.00179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047">
                <text:p>0.00047</text:p>
              </table:table-cell>
              <table:table-cell office:value-type="float" office:value="0.00128">
                <text:p>0.00128</text:p>
              </table:table-cell>
              <table:table-cell office:value-type="float" office:value="0.00113">
                <text:p>0.0011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06">
                <text:p>0.0006</text:p>
              </table:table-cell>
              <table:table-cell office:value-type="float" office:value="0.00187">
                <text:p>0.00187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053">
                <text:p>0.00053</text:p>
              </table:table-cell>
              <table:table-cell office:value-type="float" office:value="0.0017">
                <text:p>0.0017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063">
                <text:p>0.00063</text:p>
              </table:table-cell>
              <table:table-cell office:value-type="float" office:value="0.00194">
                <text:p>0.00194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055">
                <text:p>0.00055</text:p>
              </table:table-cell>
              <table:table-cell office:value-type="float" office:value="0.00158">
                <text:p>0.00158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059">
                <text:p>0.00059</text:p>
              </table:table-cell>
              <table:table-cell office:value-type="float" office:value="0.00183">
                <text:p>0.00183</text:p>
              </table:table-cell>
              <table:table-cell office:value-type="float" office:value="0.00159">
                <text:p>0.0015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049">
                <text:p>0.00049</text:p>
              </table:table-cell>
              <table:table-cell office:value-type="float" office:value="0.00117">
                <text:p>0.00117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05">
                <text:p>0.0005</text:p>
              </table:table-cell>
              <table:table-cell office:value-type="float" office:value="0.00134">
                <text:p>0.00134</text:p>
              </table:table-cell>
              <table:table-cell office:value-type="float" office:value="0.00123">
                <text:p>0.0012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057">
                <text:p>0.00057</text:p>
              </table:table-cell>
              <table:table-cell office:value-type="float" office:value="0.00168">
                <text:p>0.00168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061">
                <text:p>0.00061</text:p>
              </table:table-cell>
              <table:table-cell office:value-type="float" office:value="0.00185">
                <text:p>0.00185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061">
                <text:p>0.00061</text:p>
              </table:table-cell>
              <table:table-cell office:value-type="float" office:value="0.00183">
                <text:p>0.00183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053">
                <text:p>0.00053</text:p>
              </table:table-cell>
              <table:table-cell office:value-type="float" office:value="0.0015">
                <text:p>0.0015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054">
                <text:p>0.00054</text:p>
              </table:table-cell>
              <table:table-cell office:value-type="float" office:value="0.00185">
                <text:p>0.00185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059">
                <text:p>0.00059</text:p>
              </table:table-cell>
              <table:table-cell office:value-type="float" office:value="0.00186">
                <text:p>0.00186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055">
                <text:p>0.00055</text:p>
              </table:table-cell>
              <table:table-cell office:value-type="float" office:value="0.00159">
                <text:p>0.00159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051">
                <text:p>0.00051</text:p>
              </table:table-cell>
              <table:table-cell office:value-type="float" office:value="0.00144">
                <text:p>0.00144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062">
                <text:p>0.00062</text:p>
              </table:table-cell>
              <table:table-cell office:value-type="float" office:value="0.00187">
                <text:p>0.00187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054">
                <text:p>0.00054</text:p>
              </table:table-cell>
              <table:table-cell office:value-type="float" office:value="0.00154">
                <text:p>0.00154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053">
                <text:p>0.00053</text:p>
              </table:table-cell>
              <table:table-cell office:value-type="float" office:value="0.00152">
                <text:p>0.00152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057">
                <text:p>0.00057</text:p>
              </table:table-cell>
              <table:table-cell office:value-type="float" office:value="0.00168">
                <text:p>0.00168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062">
                <text:p>0.00062</text:p>
              </table:table-cell>
              <table:table-cell office:value-type="float" office:value="0.00193">
                <text:p>0.00193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062">
                <text:p>0.00062</text:p>
              </table:table-cell>
              <table:table-cell office:value-type="float" office:value="0.00197">
                <text:p>0.00197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067">
                <text:p>0.00067</text:p>
              </table:table-cell>
              <table:table-cell office:value-type="float" office:value="0.00245">
                <text:p>0.00245</text:p>
              </table:table-cell>
              <table:table-cell office:value-type="float" office:value="0.00198">
                <text:p>0.0019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054">
                <text:p>0.00054</text:p>
              </table:table-cell>
              <table:table-cell office:value-type="float" office:value="0.00152">
                <text:p>0.00152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05">
                <text:p>0.0005</text:p>
              </table:table-cell>
              <table:table-cell office:value-type="float" office:value="0.00141">
                <text:p>0.00141</text:p>
              </table:table-cell>
              <table:table-cell office:value-type="float" office:value="0.00127">
                <text:p>0.0012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063">
                <text:p>0.00063</text:p>
              </table:table-cell>
              <table:table-cell office:value-type="float" office:value="0.00171">
                <text:p>0.00171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056">
                <text:p>0.00056</text:p>
              </table:table-cell>
              <table:table-cell office:value-type="float" office:value="0.00152">
                <text:p>0.00152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062">
                <text:p>0.00062</text:p>
              </table:table-cell>
              <table:table-cell office:value-type="float" office:value="0.00183">
                <text:p>0.00183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067">
                <text:p>0.00067</text:p>
              </table:table-cell>
              <table:table-cell office:value-type="float" office:value="0.00211">
                <text:p>0.00211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072">
                <text:p>0.00072</text:p>
              </table:table-cell>
              <table:table-cell office:value-type="float" office:value="0.00241">
                <text:p>0.0024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058">
                <text:p>0.00058</text:p>
              </table:table-cell>
              <table:table-cell office:value-type="float" office:value="0.00167">
                <text:p>0.00167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058">
                <text:p>0.00058</text:p>
              </table:table-cell>
              <table:table-cell office:value-type="float" office:value="0.00157">
                <text:p>0.00157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067">
                <text:p>0.00067</text:p>
              </table:table-cell>
              <table:table-cell office:value-type="float" office:value="0.00215">
                <text:p>0.00215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059">
                <text:p>0.00059</text:p>
              </table:table-cell>
              <table:table-cell office:value-type="float" office:value="0.00159">
                <text:p>0.00159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049">
                <text:p>0.00049</text:p>
              </table:table-cell>
              <table:table-cell office:value-type="float" office:value="0.00178">
                <text:p>0.00178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052">
                <text:p>0.00052</text:p>
              </table:table-cell>
              <table:table-cell office:value-type="float" office:value="0.00174">
                <text:p>0.00174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042">
                <text:p>0.00042</text:p>
              </table:table-cell>
              <table:table-cell office:value-type="float" office:value="0.00123">
                <text:p>0.00123</text:p>
              </table:table-cell>
              <table:table-cell office:value-type="float" office:value="0.00114">
                <text:p>0.0011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057">
                <text:p>0.00057</text:p>
              </table:table-cell>
              <table:table-cell office:value-type="float" office:value="0.00184">
                <text:p>0.00184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048">
                <text:p>0.00048</text:p>
              </table:table-cell>
              <table:table-cell office:value-type="float" office:value="0.00153">
                <text:p>0.00153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054">
                <text:p>0.00054</text:p>
              </table:table-cell>
              <table:table-cell office:value-type="float" office:value="0.00214">
                <text:p>0.00214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048">
                <text:p>0.00048</text:p>
              </table:table-cell>
              <table:table-cell office:value-type="float" office:value="0.00153">
                <text:p>0.00153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051">
                <text:p>0.00051</text:p>
              </table:table-cell>
              <table:table-cell office:value-type="float" office:value="0.00175">
                <text:p>0.00175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038">
                <text:p>0.00038</text:p>
              </table:table-cell>
              <table:table-cell office:value-type="float" office:value="0.00111">
                <text:p>0.00111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052">
                <text:p>0.00052</text:p>
              </table:table-cell>
              <table:table-cell office:value-type="float" office:value="0.00169">
                <text:p>0.00169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05">
                <text:p>0.0005</text:p>
              </table:table-cell>
              <table:table-cell office:value-type="float" office:value="0.00162">
                <text:p>0.00162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052">
                <text:p>0.00052</text:p>
              </table:table-cell>
              <table:table-cell office:value-type="float" office:value="0.00177">
                <text:p>0.00177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054">
                <text:p>0.00054</text:p>
              </table:table-cell>
              <table:table-cell office:value-type="float" office:value="0.00181">
                <text:p>0.00181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046">
                <text:p>0.00046</text:p>
              </table:table-cell>
              <table:table-cell office:value-type="float" office:value="0.00143">
                <text:p>0.00143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056">
                <text:p>0.00056</text:p>
              </table:table-cell>
              <table:table-cell office:value-type="float" office:value="0.00201">
                <text:p>0.00201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052">
                <text:p>0.00052</text:p>
              </table:table-cell>
              <table:table-cell office:value-type="float" office:value="0.00179">
                <text:p>0.00179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048">
                <text:p>0.00048</text:p>
              </table:table-cell>
              <table:table-cell office:value-type="float" office:value="0.00157">
                <text:p>0.00157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044">
                <text:p>0.00044</text:p>
              </table:table-cell>
              <table:table-cell office:value-type="float" office:value="0.00137">
                <text:p>0.00137</text:p>
              </table:table-cell>
              <table:table-cell office:value-type="float" office:value="0.00127">
                <text:p>0.0012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053">
                <text:p>0.00053</text:p>
              </table:table-cell>
              <table:table-cell office:value-type="float" office:value="0.00178">
                <text:p>0.00178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049">
                <text:p>0.00049</text:p>
              </table:table-cell>
              <table:table-cell office:value-type="float" office:value="0.00149">
                <text:p>0.00149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047">
                <text:p>0.00047</text:p>
              </table:table-cell>
              <table:table-cell office:value-type="float" office:value="0.00149">
                <text:p>0.00149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051">
                <text:p>0.00051</text:p>
              </table:table-cell>
              <table:table-cell office:value-type="float" office:value="0.00165">
                <text:p>0.00165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1">
                <text:p>0.001</text:p>
              </table:table-cell>
              <table:table-cell office:value-type="float" office:value="0.00348">
                <text:p>0.00348</text:p>
              </table:table-cell>
              <table:table-cell office:value-type="float" office:value="0.00259">
                <text:p>0.0025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087">
                <text:p>0.00087</text:p>
              </table:table-cell>
              <table:table-cell office:value-type="float" office:value="0.00313">
                <text:p>0.00313</text:p>
              </table:table-cell>
              <table:table-cell office:value-type="float" office:value="0.00247">
                <text:p>0.0024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082">
                <text:p>0.00082</text:p>
              </table:table-cell>
              <table:table-cell office:value-type="float" office:value="0.00314">
                <text:p>0.00314</text:p>
              </table:table-cell>
              <table:table-cell office:value-type="float" office:value="0.00251">
                <text:p>0.0025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063">
                <text:p>0.00063</text:p>
              </table:table-cell>
              <table:table-cell office:value-type="float" office:value="0.00203">
                <text:p>0.00203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056">
                <text:p>0.00056</text:p>
              </table:table-cell>
              <table:table-cell office:value-type="float" office:value="0.00176">
                <text:p>0.00176</text:p>
              </table:table-cell>
              <table:table-cell office:value-type="float" office:value="0.00148">
                <text:p>0.0014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076">
                <text:p>0.00076</text:p>
              </table:table-cell>
              <table:table-cell office:value-type="float" office:value="0.00214">
                <text:p>0.00214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067">
                <text:p>0.00067</text:p>
              </table:table-cell>
              <table:table-cell office:value-type="float" office:value="0.00176">
                <text:p>0.00176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073">
                <text:p>0.00073</text:p>
              </table:table-cell>
              <table:table-cell office:value-type="float" office:value="0.00196">
                <text:p>0.00196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075">
                <text:p>0.00075</text:p>
              </table:table-cell>
              <table:table-cell office:value-type="float" office:value="0.00228">
                <text:p>0.00228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105">
                <text:p>0.00105</text:p>
              </table:table-cell>
              <table:table-cell office:value-type="float" office:value="0.00312">
                <text:p>0.0031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066">
                <text:p>0.00066</text:p>
              </table:table-cell>
              <table:table-cell office:value-type="float" office:value="0.0017">
                <text:p>0.0017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063">
                <text:p>0.00063</text:p>
              </table:table-cell>
              <table:table-cell office:value-type="float" office:value="0.00167">
                <text:p>0.00167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075">
                <text:p>0.00075</text:p>
              </table:table-cell>
              <table:table-cell office:value-type="float" office:value="0.00223">
                <text:p>0.00223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063">
                <text:p>0.00063</text:p>
              </table:table-cell>
              <table:table-cell office:value-type="float" office:value="0.00165">
                <text:p>0.00165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074">
                <text:p>0.00074</text:p>
              </table:table-cell>
              <table:table-cell office:value-type="float" office:value="0.00208">
                <text:p>0.00208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069">
                <text:p>0.00069</text:p>
              </table:table-cell>
              <table:table-cell office:value-type="float" office:value="0.00187">
                <text:p>0.00187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058">
                <text:p>0.00058</text:p>
              </table:table-cell>
              <table:table-cell office:value-type="float" office:value="0.00135">
                <text:p>0.00135</text:p>
              </table:table-cell>
              <table:table-cell office:value-type="float" office:value="0.00115">
                <text:p>0.0011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071">
                <text:p>0.00071</text:p>
              </table:table-cell>
              <table:table-cell office:value-type="float" office:value="0.0021">
                <text:p>0.0021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063">
                <text:p>0.00063</text:p>
              </table:table-cell>
              <table:table-cell office:value-type="float" office:value="0.00161">
                <text:p>0.00161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071">
                <text:p>0.00071</text:p>
              </table:table-cell>
              <table:table-cell office:value-type="float" office:value="0.00629">
                <text:p>0.00629</text:p>
              </table:table-cell>
              <table:table-cell office:value-type="float" office:value="0.00124">
                <text:p>0.0012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053">
                <text:p>0.00053</text:p>
              </table:table-cell>
              <table:table-cell office:value-type="float" office:value="0.00154">
                <text:p>0.00154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058">
                <text:p>0.00058</text:p>
              </table:table-cell>
              <table:table-cell office:value-type="float" office:value="0.00203">
                <text:p>0.00203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045">
                <text:p>0.00045</text:p>
              </table:table-cell>
              <table:table-cell office:value-type="float" office:value="0.00114">
                <text:p>0.00114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062">
                <text:p>0.00062</text:p>
              </table:table-cell>
              <table:table-cell office:value-type="float" office:value="0.00176">
                <text:p>0.00176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049">
                <text:p>0.00049</text:p>
              </table:table-cell>
              <table:table-cell office:value-type="float" office:value="0.00133">
                <text:p>0.00133</text:p>
              </table:table-cell>
              <table:table-cell office:value-type="float" office:value="0.00127">
                <text:p>0.0012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06">
                <text:p>0.0006</text:p>
              </table:table-cell>
              <table:table-cell office:value-type="float" office:value="0.00186">
                <text:p>0.00186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06">
                <text:p>0.0006</text:p>
              </table:table-cell>
              <table:table-cell office:value-type="float" office:value="0.00184">
                <text:p>0.00184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053">
                <text:p>0.00053</text:p>
              </table:table-cell>
              <table:table-cell office:value-type="float" office:value="0.00152">
                <text:p>0.00152</text:p>
              </table:table-cell>
              <table:table-cell office:value-type="float" office:value="0.00131">
                <text:p>0.0013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062">
                <text:p>0.00062</text:p>
              </table:table-cell>
              <table:table-cell office:value-type="float" office:value="0.00206">
                <text:p>0.00206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059">
                <text:p>0.00059</text:p>
              </table:table-cell>
              <table:table-cell office:value-type="float" office:value="0.0018">
                <text:p>0.0018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055">
                <text:p>0.00055</text:p>
              </table:table-cell>
              <table:table-cell office:value-type="float" office:value="0.00159">
                <text:p>0.00159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049">
                <text:p>0.00049</text:p>
              </table:table-cell>
              <table:table-cell office:value-type="float" office:value="0.00138">
                <text:p>0.00138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058">
                <text:p>0.00058</text:p>
              </table:table-cell>
              <table:table-cell office:value-type="float" office:value="0.00183">
                <text:p>0.00183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053">
                <text:p>0.00053</text:p>
              </table:table-cell>
              <table:table-cell office:value-type="float" office:value="0.00154">
                <text:p>0.00154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055">
                <text:p>0.00055</text:p>
              </table:table-cell>
              <table:table-cell office:value-type="float" office:value="0.00154">
                <text:p>0.00154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056">
                <text:p>0.00056</text:p>
              </table:table-cell>
              <table:table-cell office:value-type="float" office:value="0.00168">
                <text:p>0.00168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059">
                <text:p>0.00059</text:p>
              </table:table-cell>
              <table:table-cell office:value-type="float" office:value="0.00192">
                <text:p>0.00192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062">
                <text:p>0.00062</text:p>
              </table:table-cell>
              <table:table-cell office:value-type="float" office:value="0.00195">
                <text:p>0.00195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068">
                <text:p>0.00068</text:p>
              </table:table-cell>
              <table:table-cell office:value-type="float" office:value="0.00218">
                <text:p>0.00218</text:p>
              </table:table-cell>
              <table:table-cell office:value-type="float" office:value="0.00193">
                <text:p>0.0019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054">
                <text:p>0.00054</text:p>
              </table:table-cell>
              <table:table-cell office:value-type="float" office:value="0.00146">
                <text:p>0.00146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05">
                <text:p>0.0005</text:p>
              </table:table-cell>
              <table:table-cell office:value-type="float" office:value="0.00137">
                <text:p>0.00137</text:p>
              </table:table-cell>
              <table:table-cell office:value-type="float" office:value="0.00126">
                <text:p>0.0012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07">
                <text:p>0.0007</text:p>
              </table:table-cell>
              <table:table-cell office:value-type="float" office:value="0.00184">
                <text:p>0.00184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065">
                <text:p>0.00065</text:p>
              </table:table-cell>
              <table:table-cell office:value-type="float" office:value="0.00159">
                <text:p>0.00159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072">
                <text:p>0.00072</text:p>
              </table:table-cell>
              <table:table-cell office:value-type="float" office:value="0.0019">
                <text:p>0.0019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077">
                <text:p>0.00077</text:p>
              </table:table-cell>
              <table:table-cell office:value-type="float" office:value="0.00266">
                <text:p>0.00266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084">
                <text:p>0.00084</text:p>
              </table:table-cell>
              <table:table-cell office:value-type="float" office:value="0.00262">
                <text:p>0.00262</text:p>
              </table:table-cell>
              <table:table-cell office:value-type="float" office:value="0.00201">
                <text:p>0.0020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067">
                <text:p>0.00067</text:p>
              </table:table-cell>
              <table:table-cell office:value-type="float" office:value="0.00172">
                <text:p>0.00172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069">
                <text:p>0.00069</text:p>
              </table:table-cell>
              <table:table-cell office:value-type="float" office:value="0.0017">
                <text:p>0.0017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078">
                <text:p>0.00078</text:p>
              </table:table-cell>
              <table:table-cell office:value-type="float" office:value="0.00228">
                <text:p>0.00228</text:p>
              </table:table-cell>
              <table:table-cell office:value-type="float" office:value="0.00184">
                <text:p>0.0018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068">
                <text:p>0.00068</text:p>
              </table:table-cell>
              <table:table-cell office:value-type="float" office:value="0.00171">
                <text:p>0.00171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076">
                <text:p>0.00076</text:p>
              </table:table-cell>
              <table:table-cell office:value-type="float" office:value="0.00216">
                <text:p>0.00216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072">
                <text:p>0.00072</text:p>
              </table:table-cell>
              <table:table-cell office:value-type="float" office:value="0.00192">
                <text:p>0.00192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058">
                <text:p>0.00058</text:p>
              </table:table-cell>
              <table:table-cell office:value-type="float" office:value="0.0014">
                <text:p>0.0014</text:p>
              </table:table-cell>
              <table:table-cell office:value-type="float" office:value="0.00117">
                <text:p>0.0011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075">
                <text:p>0.00075</text:p>
              </table:table-cell>
              <table:table-cell office:value-type="float" office:value="0.0021">
                <text:p>0.0021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066">
                <text:p>0.00066</text:p>
              </table:table-cell>
              <table:table-cell office:value-type="float" office:value="0.00171">
                <text:p>0.00171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076">
                <text:p>0.00076</text:p>
              </table:table-cell>
              <table:table-cell office:value-type="float" office:value="0.00216">
                <text:p>0.00216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067">
                <text:p>0.00067</text:p>
              </table:table-cell>
              <table:table-cell office:value-type="float" office:value="0.00172">
                <text:p>0.00172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058">
                <text:p>0.00058</text:p>
              </table:table-cell>
              <table:table-cell office:value-type="float" office:value="0.00177">
                <text:p>0.00177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047">
                <text:p>0.00047</text:p>
              </table:table-cell>
              <table:table-cell office:value-type="float" office:value="0.00114">
                <text:p>0.00114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06">
                <text:p>0.0006</text:p>
              </table:table-cell>
              <table:table-cell office:value-type="float" office:value="0.00175">
                <text:p>0.00175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052">
                <text:p>0.00052</text:p>
              </table:table-cell>
              <table:table-cell office:value-type="float" office:value="0.00135">
                <text:p>0.00135</text:p>
              </table:table-cell>
              <table:table-cell office:value-type="float" office:value="0.00124">
                <text:p>0.0012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058">
                <text:p>0.00058</text:p>
              </table:table-cell>
              <table:table-cell office:value-type="float" office:value="0.00173">
                <text:p>0.00173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064">
                <text:p>0.00064</text:p>
              </table:table-cell>
              <table:table-cell office:value-type="float" office:value="0.00184">
                <text:p>0.00184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055">
                <text:p>0.00055</text:p>
              </table:table-cell>
              <table:table-cell office:value-type="float" office:value="0.00155">
                <text:p>0.00155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066">
                <text:p>0.00066</text:p>
              </table:table-cell>
              <table:table-cell office:value-type="float" office:value="0.00205">
                <text:p>0.00205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062">
                <text:p>0.00062</text:p>
              </table:table-cell>
              <table:table-cell office:value-type="float" office:value="0.00182">
                <text:p>0.00182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055">
                <text:p>0.00055</text:p>
              </table:table-cell>
              <table:table-cell office:value-type="float" office:value="0.0016">
                <text:p>0.0016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051">
                <text:p>0.00051</text:p>
              </table:table-cell>
              <table:table-cell office:value-type="float" office:value="0.00138">
                <text:p>0.00138</text:p>
              </table:table-cell>
              <table:table-cell office:value-type="float" office:value="0.00131">
                <text:p>0.0013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061">
                <text:p>0.00061</text:p>
              </table:table-cell>
              <table:table-cell office:value-type="float" office:value="0.00183">
                <text:p>0.00183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056">
                <text:p>0.00056</text:p>
              </table:table-cell>
              <table:table-cell office:value-type="float" office:value="0.00152">
                <text:p>0.00152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056">
                <text:p>0.00056</text:p>
              </table:table-cell>
              <table:table-cell office:value-type="float" office:value="0.00158">
                <text:p>0.00158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06">
                <text:p>0.0006</text:p>
              </table:table-cell>
              <table:table-cell office:value-type="float" office:value="0.00169">
                <text:p>0.00169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063">
                <text:p>0.00063</text:p>
              </table:table-cell>
              <table:table-cell office:value-type="float" office:value="0.00205">
                <text:p>0.00205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064">
                <text:p>0.00064</text:p>
              </table:table-cell>
              <table:table-cell office:value-type="float" office:value="0.002">
                <text:p>0.002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069">
                <text:p>0.00069</text:p>
              </table:table-cell>
              <table:table-cell office:value-type="float" office:value="0.00225">
                <text:p>0.00225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076">
                <text:p>0.00076</text:p>
              </table:table-cell>
              <table:table-cell office:value-type="float" office:value="0.00223">
                <text:p>0.00223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075">
                <text:p>0.00075</text:p>
              </table:table-cell>
              <table:table-cell office:value-type="float" office:value="0.00208">
                <text:p>0.00208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086">
                <text:p>0.00086</text:p>
              </table:table-cell>
              <table:table-cell office:value-type="float" office:value="0.00232">
                <text:p>0.00232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094">
                <text:p>0.00094</text:p>
              </table:table-cell>
              <table:table-cell office:value-type="float" office:value="0.00221">
                <text:p>0.00221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078">
                <text:p>0.00078</text:p>
              </table:table-cell>
              <table:table-cell office:value-type="float" office:value="0.00229">
                <text:p>0.00229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081">
                <text:p>0.00081</text:p>
              </table:table-cell>
              <table:table-cell office:value-type="float" office:value="0.00236">
                <text:p>0.00236</text:p>
              </table:table-cell>
              <table:table-cell office:value-type="float" office:value="0.00187">
                <text:p>0.0018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085">
                <text:p>0.00085</text:p>
              </table:table-cell>
              <table:table-cell office:value-type="float" office:value="0.00262">
                <text:p>0.00262</text:p>
              </table:table-cell>
              <table:table-cell office:value-type="float" office:value="0.00206">
                <text:p>0.0020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065">
                <text:p>0.00065</text:p>
              </table:table-cell>
              <table:table-cell office:value-type="float" office:value="0.00176">
                <text:p>0.00176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065">
                <text:p>0.00065</text:p>
              </table:table-cell>
              <table:table-cell office:value-type="float" office:value="0.00173">
                <text:p>0.00173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078">
                <text:p>0.00078</text:p>
              </table:table-cell>
              <table:table-cell office:value-type="float" office:value="0.00228">
                <text:p>0.00228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065">
                <text:p>0.00065</text:p>
              </table:table-cell>
              <table:table-cell office:value-type="float" office:value="0.00164">
                <text:p>0.00164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076">
                <text:p>0.00076</text:p>
              </table:table-cell>
              <table:table-cell office:value-type="float" office:value="0.00226">
                <text:p>0.00226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073">
                <text:p>0.00073</text:p>
              </table:table-cell>
              <table:table-cell office:value-type="float" office:value="0.00193">
                <text:p>0.00193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06">
                <text:p>0.0006</text:p>
              </table:table-cell>
              <table:table-cell office:value-type="float" office:value="0.00156">
                <text:p>0.00156</text:p>
              </table:table-cell>
              <table:table-cell office:value-type="float" office:value="0.00123">
                <text:p>0.0012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075">
                <text:p>0.00075</text:p>
              </table:table-cell>
              <table:table-cell office:value-type="float" office:value="0.00206">
                <text:p>0.00206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068">
                <text:p>0.00068</text:p>
              </table:table-cell>
              <table:table-cell office:value-type="float" office:value="0.00221">
                <text:p>0.00221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069">
                <text:p>0.00069</text:p>
              </table:table-cell>
              <table:table-cell office:value-type="float" office:value="0.00219">
                <text:p>0.00219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063">
                <text:p>0.00063</text:p>
              </table:table-cell>
              <table:table-cell office:value-type="float" office:value="0.00179">
                <text:p>0.00179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068">
                <text:p>0.00068</text:p>
              </table:table-cell>
              <table:table-cell office:value-type="float" office:value="0.00206">
                <text:p>0.00206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049">
                <text:p>0.00049</text:p>
              </table:table-cell>
              <table:table-cell office:value-type="float" office:value="0.00121">
                <text:p>0.00121</text:p>
              </table:table-cell>
              <table:table-cell office:value-type="float" office:value="0.00108">
                <text:p>0.0010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061">
                <text:p>0.00061</text:p>
              </table:table-cell>
              <table:table-cell office:value-type="float" office:value="0.00178">
                <text:p>0.00178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053">
                <text:p>0.00053</text:p>
              </table:table-cell>
              <table:table-cell office:value-type="float" office:value="0.00153">
                <text:p>0.00153</text:p>
              </table:table-cell>
              <table:table-cell office:value-type="float" office:value="0.00126">
                <text:p>0.0012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061">
                <text:p>0.00061</text:p>
              </table:table-cell>
              <table:table-cell office:value-type="float" office:value="0.0017">
                <text:p>0.0017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064">
                <text:p>0.00064</text:p>
              </table:table-cell>
              <table:table-cell office:value-type="float" office:value="0.00187">
                <text:p>0.00187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053">
                <text:p>0.00053</text:p>
              </table:table-cell>
              <table:table-cell office:value-type="float" office:value="0.00146">
                <text:p>0.00146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068">
                <text:p>0.00068</text:p>
              </table:table-cell>
              <table:table-cell office:value-type="float" office:value="0.00207">
                <text:p>0.00207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061">
                <text:p>0.00061</text:p>
              </table:table-cell>
              <table:table-cell office:value-type="float" office:value="0.00183">
                <text:p>0.00183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055">
                <text:p>0.00055</text:p>
              </table:table-cell>
              <table:table-cell office:value-type="float" office:value="0.00161">
                <text:p>0.00161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051">
                <text:p>0.00051</text:p>
              </table:table-cell>
              <table:table-cell office:value-type="float" office:value="0.0014">
                <text:p>0.0014</text:p>
              </table:table-cell>
              <table:table-cell office:value-type="float" office:value="0.00131">
                <text:p>0.0013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062">
                <text:p>0.00062</text:p>
              </table:table-cell>
              <table:table-cell office:value-type="float" office:value="0.00184">
                <text:p>0.00184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056">
                <text:p>0.00056</text:p>
              </table:table-cell>
              <table:table-cell office:value-type="float" office:value="0.00151">
                <text:p>0.00151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054">
                <text:p>0.00054</text:p>
              </table:table-cell>
              <table:table-cell office:value-type="float" office:value="0.00154">
                <text:p>0.00154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058">
                <text:p>0.00058</text:p>
              </table:table-cell>
              <table:table-cell office:value-type="float" office:value="0.00166">
                <text:p>0.00166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064">
                <text:p>0.00064</text:p>
              </table:table-cell>
              <table:table-cell office:value-type="float" office:value="0.00196">
                <text:p>0.00196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065">
                <text:p>0.00065</text:p>
              </table:table-cell>
              <table:table-cell office:value-type="float" office:value="0.00197">
                <text:p>0.00197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069">
                <text:p>0.00069</text:p>
              </table:table-cell>
              <table:table-cell office:value-type="float" office:value="0.00224">
                <text:p>0.00224</text:p>
              </table:table-cell>
              <table:table-cell office:value-type="float" office:value="0.00192">
                <text:p>0.0019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056">
                <text:p>0.00056</text:p>
              </table:table-cell>
              <table:table-cell office:value-type="float" office:value="0.00159">
                <text:p>0.00159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056">
                <text:p>0.00056</text:p>
              </table:table-cell>
              <table:table-cell office:value-type="float" office:value="0.00147">
                <text:p>0.00147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062">
                <text:p>0.00062</text:p>
              </table:table-cell>
              <table:table-cell office:value-type="float" office:value="0.00179">
                <text:p>0.00179</text:p>
              </table:table-cell>
              <table:table-cell office:value-type="float" office:value="0.00148">
                <text:p>0.0014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58">
                <text:p>0.00058</text:p>
              </table:table-cell>
              <table:table-cell office:value-type="float" office:value="0.00155">
                <text:p>0.00155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064">
                <text:p>0.00064</text:p>
              </table:table-cell>
              <table:table-cell office:value-type="float" office:value="0.0018">
                <text:p>0.0018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068">
                <text:p>0.00068</text:p>
              </table:table-cell>
              <table:table-cell office:value-type="float" office:value="0.00215">
                <text:p>0.00215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078">
                <text:p>0.00078</text:p>
              </table:table-cell>
              <table:table-cell office:value-type="float" office:value="0.00252">
                <text:p>0.0025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064">
                <text:p>0.00064</text:p>
              </table:table-cell>
              <table:table-cell office:value-type="float" office:value="0.00175">
                <text:p>0.00175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062">
                <text:p>0.00062</text:p>
              </table:table-cell>
              <table:table-cell office:value-type="float" office:value="0.0016">
                <text:p>0.0016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07">
                <text:p>0.0007</text:p>
              </table:table-cell>
              <table:table-cell office:value-type="float" office:value="0.00216">
                <text:p>0.00216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058">
                <text:p>0.00058</text:p>
              </table:table-cell>
              <table:table-cell office:value-type="float" office:value="0.00157">
                <text:p>0.00157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052">
                <text:p>0.00052</text:p>
              </table:table-cell>
              <table:table-cell office:value-type="float" office:value="0.00179">
                <text:p>0.00179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053">
                <text:p>0.00053</text:p>
              </table:table-cell>
              <table:table-cell office:value-type="float" office:value="0.00169">
                <text:p>0.00169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044">
                <text:p>0.00044</text:p>
              </table:table-cell>
              <table:table-cell office:value-type="float" office:value="0.00126">
                <text:p>0.00126</text:p>
              </table:table-cell>
              <table:table-cell office:value-type="float" office:value="0.00116">
                <text:p>0.0011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059">
                <text:p>0.00059</text:p>
              </table:table-cell>
              <table:table-cell office:value-type="float" office:value="0.00185">
                <text:p>0.00185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05">
                <text:p>0.0005</text:p>
              </table:table-cell>
              <table:table-cell office:value-type="float" office:value="0.00148">
                <text:p>0.00148</text:p>
              </table:table-cell>
              <table:table-cell office:value-type="float" office:value="0.00132">
                <text:p>0.0013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056">
                <text:p>0.00056</text:p>
              </table:table-cell>
              <table:table-cell office:value-type="float" office:value="0.00193">
                <text:p>0.00193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051">
                <text:p>0.00051</text:p>
              </table:table-cell>
              <table:table-cell office:value-type="float" office:value="0.00155">
                <text:p>0.00155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053">
                <text:p>0.00053</text:p>
              </table:table-cell>
              <table:table-cell office:value-type="float" office:value="0.00177">
                <text:p>0.00177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042">
                <text:p>0.00042</text:p>
              </table:table-cell>
              <table:table-cell office:value-type="float" office:value="0.00112">
                <text:p>0.00112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052">
                <text:p>0.00052</text:p>
              </table:table-cell>
              <table:table-cell office:value-type="float" office:value="0.00169">
                <text:p>0.00169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046">
                <text:p>0.00046</text:p>
              </table:table-cell>
              <table:table-cell office:value-type="float" office:value="0.00131">
                <text:p>0.00131</text:p>
              </table:table-cell>
              <table:table-cell office:value-type="float" office:value="0.00123">
                <text:p>0.0012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053">
                <text:p>0.00053</text:p>
              </table:table-cell>
              <table:table-cell office:value-type="float" office:value="0.00167">
                <text:p>0.00167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057">
                <text:p>0.00057</text:p>
              </table:table-cell>
              <table:table-cell office:value-type="float" office:value="0.00182">
                <text:p>0.00182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067">
                <text:p>0.00067</text:p>
              </table:table-cell>
              <table:table-cell office:value-type="float" office:value="0.00218">
                <text:p>0.00218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061">
                <text:p>0.00061</text:p>
              </table:table-cell>
              <table:table-cell office:value-type="float" office:value="0.00202">
                <text:p>0.00202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077">
                <text:p>0.00077</text:p>
              </table:table-cell>
              <table:table-cell office:value-type="float" office:value="0.00254">
                <text:p>0.00254</text:p>
              </table:table-cell>
              <table:table-cell office:value-type="float" office:value="0.00188">
                <text:p>0.0018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072">
                <text:p>0.00072</text:p>
              </table:table-cell>
              <table:table-cell office:value-type="float" office:value="0.00231">
                <text:p>0.00231</text:p>
              </table:table-cell>
              <table:table-cell office:value-type="float" office:value="0.00179">
                <text:p>0.0017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064">
                <text:p>0.00064</text:p>
              </table:table-cell>
              <table:table-cell office:value-type="float" office:value="0.00191">
                <text:p>0.00191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067">
                <text:p>0.00067</text:p>
              </table:table-cell>
              <table:table-cell office:value-type="float" office:value="0.00229">
                <text:p>0.00229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061">
                <text:p>0.00061</text:p>
              </table:table-cell>
              <table:table-cell office:value-type="float" office:value="0.00175">
                <text:p>0.00175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062">
                <text:p>0.00062</text:p>
              </table:table-cell>
              <table:table-cell office:value-type="float" office:value="0.00175">
                <text:p>0.00175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059">
                <text:p>0.00059</text:p>
              </table:table-cell>
              <table:table-cell office:value-type="float" office:value="0.00184">
                <text:p>0.00184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061">
                <text:p>0.00061</text:p>
              </table:table-cell>
              <table:table-cell office:value-type="float" office:value="0.00203">
                <text:p>0.00203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063">
                <text:p>0.00063</text:p>
              </table:table-cell>
              <table:table-cell office:value-type="float" office:value="0.00205">
                <text:p>0.00205</text:p>
              </table:table-cell>
              <table:table-cell office:value-type="float" office:value="0.00193">
                <text:p>0.0019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063">
                <text:p>0.00063</text:p>
              </table:table-cell>
              <table:table-cell office:value-type="float" office:value="0.00219">
                <text:p>0.00219</text:p>
              </table:table-cell>
              <table:table-cell office:value-type="float" office:value="0.00192">
                <text:p>0.0019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05">
                <text:p>0.0005</text:p>
              </table:table-cell>
              <table:table-cell office:value-type="float" office:value="0.00147">
                <text:p>0.00147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047">
                <text:p>0.00047</text:p>
              </table:table-cell>
              <table:table-cell office:value-type="float" office:value="0.00135">
                <text:p>0.00135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073">
                <text:p>0.00073</text:p>
              </table:table-cell>
              <table:table-cell office:value-type="float" office:value="0.00188">
                <text:p>0.00188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068">
                <text:p>0.00068</text:p>
              </table:table-cell>
              <table:table-cell office:value-type="float" office:value="0.00563">
                <text:p>0.0056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066">
                <text:p>0.00066</text:p>
              </table:table-cell>
              <table:table-cell office:value-type="float" office:value="0.00183">
                <text:p>0.00183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067">
                <text:p>0.00067</text:p>
              </table:table-cell>
              <table:table-cell office:value-type="float" office:value="0.00208">
                <text:p>0.00208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073">
                <text:p>0.00073</text:p>
              </table:table-cell>
              <table:table-cell office:value-type="float" office:value="0.00239">
                <text:p>0.00239</text:p>
              </table:table-cell>
              <table:table-cell office:value-type="float" office:value="0.00199">
                <text:p>0.0019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58">
                <text:p>0.00058</text:p>
              </table:table-cell>
              <table:table-cell office:value-type="float" office:value="0.00169">
                <text:p>0.00169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058">
                <text:p>0.00058</text:p>
              </table:table-cell>
              <table:table-cell office:value-type="float" office:value="0.00164">
                <text:p>0.00164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068">
                <text:p>0.00068</text:p>
              </table:table-cell>
              <table:table-cell office:value-type="float" office:value="0.00208">
                <text:p>0.00208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056">
                <text:p>0.00056</text:p>
              </table:table-cell>
              <table:table-cell office:value-type="float" office:value="0.00158">
                <text:p>0.00158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067">
                <text:p>0.00067</text:p>
              </table:table-cell>
              <table:table-cell office:value-type="float" office:value="0.00198">
                <text:p>0.00198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063">
                <text:p>0.00063</text:p>
              </table:table-cell>
              <table:table-cell office:value-type="float" office:value="0.00175">
                <text:p>0.00175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051">
                <text:p>0.00051</text:p>
              </table:table-cell>
              <table:table-cell office:value-type="float" office:value="0.0013">
                <text:p>0.0013</text:p>
              </table:table-cell>
              <table:table-cell office:value-type="float" office:value="0.00115">
                <text:p>0.0011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065">
                <text:p>0.00065</text:p>
              </table:table-cell>
              <table:table-cell office:value-type="float" office:value="0.0019">
                <text:p>0.0019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056">
                <text:p>0.00056</text:p>
              </table:table-cell>
              <table:table-cell office:value-type="float" office:value="0.00155">
                <text:p>0.00155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064">
                <text:p>0.00064</text:p>
              </table:table-cell>
              <table:table-cell office:value-type="float" office:value="0.00195">
                <text:p>0.00195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058">
                <text:p>0.00058</text:p>
              </table:table-cell>
              <table:table-cell office:value-type="float" office:value="0.00157">
                <text:p>0.00157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061">
                <text:p>0.00061</text:p>
              </table:table-cell>
              <table:table-cell office:value-type="float" office:value="0.0018">
                <text:p>0.0018</text:p>
              </table:table-cell>
              <table:table-cell office:value-type="float" office:value="0.00159">
                <text:p>0.0015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047">
                <text:p>0.00047</text:p>
              </table:table-cell>
              <table:table-cell office:value-type="float" office:value="0.00116">
                <text:p>0.00116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055">
                <text:p>0.00055</text:p>
              </table:table-cell>
              <table:table-cell office:value-type="float" office:value="0.00157">
                <text:p>0.00157</text:p>
              </table:table-cell>
              <table:table-cell office:value-type="float" office:value="0.00117">
                <text:p>0.0011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053">
                <text:p>0.00053</text:p>
              </table:table-cell>
              <table:table-cell office:value-type="float" office:value="0.00134">
                <text:p>0.00134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062">
                <text:p>0.00062</text:p>
              </table:table-cell>
              <table:table-cell office:value-type="float" office:value="0.00171">
                <text:p>0.00171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064">
                <text:p>0.00064</text:p>
              </table:table-cell>
              <table:table-cell office:value-type="float" office:value="0.00192">
                <text:p>0.00192</text:p>
              </table:table-cell>
              <table:table-cell office:value-type="float" office:value="0.00159">
                <text:p>0.0015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066">
                <text:p>0.00066</text:p>
              </table:table-cell>
              <table:table-cell office:value-type="float" office:value="0.00186">
                <text:p>0.00186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056">
                <text:p>0.00056</text:p>
              </table:table-cell>
              <table:table-cell office:value-type="float" office:value="0.00148">
                <text:p>0.00148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064">
                <text:p>0.00064</text:p>
              </table:table-cell>
              <table:table-cell office:value-type="float" office:value="0.00184">
                <text:p>0.00184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068">
                <text:p>0.00068</text:p>
              </table:table-cell>
              <table:table-cell office:value-type="float" office:value="0.00229">
                <text:p>0.00229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053">
                <text:p>0.00053</text:p>
              </table:table-cell>
              <table:table-cell office:value-type="float" office:value="0.0014">
                <text:p>0.0014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065">
                <text:p>0.00065</text:p>
              </table:table-cell>
              <table:table-cell office:value-type="float" office:value="0.00185">
                <text:p>0.00185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057">
                <text:p>0.00057</text:p>
              </table:table-cell>
              <table:table-cell office:value-type="float" office:value="0.00159">
                <text:p>0.00159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056">
                <text:p>0.00056</text:p>
              </table:table-cell>
              <table:table-cell office:value-type="float" office:value="0.00153">
                <text:p>0.00153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059">
                <text:p>0.00059</text:p>
              </table:table-cell>
              <table:table-cell office:value-type="float" office:value="0.00169">
                <text:p>0.00169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065">
                <text:p>0.00065</text:p>
              </table:table-cell>
              <table:table-cell office:value-type="float" office:value="0.002">
                <text:p>0.002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066">
                <text:p>0.00066</text:p>
              </table:table-cell>
              <table:table-cell office:value-type="float" office:value="0.00199">
                <text:p>0.00199</text:p>
              </table:table-cell>
              <table:table-cell office:value-type="float" office:value="0.00188">
                <text:p>0.0018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07">
                <text:p>0.0007</text:p>
              </table:table-cell>
              <table:table-cell office:value-type="float" office:value="0.00227">
                <text:p>0.00227</text:p>
              </table:table-cell>
              <table:table-cell office:value-type="float" office:value="0.00191">
                <text:p>0.0019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056">
                <text:p>0.00056</text:p>
              </table:table-cell>
              <table:table-cell office:value-type="float" office:value="0.00152">
                <text:p>0.00152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053">
                <text:p>0.00053</text:p>
              </table:table-cell>
              <table:table-cell office:value-type="float" office:value="0.00138">
                <text:p>0.00138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069">
                <text:p>0.00069</text:p>
              </table:table-cell>
              <table:table-cell office:value-type="float" office:value="0.00184">
                <text:p>0.00184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065">
                <text:p>0.00065</text:p>
              </table:table-cell>
              <table:table-cell office:value-type="float" office:value="0.00158">
                <text:p>0.00158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052">
                <text:p>0.00052</text:p>
              </table:table-cell>
              <table:table-cell office:value-type="float" office:value="0.00156">
                <text:p>0.00156</text:p>
              </table:table-cell>
              <table:table-cell office:value-type="float" office:value="0.00113">
                <text:p>0.0011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065">
                <text:p>0.00065</text:p>
              </table:table-cell>
              <table:table-cell office:value-type="float" office:value="0.00202">
                <text:p>0.00202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072">
                <text:p>0.00072</text:p>
              </table:table-cell>
              <table:table-cell office:value-type="float" office:value="0.00236">
                <text:p>0.00236</text:p>
              </table:table-cell>
              <table:table-cell office:value-type="float" office:value="0.00199">
                <text:p>0.0019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056">
                <text:p>0.00056</text:p>
              </table:table-cell>
              <table:table-cell office:value-type="float" office:value="0.00157">
                <text:p>0.00157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055">
                <text:p>0.00055</text:p>
              </table:table-cell>
              <table:table-cell office:value-type="float" office:value="0.00155">
                <text:p>0.00155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066">
                <text:p>0.00066</text:p>
              </table:table-cell>
              <table:table-cell office:value-type="float" office:value="0.00208">
                <text:p>0.00208</text:p>
              </table:table-cell>
              <table:table-cell office:value-type="float" office:value="0.00185">
                <text:p>0.0018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053">
                <text:p>0.00053</text:p>
              </table:table-cell>
              <table:table-cell office:value-type="float" office:value="0.00151">
                <text:p>0.00151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064">
                <text:p>0.00064</text:p>
              </table:table-cell>
              <table:table-cell office:value-type="float" office:value="0.00191">
                <text:p>0.00191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058">
                <text:p>0.00058</text:p>
              </table:table-cell>
              <table:table-cell office:value-type="float" office:value="0.00174">
                <text:p>0.00174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049">
                <text:p>0.00049</text:p>
              </table:table-cell>
              <table:table-cell office:value-type="float" office:value="0.00125">
                <text:p>0.00125</text:p>
              </table:table-cell>
              <table:table-cell office:value-type="float" office:value="0.00115">
                <text:p>0.0011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061">
                <text:p>0.00061</text:p>
              </table:table-cell>
              <table:table-cell office:value-type="float" office:value="0.00189">
                <text:p>0.00189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054">
                <text:p>0.00054</text:p>
              </table:table-cell>
              <table:table-cell office:value-type="float" office:value="0.00152">
                <text:p>0.00152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062">
                <text:p>0.00062</text:p>
              </table:table-cell>
              <table:table-cell office:value-type="float" office:value="0.00191">
                <text:p>0.00191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055">
                <text:p>0.00055</text:p>
              </table:table-cell>
              <table:table-cell office:value-type="float" office:value="0.00153">
                <text:p>0.00153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059">
                <text:p>0.00059</text:p>
              </table:table-cell>
              <table:table-cell office:value-type="float" office:value="0.00175">
                <text:p>0.00175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044">
                <text:p>0.00044</text:p>
              </table:table-cell>
              <table:table-cell office:value-type="float" office:value="0.00115">
                <text:p>0.00115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063">
                <text:p>0.00063</text:p>
              </table:table-cell>
              <table:table-cell office:value-type="float" office:value="0.00178">
                <text:p>0.00178</text:p>
              </table:table-cell>
              <table:table-cell office:value-type="float" office:value="0.00159">
                <text:p>0.0015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05">
                <text:p>0.0005</text:p>
              </table:table-cell>
              <table:table-cell office:value-type="float" office:value="0.00132">
                <text:p>0.00132</text:p>
              </table:table-cell>
              <table:table-cell office:value-type="float" office:value="0.00121">
                <text:p>0.0012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059">
                <text:p>0.00059</text:p>
              </table:table-cell>
              <table:table-cell office:value-type="float" office:value="0.00166">
                <text:p>0.00166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06">
                <text:p>0.0006</text:p>
              </table:table-cell>
              <table:table-cell office:value-type="float" office:value="0.00183">
                <text:p>0.00183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06">
                <text:p>0.0006</text:p>
              </table:table-cell>
              <table:table-cell office:value-type="float" office:value="0.00183">
                <text:p>0.00183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052">
                <text:p>0.00052</text:p>
              </table:table-cell>
              <table:table-cell office:value-type="float" office:value="0.00146">
                <text:p>0.00146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064">
                <text:p>0.00064</text:p>
              </table:table-cell>
              <table:table-cell office:value-type="float" office:value="0.00204">
                <text:p>0.00204</text:p>
              </table:table-cell>
              <table:table-cell office:value-type="float" office:value="0.00593">
                <text:p>0.0059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056">
                <text:p>0.00056</text:p>
              </table:table-cell>
              <table:table-cell office:value-type="float" office:value="0.00163">
                <text:p>0.00163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051">
                <text:p>0.00051</text:p>
              </table:table-cell>
              <table:table-cell office:value-type="float" office:value="0.00147">
                <text:p>0.00147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062">
                <text:p>0.00062</text:p>
              </table:table-cell>
              <table:table-cell office:value-type="float" office:value="0.00184">
                <text:p>0.00184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055">
                <text:p>0.00055</text:p>
              </table:table-cell>
              <table:table-cell office:value-type="float" office:value="0.00157">
                <text:p>0.00157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056">
                <text:p>0.00056</text:p>
              </table:table-cell>
              <table:table-cell office:value-type="float" office:value="0.00155">
                <text:p>0.00155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059">
                <text:p>0.00059</text:p>
              </table:table-cell>
              <table:table-cell office:value-type="float" office:value="0.00168">
                <text:p>0.00168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063">
                <text:p>0.00063</text:p>
              </table:table-cell>
              <table:table-cell office:value-type="float" office:value="0.00197">
                <text:p>0.00197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079">
                <text:p>0.00079</text:p>
              </table:table-cell>
              <table:table-cell office:value-type="float" office:value="0.0025">
                <text:p>0.0025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069">
                <text:p>0.00069</text:p>
              </table:table-cell>
              <table:table-cell office:value-type="float" office:value="0.00221">
                <text:p>0.00221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056">
                <text:p>0.00056</text:p>
              </table:table-cell>
              <table:table-cell office:value-type="float" office:value="0.00153">
                <text:p>0.00153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051">
                <text:p>0.00051</text:p>
              </table:table-cell>
              <table:table-cell office:value-type="float" office:value="0.00139">
                <text:p>0.00139</text:p>
              </table:table-cell>
              <table:table-cell office:value-type="float" office:value="0.00127">
                <text:p>0.0012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066">
                <text:p>0.00066</text:p>
              </table:table-cell>
              <table:table-cell office:value-type="float" office:value="0.00175">
                <text:p>0.00175</text:p>
              </table:table-cell>
              <table:table-cell office:value-type="float" office:value="0.00148">
                <text:p>0.0014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059">
                <text:p>0.00059</text:p>
              </table:table-cell>
              <table:table-cell office:value-type="float" office:value="0.00152">
                <text:p>0.00152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067">
                <text:p>0.00067</text:p>
              </table:table-cell>
              <table:table-cell office:value-type="float" office:value="0.00185">
                <text:p>0.00185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071">
                <text:p>0.00071</text:p>
              </table:table-cell>
              <table:table-cell office:value-type="float" office:value="0.00214">
                <text:p>0.00214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077">
                <text:p>0.00077</text:p>
              </table:table-cell>
              <table:table-cell office:value-type="float" office:value="0.00248">
                <text:p>0.00248</text:p>
              </table:table-cell>
              <table:table-cell office:value-type="float" office:value="0.00202">
                <text:p>0.0020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063">
                <text:p>0.00063</text:p>
              </table:table-cell>
              <table:table-cell office:value-type="float" office:value="0.00168">
                <text:p>0.00168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066">
                <text:p>0.00066</text:p>
              </table:table-cell>
              <table:table-cell office:value-type="float" office:value="0.00169">
                <text:p>0.00169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071">
                <text:p>0.00071</text:p>
              </table:table-cell>
              <table:table-cell office:value-type="float" office:value="0.00222">
                <text:p>0.00222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061">
                <text:p>0.00061</text:p>
              </table:table-cell>
              <table:table-cell office:value-type="float" office:value="0.00164">
                <text:p>0.00164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051">
                <text:p>0.00051</text:p>
              </table:table-cell>
              <table:table-cell office:value-type="float" office:value="0.00176">
                <text:p>0.00176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06">
                <text:p>0.0006</text:p>
              </table:table-cell>
              <table:table-cell office:value-type="float" office:value="0.00175">
                <text:p>0.00175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046">
                <text:p>0.00046</text:p>
              </table:table-cell>
              <table:table-cell office:value-type="float" office:value="0.00125">
                <text:p>0.00125</text:p>
              </table:table-cell>
              <table:table-cell office:value-type="float" office:value="0.00114">
                <text:p>0.001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058">
                <text:p>0.00058</text:p>
              </table:table-cell>
              <table:table-cell office:value-type="float" office:value="0.00185">
                <text:p>0.00185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053">
                <text:p>0.00053</text:p>
              </table:table-cell>
              <table:table-cell office:value-type="float" office:value="0.00151">
                <text:p>0.00151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059">
                <text:p>0.00059</text:p>
              </table:table-cell>
              <table:table-cell office:value-type="float" office:value="0.00193">
                <text:p>0.00193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051">
                <text:p>0.00051</text:p>
              </table:table-cell>
              <table:table-cell office:value-type="float" office:value="0.00153">
                <text:p>0.00153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058">
                <text:p>0.00058</text:p>
              </table:table-cell>
              <table:table-cell office:value-type="float" office:value="0.00178">
                <text:p>0.00178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043">
                <text:p>0.00043</text:p>
              </table:table-cell>
              <table:table-cell office:value-type="float" office:value="0.00115">
                <text:p>0.00115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056">
                <text:p>0.00056</text:p>
              </table:table-cell>
              <table:table-cell office:value-type="float" office:value="0.0017">
                <text:p>0.0017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047">
                <text:p>0.00047</text:p>
              </table:table-cell>
              <table:table-cell office:value-type="float" office:value="0.00133">
                <text:p>0.00133</text:p>
              </table:table-cell>
              <table:table-cell office:value-type="float" office:value="0.00122">
                <text:p>0.0012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052">
                <text:p>0.00052</text:p>
              </table:table-cell>
              <table:table-cell office:value-type="float" office:value="0.00164">
                <text:p>0.00164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056">
                <text:p>0.00056</text:p>
              </table:table-cell>
              <table:table-cell office:value-type="float" office:value="0.0018">
                <text:p>0.0018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057">
                <text:p>0.00057</text:p>
              </table:table-cell>
              <table:table-cell office:value-type="float" office:value="0.0018">
                <text:p>0.0018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05">
                <text:p>0.0005</text:p>
              </table:table-cell>
              <table:table-cell office:value-type="float" office:value="0.00147">
                <text:p>0.00147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061">
                <text:p>0.00061</text:p>
              </table:table-cell>
              <table:table-cell office:value-type="float" office:value="0.00204">
                <text:p>0.00204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059">
                <text:p>0.00059</text:p>
              </table:table-cell>
              <table:table-cell office:value-type="float" office:value="0.00182">
                <text:p>0.00182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048">
                <text:p>0.00048</text:p>
              </table:table-cell>
              <table:table-cell office:value-type="float" office:value="0.00139">
                <text:p>0.00139</text:p>
              </table:table-cell>
              <table:table-cell office:value-type="float" office:value="0.00131">
                <text:p>0.0013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057">
                <text:p>0.00057</text:p>
              </table:table-cell>
              <table:table-cell office:value-type="float" office:value="0.00181">
                <text:p>0.00181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051">
                <text:p>0.00051</text:p>
              </table:table-cell>
              <table:table-cell office:value-type="float" office:value="0.00149">
                <text:p>0.00149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052">
                <text:p>0.00052</text:p>
              </table:table-cell>
              <table:table-cell office:value-type="float" office:value="0.00156">
                <text:p>0.00156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054">
                <text:p>0.00054</text:p>
              </table:table-cell>
              <table:table-cell office:value-type="float" office:value="0.00165">
                <text:p>0.00165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061">
                <text:p>0.00061</text:p>
              </table:table-cell>
              <table:table-cell office:value-type="float" office:value="0.00197">
                <text:p>0.00197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062">
                <text:p>0.00062</text:p>
              </table:table-cell>
              <table:table-cell office:value-type="float" office:value="0.00199">
                <text:p>0.00199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065">
                <text:p>0.00065</text:p>
              </table:table-cell>
              <table:table-cell office:value-type="float" office:value="0.00219">
                <text:p>0.00219</text:p>
              </table:table-cell>
              <table:table-cell office:value-type="float" office:value="0.00193">
                <text:p>0.0019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052">
                <text:p>0.00052</text:p>
              </table:table-cell>
              <table:table-cell office:value-type="float" office:value="0.00152">
                <text:p>0.00152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049">
                <text:p>0.00049</text:p>
              </table:table-cell>
              <table:table-cell office:value-type="float" office:value="0.00137">
                <text:p>0.00137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06">
                <text:p>0.0006</text:p>
              </table:table-cell>
              <table:table-cell office:value-type="float" office:value="0.00174">
                <text:p>0.00174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058">
                <text:p>0.00058</text:p>
              </table:table-cell>
              <table:table-cell office:value-type="float" office:value="0.00153">
                <text:p>0.00153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067">
                <text:p>0.00067</text:p>
              </table:table-cell>
              <table:table-cell office:value-type="float" office:value="0.00184">
                <text:p>0.00184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066">
                <text:p>0.00066</text:p>
              </table:table-cell>
              <table:table-cell office:value-type="float" office:value="0.00206">
                <text:p>0.00206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074">
                <text:p>0.00074</text:p>
              </table:table-cell>
              <table:table-cell office:value-type="float" office:value="0.00244">
                <text:p>0.00244</text:p>
              </table:table-cell>
              <table:table-cell office:value-type="float" office:value="0.00199">
                <text:p>0.0019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059">
                <text:p>0.00059</text:p>
              </table:table-cell>
              <table:table-cell office:value-type="float" office:value="0.00166">
                <text:p>0.00166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069">
                <text:p>0.00069</text:p>
              </table:table-cell>
              <table:table-cell office:value-type="float" office:value="0.00214">
                <text:p>0.00214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068">
                <text:p>0.00068</text:p>
              </table:table-cell>
              <table:table-cell office:value-type="float" office:value="0.00219">
                <text:p>0.00219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057">
                <text:p>0.00057</text:p>
              </table:table-cell>
              <table:table-cell office:value-type="float" office:value="0.00156">
                <text:p>0.00156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066">
                <text:p>0.00066</text:p>
              </table:table-cell>
              <table:table-cell office:value-type="float" office:value="0.00204">
                <text:p>0.00204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063">
                <text:p>0.00063</text:p>
              </table:table-cell>
              <table:table-cell office:value-type="float" office:value="0.0018">
                <text:p>0.0018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056">
                <text:p>0.00056</text:p>
              </table:table-cell>
              <table:table-cell office:value-type="float" office:value="0.00134">
                <text:p>0.00134</text:p>
              </table:table-cell>
              <table:table-cell office:value-type="float" office:value="0.00116">
                <text:p>0.0011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065">
                <text:p>0.00065</text:p>
              </table:table-cell>
              <table:table-cell office:value-type="float" office:value="0.00197">
                <text:p>0.00197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043">
                <text:p>0.00043</text:p>
              </table:table-cell>
              <table:table-cell office:value-type="float" office:value="0.00141">
                <text:p>0.00141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057">
                <text:p>0.00057</text:p>
              </table:table-cell>
              <table:table-cell office:value-type="float" office:value="0.00193">
                <text:p>0.00193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05">
                <text:p>0.0005</text:p>
              </table:table-cell>
              <table:table-cell office:value-type="float" office:value="0.00152">
                <text:p>0.00152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053">
                <text:p>0.00053</text:p>
              </table:table-cell>
              <table:table-cell office:value-type="float" office:value="0.00174">
                <text:p>0.00174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042">
                <text:p>0.00042</text:p>
              </table:table-cell>
              <table:table-cell office:value-type="float" office:value="0.00115">
                <text:p>0.00115</text:p>
              </table:table-cell>
              <table:table-cell office:value-type="float" office:value="0.00102">
                <text:p>0.0010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056">
                <text:p>0.00056</text:p>
              </table:table-cell>
              <table:table-cell office:value-type="float" office:value="0.00178">
                <text:p>0.00178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044">
                <text:p>0.00044</text:p>
              </table:table-cell>
              <table:table-cell office:value-type="float" office:value="0.00132">
                <text:p>0.00132</text:p>
              </table:table-cell>
              <table:table-cell office:value-type="float" office:value="0.00119">
                <text:p>0.0011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052">
                <text:p>0.00052</text:p>
              </table:table-cell>
              <table:table-cell office:value-type="float" office:value="0.00165">
                <text:p>0.00165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054">
                <text:p>0.00054</text:p>
              </table:table-cell>
              <table:table-cell office:value-type="float" office:value="0.00184">
                <text:p>0.00184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055">
                <text:p>0.00055</text:p>
              </table:table-cell>
              <table:table-cell office:value-type="float" office:value="0.00179">
                <text:p>0.00179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046">
                <text:p>0.00046</text:p>
              </table:table-cell>
              <table:table-cell office:value-type="float" office:value="0.00143">
                <text:p>0.00143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057">
                <text:p>0.00057</text:p>
              </table:table-cell>
              <table:table-cell office:value-type="float" office:value="0.002">
                <text:p>0.002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055">
                <text:p>0.00055</text:p>
              </table:table-cell>
              <table:table-cell office:value-type="float" office:value="0.00181">
                <text:p>0.00181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049">
                <text:p>0.00049</text:p>
              </table:table-cell>
              <table:table-cell office:value-type="float" office:value="0.00157">
                <text:p>0.00157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055">
                <text:p>0.00055</text:p>
              </table:table-cell>
              <table:table-cell office:value-type="float" office:value="0.00182">
                <text:p>0.00182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051">
                <text:p>0.00051</text:p>
              </table:table-cell>
              <table:table-cell office:value-type="float" office:value="0.00152">
                <text:p>0.00152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05">
                <text:p>0.0005</text:p>
              </table:table-cell>
              <table:table-cell office:value-type="float" office:value="0.0015">
                <text:p>0.0015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053">
                <text:p>0.00053</text:p>
              </table:table-cell>
              <table:table-cell office:value-type="float" office:value="0.00163">
                <text:p>0.00163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056">
                <text:p>0.00056</text:p>
              </table:table-cell>
              <table:table-cell office:value-type="float" office:value="0.00189">
                <text:p>0.00189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071">
                <text:p>0.00071</text:p>
              </table:table-cell>
              <table:table-cell office:value-type="float" office:value="0.00813">
                <text:p>0.00813</text:p>
              </table:table-cell>
              <table:table-cell office:value-type="float" office:value="0.00227">
                <text:p>0.0022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078">
                <text:p>0.00078</text:p>
              </table:table-cell>
              <table:table-cell office:value-type="float" office:value="0.00295">
                <text:p>0.00295</text:p>
              </table:table-cell>
              <table:table-cell office:value-type="float" office:value="0.00236">
                <text:p>0.0023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063">
                <text:p>0.00063</text:p>
              </table:table-cell>
              <table:table-cell office:value-type="float" office:value="0.00191">
                <text:p>0.00191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056">
                <text:p>0.00056</text:p>
              </table:table-cell>
              <table:table-cell office:value-type="float" office:value="0.00165">
                <text:p>0.00165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077">
                <text:p>0.00077</text:p>
              </table:table-cell>
              <table:table-cell office:value-type="float" office:value="0.0021">
                <text:p>0.0021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068">
                <text:p>0.00068</text:p>
              </table:table-cell>
              <table:table-cell office:value-type="float" office:value="0.00167">
                <text:p>0.00167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073">
                <text:p>0.00073</text:p>
              </table:table-cell>
              <table:table-cell office:value-type="float" office:value="0.00194">
                <text:p>0.00194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08">
                <text:p>0.0008</text:p>
              </table:table-cell>
              <table:table-cell office:value-type="float" office:value="0.00231">
                <text:p>0.00231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093">
                <text:p>0.00093</text:p>
              </table:table-cell>
              <table:table-cell office:value-type="float" office:value="0.00276">
                <text:p>0.00276</text:p>
              </table:table-cell>
              <table:table-cell office:value-type="float" office:value="0.00204">
                <text:p>0.0020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067">
                <text:p>0.00067</text:p>
              </table:table-cell>
              <table:table-cell office:value-type="float" office:value="0.00174">
                <text:p>0.00174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065">
                <text:p>0.00065</text:p>
              </table:table-cell>
              <table:table-cell office:value-type="float" office:value="0.00168">
                <text:p>0.00168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077">
                <text:p>0.00077</text:p>
              </table:table-cell>
              <table:table-cell office:value-type="float" office:value="0.00228">
                <text:p>0.00228</text:p>
              </table:table-cell>
              <table:table-cell office:value-type="float" office:value="0.00188">
                <text:p>0.0018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066">
                <text:p>0.00066</text:p>
              </table:table-cell>
              <table:table-cell office:value-type="float" office:value="0.00167">
                <text:p>0.00167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078">
                <text:p>0.00078</text:p>
              </table:table-cell>
              <table:table-cell office:value-type="float" office:value="0.0022">
                <text:p>0.0022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071">
                <text:p>0.00071</text:p>
              </table:table-cell>
              <table:table-cell office:value-type="float" office:value="0.00193">
                <text:p>0.00193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058">
                <text:p>0.00058</text:p>
              </table:table-cell>
              <table:table-cell office:value-type="float" office:value="0.00138">
                <text:p>0.00138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073">
                <text:p>0.00073</text:p>
              </table:table-cell>
              <table:table-cell office:value-type="float" office:value="0.00207">
                <text:p>0.00207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05">
                <text:p>0.0005</text:p>
              </table:table-cell>
              <table:table-cell office:value-type="float" office:value="0.00147">
                <text:p>0.00147</text:p>
              </table:table-cell>
              <table:table-cell office:value-type="float" office:value="0.00102">
                <text:p>0.0010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065">
                <text:p>0.00065</text:p>
              </table:table-cell>
              <table:table-cell office:value-type="float" office:value="0.00195">
                <text:p>0.00195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056">
                <text:p>0.00056</text:p>
              </table:table-cell>
              <table:table-cell office:value-type="float" office:value="0.00172">
                <text:p>0.00172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059">
                <text:p>0.00059</text:p>
              </table:table-cell>
              <table:table-cell office:value-type="float" office:value="0.00181">
                <text:p>0.00181</text:p>
              </table:table-cell>
              <table:table-cell office:value-type="float" office:value="0.00159">
                <text:p>0.0015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052">
                <text:p>0.00052</text:p>
              </table:table-cell>
              <table:table-cell office:value-type="float" office:value="0.00137">
                <text:p>0.00137</text:p>
              </table:table-cell>
              <table:table-cell office:value-type="float" office:value="0.00112">
                <text:p>0.0011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082">
                <text:p>0.00082</text:p>
              </table:table-cell>
              <table:table-cell office:value-type="float" office:value="0.00244">
                <text:p>0.00244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058">
                <text:p>0.00058</text:p>
              </table:table-cell>
              <table:table-cell office:value-type="float" office:value="0.00165">
                <text:p>0.00165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066">
                <text:p>0.00066</text:p>
              </table:table-cell>
              <table:table-cell office:value-type="float" office:value="0.00212">
                <text:p>0.00212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083">
                <text:p>0.00083</text:p>
              </table:table-cell>
              <table:table-cell office:value-type="float" office:value="0.00247">
                <text:p>0.00247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068">
                <text:p>0.00068</text:p>
              </table:table-cell>
              <table:table-cell office:value-type="float" office:value="0.00223">
                <text:p>0.00223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059">
                <text:p>0.00059</text:p>
              </table:table-cell>
              <table:table-cell office:value-type="float" office:value="0.0017">
                <text:p>0.0017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08">
                <text:p>0.0008</text:p>
              </table:table-cell>
              <table:table-cell office:value-type="float" office:value="0.00273">
                <text:p>0.00273</text:p>
              </table:table-cell>
              <table:table-cell office:value-type="float" office:value="0.00202">
                <text:p>0.0020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068">
                <text:p>0.00068</text:p>
              </table:table-cell>
              <table:table-cell office:value-type="float" office:value="0.00201">
                <text:p>0.00201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062">
                <text:p>0.00062</text:p>
              </table:table-cell>
              <table:table-cell office:value-type="float" office:value="0.00178">
                <text:p>0.00178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067">
                <text:p>0.00067</text:p>
              </table:table-cell>
              <table:table-cell office:value-type="float" office:value="0.00177">
                <text:p>0.00177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062">
                <text:p>0.00062</text:p>
              </table:table-cell>
              <table:table-cell office:value-type="float" office:value="0.00175">
                <text:p>0.00175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068">
                <text:p>0.00068</text:p>
              </table:table-cell>
              <table:table-cell office:value-type="float" office:value="0.00219">
                <text:p>0.00219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075">
                <text:p>0.00075</text:p>
              </table:table-cell>
              <table:table-cell office:value-type="float" office:value="0.0024">
                <text:p>0.0024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077">
                <text:p>0.00077</text:p>
              </table:table-cell>
              <table:table-cell office:value-type="float" office:value="0.00249">
                <text:p>0.00249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083">
                <text:p>0.00083</text:p>
              </table:table-cell>
              <table:table-cell office:value-type="float" office:value="0.00275">
                <text:p>0.00275</text:p>
              </table:table-cell>
              <table:table-cell office:value-type="float" office:value="0.00184">
                <text:p>0.0018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075">
                <text:p>0.00075</text:p>
              </table:table-cell>
              <table:table-cell office:value-type="float" office:value="0.00232">
                <text:p>0.00232</text:p>
              </table:table-cell>
              <table:table-cell office:value-type="float" office:value="0.00194">
                <text:p>0.0019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057">
                <text:p>0.00057</text:p>
              </table:table-cell>
              <table:table-cell office:value-type="float" office:value="0.00154">
                <text:p>0.00154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051">
                <text:p>0.00051</text:p>
              </table:table-cell>
              <table:table-cell office:value-type="float" office:value="0.00144">
                <text:p>0.00144</text:p>
              </table:table-cell>
              <table:table-cell office:value-type="float" office:value="0.00127">
                <text:p>0.0012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064">
                <text:p>0.00064</text:p>
              </table:table-cell>
              <table:table-cell office:value-type="float" office:value="0.00177">
                <text:p>0.00177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063">
                <text:p>0.00063</text:p>
              </table:table-cell>
              <table:table-cell office:value-type="float" office:value="0.00163">
                <text:p>0.00163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066">
                <text:p>0.00066</text:p>
              </table:table-cell>
              <table:table-cell office:value-type="float" office:value="0.00185">
                <text:p>0.00185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071">
                <text:p>0.00071</text:p>
              </table:table-cell>
              <table:table-cell office:value-type="float" office:value="0.00214">
                <text:p>0.00214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076">
                <text:p>0.00076</text:p>
              </table:table-cell>
              <table:table-cell office:value-type="float" office:value="0.00249">
                <text:p>0.00249</text:p>
              </table:table-cell>
              <table:table-cell office:value-type="float" office:value="0.00203">
                <text:p>0.0020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063">
                <text:p>0.00063</text:p>
              </table:table-cell>
              <table:table-cell office:value-type="float" office:value="0.00169">
                <text:p>0.00169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062">
                <text:p>0.00062</text:p>
              </table:table-cell>
              <table:table-cell office:value-type="float" office:value="0.0016">
                <text:p>0.0016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071">
                <text:p>0.00071</text:p>
              </table:table-cell>
              <table:table-cell office:value-type="float" office:value="0.00218">
                <text:p>0.00218</text:p>
              </table:table-cell>
              <table:table-cell office:value-type="float" office:value="0.00182">
                <text:p>0.0018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063">
                <text:p>0.00063</text:p>
              </table:table-cell>
              <table:table-cell office:value-type="float" office:value="0.00163">
                <text:p>0.00163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073">
                <text:p>0.00073</text:p>
              </table:table-cell>
              <table:table-cell office:value-type="float" office:value="0.00223">
                <text:p>0.00223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066">
                <text:p>0.00066</text:p>
              </table:table-cell>
              <table:table-cell office:value-type="float" office:value="0.00212">
                <text:p>0.00212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052">
                <text:p>0.00052</text:p>
              </table:table-cell>
              <table:table-cell office:value-type="float" office:value="0.00148">
                <text:p>0.00148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066">
                <text:p>0.00066</text:p>
              </table:table-cell>
              <table:table-cell office:value-type="float" office:value="0.00212">
                <text:p>0.00212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058">
                <text:p>0.00058</text:p>
              </table:table-cell>
              <table:table-cell office:value-type="float" office:value="0.00173">
                <text:p>0.00173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063">
                <text:p>0.00063</text:p>
              </table:table-cell>
              <table:table-cell office:value-type="float" office:value="0.00206">
                <text:p>0.00206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052">
                <text:p>0.00052</text:p>
              </table:table-cell>
              <table:table-cell office:value-type="float" office:value="0.00164">
                <text:p>0.00164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057">
                <text:p>0.00057</text:p>
              </table:table-cell>
              <table:table-cell office:value-type="float" office:value="0.00177">
                <text:p>0.00177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053">
                <text:p>0.00053</text:p>
              </table:table-cell>
              <table:table-cell office:value-type="float" office:value="0.00143">
                <text:p>0.00143</text:p>
              </table:table-cell>
              <table:table-cell office:value-type="float" office:value="0.00111">
                <text:p>0.0011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054">
                <text:p>0.00054</text:p>
              </table:table-cell>
              <table:table-cell office:value-type="float" office:value="0.00173">
                <text:p>0.00173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048">
                <text:p>0.00048</text:p>
              </table:table-cell>
              <table:table-cell office:value-type="float" office:value="0.00143">
                <text:p>0.00143</text:p>
              </table:table-cell>
              <table:table-cell office:value-type="float" office:value="0.00124">
                <text:p>0.0012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056">
                <text:p>0.00056</text:p>
              </table:table-cell>
              <table:table-cell office:value-type="float" office:value="0.00166">
                <text:p>0.00166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059">
                <text:p>0.00059</text:p>
              </table:table-cell>
              <table:table-cell office:value-type="float" office:value="0.00185">
                <text:p>0.00185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062">
                <text:p>0.00062</text:p>
              </table:table-cell>
              <table:table-cell office:value-type="float" office:value="0.00191">
                <text:p>0.00191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049">
                <text:p>0.00049</text:p>
              </table:table-cell>
              <table:table-cell office:value-type="float" office:value="0.00144">
                <text:p>0.00144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062">
                <text:p>0.00062</text:p>
              </table:table-cell>
              <table:table-cell office:value-type="float" office:value="0.00213">
                <text:p>0.00213</text:p>
              </table:table-cell>
              <table:table-cell office:value-type="float" office:value="0.00192">
                <text:p>0.0019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055">
                <text:p>0.00055</text:p>
              </table:table-cell>
              <table:table-cell office:value-type="float" office:value="0.00177">
                <text:p>0.00177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052">
                <text:p>0.00052</text:p>
              </table:table-cell>
              <table:table-cell office:value-type="float" office:value="0.00163">
                <text:p>0.00163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05">
                <text:p>0.0005</text:p>
              </table:table-cell>
              <table:table-cell office:value-type="float" office:value="0.00146">
                <text:p>0.00146</text:p>
              </table:table-cell>
              <table:table-cell office:value-type="float" office:value="0.00127">
                <text:p>0.0012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057">
                <text:p>0.00057</text:p>
              </table:table-cell>
              <table:table-cell office:value-type="float" office:value="0.00188">
                <text:p>0.00188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051">
                <text:p>0.00051</text:p>
              </table:table-cell>
              <table:table-cell office:value-type="float" office:value="0.00153">
                <text:p>0.00153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056">
                <text:p>0.00056</text:p>
              </table:table-cell>
              <table:table-cell office:value-type="float" office:value="0.00166">
                <text:p>0.00166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06">
                <text:p>0.0006</text:p>
              </table:table-cell>
              <table:table-cell office:value-type="float" office:value="0.00194">
                <text:p>0.00194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058">
                <text:p>0.00058</text:p>
              </table:table-cell>
              <table:table-cell office:value-type="float" office:value="0.00198">
                <text:p>0.00198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067">
                <text:p>0.00067</text:p>
              </table:table-cell>
              <table:table-cell office:value-type="float" office:value="0.00226">
                <text:p>0.00226</text:p>
              </table:table-cell>
              <table:table-cell office:value-type="float" office:value="0.00192">
                <text:p>0.0019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051">
                <text:p>0.00051</text:p>
              </table:table-cell>
              <table:table-cell office:value-type="float" office:value="0.0015">
                <text:p>0.0015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048">
                <text:p>0.00048</text:p>
              </table:table-cell>
              <table:table-cell office:value-type="float" office:value="0.00134">
                <text:p>0.00134</text:p>
              </table:table-cell>
              <table:table-cell office:value-type="float" office:value="0.00132">
                <text:p>0.0013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065">
                <text:p>0.00065</text:p>
              </table:table-cell>
              <table:table-cell office:value-type="float" office:value="0.00178">
                <text:p>0.00178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06">
                <text:p>0.0006</text:p>
              </table:table-cell>
              <table:table-cell office:value-type="float" office:value="0.00159">
                <text:p>0.00159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065">
                <text:p>0.00065</text:p>
              </table:table-cell>
              <table:table-cell office:value-type="float" office:value="0.00192">
                <text:p>0.00192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073">
                <text:p>0.00073</text:p>
              </table:table-cell>
              <table:table-cell office:value-type="float" office:value="0.00214">
                <text:p>0.00214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062">
                <text:p>0.00062</text:p>
              </table:table-cell>
              <table:table-cell office:value-type="float" office:value="0.00224">
                <text:p>0.00224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063">
                <text:p>0.00063</text:p>
              </table:table-cell>
              <table:table-cell office:value-type="float" office:value="0.00194">
                <text:p>0.00194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055">
                <text:p>0.00055</text:p>
              </table:table-cell>
              <table:table-cell office:value-type="float" office:value="0.00181">
                <text:p>0.00181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075">
                <text:p>0.00075</text:p>
              </table:table-cell>
              <table:table-cell office:value-type="float" office:value="0.00258">
                <text:p>0.00258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058">
                <text:p>0.00058</text:p>
              </table:table-cell>
              <table:table-cell office:value-type="float" office:value="0.00192">
                <text:p>0.00192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068">
                <text:p>0.00068</text:p>
              </table:table-cell>
              <table:table-cell office:value-type="float" office:value="0.00242">
                <text:p>0.00242</text:p>
              </table:table-cell>
              <table:table-cell office:value-type="float" office:value="0.00182">
                <text:p>0.0018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054">
                <text:p>0.00054</text:p>
              </table:table-cell>
              <table:table-cell office:value-type="float" office:value="0.00174">
                <text:p>0.00174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045">
                <text:p>0.00045</text:p>
              </table:table-cell>
              <table:table-cell office:value-type="float" office:value="0.00127">
                <text:p>0.00127</text:p>
              </table:table-cell>
              <table:table-cell office:value-type="float" office:value="0.00112">
                <text:p>0.0011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057">
                <text:p>0.00057</text:p>
              </table:table-cell>
              <table:table-cell office:value-type="float" office:value="0.00197">
                <text:p>0.00197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05">
                <text:p>0.0005</text:p>
              </table:table-cell>
              <table:table-cell office:value-type="float" office:value="0.00148">
                <text:p>0.00148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058">
                <text:p>0.00058</text:p>
              </table:table-cell>
              <table:table-cell office:value-type="float" office:value="0.00193">
                <text:p>0.00193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06">
                <text:p>0.0006</text:p>
              </table:table-cell>
              <table:table-cell office:value-type="float" office:value="0.00178">
                <text:p>0.00178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062">
                <text:p>0.00062</text:p>
              </table:table-cell>
              <table:table-cell office:value-type="float" office:value="0.00197">
                <text:p>0.00197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043">
                <text:p>0.00043</text:p>
              </table:table-cell>
              <table:table-cell office:value-type="float" office:value="0.00113">
                <text:p>0.00113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054">
                <text:p>0.00054</text:p>
              </table:table-cell>
              <table:table-cell office:value-type="float" office:value="0.00174">
                <text:p>0.00174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046">
                <text:p>0.00046</text:p>
              </table:table-cell>
              <table:table-cell office:value-type="float" office:value="0.00132">
                <text:p>0.00132</text:p>
              </table:table-cell>
              <table:table-cell office:value-type="float" office:value="0.00124">
                <text:p>0.0012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054">
                <text:p>0.00054</text:p>
              </table:table-cell>
              <table:table-cell office:value-type="float" office:value="0.00166">
                <text:p>0.00166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058">
                <text:p>0.00058</text:p>
              </table:table-cell>
              <table:table-cell office:value-type="float" office:value="0.00179">
                <text:p>0.00179</text:p>
              </table:table-cell>
              <table:table-cell office:value-type="float" office:value="0.00159">
                <text:p>0.0015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058">
                <text:p>0.00058</text:p>
              </table:table-cell>
              <table:table-cell office:value-type="float" office:value="0.00181">
                <text:p>0.00181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056">
                <text:p>0.00056</text:p>
              </table:table-cell>
              <table:table-cell office:value-type="float" office:value="0.00165">
                <text:p>0.00165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063">
                <text:p>0.00063</text:p>
              </table:table-cell>
              <table:table-cell office:value-type="float" office:value="0.00204">
                <text:p>0.00204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057">
                <text:p>0.00057</text:p>
              </table:table-cell>
              <table:table-cell office:value-type="float" office:value="0.00185">
                <text:p>0.00185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051">
                <text:p>0.00051</text:p>
              </table:table-cell>
              <table:table-cell office:value-type="float" office:value="0.00163">
                <text:p>0.00163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048">
                <text:p>0.00048</text:p>
              </table:table-cell>
              <table:table-cell office:value-type="float" office:value="0.00138">
                <text:p>0.00138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056">
                <text:p>0.00056</text:p>
              </table:table-cell>
              <table:table-cell office:value-type="float" office:value="0.00226">
                <text:p>0.00226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055">
                <text:p>0.00055</text:p>
              </table:table-cell>
              <table:table-cell office:value-type="float" office:value="0.00163">
                <text:p>0.00163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055">
                <text:p>0.00055</text:p>
              </table:table-cell>
              <table:table-cell office:value-type="float" office:value="0.00167">
                <text:p>0.00167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059">
                <text:p>0.00059</text:p>
              </table:table-cell>
              <table:table-cell office:value-type="float" office:value="0.00191">
                <text:p>0.00191</text:p>
              </table:table-cell>
              <table:table-cell office:value-type="float" office:value="0.00188">
                <text:p>0.0018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063">
                <text:p>0.00063</text:p>
              </table:table-cell>
              <table:table-cell office:value-type="float" office:value="0.00203">
                <text:p>0.00203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063">
                <text:p>0.00063</text:p>
              </table:table-cell>
              <table:table-cell office:value-type="float" office:value="0.00224">
                <text:p>0.00224</text:p>
              </table:table-cell>
              <table:table-cell office:value-type="float" office:value="0.00196">
                <text:p>0.0019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05">
                <text:p>0.0005</text:p>
              </table:table-cell>
              <table:table-cell office:value-type="float" office:value="0.00151">
                <text:p>0.00151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047">
                <text:p>0.00047</text:p>
              </table:table-cell>
              <table:table-cell office:value-type="float" office:value="0.00135">
                <text:p>0.00135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067">
                <text:p>0.00067</text:p>
              </table:table-cell>
              <table:table-cell office:value-type="float" office:value="0.00185">
                <text:p>0.00185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062">
                <text:p>0.00062</text:p>
              </table:table-cell>
              <table:table-cell office:value-type="float" office:value="0.0016">
                <text:p>0.0016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1">
                <text:p>0.001</text:p>
              </table:table-cell>
              <table:table-cell office:value-type="float" office:value="0.00264">
                <text:p>0.00264</text:p>
              </table:table-cell>
              <table:table-cell office:value-type="float" office:value="0.00182">
                <text:p>0.0018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084">
                <text:p>0.00084</text:p>
              </table:table-cell>
              <table:table-cell office:value-type="float" office:value="0.00285">
                <text:p>0.00285</text:p>
              </table:table-cell>
              <table:table-cell office:value-type="float" office:value="0.00232">
                <text:p>0.0023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089">
                <text:p>0.00089</text:p>
              </table:table-cell>
              <table:table-cell office:value-type="float" office:value="0.00301">
                <text:p>0.00301</text:p>
              </table:table-cell>
              <table:table-cell office:value-type="float" office:value="0.00242">
                <text:p>0.0024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066">
                <text:p>0.00066</text:p>
              </table:table-cell>
              <table:table-cell office:value-type="float" office:value="0.00202">
                <text:p>0.00202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063">
                <text:p>0.00063</text:p>
              </table:table-cell>
              <table:table-cell office:value-type="float" office:value="0.0019">
                <text:p>0.0019</text:p>
              </table:table-cell>
              <table:table-cell office:value-type="float" office:value="0.00159">
                <text:p>0.0015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071">
                <text:p>0.00071</text:p>
              </table:table-cell>
              <table:table-cell office:value-type="float" office:value="0.00232">
                <text:p>0.00232</text:p>
              </table:table-cell>
              <table:table-cell office:value-type="float" office:value="0.00196">
                <text:p>0.0019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057">
                <text:p>0.00057</text:p>
              </table:table-cell>
              <table:table-cell office:value-type="float" office:value="0.00161">
                <text:p>0.00161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062">
                <text:p>0.00062</text:p>
              </table:table-cell>
              <table:table-cell office:value-type="float" office:value="0.00196">
                <text:p>0.00196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0057">
                <text:p>0.00057</text:p>
              </table:table-cell>
              <table:table-cell office:value-type="float" office:value="0.00173">
                <text:p>0.00173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0046">
                <text:p>0.00046</text:p>
              </table:table-cell>
              <table:table-cell office:value-type="float" office:value="0.00124">
                <text:p>0.00124</text:p>
              </table:table-cell>
              <table:table-cell office:value-type="float" office:value="0.00117">
                <text:p>0.0011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059">
                <text:p>0.00059</text:p>
              </table:table-cell>
              <table:table-cell office:value-type="float" office:value="0.00182">
                <text:p>0.00182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052">
                <text:p>0.00052</text:p>
              </table:table-cell>
              <table:table-cell office:value-type="float" office:value="0.00148">
                <text:p>0.00148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06">
                <text:p>0.0006</text:p>
              </table:table-cell>
              <table:table-cell office:value-type="float" office:value="0.0019">
                <text:p>0.0019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0052">
                <text:p>0.00052</text:p>
              </table:table-cell>
              <table:table-cell office:value-type="float" office:value="0.00153">
                <text:p>0.00153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056">
                <text:p>0.00056</text:p>
              </table:table-cell>
              <table:table-cell office:value-type="float" office:value="0.00175">
                <text:p>0.00175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044">
                <text:p>0.00044</text:p>
              </table:table-cell>
              <table:table-cell office:value-type="float" office:value="0.00114">
                <text:p>0.00114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085">
                <text:p>0.00085</text:p>
              </table:table-cell>
              <table:table-cell office:value-type="float" office:value="0.00277">
                <text:p>0.00277</text:p>
              </table:table-cell>
              <table:table-cell office:value-type="float" office:value="0.00197">
                <text:p>0.0019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0076">
                <text:p>0.00076</text:p>
              </table:table-cell>
              <table:table-cell office:value-type="float" office:value="0.00214">
                <text:p>0.00214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079">
                <text:p>0.00079</text:p>
              </table:table-cell>
              <table:table-cell office:value-type="float" office:value="0.00244">
                <text:p>0.00244</text:p>
              </table:table-cell>
              <table:table-cell office:value-type="float" office:value="0.00201">
                <text:p>0.0020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0077">
                <text:p>0.00077</text:p>
              </table:table-cell>
              <table:table-cell office:value-type="float" office:value="0.00269">
                <text:p>0.00269</text:p>
              </table:table-cell>
              <table:table-cell office:value-type="float" office:value="0.00213">
                <text:p>0.0021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079">
                <text:p>0.00079</text:p>
              </table:table-cell>
              <table:table-cell office:value-type="float" office:value="0.00258">
                <text:p>0.00258</text:p>
              </table:table-cell>
              <table:table-cell office:value-type="float" office:value="0.00202">
                <text:p>0.0020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063">
                <text:p>0.00063</text:p>
              </table:table-cell>
              <table:table-cell office:value-type="float" office:value="0.00179">
                <text:p>0.00179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07">
                <text:p>0.0007</text:p>
              </table:table-cell>
              <table:table-cell office:value-type="float" office:value="0.00234">
                <text:p>0.00234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063">
                <text:p>0.00063</text:p>
              </table:table-cell>
              <table:table-cell office:value-type="float" office:value="0.00198">
                <text:p>0.00198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057">
                <text:p>0.00057</text:p>
              </table:table-cell>
              <table:table-cell office:value-type="float" office:value="0.00169">
                <text:p>0.00169</text:p>
              </table:table-cell>
              <table:table-cell office:value-type="float" office:value="0.00148">
                <text:p>0.0014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053">
                <text:p>0.00053</text:p>
              </table:table-cell>
              <table:table-cell office:value-type="float" office:value="0.00142">
                <text:p>0.00142</text:p>
              </table:table-cell>
              <table:table-cell office:value-type="float" office:value="0.00132">
                <text:p>0.0013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074">
                <text:p>0.00074</text:p>
              </table:table-cell>
              <table:table-cell office:value-type="float" office:value="0.00216">
                <text:p>0.00216</text:p>
              </table:table-cell>
              <table:table-cell office:value-type="float" office:value="0.00179">
                <text:p>0.0017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058">
                <text:p>0.00058</text:p>
              </table:table-cell>
              <table:table-cell office:value-type="float" office:value="0.00173">
                <text:p>0.00173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065">
                <text:p>0.00065</text:p>
              </table:table-cell>
              <table:table-cell office:value-type="float" office:value="0.0018">
                <text:p>0.0018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076">
                <text:p>0.00076</text:p>
              </table:table-cell>
              <table:table-cell office:value-type="float" office:value="0.0023">
                <text:p>0.0023</text:p>
              </table:table-cell>
              <table:table-cell office:value-type="float" office:value="0.00179">
                <text:p>0.0017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066">
                <text:p>0.00066</text:p>
              </table:table-cell>
              <table:table-cell office:value-type="float" office:value="0.00225">
                <text:p>0.00225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077">
                <text:p>0.00077</text:p>
              </table:table-cell>
              <table:table-cell office:value-type="float" office:value="0.00549">
                <text:p>0.00549</text:p>
              </table:table-cell>
              <table:table-cell office:value-type="float" office:value="0.00148">
                <text:p>0.0014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06">
                <text:p>0.0006</text:p>
              </table:table-cell>
              <table:table-cell office:value-type="float" office:value="0.00175">
                <text:p>0.00175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054">
                <text:p>0.00054</text:p>
              </table:table-cell>
              <table:table-cell office:value-type="float" office:value="0.00159">
                <text:p>0.00159</text:p>
              </table:table-cell>
              <table:table-cell office:value-type="float" office:value="0.00131">
                <text:p>0.0013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081">
                <text:p>0.00081</text:p>
              </table:table-cell>
              <table:table-cell office:value-type="float" office:value="0.00219">
                <text:p>0.00219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07">
                <text:p>0.0007</text:p>
              </table:table-cell>
              <table:table-cell office:value-type="float" office:value="0.00192">
                <text:p>0.00192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08">
                <text:p>0.0008</text:p>
              </table:table-cell>
              <table:table-cell office:value-type="float" office:value="0.00228">
                <text:p>0.00228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09">
                <text:p>0.0009</text:p>
              </table:table-cell>
              <table:table-cell office:value-type="float" office:value="0.00269">
                <text:p>0.00269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115">
                <text:p>0.00115</text:p>
              </table:table-cell>
              <table:table-cell office:value-type="float" office:value="0.00317">
                <text:p>0.00317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077">
                <text:p>0.00077</text:p>
              </table:table-cell>
              <table:table-cell office:value-type="float" office:value="0.00204">
                <text:p>0.00204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072">
                <text:p>0.00072</text:p>
              </table:table-cell>
              <table:table-cell office:value-type="float" office:value="0.00191">
                <text:p>0.00191</text:p>
              </table:table-cell>
              <table:table-cell office:value-type="float" office:value="0.00148">
                <text:p>0.0014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079">
                <text:p>0.00079</text:p>
              </table:table-cell>
              <table:table-cell office:value-type="float" office:value="0.00275">
                <text:p>0.00275</text:p>
              </table:table-cell>
              <table:table-cell office:value-type="float" office:value="0.00193">
                <text:p>0.0019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072">
                <text:p>0.00072</text:p>
              </table:table-cell>
              <table:table-cell office:value-type="float" office:value="0.00204">
                <text:p>0.00204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087">
                <text:p>0.00087</text:p>
              </table:table-cell>
              <table:table-cell office:value-type="float" office:value="0.0025">
                <text:p>0.0025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085">
                <text:p>0.00085</text:p>
              </table:table-cell>
              <table:table-cell office:value-type="float" office:value="0.00232">
                <text:p>0.00232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051">
                <text:p>0.00051</text:p>
              </table:table-cell>
              <table:table-cell office:value-type="float" office:value="0.00131">
                <text:p>0.00131</text:p>
              </table:table-cell>
              <table:table-cell office:value-type="float" office:value="0.00113">
                <text:p>0.0011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068">
                <text:p>0.00068</text:p>
              </table:table-cell>
              <table:table-cell office:value-type="float" office:value="0.00201">
                <text:p>0.00201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057">
                <text:p>0.00057</text:p>
              </table:table-cell>
              <table:table-cell office:value-type="float" office:value="0.00152">
                <text:p>0.00152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068">
                <text:p>0.00068</text:p>
              </table:table-cell>
              <table:table-cell office:value-type="float" office:value="0.00222">
                <text:p>0.00222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058">
                <text:p>0.00058</text:p>
              </table:table-cell>
              <table:table-cell office:value-type="float" office:value="0.00179">
                <text:p>0.00179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067">
                <text:p>0.00067</text:p>
              </table:table-cell>
              <table:table-cell office:value-type="float" office:value="0.00199">
                <text:p>0.00199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053">
                <text:p>0.00053</text:p>
              </table:table-cell>
              <table:table-cell office:value-type="float" office:value="0.00125">
                <text:p>0.00125</text:p>
              </table:table-cell>
              <table:table-cell office:value-type="float" office:value="0.00116">
                <text:p>0.0011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067">
                <text:p>0.00067</text:p>
              </table:table-cell>
              <table:table-cell office:value-type="float" office:value="0.00198">
                <text:p>0.00198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052">
                <text:p>0.00052</text:p>
              </table:table-cell>
              <table:table-cell office:value-type="float" office:value="0.00139">
                <text:p>0.00139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059">
                <text:p>0.00059</text:p>
              </table:table-cell>
              <table:table-cell office:value-type="float" office:value="0.0017">
                <text:p>0.0017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07">
                <text:p>0.0007</text:p>
              </table:table-cell>
              <table:table-cell office:value-type="float" office:value="0.00203">
                <text:p>0.00203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064">
                <text:p>0.00064</text:p>
              </table:table-cell>
              <table:table-cell office:value-type="float" office:value="0.00185">
                <text:p>0.00185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055">
                <text:p>0.00055</text:p>
              </table:table-cell>
              <table:table-cell office:value-type="float" office:value="0.0015">
                <text:p>0.0015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066">
                <text:p>0.00066</text:p>
              </table:table-cell>
              <table:table-cell office:value-type="float" office:value="0.00204">
                <text:p>0.00204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111">
                <text:p>0.00111</text:p>
              </table:table-cell>
              <table:table-cell office:value-type="float" office:value="0.00316">
                <text:p>0.00316</text:p>
              </table:table-cell>
              <table:table-cell office:value-type="float" office:value="0.00185">
                <text:p>0.0018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083">
                <text:p>0.00083</text:p>
              </table:table-cell>
              <table:table-cell office:value-type="float" office:value="0.00243">
                <text:p>0.00243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07">
                <text:p>0.0007</text:p>
              </table:table-cell>
              <table:table-cell office:value-type="float" office:value="0.00208">
                <text:p>0.00208</text:p>
              </table:table-cell>
              <table:table-cell office:value-type="float" office:value="0.00159">
                <text:p>0.0015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075">
                <text:p>0.00075</text:p>
              </table:table-cell>
              <table:table-cell office:value-type="float" office:value="0.00232">
                <text:p>0.00232</text:p>
              </table:table-cell>
              <table:table-cell office:value-type="float" office:value="0.00192">
                <text:p>0.0019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069">
                <text:p>0.00069</text:p>
              </table:table-cell>
              <table:table-cell office:value-type="float" office:value="0.00181">
                <text:p>0.00181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061">
                <text:p>0.00061</text:p>
              </table:table-cell>
              <table:table-cell office:value-type="float" office:value="0.00175">
                <text:p>0.00175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065">
                <text:p>0.00065</text:p>
              </table:table-cell>
              <table:table-cell office:value-type="float" office:value="0.0019">
                <text:p>0.0019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067">
                <text:p>0.00067</text:p>
              </table:table-cell>
              <table:table-cell office:value-type="float" office:value="0.00206">
                <text:p>0.00206</text:p>
              </table:table-cell>
              <table:table-cell office:value-type="float" office:value="0.00186">
                <text:p>0.0018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072">
                <text:p>0.00072</text:p>
              </table:table-cell>
              <table:table-cell office:value-type="float" office:value="0.00228">
                <text:p>0.00228</text:p>
              </table:table-cell>
              <table:table-cell office:value-type="float" office:value="0.00197">
                <text:p>0.0019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056">
                <text:p>0.00056</text:p>
              </table:table-cell>
              <table:table-cell office:value-type="float" office:value="0.00156">
                <text:p>0.00156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052">
                <text:p>0.00052</text:p>
              </table:table-cell>
              <table:table-cell office:value-type="float" office:value="0.0014">
                <text:p>0.0014</text:p>
              </table:table-cell>
              <table:table-cell office:value-type="float" office:value="0.00131">
                <text:p>0.0013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072">
                <text:p>0.00072</text:p>
              </table:table-cell>
              <table:table-cell office:value-type="float" office:value="0.00185">
                <text:p>0.00185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067">
                <text:p>0.00067</text:p>
              </table:table-cell>
              <table:table-cell office:value-type="float" office:value="0.00159">
                <text:p>0.00159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00056">
                <text:p>0.00056</text:p>
              </table:table-cell>
              <table:table-cell office:value-type="float" office:value="0.00161">
                <text:p>0.00161</text:p>
              </table:table-cell>
              <table:table-cell office:value-type="float" office:value="0.00118">
                <text:p>0.0011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00068">
                <text:p>0.00068</text:p>
              </table:table-cell>
              <table:table-cell office:value-type="float" office:value="0.00203">
                <text:p>0.00203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00074">
                <text:p>0.00074</text:p>
              </table:table-cell>
              <table:table-cell office:value-type="float" office:value="0.00241">
                <text:p>0.00241</text:p>
              </table:table-cell>
              <table:table-cell office:value-type="float" office:value="0.00203">
                <text:p>0.0020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00058">
                <text:p>0.00058</text:p>
              </table:table-cell>
              <table:table-cell office:value-type="float" office:value="0.00162">
                <text:p>0.00162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00055">
                <text:p>0.00055</text:p>
              </table:table-cell>
              <table:table-cell office:value-type="float" office:value="0.0016">
                <text:p>0.0016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0007">
                <text:p>0.0007</text:p>
              </table:table-cell>
              <table:table-cell office:value-type="float" office:value="0.00208">
                <text:p>0.00208</text:p>
              </table:table-cell>
              <table:table-cell office:value-type="float" office:value="0.00182">
                <text:p>0.0018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00056">
                <text:p>0.00056</text:p>
              </table:table-cell>
              <table:table-cell office:value-type="float" office:value="0.00156">
                <text:p>0.00156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00066">
                <text:p>0.00066</text:p>
              </table:table-cell>
              <table:table-cell office:value-type="float" office:value="0.0022">
                <text:p>0.0022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00063">
                <text:p>0.00063</text:p>
              </table:table-cell>
              <table:table-cell office:value-type="float" office:value="0.00183">
                <text:p>0.00183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0049">
                <text:p>0.00049</text:p>
              </table:table-cell>
              <table:table-cell office:value-type="float" office:value="0.00127">
                <text:p>0.00127</text:p>
              </table:table-cell>
              <table:table-cell office:value-type="float" office:value="0.00118">
                <text:p>0.0011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00063">
                <text:p>0.00063</text:p>
              </table:table-cell>
              <table:table-cell office:value-type="float" office:value="0.00194">
                <text:p>0.00194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0006">
                <text:p>0.0006</text:p>
              </table:table-cell>
              <table:table-cell office:value-type="float" office:value="0.00176">
                <text:p>0.00176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00074">
                <text:p>0.00074</text:p>
              </table:table-cell>
              <table:table-cell office:value-type="float" office:value="0.00224">
                <text:p>0.00224</text:p>
              </table:table-cell>
              <table:table-cell office:value-type="float" office:value="0.00186">
                <text:p>0.0018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0058">
                <text:p>0.00058</text:p>
              </table:table-cell>
              <table:table-cell office:value-type="float" office:value="0.00157">
                <text:p>0.00157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00062">
                <text:p>0.00062</text:p>
              </table:table-cell>
              <table:table-cell office:value-type="float" office:value="0.00182">
                <text:p>0.00182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00057">
                <text:p>0.00057</text:p>
              </table:table-cell>
              <table:table-cell office:value-type="float" office:value="0.00148">
                <text:p>0.00148</text:p>
              </table:table-cell>
              <table:table-cell office:value-type="float" office:value="0.00113">
                <text:p>0.0011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0007">
                <text:p>0.0007</text:p>
              </table:table-cell>
              <table:table-cell office:value-type="float" office:value="0.00197">
                <text:p>0.00197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00057">
                <text:p>0.00057</text:p>
              </table:table-cell>
              <table:table-cell office:value-type="float" office:value="0.0015">
                <text:p>0.0015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00071">
                <text:p>0.00071</text:p>
              </table:table-cell>
              <table:table-cell office:value-type="float" office:value="0.0021">
                <text:p>0.0021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00069">
                <text:p>0.00069</text:p>
              </table:table-cell>
              <table:table-cell office:value-type="float" office:value="0.00216">
                <text:p>0.00216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00077">
                <text:p>0.00077</text:p>
              </table:table-cell>
              <table:table-cell office:value-type="float" office:value="0.00214">
                <text:p>0.00214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0006">
                <text:p>0.0006</text:p>
              </table:table-cell>
              <table:table-cell office:value-type="float" office:value="0.00161">
                <text:p>0.00161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00089">
                <text:p>0.00089</text:p>
              </table:table-cell>
              <table:table-cell office:value-type="float" office:value="0.00273">
                <text:p>0.00273</text:p>
              </table:table-cell>
              <table:table-cell office:value-type="float" office:value="0.00179">
                <text:p>0.0017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00069">
                <text:p>0.00069</text:p>
              </table:table-cell>
              <table:table-cell office:value-type="float" office:value="0.00206">
                <text:p>0.00206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00066">
                <text:p>0.00066</text:p>
              </table:table-cell>
              <table:table-cell office:value-type="float" office:value="0.00185">
                <text:p>0.00185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0007">
                <text:p>0.0007</text:p>
              </table:table-cell>
              <table:table-cell office:value-type="float" office:value="0.00189">
                <text:p>0.00189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00084">
                <text:p>0.00084</text:p>
              </table:table-cell>
              <table:table-cell office:value-type="float" office:value="0.0023">
                <text:p>0.0023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00082">
                <text:p>0.00082</text:p>
              </table:table-cell>
              <table:table-cell office:value-type="float" office:value="0.00224">
                <text:p>0.00224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00069">
                <text:p>0.00069</text:p>
              </table:table-cell>
              <table:table-cell office:value-type="float" office:value="0.00194">
                <text:p>0.00194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00066">
                <text:p>0.00066</text:p>
              </table:table-cell>
              <table:table-cell office:value-type="float" office:value="0.00196">
                <text:p>0.00196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00089">
                <text:p>0.00089</text:p>
              </table:table-cell>
              <table:table-cell office:value-type="float" office:value="0.00281">
                <text:p>0.00281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00069">
                <text:p>0.00069</text:p>
              </table:table-cell>
              <table:table-cell office:value-type="float" office:value="0.00218">
                <text:p>0.00218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00074">
                <text:p>0.00074</text:p>
              </table:table-cell>
              <table:table-cell office:value-type="float" office:value="0.00211">
                <text:p>0.00211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00058">
                <text:p>0.00058</text:p>
              </table:table-cell>
              <table:table-cell office:value-type="float" office:value="0.00181">
                <text:p>0.00181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0008">
                <text:p>0.0008</text:p>
              </table:table-cell>
              <table:table-cell office:value-type="float" office:value="0.00202">
                <text:p>0.00202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0007">
                <text:p>0.0007</text:p>
              </table:table-cell>
              <table:table-cell office:value-type="float" office:value="0.00167">
                <text:p>0.00167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00079">
                <text:p>0.00079</text:p>
              </table:table-cell>
              <table:table-cell office:value-type="float" office:value="0.002">
                <text:p>0.002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00083">
                <text:p>0.00083</text:p>
              </table:table-cell>
              <table:table-cell office:value-type="float" office:value="0.00232">
                <text:p>0.00232</text:p>
              </table:table-cell>
              <table:table-cell office:value-type="float" office:value="0.00182">
                <text:p>0.0018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0093">
                <text:p>0.00093</text:p>
              </table:table-cell>
              <table:table-cell office:value-type="float" office:value="0.00277">
                <text:p>0.00277</text:p>
              </table:table-cell>
              <table:table-cell office:value-type="float" office:value="0.00205">
                <text:p>0.0020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00074">
                <text:p>0.00074</text:p>
              </table:table-cell>
              <table:table-cell office:value-type="float" office:value="0.00185">
                <text:p>0.00185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00072">
                <text:p>0.00072</text:p>
              </table:table-cell>
              <table:table-cell office:value-type="float" office:value="0.00182">
                <text:p>0.00182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00085">
                <text:p>0.00085</text:p>
              </table:table-cell>
              <table:table-cell office:value-type="float" office:value="0.00269">
                <text:p>0.00269</text:p>
              </table:table-cell>
              <table:table-cell office:value-type="float" office:value="0.00191">
                <text:p>0.0019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0076">
                <text:p>0.00076</text:p>
              </table:table-cell>
              <table:table-cell office:value-type="float" office:value="0.00179">
                <text:p>0.00179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00082">
                <text:p>0.00082</text:p>
              </table:table-cell>
              <table:table-cell office:value-type="float" office:value="0.00226">
                <text:p>0.00226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0008">
                <text:p>0.0008</text:p>
              </table:table-cell>
              <table:table-cell office:value-type="float" office:value="0.00235">
                <text:p>0.00235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00069">
                <text:p>0.00069</text:p>
              </table:table-cell>
              <table:table-cell office:value-type="float" office:value="0.00171">
                <text:p>0.00171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008">
                <text:p>0.0008</text:p>
              </table:table-cell>
              <table:table-cell office:value-type="float" office:value="0.00238">
                <text:p>0.00238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00071">
                <text:p>0.00071</text:p>
              </table:table-cell>
              <table:table-cell office:value-type="float" office:value="0.00201">
                <text:p>0.00201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00074">
                <text:p>0.00074</text:p>
              </table:table-cell>
              <table:table-cell office:value-type="float" office:value="0.00222">
                <text:p>0.00222</text:p>
              </table:table-cell>
              <table:table-cell office:value-type="float" office:value="0.00184">
                <text:p>0.0018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00063">
                <text:p>0.00063</text:p>
              </table:table-cell>
              <table:table-cell office:value-type="float" office:value="0.00171">
                <text:p>0.00171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00071">
                <text:p>0.00071</text:p>
              </table:table-cell>
              <table:table-cell office:value-type="float" office:value="0.0019">
                <text:p>0.0019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00057">
                <text:p>0.00057</text:p>
              </table:table-cell>
              <table:table-cell office:value-type="float" office:value="0.00139">
                <text:p>0.00139</text:p>
              </table:table-cell>
              <table:table-cell office:value-type="float" office:value="0.00113">
                <text:p>0.0011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00064">
                <text:p>0.00064</text:p>
              </table:table-cell>
              <table:table-cell office:value-type="float" office:value="0.00177">
                <text:p>0.00177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00055">
                <text:p>0.00055</text:p>
              </table:table-cell>
              <table:table-cell office:value-type="float" office:value="0.00136">
                <text:p>0.00136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00078">
                <text:p>0.00078</text:p>
              </table:table-cell>
              <table:table-cell office:value-type="float" office:value="0.00221">
                <text:p>0.00221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00066">
                <text:p>0.00066</text:p>
              </table:table-cell>
              <table:table-cell office:value-type="float" office:value="0.00189">
                <text:p>0.00189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00069">
                <text:p>0.00069</text:p>
              </table:table-cell>
              <table:table-cell office:value-type="float" office:value="0.00193">
                <text:p>0.00193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00058">
                <text:p>0.00058</text:p>
              </table:table-cell>
              <table:table-cell office:value-type="float" office:value="0.00151">
                <text:p>0.00151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00086">
                <text:p>0.00086</text:p>
              </table:table-cell>
              <table:table-cell office:value-type="float" office:value="0.00275">
                <text:p>0.00275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00088">
                <text:p>0.00088</text:p>
              </table:table-cell>
              <table:table-cell office:value-type="float" office:value="0.00253">
                <text:p>0.00253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00074">
                <text:p>0.00074</text:p>
              </table:table-cell>
              <table:table-cell office:value-type="float" office:value="0.00216">
                <text:p>0.00216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00079">
                <text:p>0.00079</text:p>
              </table:table-cell>
              <table:table-cell office:value-type="float" office:value="0.00211">
                <text:p>0.00211</text:p>
              </table:table-cell>
              <table:table-cell office:value-type="float" office:value="0.00148">
                <text:p>0.0014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00073">
                <text:p>0.00073</text:p>
              </table:table-cell>
              <table:table-cell office:value-type="float" office:value="0.00203">
                <text:p>0.00203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00085">
                <text:p>0.00085</text:p>
              </table:table-cell>
              <table:table-cell office:value-type="float" office:value="0.00204">
                <text:p>0.00204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00075">
                <text:p>0.00075</text:p>
              </table:table-cell>
              <table:table-cell office:value-type="float" office:value="0.00212">
                <text:p>0.00212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0008">
                <text:p>0.0008</text:p>
              </table:table-cell>
              <table:table-cell office:value-type="float" office:value="0.00216">
                <text:p>0.00216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00085">
                <text:p>0.00085</text:p>
              </table:table-cell>
              <table:table-cell office:value-type="float" office:value="0.00246">
                <text:p>0.00246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00078">
                <text:p>0.00078</text:p>
              </table:table-cell>
              <table:table-cell office:value-type="float" office:value="0.00235">
                <text:p>0.00235</text:p>
              </table:table-cell>
              <table:table-cell office:value-type="float" office:value="0.00182">
                <text:p>0.0018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00074">
                <text:p>0.00074</text:p>
              </table:table-cell>
              <table:table-cell office:value-type="float" office:value="0.00206">
                <text:p>0.00206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00063">
                <text:p>0.00063</text:p>
              </table:table-cell>
              <table:table-cell office:value-type="float" office:value="0.00158">
                <text:p>0.00158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0067">
                <text:p>0.00067</text:p>
              </table:table-cell>
              <table:table-cell office:value-type="float" office:value="0.00187">
                <text:p>0.00187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0067">
                <text:p>0.00067</text:p>
              </table:table-cell>
              <table:table-cell office:value-type="float" office:value="0.00177">
                <text:p>0.00177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00064">
                <text:p>0.00064</text:p>
              </table:table-cell>
              <table:table-cell office:value-type="float" office:value="0.0019">
                <text:p>0.0019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00071">
                <text:p>0.00071</text:p>
              </table:table-cell>
              <table:table-cell office:value-type="float" office:value="0.00223">
                <text:p>0.00223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00085">
                <text:p>0.00085</text:p>
              </table:table-cell>
              <table:table-cell office:value-type="float" office:value="0.00276">
                <text:p>0.00276</text:p>
              </table:table-cell>
              <table:table-cell office:value-type="float" office:value="0.00202">
                <text:p>0.0020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0083">
                <text:p>0.00083</text:p>
              </table:table-cell>
              <table:table-cell office:value-type="float" office:value="0.00224">
                <text:p>0.00224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00061">
                <text:p>0.00061</text:p>
              </table:table-cell>
              <table:table-cell office:value-type="float" office:value="0.00162">
                <text:p>0.00162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00075">
                <text:p>0.00075</text:p>
              </table:table-cell>
              <table:table-cell office:value-type="float" office:value="0.0024">
                <text:p>0.0024</text:p>
              </table:table-cell>
              <table:table-cell office:value-type="float" office:value="0.00188">
                <text:p>0.0018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00071">
                <text:p>0.00071</text:p>
              </table:table-cell>
              <table:table-cell office:value-type="float" office:value="0.00182">
                <text:p>0.00182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0078">
                <text:p>0.00078</text:p>
              </table:table-cell>
              <table:table-cell office:value-type="float" office:value="0.00248">
                <text:p>0.00248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00065">
                <text:p>0.00065</text:p>
              </table:table-cell>
              <table:table-cell office:value-type="float" office:value="0.00192">
                <text:p>0.00192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00055">
                <text:p>0.00055</text:p>
              </table:table-cell>
              <table:table-cell office:value-type="float" office:value="0.00132">
                <text:p>0.00132</text:p>
              </table:table-cell>
              <table:table-cell office:value-type="float" office:value="0.00118">
                <text:p>0.0011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00061">
                <text:p>0.00061</text:p>
              </table:table-cell>
              <table:table-cell office:value-type="float" office:value="0.00207">
                <text:p>0.00207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00051">
                <text:p>0.00051</text:p>
              </table:table-cell>
              <table:table-cell office:value-type="float" office:value="0.00152">
                <text:p>0.00152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00058">
                <text:p>0.00058</text:p>
              </table:table-cell>
              <table:table-cell office:value-type="float" office:value="0.00194">
                <text:p>0.00194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00051">
                <text:p>0.00051</text:p>
              </table:table-cell>
              <table:table-cell office:value-type="float" office:value="0.00154">
                <text:p>0.00154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00056">
                <text:p>0.00056</text:p>
              </table:table-cell>
              <table:table-cell office:value-type="float" office:value="0.00181">
                <text:p>0.00181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00041">
                <text:p>0.00041</text:p>
              </table:table-cell>
              <table:table-cell office:value-type="float" office:value="0.00114">
                <text:p>0.00114</text:p>
              </table:table-cell>
              <table:table-cell office:value-type="float" office:value="0.00107">
                <text:p>0.0010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00062">
                <text:p>0.00062</text:p>
              </table:table-cell>
              <table:table-cell office:value-type="float" office:value="0.00191">
                <text:p>0.00191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0005">
                <text:p>0.0005</text:p>
              </table:table-cell>
              <table:table-cell office:value-type="float" office:value="0.00136">
                <text:p>0.00136</text:p>
              </table:table-cell>
              <table:table-cell office:value-type="float" office:value="0.00122">
                <text:p>0.0012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00055">
                <text:p>0.00055</text:p>
              </table:table-cell>
              <table:table-cell office:value-type="float" office:value="0.00194">
                <text:p>0.00194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00062">
                <text:p>0.00062</text:p>
              </table:table-cell>
              <table:table-cell office:value-type="float" office:value="0.00215">
                <text:p>0.00215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0006">
                <text:p>0.0006</text:p>
              </table:table-cell>
              <table:table-cell office:value-type="float" office:value="0.00197">
                <text:p>0.00197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00052">
                <text:p>0.00052</text:p>
              </table:table-cell>
              <table:table-cell office:value-type="float" office:value="0.00163">
                <text:p>0.00163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00068">
                <text:p>0.00068</text:p>
              </table:table-cell>
              <table:table-cell office:value-type="float" office:value="0.0024">
                <text:p>0.0024</text:p>
              </table:table-cell>
              <table:table-cell office:value-type="float" office:value="0.00179">
                <text:p>0.0017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0006">
                <text:p>0.0006</text:p>
              </table:table-cell>
              <table:table-cell office:value-type="float" office:value="0.00199">
                <text:p>0.00199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00053">
                <text:p>0.00053</text:p>
              </table:table-cell>
              <table:table-cell office:value-type="float" office:value="0.00177">
                <text:p>0.00177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00053">
                <text:p>0.00053</text:p>
              </table:table-cell>
              <table:table-cell office:value-type="float" office:value="0.00156">
                <text:p>0.00156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00062">
                <text:p>0.00062</text:p>
              </table:table-cell>
              <table:table-cell office:value-type="float" office:value="0.0021">
                <text:p>0.0021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00054">
                <text:p>0.00054</text:p>
              </table:table-cell>
              <table:table-cell office:value-type="float" office:value="0.0017">
                <text:p>0.0017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00056">
                <text:p>0.00056</text:p>
              </table:table-cell>
              <table:table-cell office:value-type="float" office:value="0.00173">
                <text:p>0.00173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00057">
                <text:p>0.00057</text:p>
              </table:table-cell>
              <table:table-cell office:value-type="float" office:value="0.00191">
                <text:p>0.00191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00064">
                <text:p>0.00064</text:p>
              </table:table-cell>
              <table:table-cell office:value-type="float" office:value="0.00221">
                <text:p>0.00221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00056">
                <text:p>0.00056</text:p>
              </table:table-cell>
              <table:table-cell office:value-type="float" office:value="0.00186">
                <text:p>0.00186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0007">
                <text:p>0.0007</text:p>
              </table:table-cell>
              <table:table-cell office:value-type="float" office:value="0.00254">
                <text:p>0.00254</text:p>
              </table:table-cell>
              <table:table-cell office:value-type="float" office:value="0.00204">
                <text:p>0.0020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00053">
                <text:p>0.00053</text:p>
              </table:table-cell>
              <table:table-cell office:value-type="float" office:value="0.00181">
                <text:p>0.00181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00066">
                <text:p>0.00066</text:p>
              </table:table-cell>
              <table:table-cell office:value-type="float" office:value="0.002">
                <text:p>0.002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0006">
                <text:p>0.0006</text:p>
              </table:table-cell>
              <table:table-cell office:value-type="float" office:value="0.00173">
                <text:p>0.00173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00073">
                <text:p>0.00073</text:p>
              </table:table-cell>
              <table:table-cell office:value-type="float" office:value="0.00221">
                <text:p>0.00221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00075">
                <text:p>0.00075</text:p>
              </table:table-cell>
              <table:table-cell office:value-type="float" office:value="0.00244">
                <text:p>0.00244</text:p>
              </table:table-cell>
              <table:table-cell office:value-type="float" office:value="0.00182">
                <text:p>0.0018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00079">
                <text:p>0.00079</text:p>
              </table:table-cell>
              <table:table-cell office:value-type="float" office:value="0.00288">
                <text:p>0.00288</text:p>
              </table:table-cell>
              <table:table-cell office:value-type="float" office:value="0.00215">
                <text:p>0.0021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00062">
                <text:p>0.00062</text:p>
              </table:table-cell>
              <table:table-cell office:value-type="float" office:value="0.00189">
                <text:p>0.00189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00067">
                <text:p>0.00067</text:p>
              </table:table-cell>
              <table:table-cell office:value-type="float" office:value="0.00209">
                <text:p>0.00209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00074">
                <text:p>0.00074</text:p>
              </table:table-cell>
              <table:table-cell office:value-type="float" office:value="0.00269">
                <text:p>0.00269</text:p>
              </table:table-cell>
              <table:table-cell office:value-type="float" office:value="0.00187">
                <text:p>0.0018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00061">
                <text:p>0.00061</text:p>
              </table:table-cell>
              <table:table-cell office:value-type="float" office:value="0.00184">
                <text:p>0.00184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00069">
                <text:p>0.00069</text:p>
              </table:table-cell>
              <table:table-cell office:value-type="float" office:value="0.00238">
                <text:p>0.00238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00064">
                <text:p>0.00064</text:p>
              </table:table-cell>
              <table:table-cell office:value-type="float" office:value="0.00197">
                <text:p>0.00197</text:p>
              </table:table-cell>
              <table:table-cell office:value-type="float" office:value="0.00159">
                <text:p>0.0015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00053">
                <text:p>0.00053</text:p>
              </table:table-cell>
              <table:table-cell office:value-type="float" office:value="0.0013">
                <text:p>0.0013</text:p>
              </table:table-cell>
              <table:table-cell office:value-type="float" office:value="0.00115">
                <text:p>0.0011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00071">
                <text:p>0.00071</text:p>
              </table:table-cell>
              <table:table-cell office:value-type="float" office:value="0.0021">
                <text:p>0.0021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00057">
                <text:p>0.00057</text:p>
              </table:table-cell>
              <table:table-cell office:value-type="float" office:value="0.00157">
                <text:p>0.00157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00065">
                <text:p>0.00065</text:p>
              </table:table-cell>
              <table:table-cell office:value-type="float" office:value="0.00197">
                <text:p>0.00197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00057">
                <text:p>0.00057</text:p>
              </table:table-cell>
              <table:table-cell office:value-type="float" office:value="0.00168">
                <text:p>0.00168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00065">
                <text:p>0.00065</text:p>
              </table:table-cell>
              <table:table-cell office:value-type="float" office:value="0.00185">
                <text:p>0.00185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0005">
                <text:p>0.0005</text:p>
              </table:table-cell>
              <table:table-cell office:value-type="float" office:value="0.00117">
                <text:p>0.00117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00048">
                <text:p>0.00048</text:p>
              </table:table-cell>
              <table:table-cell office:value-type="float" office:value="0.00163">
                <text:p>0.00163</text:p>
              </table:table-cell>
              <table:table-cell office:value-type="float" office:value="0.00126">
                <text:p>0.0012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00045">
                <text:p>0.00045</text:p>
              </table:table-cell>
              <table:table-cell office:value-type="float" office:value="0.00132">
                <text:p>0.00132</text:p>
              </table:table-cell>
              <table:table-cell office:value-type="float" office:value="0.00121">
                <text:p>0.0012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00052">
                <text:p>0.00052</text:p>
              </table:table-cell>
              <table:table-cell office:value-type="float" office:value="0.00177">
                <text:p>0.00177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00062">
                <text:p>0.00062</text:p>
              </table:table-cell>
              <table:table-cell office:value-type="float" office:value="0.00198">
                <text:p>0.00198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00053">
                <text:p>0.00053</text:p>
              </table:table-cell>
              <table:table-cell office:value-type="float" office:value="0.00184">
                <text:p>0.00184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00047">
                <text:p>0.00047</text:p>
              </table:table-cell>
              <table:table-cell office:value-type="float" office:value="0.00146">
                <text:p>0.00146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00058">
                <text:p>0.00058</text:p>
              </table:table-cell>
              <table:table-cell office:value-type="float" office:value="0.00196">
                <text:p>0.00196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00054">
                <text:p>0.00054</text:p>
              </table:table-cell>
              <table:table-cell office:value-type="float" office:value="0.00175">
                <text:p>0.00175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0006">
                <text:p>0.0006</text:p>
              </table:table-cell>
              <table:table-cell office:value-type="float" office:value="0.00179">
                <text:p>0.00179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00047">
                <text:p>0.00047</text:p>
              </table:table-cell>
              <table:table-cell office:value-type="float" office:value="0.00138">
                <text:p>0.00138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00062">
                <text:p>0.00062</text:p>
              </table:table-cell>
              <table:table-cell office:value-type="float" office:value="0.00209">
                <text:p>0.00209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00051">
                <text:p>0.00051</text:p>
              </table:table-cell>
              <table:table-cell office:value-type="float" office:value="0.0015">
                <text:p>0.0015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0005">
                <text:p>0.0005</text:p>
              </table:table-cell>
              <table:table-cell office:value-type="float" office:value="0.00155">
                <text:p>0.00155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00061">
                <text:p>0.00061</text:p>
              </table:table-cell>
              <table:table-cell office:value-type="float" office:value="0.00205">
                <text:p>0.00205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00055">
                <text:p>0.00055</text:p>
              </table:table-cell>
              <table:table-cell office:value-type="float" office:value="0.00192">
                <text:p>0.00192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0006">
                <text:p>0.0006</text:p>
              </table:table-cell>
              <table:table-cell office:value-type="float" office:value="0.00195">
                <text:p>0.00195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0006">
                <text:p>0.0006</text:p>
              </table:table-cell>
              <table:table-cell office:value-type="float" office:value="0.00213">
                <text:p>0.00213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00048">
                <text:p>0.00048</text:p>
              </table:table-cell>
              <table:table-cell office:value-type="float" office:value="0.00148">
                <text:p>0.00148</text:p>
              </table:table-cell>
              <table:table-cell office:value-type="float" office:value="0.0014">
                <text:p>0.0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495cm" svg:height="17.06cm" xlink:href=".." xlink:type="simple" chart:class="chart:bar" chart:style-name="ch1">
        <chart:title svg:x="11.02cm" svg:y="0.477cm" chart:style-name="ch2">
          <text:p>Successive add VS merge [stacked percentage]</text:p>
        </chart:title>
        <chart:legend chart:legend-position="end" svg:x="26.745cm" svg:y="7.733cm" style:legend-expansion="high" chart:style-name="ch3"/>
        <chart:plot-area chart:style-name="ch4" table:cell-range-address="Sheet1.C1:Sheet1.E1333" chart:data-source-has-labels="row" svg:x="0.629cm" svg:y="1.597cm" svg:width="25.487cm" svg:height="15.122cm">
          <chartooo:coordinate-region svg:x="1.753cm" svg:y="1.796cm" svg:width="24.363cm" svg:height="13.86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C2:Sheet1.C1333" chart:label-cell-address="Sheet1.C1:Sheet1.C1" chart:class="chart:bar">
            <chart:data-point chart:repeated="1332"/>
          </chart:series>
          <chart:series chart:style-name="ch9" chart:values-cell-range-address="Sheet1.D2:Sheet1.D1333" chart:label-cell-address="Sheet1.D1:Sheet1.D1" chart:class="chart:bar">
            <chart:data-point chart:repeated="1332"/>
          </chart:series>
          <chart:series chart:style-name="ch10" chart:values-cell-range-address="Sheet1.E2:Sheet1.E1333" chart:label-cell-address="Sheet1.E1:Sheet1.E1" chart:class="chart:bar">
            <chart:data-point chart:repeated="13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MergeTime[s]</text:p>
                <draw:g>
                  <svg:desc>Sheet1.C1:Sheet1.C1</svg:desc>
                </draw:g>
              </table:table-cell>
              <table:table-cell office:value-type="string">
                <text:p>PATSuccesiveAddTime[s]</text:p>
                <draw:g>
                  <svg:desc>Sheet1.D1:Sheet1.D1</svg:desc>
                </draw:g>
              </table:table-cell>
              <table:table-cell office:value-type="string">
                <text:p>HYBSuccesiveAddTime[s]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51">
                <text:p>0.00351</text:p>
                <draw:g>
                  <svg:desc>Sheet1.C2:Sheet1.C1333</svg:desc>
                </draw:g>
              </table:table-cell>
              <table:table-cell office:value-type="float" office:value="0.00598">
                <text:p>0.00598</text:p>
                <draw:g>
                  <svg:desc>Sheet1.D2:Sheet1.D1333</svg:desc>
                </draw:g>
              </table:table-cell>
              <table:table-cell office:value-type="float" office:value="0.00298">
                <text:p>0.00298</text:p>
                <draw:g>
                  <svg:desc>Sheet1.E2:Sheet1.E13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3">
                <text:p>0.0013</text:p>
              </table:table-cell>
              <table:table-cell office:value-type="float" office:value="0.00448">
                <text:p>0.00448</text:p>
              </table:table-cell>
              <table:table-cell office:value-type="float" office:value="0.00228">
                <text:p>0.00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53">
                <text:p>0.00153</text:p>
              </table:table-cell>
              <table:table-cell office:value-type="float" office:value="0.00675">
                <text:p>0.0067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57">
                <text:p>0.00157</text:p>
              </table:table-cell>
              <table:table-cell office:value-type="float" office:value="0.00612">
                <text:p>0.00612</text:p>
              </table:table-cell>
              <table:table-cell office:value-type="float" office:value="0.00372">
                <text:p>0.003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14">
                <text:p>0.00114</text:p>
              </table:table-cell>
              <table:table-cell office:value-type="float" office:value="0.00443">
                <text:p>0.00443</text:p>
              </table:table-cell>
              <table:table-cell office:value-type="float" office:value="0.00221">
                <text:p>0.00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09">
                <text:p>0.00109</text:p>
              </table:table-cell>
              <table:table-cell office:value-type="float" office:value="0.0045">
                <text:p>0.0045</text:p>
              </table:table-cell>
              <table:table-cell office:value-type="float" office:value="0.00268">
                <text:p>0.00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43">
                <text:p>0.00143</text:p>
              </table:table-cell>
              <table:table-cell office:value-type="float" office:value="0.00584">
                <text:p>0.00584</text:p>
              </table:table-cell>
              <table:table-cell office:value-type="float" office:value="0.00372">
                <text:p>0.003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14">
                <text:p>0.00114</text:p>
              </table:table-cell>
              <table:table-cell office:value-type="float" office:value="0.00513">
                <text:p>0.0051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55">
                <text:p>0.00155</text:p>
              </table:table-cell>
              <table:table-cell office:value-type="float" office:value="0.03869">
                <text:p>0.03869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25">
                <text:p>0.00125</text:p>
              </table:table-cell>
              <table:table-cell office:value-type="float" office:value="0.00508">
                <text:p>0.00508</text:p>
              </table:table-cell>
              <table:table-cell office:value-type="float" office:value="0.00308">
                <text:p>0.00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03">
                <text:p>0.00103</text:p>
              </table:table-cell>
              <table:table-cell office:value-type="float" office:value="0.00369">
                <text:p>0.00369</text:p>
              </table:table-cell>
              <table:table-cell office:value-type="float" office:value="0.00222">
                <text:p>0.00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22">
                <text:p>0.00122</text:p>
              </table:table-cell>
              <table:table-cell office:value-type="float" office:value="0.00434">
                <text:p>0.00434</text:p>
              </table:table-cell>
              <table:table-cell office:value-type="float" office:value="0.00309">
                <text:p>0.003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11">
                <text:p>0.00111</text:p>
              </table:table-cell>
              <table:table-cell office:value-type="float" office:value="0.0033">
                <text:p>0.0033</text:p>
              </table:table-cell>
              <table:table-cell office:value-type="float" office:value="0.00258">
                <text:p>0.00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25">
                <text:p>0.00125</text:p>
              </table:table-cell>
              <table:table-cell office:value-type="float" office:value="0.00374">
                <text:p>0.00374</text:p>
              </table:table-cell>
              <table:table-cell office:value-type="float" office:value="0.00276">
                <text:p>0.002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18">
                <text:p>0.00118</text:p>
              </table:table-cell>
              <table:table-cell office:value-type="float" office:value="0.00862">
                <text:p>0.00862</text:p>
              </table:table-cell>
              <table:table-cell office:value-type="float" office:value="0.00275">
                <text:p>0.00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55">
                <text:p>0.00155</text:p>
              </table:table-cell>
              <table:table-cell office:value-type="float" office:value="0.00399">
                <text:p>0.00399</text:p>
              </table:table-cell>
              <table:table-cell office:value-type="float" office:value="0.00664">
                <text:p>0.006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93">
                <text:p>0.00093</text:p>
              </table:table-cell>
              <table:table-cell office:value-type="float" office:value="0.0026">
                <text:p>0.0026</text:p>
              </table:table-cell>
              <table:table-cell office:value-type="float" office:value="0.00213">
                <text:p>0.00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49">
                <text:p>0.00149</text:p>
              </table:table-cell>
              <table:table-cell office:value-type="float" office:value="0.00381">
                <text:p>0.00381</text:p>
              </table:table-cell>
              <table:table-cell office:value-type="float" office:value="0.00298">
                <text:p>0.002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88">
                <text:p>0.00088</text:p>
              </table:table-cell>
              <table:table-cell office:value-type="float" office:value="0.00365">
                <text:p>0.00365</text:p>
              </table:table-cell>
              <table:table-cell office:value-type="float" office:value="0.00285">
                <text:p>0.002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04">
                <text:p>0.00104</text:p>
              </table:table-cell>
              <table:table-cell office:value-type="float" office:value="0.01675">
                <text:p>0.01675</text:p>
              </table:table-cell>
              <table:table-cell office:value-type="float" office:value="0.00253">
                <text:p>0.002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05">
                <text:p>0.00105</text:p>
              </table:table-cell>
              <table:table-cell office:value-type="float" office:value="0.01961">
                <text:p>0.01961</text:p>
              </table:table-cell>
              <table:table-cell office:value-type="float" office:value="0.00253">
                <text:p>0.002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1">
                <text:p>0.0021</text:p>
              </table:table-cell>
              <table:table-cell office:value-type="float" office:value="0.00461">
                <text:p>0.00461</text:p>
              </table:table-cell>
              <table:table-cell office:value-type="float" office:value="0.00252">
                <text:p>0.002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95">
                <text:p>0.00095</text:p>
              </table:table-cell>
              <table:table-cell office:value-type="float" office:value="0.00407">
                <text:p>0.00407</text:p>
              </table:table-cell>
              <table:table-cell office:value-type="float" office:value="0.00229">
                <text:p>0.002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86">
                <text:p>0.00086</text:p>
              </table:table-cell>
              <table:table-cell office:value-type="float" office:value="0.00323">
                <text:p>0.00323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78">
                <text:p>0.00078</text:p>
              </table:table-cell>
              <table:table-cell office:value-type="float" office:value="0.00283">
                <text:p>0.00283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65">
                <text:p>0.00065</text:p>
              </table:table-cell>
              <table:table-cell office:value-type="float" office:value="0.00206">
                <text:p>0.00206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54">
                <text:p>0.00054</text:p>
              </table:table-cell>
              <table:table-cell office:value-type="float" office:value="0.00159">
                <text:p>0.00159</text:p>
              </table:table-cell>
              <table:table-cell office:value-type="float" office:value="0.00131">
                <text:p>0.001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72">
                <text:p>0.00072</text:p>
              </table:table-cell>
              <table:table-cell office:value-type="float" office:value="0.00231">
                <text:p>0.00231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59">
                <text:p>0.00059</text:p>
              </table:table-cell>
              <table:table-cell office:value-type="float" office:value="0.00196">
                <text:p>0.00196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61">
                <text:p>0.00061</text:p>
              </table:table-cell>
              <table:table-cell office:value-type="float" office:value="0.00181">
                <text:p>0.00181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63">
                <text:p>0.00063</text:p>
              </table:table-cell>
              <table:table-cell office:value-type="float" office:value="0.00207">
                <text:p>0.00207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78">
                <text:p>0.00078</text:p>
              </table:table-cell>
              <table:table-cell office:value-type="float" office:value="0.00257">
                <text:p>0.00257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71">
                <text:p>0.00071</text:p>
              </table:table-cell>
              <table:table-cell office:value-type="float" office:value="0.00624">
                <text:p>0.00624</text:p>
              </table:table-cell>
              <table:table-cell office:value-type="float" office:value="0.00193">
                <text:p>0.001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96">
                <text:p>0.00096</text:p>
              </table:table-cell>
              <table:table-cell office:value-type="float" office:value="0.00362">
                <text:p>0.00362</text:p>
              </table:table-cell>
              <table:table-cell office:value-type="float" office:value="0.00241">
                <text:p>0.002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75">
                <text:p>0.00075</text:p>
              </table:table-cell>
              <table:table-cell office:value-type="float" office:value="0.00232">
                <text:p>0.00232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64">
                <text:p>0.00064</text:p>
              </table:table-cell>
              <table:table-cell office:value-type="float" office:value="0.00192">
                <text:p>0.00192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74">
                <text:p>0.00074</text:p>
              </table:table-cell>
              <table:table-cell office:value-type="float" office:value="0.00222">
                <text:p>0.00222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73">
                <text:p>0.00073</text:p>
              </table:table-cell>
              <table:table-cell office:value-type="float" office:value="0.00226">
                <text:p>0.00226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77">
                <text:p>0.00077</text:p>
              </table:table-cell>
              <table:table-cell office:value-type="float" office:value="0.00298">
                <text:p>0.00298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86">
                <text:p>0.00086</text:p>
              </table:table-cell>
              <table:table-cell office:value-type="float" office:value="0.00282">
                <text:p>0.00282</text:p>
              </table:table-cell>
              <table:table-cell office:value-type="float" office:value="0.00203">
                <text:p>0.002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65">
                <text:p>0.00065</text:p>
              </table:table-cell>
              <table:table-cell office:value-type="float" office:value="0.00196">
                <text:p>0.00196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68">
                <text:p>0.00068</text:p>
              </table:table-cell>
              <table:table-cell office:value-type="float" office:value="0.00278">
                <text:p>0.00278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82">
                <text:p>0.00082</text:p>
              </table:table-cell>
              <table:table-cell office:value-type="float" office:value="0.00375">
                <text:p>0.00375</text:p>
              </table:table-cell>
              <table:table-cell office:value-type="float" office:value="0.00249">
                <text:p>0.002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69">
                <text:p>0.00069</text:p>
              </table:table-cell>
              <table:table-cell office:value-type="float" office:value="0.00269">
                <text:p>0.00269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15">
                <text:p>0.00115</text:p>
              </table:table-cell>
              <table:table-cell office:value-type="float" office:value="0.00414">
                <text:p>0.00414</text:p>
              </table:table-cell>
              <table:table-cell office:value-type="float" office:value="0.00234">
                <text:p>0.002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73">
                <text:p>0.00073</text:p>
              </table:table-cell>
              <table:table-cell office:value-type="float" office:value="0.00351">
                <text:p>0.00351</text:p>
              </table:table-cell>
              <table:table-cell office:value-type="float" office:value="0.00207">
                <text:p>0.002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67">
                <text:p>0.00067</text:p>
              </table:table-cell>
              <table:table-cell office:value-type="float" office:value="0.00258">
                <text:p>0.00258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76">
                <text:p>0.00076</text:p>
              </table:table-cell>
              <table:table-cell office:value-type="float" office:value="0.00351">
                <text:p>0.00351</text:p>
              </table:table-cell>
              <table:table-cell office:value-type="float" office:value="0.00223">
                <text:p>0.002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69">
                <text:p>0.00069</text:p>
              </table:table-cell>
              <table:table-cell office:value-type="float" office:value="0.00271">
                <text:p>0.00271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78">
                <text:p>0.00078</text:p>
              </table:table-cell>
              <table:table-cell office:value-type="float" office:value="0.00346">
                <text:p>0.00346</text:p>
              </table:table-cell>
              <table:table-cell office:value-type="float" office:value="0.00232">
                <text:p>0.002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8">
                <text:p>0.0008</text:p>
              </table:table-cell>
              <table:table-cell office:value-type="float" office:value="0.00307">
                <text:p>0.00307</text:p>
              </table:table-cell>
              <table:table-cell office:value-type="float" office:value="0.00187">
                <text:p>0.001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57">
                <text:p>0.00057</text:p>
              </table:table-cell>
              <table:table-cell office:value-type="float" office:value="0.00193">
                <text:p>0.00193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55">
                <text:p>0.00055</text:p>
              </table:table-cell>
              <table:table-cell office:value-type="float" office:value="0.00146">
                <text:p>0.00146</text:p>
              </table:table-cell>
              <table:table-cell office:value-type="float" office:value="0.00111">
                <text:p>0.001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66">
                <text:p>0.00066</text:p>
              </table:table-cell>
              <table:table-cell office:value-type="float" office:value="0.00238">
                <text:p>0.00238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51">
                <text:p>0.00051</text:p>
              </table:table-cell>
              <table:table-cell office:value-type="float" office:value="0.00152">
                <text:p>0.00152</text:p>
              </table:table-cell>
              <table:table-cell office:value-type="float" office:value="0.00124">
                <text:p>0.001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62">
                <text:p>0.00062</text:p>
              </table:table-cell>
              <table:table-cell office:value-type="float" office:value="0.002">
                <text:p>0.002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69">
                <text:p>0.00069</text:p>
              </table:table-cell>
              <table:table-cell office:value-type="float" office:value="0.00267">
                <text:p>0.00267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61">
                <text:p>0.00061</text:p>
              </table:table-cell>
              <table:table-cell office:value-type="float" office:value="0.00215">
                <text:p>0.00215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53">
                <text:p>0.00053</text:p>
              </table:table-cell>
              <table:table-cell office:value-type="float" office:value="0.00167">
                <text:p>0.00167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75">
                <text:p>0.00075</text:p>
              </table:table-cell>
              <table:table-cell office:value-type="float" office:value="0.00249">
                <text:p>0.00249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62">
                <text:p>0.00062</text:p>
              </table:table-cell>
              <table:table-cell office:value-type="float" office:value="0.00205">
                <text:p>0.00205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55">
                <text:p>0.00055</text:p>
              </table:table-cell>
              <table:table-cell office:value-type="float" office:value="0.00179">
                <text:p>0.00179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51">
                <text:p>0.00051</text:p>
              </table:table-cell>
              <table:table-cell office:value-type="float" office:value="0.00154">
                <text:p>0.00154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63">
                <text:p>0.00063</text:p>
              </table:table-cell>
              <table:table-cell office:value-type="float" office:value="0.00212">
                <text:p>0.00212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57">
                <text:p>0.00057</text:p>
              </table:table-cell>
              <table:table-cell office:value-type="float" office:value="0.0017">
                <text:p>0.0017</text:p>
              </table:table-cell>
              <table:table-cell office:value-type="float" office:value="0.00148">
                <text:p>0.001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62">
                <text:p>0.00062</text:p>
              </table:table-cell>
              <table:table-cell office:value-type="float" office:value="0.00201">
                <text:p>0.00201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59">
                <text:p>0.00059</text:p>
              </table:table-cell>
              <table:table-cell office:value-type="float" office:value="0.00185">
                <text:p>0.00185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65">
                <text:p>0.00065</text:p>
              </table:table-cell>
              <table:table-cell office:value-type="float" office:value="0.00219">
                <text:p>0.00219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64">
                <text:p>0.00064</text:p>
              </table:table-cell>
              <table:table-cell office:value-type="float" office:value="0.00221">
                <text:p>0.00221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74">
                <text:p>0.00074</text:p>
              </table:table-cell>
              <table:table-cell office:value-type="float" office:value="0.00262">
                <text:p>0.00262</text:p>
              </table:table-cell>
              <table:table-cell office:value-type="float" office:value="0.00196">
                <text:p>0.001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55">
                <text:p>0.00055</text:p>
              </table:table-cell>
              <table:table-cell office:value-type="float" office:value="0.00211">
                <text:p>0.00211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49">
                <text:p>0.00049</text:p>
              </table:table-cell>
              <table:table-cell office:value-type="float" office:value="0.00148">
                <text:p>0.00148</text:p>
              </table:table-cell>
              <table:table-cell office:value-type="float" office:value="0.00102">
                <text:p>0.001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74">
                <text:p>0.00074</text:p>
              </table:table-cell>
              <table:table-cell office:value-type="float" office:value="0.00204">
                <text:p>0.00204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77">
                <text:p>0.00077</text:p>
              </table:table-cell>
              <table:table-cell office:value-type="float" office:value="0.0021">
                <text:p>0.0021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92">
                <text:p>0.00092</text:p>
              </table:table-cell>
              <table:table-cell office:value-type="float" office:value="0.00272">
                <text:p>0.00272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91">
                <text:p>0.00091</text:p>
              </table:table-cell>
              <table:table-cell office:value-type="float" office:value="0.00316">
                <text:p>0.00316</text:p>
              </table:table-cell>
              <table:table-cell office:value-type="float" office:value="0.00206">
                <text:p>0.002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72">
                <text:p>0.00072</text:p>
              </table:table-cell>
              <table:table-cell office:value-type="float" office:value="0.00212">
                <text:p>0.00212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73">
                <text:p>0.00073</text:p>
              </table:table-cell>
              <table:table-cell office:value-type="float" office:value="0.00191">
                <text:p>0.00191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84">
                <text:p>0.00084</text:p>
              </table:table-cell>
              <table:table-cell office:value-type="float" office:value="0.00259">
                <text:p>0.00259</text:p>
              </table:table-cell>
              <table:table-cell office:value-type="float" office:value="0.00182">
                <text:p>0.001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69">
                <text:p>0.00069</text:p>
              </table:table-cell>
              <table:table-cell office:value-type="float" office:value="0.00183">
                <text:p>0.00183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79">
                <text:p>0.00079</text:p>
              </table:table-cell>
              <table:table-cell office:value-type="float" office:value="0.00246">
                <text:p>0.00246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75">
                <text:p>0.00075</text:p>
              </table:table-cell>
              <table:table-cell office:value-type="float" office:value="0.00216">
                <text:p>0.00216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62">
                <text:p>0.00062</text:p>
              </table:table-cell>
              <table:table-cell office:value-type="float" office:value="0.00154">
                <text:p>0.00154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78">
                <text:p>0.00078</text:p>
              </table:table-cell>
              <table:table-cell office:value-type="float" office:value="0.0023">
                <text:p>0.0023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78">
                <text:p>0.00078</text:p>
              </table:table-cell>
              <table:table-cell office:value-type="float" office:value="0.00206">
                <text:p>0.00206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84">
                <text:p>0.00084</text:p>
              </table:table-cell>
              <table:table-cell office:value-type="float" office:value="0.0028">
                <text:p>0.0028</text:p>
              </table:table-cell>
              <table:table-cell office:value-type="float" office:value="0.00179">
                <text:p>0.001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73">
                <text:p>0.00073</text:p>
              </table:table-cell>
              <table:table-cell office:value-type="float" office:value="0.002">
                <text:p>0.002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8">
                <text:p>0.0008</text:p>
              </table:table-cell>
              <table:table-cell office:value-type="float" office:value="0.0023">
                <text:p>0.0023</text:p>
              </table:table-cell>
              <table:table-cell office:value-type="float" office:value="0.00159">
                <text:p>0.001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58">
                <text:p>0.00058</text:p>
              </table:table-cell>
              <table:table-cell office:value-type="float" office:value="0.00138">
                <text:p>0.00138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75">
                <text:p>0.00075</text:p>
              </table:table-cell>
              <table:table-cell office:value-type="float" office:value="0.00213">
                <text:p>0.00213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65">
                <text:p>0.00065</text:p>
              </table:table-cell>
              <table:table-cell office:value-type="float" office:value="0.00245">
                <text:p>0.00245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8">
                <text:p>0.0008</text:p>
              </table:table-cell>
              <table:table-cell office:value-type="float" office:value="0.00311">
                <text:p>0.00311</text:p>
              </table:table-cell>
              <table:table-cell office:value-type="float" office:value="0.00206">
                <text:p>0.002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82">
                <text:p>0.00082</text:p>
              </table:table-cell>
              <table:table-cell office:value-type="float" office:value="0.00341">
                <text:p>0.00341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79">
                <text:p>0.00079</text:p>
              </table:table-cell>
              <table:table-cell office:value-type="float" office:value="0.00344">
                <text:p>0.00344</text:p>
              </table:table-cell>
              <table:table-cell office:value-type="float" office:value="0.00242">
                <text:p>0.002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71">
                <text:p>0.00071</text:p>
              </table:table-cell>
              <table:table-cell office:value-type="float" office:value="0.00271">
                <text:p>0.00271</text:p>
              </table:table-cell>
              <table:table-cell office:value-type="float" office:value="0.00187">
                <text:p>0.001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61">
                <text:p>0.00061</text:p>
              </table:table-cell>
              <table:table-cell office:value-type="float" office:value="0.00208">
                <text:p>0.00208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67">
                <text:p>0.00067</text:p>
              </table:table-cell>
              <table:table-cell office:value-type="float" office:value="0.0022">
                <text:p>0.0022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6">
                <text:p>0.0006</text:p>
              </table:table-cell>
              <table:table-cell office:value-type="float" office:value="0.0018">
                <text:p>0.0018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58">
                <text:p>0.00058</text:p>
              </table:table-cell>
              <table:table-cell office:value-type="float" office:value="0.00161">
                <text:p>0.00161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68">
                <text:p>0.00068</text:p>
              </table:table-cell>
              <table:table-cell office:value-type="float" office:value="0.00214">
                <text:p>0.00214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6">
                <text:p>0.0006</text:p>
              </table:table-cell>
              <table:table-cell office:value-type="float" office:value="0.00175">
                <text:p>0.00175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66">
                <text:p>0.00066</text:p>
              </table:table-cell>
              <table:table-cell office:value-type="float" office:value="0.00202">
                <text:p>0.00202</text:p>
              </table:table-cell>
              <table:table-cell office:value-type="float" office:value="0.00148">
                <text:p>0.001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63">
                <text:p>0.00063</text:p>
              </table:table-cell>
              <table:table-cell office:value-type="float" office:value="0.00196">
                <text:p>0.00196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68">
                <text:p>0.00068</text:p>
              </table:table-cell>
              <table:table-cell office:value-type="float" office:value="0.00219">
                <text:p>0.00219</text:p>
              </table:table-cell>
              <table:table-cell office:value-type="float" office:value="0.00185">
                <text:p>0.001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69">
                <text:p>0.00069</text:p>
              </table:table-cell>
              <table:table-cell office:value-type="float" office:value="0.00249">
                <text:p>0.00249</text:p>
              </table:table-cell>
              <table:table-cell office:value-type="float" office:value="0.00187">
                <text:p>0.001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74">
                <text:p>0.00074</text:p>
              </table:table-cell>
              <table:table-cell office:value-type="float" office:value="0.00271">
                <text:p>0.00271</text:p>
              </table:table-cell>
              <table:table-cell office:value-type="float" office:value="0.00194">
                <text:p>0.001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6">
                <text:p>0.0006</text:p>
              </table:table-cell>
              <table:table-cell office:value-type="float" office:value="0.00176">
                <text:p>0.00176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56">
                <text:p>0.00056</text:p>
              </table:table-cell>
              <table:table-cell office:value-type="float" office:value="0.00156">
                <text:p>0.00156</text:p>
              </table:table-cell>
              <table:table-cell office:value-type="float" office:value="0.00127">
                <text:p>0.001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84">
                <text:p>0.00084</text:p>
              </table:table-cell>
              <table:table-cell office:value-type="float" office:value="0.00225">
                <text:p>0.00225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79">
                <text:p>0.00079</text:p>
              </table:table-cell>
              <table:table-cell office:value-type="float" office:value="0.00216">
                <text:p>0.00216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8">
                <text:p>0.0008</text:p>
              </table:table-cell>
              <table:table-cell office:value-type="float" office:value="0.00227">
                <text:p>0.00227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98">
                <text:p>0.00098</text:p>
              </table:table-cell>
              <table:table-cell office:value-type="float" office:value="0.00314">
                <text:p>0.00314</text:p>
              </table:table-cell>
              <table:table-cell office:value-type="float" office:value="0.00209">
                <text:p>0.002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87">
                <text:p>0.00087</text:p>
              </table:table-cell>
              <table:table-cell office:value-type="float" office:value="0.0024">
                <text:p>0.0024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74">
                <text:p>0.00074</text:p>
              </table:table-cell>
              <table:table-cell office:value-type="float" office:value="0.00217">
                <text:p>0.00217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99">
                <text:p>0.00099</text:p>
              </table:table-cell>
              <table:table-cell office:value-type="float" office:value="0.00296">
                <text:p>0.00296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88">
                <text:p>0.00088</text:p>
              </table:table-cell>
              <table:table-cell office:value-type="float" office:value="0.00253">
                <text:p>0.00253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89">
                <text:p>0.00089</text:p>
              </table:table-cell>
              <table:table-cell office:value-type="float" office:value="0.00251">
                <text:p>0.00251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83">
                <text:p>0.00083</text:p>
              </table:table-cell>
              <table:table-cell office:value-type="float" office:value="0.00227">
                <text:p>0.00227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66">
                <text:p>0.00066</text:p>
              </table:table-cell>
              <table:table-cell office:value-type="float" office:value="0.0016">
                <text:p>0.0016</text:p>
              </table:table-cell>
              <table:table-cell office:value-type="float" office:value="0.00117">
                <text:p>0.001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7">
                <text:p>0.0007</text:p>
              </table:table-cell>
              <table:table-cell office:value-type="float" office:value="0.00218">
                <text:p>0.00218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62">
                <text:p>0.00062</text:p>
              </table:table-cell>
              <table:table-cell office:value-type="float" office:value="0.00175">
                <text:p>0.00175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79">
                <text:p>0.00079</text:p>
              </table:table-cell>
              <table:table-cell office:value-type="float" office:value="0.00248">
                <text:p>0.00248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64">
                <text:p>0.00064</text:p>
              </table:table-cell>
              <table:table-cell office:value-type="float" office:value="0.00187">
                <text:p>0.00187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7">
                <text:p>0.0007</text:p>
              </table:table-cell>
              <table:table-cell office:value-type="float" office:value="0.00216">
                <text:p>0.00216</text:p>
              </table:table-cell>
              <table:table-cell office:value-type="float" office:value="0.00159">
                <text:p>0.001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55">
                <text:p>0.00055</text:p>
              </table:table-cell>
              <table:table-cell office:value-type="float" office:value="0.00138">
                <text:p>0.00138</text:p>
              </table:table-cell>
              <table:table-cell office:value-type="float" office:value="0.00118">
                <text:p>0.001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67">
                <text:p>0.00067</text:p>
              </table:table-cell>
              <table:table-cell office:value-type="float" office:value="0.002">
                <text:p>0.002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57">
                <text:p>0.00057</text:p>
              </table:table-cell>
              <table:table-cell office:value-type="float" office:value="0.00158">
                <text:p>0.00158</text:p>
              </table:table-cell>
              <table:table-cell office:value-type="float" office:value="0.00121">
                <text:p>0.001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68">
                <text:p>0.00068</text:p>
              </table:table-cell>
              <table:table-cell office:value-type="float" office:value="0.0024">
                <text:p>0.0024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7">
                <text:p>0.0007</text:p>
              </table:table-cell>
              <table:table-cell office:value-type="float" office:value="0.00215">
                <text:p>0.00215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7">
                <text:p>0.0007</text:p>
              </table:table-cell>
              <table:table-cell office:value-type="float" office:value="0.00212">
                <text:p>0.00212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62">
                <text:p>0.00062</text:p>
              </table:table-cell>
              <table:table-cell office:value-type="float" office:value="0.00169">
                <text:p>0.00169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74">
                <text:p>0.00074</text:p>
              </table:table-cell>
              <table:table-cell office:value-type="float" office:value="0.00237">
                <text:p>0.00237</text:p>
              </table:table-cell>
              <table:table-cell office:value-type="float" office:value="0.00194">
                <text:p>0.001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71">
                <text:p>0.00071</text:p>
              </table:table-cell>
              <table:table-cell office:value-type="float" office:value="0.00212">
                <text:p>0.00212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67">
                <text:p>0.00067</text:p>
              </table:table-cell>
              <table:table-cell office:value-type="float" office:value="0.00215">
                <text:p>0.00215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59">
                <text:p>0.00059</text:p>
              </table:table-cell>
              <table:table-cell office:value-type="float" office:value="0.00168">
                <text:p>0.00168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72">
                <text:p>0.00072</text:p>
              </table:table-cell>
              <table:table-cell office:value-type="float" office:value="0.00223">
                <text:p>0.00223</text:p>
              </table:table-cell>
              <table:table-cell office:value-type="float" office:value="0.00186">
                <text:p>0.001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64">
                <text:p>0.00064</text:p>
              </table:table-cell>
              <table:table-cell office:value-type="float" office:value="0.00176">
                <text:p>0.00176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64">
                <text:p>0.00064</text:p>
              </table:table-cell>
              <table:table-cell office:value-type="float" office:value="0.00179">
                <text:p>0.00179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66">
                <text:p>0.00066</text:p>
              </table:table-cell>
              <table:table-cell office:value-type="float" office:value="0.00194">
                <text:p>0.00194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81">
                <text:p>0.00081</text:p>
              </table:table-cell>
              <table:table-cell office:value-type="float" office:value="0.00261">
                <text:p>0.00261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75">
                <text:p>0.00075</text:p>
              </table:table-cell>
              <table:table-cell office:value-type="float" office:value="0.00236">
                <text:p>0.00236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79">
                <text:p>0.00079</text:p>
              </table:table-cell>
              <table:table-cell office:value-type="float" office:value="0.0026">
                <text:p>0.0026</text:p>
              </table:table-cell>
              <table:table-cell office:value-type="float" office:value="0.00194">
                <text:p>0.001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67">
                <text:p>0.00067</text:p>
              </table:table-cell>
              <table:table-cell office:value-type="float" office:value="0.00179">
                <text:p>0.00179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59">
                <text:p>0.00059</text:p>
              </table:table-cell>
              <table:table-cell office:value-type="float" office:value="0.00163">
                <text:p>0.00163</text:p>
              </table:table-cell>
              <table:table-cell office:value-type="float" office:value="0.00127">
                <text:p>0.001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09">
                <text:p>0.00109</text:p>
              </table:table-cell>
              <table:table-cell office:value-type="float" office:value="0.00291">
                <text:p>0.00291</text:p>
              </table:table-cell>
              <table:table-cell office:value-type="float" office:value="0.00186">
                <text:p>0.001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91">
                <text:p>0.00091</text:p>
              </table:table-cell>
              <table:table-cell office:value-type="float" office:value="0.00253">
                <text:p>0.00253</text:p>
              </table:table-cell>
              <table:table-cell office:value-type="float" office:value="0.00159">
                <text:p>0.001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94">
                <text:p>0.00094</text:p>
              </table:table-cell>
              <table:table-cell office:value-type="float" office:value="0.00253">
                <text:p>0.00253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95">
                <text:p>0.00095</text:p>
              </table:table-cell>
              <table:table-cell office:value-type="float" office:value="0.0029">
                <text:p>0.0029</text:p>
              </table:table-cell>
              <table:table-cell office:value-type="float" office:value="0.00186">
                <text:p>0.001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79">
                <text:p>0.00079</text:p>
              </table:table-cell>
              <table:table-cell office:value-type="float" office:value="0.00209">
                <text:p>0.00209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79">
                <text:p>0.00079</text:p>
              </table:table-cell>
              <table:table-cell office:value-type="float" office:value="0.00199">
                <text:p>0.00199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87">
                <text:p>0.00087</text:p>
              </table:table-cell>
              <table:table-cell office:value-type="float" office:value="0.00245">
                <text:p>0.00245</text:p>
              </table:table-cell>
              <table:table-cell office:value-type="float" office:value="0.00185">
                <text:p>0.001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71">
                <text:p>0.00071</text:p>
              </table:table-cell>
              <table:table-cell office:value-type="float" office:value="0.00172">
                <text:p>0.00172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84">
                <text:p>0.00084</text:p>
              </table:table-cell>
              <table:table-cell office:value-type="float" office:value="0.00232">
                <text:p>0.00232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79">
                <text:p>0.00079</text:p>
              </table:table-cell>
              <table:table-cell office:value-type="float" office:value="0.00208">
                <text:p>0.00208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62">
                <text:p>0.00062</text:p>
              </table:table-cell>
              <table:table-cell office:value-type="float" office:value="0.00143">
                <text:p>0.00143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84">
                <text:p>0.00084</text:p>
              </table:table-cell>
              <table:table-cell office:value-type="float" office:value="0.00218">
                <text:p>0.00218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68">
                <text:p>0.00068</text:p>
              </table:table-cell>
              <table:table-cell office:value-type="float" office:value="0.00171">
                <text:p>0.00171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8">
                <text:p>0.0008</text:p>
              </table:table-cell>
              <table:table-cell office:value-type="float" office:value="0.00225">
                <text:p>0.00225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7">
                <text:p>0.0007</text:p>
              </table:table-cell>
              <table:table-cell office:value-type="float" office:value="0.00184">
                <text:p>0.00184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76">
                <text:p>0.00076</text:p>
              </table:table-cell>
              <table:table-cell office:value-type="float" office:value="0.00207">
                <text:p>0.00207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57">
                <text:p>0.00057</text:p>
              </table:table-cell>
              <table:table-cell office:value-type="float" office:value="0.00127">
                <text:p>0.00127</text:p>
              </table:table-cell>
              <table:table-cell office:value-type="float" office:value="0.00108">
                <text:p>0.001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8">
                <text:p>0.0008</text:p>
              </table:table-cell>
              <table:table-cell office:value-type="float" office:value="0.00238">
                <text:p>0.00238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76">
                <text:p>0.00076</text:p>
              </table:table-cell>
              <table:table-cell office:value-type="float" office:value="0.0019">
                <text:p>0.0019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79">
                <text:p>0.00079</text:p>
              </table:table-cell>
              <table:table-cell office:value-type="float" office:value="0.00217">
                <text:p>0.00217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8">
                <text:p>0.0008</text:p>
              </table:table-cell>
              <table:table-cell office:value-type="float" office:value="0.00213">
                <text:p>0.00213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8">
                <text:p>0.0008</text:p>
              </table:table-cell>
              <table:table-cell office:value-type="float" office:value="0.00217">
                <text:p>0.00217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68">
                <text:p>0.00068</text:p>
              </table:table-cell>
              <table:table-cell office:value-type="float" office:value="0.00172">
                <text:p>0.00172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82">
                <text:p>0.00082</text:p>
              </table:table-cell>
              <table:table-cell office:value-type="float" office:value="0.00793">
                <text:p>0.00793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77">
                <text:p>0.00077</text:p>
              </table:table-cell>
              <table:table-cell office:value-type="float" office:value="0.00192">
                <text:p>0.00192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7">
                <text:p>0.0007</text:p>
              </table:table-cell>
              <table:table-cell office:value-type="float" office:value="0.00168">
                <text:p>0.00168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66">
                <text:p>0.00066</text:p>
              </table:table-cell>
              <table:table-cell office:value-type="float" office:value="0.00149">
                <text:p>0.00149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77">
                <text:p>0.00077</text:p>
              </table:table-cell>
              <table:table-cell office:value-type="float" office:value="0.00198">
                <text:p>0.00198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72">
                <text:p>0.00072</text:p>
              </table:table-cell>
              <table:table-cell office:value-type="float" office:value="0.00178">
                <text:p>0.00178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72">
                <text:p>0.00072</text:p>
              </table:table-cell>
              <table:table-cell office:value-type="float" office:value="0.00181">
                <text:p>0.00181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76">
                <text:p>0.00076</text:p>
              </table:table-cell>
              <table:table-cell office:value-type="float" office:value="0.00178">
                <text:p>0.00178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91">
                <text:p>0.00091</text:p>
              </table:table-cell>
              <table:table-cell office:value-type="float" office:value="0.00236">
                <text:p>0.00236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01">
                <text:p>0.00101</text:p>
              </table:table-cell>
              <table:table-cell office:value-type="float" office:value="0.003">
                <text:p>0.003</text:p>
              </table:table-cell>
              <table:table-cell office:value-type="float" office:value="0.00199">
                <text:p>0.001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05">
                <text:p>0.00105</text:p>
              </table:table-cell>
              <table:table-cell office:value-type="float" office:value="0.00308">
                <text:p>0.00308</text:p>
              </table:table-cell>
              <table:table-cell office:value-type="float" office:value="0.00204">
                <text:p>0.002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82">
                <text:p>0.00082</text:p>
              </table:table-cell>
              <table:table-cell office:value-type="float" office:value="0.00215">
                <text:p>0.00215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73">
                <text:p>0.00073</text:p>
              </table:table-cell>
              <table:table-cell office:value-type="float" office:value="0.00175">
                <text:p>0.00175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77">
                <text:p>0.00077</text:p>
              </table:table-cell>
              <table:table-cell office:value-type="float" office:value="0.00222">
                <text:p>0.00222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69">
                <text:p>0.00069</text:p>
              </table:table-cell>
              <table:table-cell office:value-type="float" office:value="0.00212">
                <text:p>0.00212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108">
                <text:p>0.00108</text:p>
              </table:table-cell>
              <table:table-cell office:value-type="float" office:value="0.0029">
                <text:p>0.0029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84">
                <text:p>0.00084</text:p>
              </table:table-cell>
              <table:table-cell office:value-type="float" office:value="0.00281">
                <text:p>0.00281</text:p>
              </table:table-cell>
              <table:table-cell office:value-type="float" office:value="0.00179">
                <text:p>0.001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88">
                <text:p>0.00088</text:p>
              </table:table-cell>
              <table:table-cell office:value-type="float" office:value="0.00271">
                <text:p>0.00271</text:p>
              </table:table-cell>
              <table:table-cell office:value-type="float" office:value="0.00201">
                <text:p>0.002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66">
                <text:p>0.00066</text:p>
              </table:table-cell>
              <table:table-cell office:value-type="float" office:value="0.00205">
                <text:p>0.00205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75">
                <text:p>0.00075</text:p>
              </table:table-cell>
              <table:table-cell office:value-type="float" office:value="0.00247">
                <text:p>0.00247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61">
                <text:p>0.00061</text:p>
              </table:table-cell>
              <table:table-cell office:value-type="float" office:value="0.00191">
                <text:p>0.00191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73">
                <text:p>0.00073</text:p>
              </table:table-cell>
              <table:table-cell office:value-type="float" office:value="0.00245">
                <text:p>0.00245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69">
                <text:p>0.00069</text:p>
              </table:table-cell>
              <table:table-cell office:value-type="float" office:value="0.0019">
                <text:p>0.0019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55">
                <text:p>0.00055</text:p>
              </table:table-cell>
              <table:table-cell office:value-type="float" office:value="0.00135">
                <text:p>0.00135</text:p>
              </table:table-cell>
              <table:table-cell office:value-type="float" office:value="0.00115">
                <text:p>0.001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58">
                <text:p>0.00058</text:p>
              </table:table-cell>
              <table:table-cell office:value-type="float" office:value="0.0018">
                <text:p>0.0018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57">
                <text:p>0.00057</text:p>
              </table:table-cell>
              <table:table-cell office:value-type="float" office:value="0.0019">
                <text:p>0.0019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59">
                <text:p>0.00059</text:p>
              </table:table-cell>
              <table:table-cell office:value-type="float" office:value="0.00195">
                <text:p>0.00195</text:p>
              </table:table-cell>
              <table:table-cell office:value-type="float" office:value="0.00188">
                <text:p>0.001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62">
                <text:p>0.00062</text:p>
              </table:table-cell>
              <table:table-cell office:value-type="float" office:value="0.00171">
                <text:p>0.00171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57">
                <text:p>0.00057</text:p>
              </table:table-cell>
              <table:table-cell office:value-type="float" office:value="0.00175">
                <text:p>0.00175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5">
                <text:p>0.0005</text:p>
              </table:table-cell>
              <table:table-cell office:value-type="float" office:value="0.00129">
                <text:p>0.00129</text:p>
              </table:table-cell>
              <table:table-cell office:value-type="float" office:value="0.00115">
                <text:p>0.001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57">
                <text:p>0.00057</text:p>
              </table:table-cell>
              <table:table-cell office:value-type="float" office:value="0.00175">
                <text:p>0.00175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47">
                <text:p>0.00047</text:p>
              </table:table-cell>
              <table:table-cell office:value-type="float" office:value="0.00136">
                <text:p>0.00136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62">
                <text:p>0.00062</text:p>
              </table:table-cell>
              <table:table-cell office:value-type="float" office:value="0.00177">
                <text:p>0.00177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58">
                <text:p>0.00058</text:p>
              </table:table-cell>
              <table:table-cell office:value-type="float" office:value="0.0018">
                <text:p>0.0018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58">
                <text:p>0.00058</text:p>
              </table:table-cell>
              <table:table-cell office:value-type="float" office:value="0.00185">
                <text:p>0.00185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5">
                <text:p>0.0005</text:p>
              </table:table-cell>
              <table:table-cell office:value-type="float" office:value="0.00149">
                <text:p>0.00149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61">
                <text:p>0.00061</text:p>
              </table:table-cell>
              <table:table-cell office:value-type="float" office:value="0.00203">
                <text:p>0.00203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59">
                <text:p>0.00059</text:p>
              </table:table-cell>
              <table:table-cell office:value-type="float" office:value="0.00185">
                <text:p>0.00185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53">
                <text:p>0.00053</text:p>
              </table:table-cell>
              <table:table-cell office:value-type="float" office:value="0.00164">
                <text:p>0.00164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52">
                <text:p>0.00052</text:p>
              </table:table-cell>
              <table:table-cell office:value-type="float" office:value="0.00145">
                <text:p>0.00145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66">
                <text:p>0.00066</text:p>
              </table:table-cell>
              <table:table-cell office:value-type="float" office:value="0.00201">
                <text:p>0.00201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53">
                <text:p>0.00053</text:p>
              </table:table-cell>
              <table:table-cell office:value-type="float" office:value="0.00155">
                <text:p>0.00155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53">
                <text:p>0.00053</text:p>
              </table:table-cell>
              <table:table-cell office:value-type="float" office:value="0.00162">
                <text:p>0.00162</text:p>
              </table:table-cell>
              <table:table-cell office:value-type="float" office:value="0.00148">
                <text:p>0.001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55">
                <text:p>0.00055</text:p>
              </table:table-cell>
              <table:table-cell office:value-type="float" office:value="0.00168">
                <text:p>0.00168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59">
                <text:p>0.00059</text:p>
              </table:table-cell>
              <table:table-cell office:value-type="float" office:value="0.00195">
                <text:p>0.00195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66">
                <text:p>0.00066</text:p>
              </table:table-cell>
              <table:table-cell office:value-type="float" office:value="0.00226">
                <text:p>0.00226</text:p>
              </table:table-cell>
              <table:table-cell office:value-type="float" office:value="0.00179">
                <text:p>0.001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67">
                <text:p>0.00067</text:p>
              </table:table-cell>
              <table:table-cell office:value-type="float" office:value="0.00267">
                <text:p>0.00267</text:p>
              </table:table-cell>
              <table:table-cell office:value-type="float" office:value="0.00197">
                <text:p>0.001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58">
                <text:p>0.00058</text:p>
              </table:table-cell>
              <table:table-cell office:value-type="float" office:value="0.0018">
                <text:p>0.0018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48">
                <text:p>0.00048</text:p>
              </table:table-cell>
              <table:table-cell office:value-type="float" office:value="0.00138">
                <text:p>0.00138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58">
                <text:p>0.00058</text:p>
              </table:table-cell>
              <table:table-cell office:value-type="float" office:value="0.00172">
                <text:p>0.00172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51">
                <text:p>0.00051</text:p>
              </table:table-cell>
              <table:table-cell office:value-type="float" office:value="0.00145">
                <text:p>0.00145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63">
                <text:p>0.00063</text:p>
              </table:table-cell>
              <table:table-cell office:value-type="float" office:value="0.00205">
                <text:p>0.00205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63">
                <text:p>0.00063</text:p>
              </table:table-cell>
              <table:table-cell office:value-type="float" office:value="0.0021">
                <text:p>0.0021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67">
                <text:p>0.00067</text:p>
              </table:table-cell>
              <table:table-cell office:value-type="float" office:value="0.00247">
                <text:p>0.00247</text:p>
              </table:table-cell>
              <table:table-cell office:value-type="float" office:value="0.00215">
                <text:p>0.002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55">
                <text:p>0.00055</text:p>
              </table:table-cell>
              <table:table-cell office:value-type="float" office:value="0.00164">
                <text:p>0.00164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64">
                <text:p>0.00064</text:p>
              </table:table-cell>
              <table:table-cell office:value-type="float" office:value="0.00207">
                <text:p>0.00207</text:p>
              </table:table-cell>
              <table:table-cell office:value-type="float" office:value="0.00182">
                <text:p>0.001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51">
                <text:p>0.00051</text:p>
              </table:table-cell>
              <table:table-cell office:value-type="float" office:value="0.00162">
                <text:p>0.00162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63">
                <text:p>0.00063</text:p>
              </table:table-cell>
              <table:table-cell office:value-type="float" office:value="0.00202">
                <text:p>0.00202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56">
                <text:p>0.00056</text:p>
              </table:table-cell>
              <table:table-cell office:value-type="float" office:value="0.00178">
                <text:p>0.00178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47">
                <text:p>0.00047</text:p>
              </table:table-cell>
              <table:table-cell office:value-type="float" office:value="0.00125">
                <text:p>0.00125</text:p>
              </table:table-cell>
              <table:table-cell office:value-type="float" office:value="0.00113">
                <text:p>0.001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59">
                <text:p>0.00059</text:p>
              </table:table-cell>
              <table:table-cell office:value-type="float" office:value="0.00192">
                <text:p>0.00192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59">
                <text:p>0.00059</text:p>
              </table:table-cell>
              <table:table-cell office:value-type="float" office:value="0.00182">
                <text:p>0.00182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6">
                <text:p>0.0006</text:p>
              </table:table-cell>
              <table:table-cell office:value-type="float" office:value="0.00213">
                <text:p>0.00213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65">
                <text:p>0.00065</text:p>
              </table:table-cell>
              <table:table-cell office:value-type="float" office:value="0.00197">
                <text:p>0.00197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57">
                <text:p>0.00057</text:p>
              </table:table-cell>
              <table:table-cell office:value-type="float" office:value="0.00189">
                <text:p>0.00189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43">
                <text:p>0.00043</text:p>
              </table:table-cell>
              <table:table-cell office:value-type="float" office:value="0.00122">
                <text:p>0.00122</text:p>
              </table:table-cell>
              <table:table-cell office:value-type="float" office:value="0.00108">
                <text:p>0.001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56">
                <text:p>0.00056</text:p>
              </table:table-cell>
              <table:table-cell office:value-type="float" office:value="0.00173">
                <text:p>0.00173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47">
                <text:p>0.00047</text:p>
              </table:table-cell>
              <table:table-cell office:value-type="float" office:value="0.00134">
                <text:p>0.00134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55">
                <text:p>0.00055</text:p>
              </table:table-cell>
              <table:table-cell office:value-type="float" office:value="0.0017">
                <text:p>0.0017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58">
                <text:p>0.00058</text:p>
              </table:table-cell>
              <table:table-cell office:value-type="float" office:value="0.00183">
                <text:p>0.00183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6">
                <text:p>0.0006</text:p>
              </table:table-cell>
              <table:table-cell office:value-type="float" office:value="0.00188">
                <text:p>0.00188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51">
                <text:p>0.00051</text:p>
              </table:table-cell>
              <table:table-cell office:value-type="float" office:value="0.00148">
                <text:p>0.00148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62">
                <text:p>0.00062</text:p>
              </table:table-cell>
              <table:table-cell office:value-type="float" office:value="0.00204">
                <text:p>0.00204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52">
                <text:p>0.00052</text:p>
              </table:table-cell>
              <table:table-cell office:value-type="float" office:value="0.00169">
                <text:p>0.00169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51">
                <text:p>0.00051</text:p>
              </table:table-cell>
              <table:table-cell office:value-type="float" office:value="0.00177">
                <text:p>0.00177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52">
                <text:p>0.00052</text:p>
              </table:table-cell>
              <table:table-cell office:value-type="float" office:value="0.00146">
                <text:p>0.00146</text:p>
              </table:table-cell>
              <table:table-cell office:value-type="float" office:value="0.00127">
                <text:p>0.0012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58">
                <text:p>0.00058</text:p>
              </table:table-cell>
              <table:table-cell office:value-type="float" office:value="0.00197">
                <text:p>0.00197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54">
                <text:p>0.00054</text:p>
              </table:table-cell>
              <table:table-cell office:value-type="float" office:value="0.00151">
                <text:p>0.00151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52">
                <text:p>0.00052</text:p>
              </table:table-cell>
              <table:table-cell office:value-type="float" office:value="0.00156">
                <text:p>0.00156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54">
                <text:p>0.00054</text:p>
              </table:table-cell>
              <table:table-cell office:value-type="float" office:value="0.00165">
                <text:p>0.00165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59">
                <text:p>0.00059</text:p>
              </table:table-cell>
              <table:table-cell office:value-type="float" office:value="0.00193">
                <text:p>0.00193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6">
                <text:p>0.0006</text:p>
              </table:table-cell>
              <table:table-cell office:value-type="float" office:value="0.00194">
                <text:p>0.00194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67">
                <text:p>0.00067</text:p>
              </table:table-cell>
              <table:table-cell office:value-type="float" office:value="0.00223">
                <text:p>0.00223</text:p>
              </table:table-cell>
              <table:table-cell office:value-type="float" office:value="0.00194">
                <text:p>0.001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54">
                <text:p>0.00054</text:p>
              </table:table-cell>
              <table:table-cell office:value-type="float" office:value="0.00152">
                <text:p>0.00152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48">
                <text:p>0.00048</text:p>
              </table:table-cell>
              <table:table-cell office:value-type="float" office:value="0.00136">
                <text:p>0.00136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75">
                <text:p>0.00075</text:p>
              </table:table-cell>
              <table:table-cell office:value-type="float" office:value="0.0019">
                <text:p>0.0019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83">
                <text:p>0.00083</text:p>
              </table:table-cell>
              <table:table-cell office:value-type="float" office:value="0.00192">
                <text:p>0.00192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78">
                <text:p>0.00078</text:p>
              </table:table-cell>
              <table:table-cell office:value-type="float" office:value="0.00241">
                <text:p>0.00241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83">
                <text:p>0.00083</text:p>
              </table:table-cell>
              <table:table-cell office:value-type="float" office:value="0.00278">
                <text:p>0.00278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103">
                <text:p>0.00103</text:p>
              </table:table-cell>
              <table:table-cell office:value-type="float" office:value="0.00291">
                <text:p>0.00291</text:p>
              </table:table-cell>
              <table:table-cell office:value-type="float" office:value="0.00202">
                <text:p>0.002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72">
                <text:p>0.00072</text:p>
              </table:table-cell>
              <table:table-cell office:value-type="float" office:value="0.00181">
                <text:p>0.00181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72">
                <text:p>0.00072</text:p>
              </table:table-cell>
              <table:table-cell office:value-type="float" office:value="0.00194">
                <text:p>0.00194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69">
                <text:p>0.00069</text:p>
              </table:table-cell>
              <table:table-cell office:value-type="float" office:value="0.0017">
                <text:p>0.0017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81">
                <text:p>0.00081</text:p>
              </table:table-cell>
              <table:table-cell office:value-type="float" office:value="0.00225">
                <text:p>0.00225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75">
                <text:p>0.00075</text:p>
              </table:table-cell>
              <table:table-cell office:value-type="float" office:value="0.00201">
                <text:p>0.00201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63">
                <text:p>0.00063</text:p>
              </table:table-cell>
              <table:table-cell office:value-type="float" office:value="0.00145">
                <text:p>0.00145</text:p>
              </table:table-cell>
              <table:table-cell office:value-type="float" office:value="0.00124">
                <text:p>0.001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79">
                <text:p>0.00079</text:p>
              </table:table-cell>
              <table:table-cell office:value-type="float" office:value="0.00214">
                <text:p>0.00214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54">
                <text:p>0.00054</text:p>
              </table:table-cell>
              <table:table-cell office:value-type="float" office:value="0.00149">
                <text:p>0.00149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78">
                <text:p>0.00078</text:p>
              </table:table-cell>
              <table:table-cell office:value-type="float" office:value="0.00242">
                <text:p>0.00242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58">
                <text:p>0.00058</text:p>
              </table:table-cell>
              <table:table-cell office:value-type="float" office:value="0.00162">
                <text:p>0.00162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63">
                <text:p>0.00063</text:p>
              </table:table-cell>
              <table:table-cell office:value-type="float" office:value="0.00184">
                <text:p>0.00184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47">
                <text:p>0.00047</text:p>
              </table:table-cell>
              <table:table-cell office:value-type="float" office:value="0.00115">
                <text:p>0.00115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62">
                <text:p>0.00062</text:p>
              </table:table-cell>
              <table:table-cell office:value-type="float" office:value="0.0018">
                <text:p>0.0018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53">
                <text:p>0.00053</text:p>
              </table:table-cell>
              <table:table-cell office:value-type="float" office:value="0.00137">
                <text:p>0.00137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63">
                <text:p>0.00063</text:p>
              </table:table-cell>
              <table:table-cell office:value-type="float" office:value="0.0017">
                <text:p>0.0017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63">
                <text:p>0.00063</text:p>
              </table:table-cell>
              <table:table-cell office:value-type="float" office:value="0.00237">
                <text:p>0.00237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64">
                <text:p>0.00064</text:p>
              </table:table-cell>
              <table:table-cell office:value-type="float" office:value="0.00202">
                <text:p>0.00202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55">
                <text:p>0.00055</text:p>
              </table:table-cell>
              <table:table-cell office:value-type="float" office:value="0.00153">
                <text:p>0.00153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69">
                <text:p>0.00069</text:p>
              </table:table-cell>
              <table:table-cell office:value-type="float" office:value="0.00223">
                <text:p>0.00223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68">
                <text:p>0.00068</text:p>
              </table:table-cell>
              <table:table-cell office:value-type="float" office:value="0.00192">
                <text:p>0.00192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57">
                <text:p>0.00057</text:p>
              </table:table-cell>
              <table:table-cell office:value-type="float" office:value="0.00162">
                <text:p>0.00162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56">
                <text:p>0.00056</text:p>
              </table:table-cell>
              <table:table-cell office:value-type="float" office:value="0.00145">
                <text:p>0.00145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64">
                <text:p>0.00064</text:p>
              </table:table-cell>
              <table:table-cell office:value-type="float" office:value="0.00189">
                <text:p>0.00189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58">
                <text:p>0.00058</text:p>
              </table:table-cell>
              <table:table-cell office:value-type="float" office:value="0.00153">
                <text:p>0.00153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58">
                <text:p>0.00058</text:p>
              </table:table-cell>
              <table:table-cell office:value-type="float" office:value="0.00163">
                <text:p>0.00163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61">
                <text:p>0.00061</text:p>
              </table:table-cell>
              <table:table-cell office:value-type="float" office:value="0.0017">
                <text:p>0.0017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66">
                <text:p>0.00066</text:p>
              </table:table-cell>
              <table:table-cell office:value-type="float" office:value="0.00213">
                <text:p>0.00213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76">
                <text:p>0.00076</text:p>
              </table:table-cell>
              <table:table-cell office:value-type="float" office:value="0.00229">
                <text:p>0.00229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84">
                <text:p>0.00084</text:p>
              </table:table-cell>
              <table:table-cell office:value-type="float" office:value="0.00253">
                <text:p>0.00253</text:p>
              </table:table-cell>
              <table:table-cell office:value-type="float" office:value="0.00194">
                <text:p>0.0019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64">
                <text:p>0.00064</text:p>
              </table:table-cell>
              <table:table-cell office:value-type="float" office:value="0.0018">
                <text:p>0.0018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59">
                <text:p>0.00059</text:p>
              </table:table-cell>
              <table:table-cell office:value-type="float" office:value="0.0017">
                <text:p>0.0017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46">
                <text:p>0.00046</text:p>
              </table:table-cell>
              <table:table-cell office:value-type="float" office:value="0.00148">
                <text:p>0.00148</text:p>
              </table:table-cell>
              <table:table-cell office:value-type="float" office:value="0.00116">
                <text:p>0.001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51">
                <text:p>0.00051</text:p>
              </table:table-cell>
              <table:table-cell office:value-type="float" office:value="0.00156">
                <text:p>0.00156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56">
                <text:p>0.00056</text:p>
              </table:table-cell>
              <table:table-cell office:value-type="float" office:value="0.00173">
                <text:p>0.00173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6">
                <text:p>0.0006</text:p>
              </table:table-cell>
              <table:table-cell office:value-type="float" office:value="0.002">
                <text:p>0.002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64">
                <text:p>0.00064</text:p>
              </table:table-cell>
              <table:table-cell office:value-type="float" office:value="0.00233">
                <text:p>0.00233</text:p>
              </table:table-cell>
              <table:table-cell office:value-type="float" office:value="0.00203">
                <text:p>0.002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53">
                <text:p>0.00053</text:p>
              </table:table-cell>
              <table:table-cell office:value-type="float" office:value="0.00157">
                <text:p>0.00157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52">
                <text:p>0.00052</text:p>
              </table:table-cell>
              <table:table-cell office:value-type="float" office:value="0.00159">
                <text:p>0.00159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61">
                <text:p>0.00061</text:p>
              </table:table-cell>
              <table:table-cell office:value-type="float" office:value="0.00214">
                <text:p>0.00214</text:p>
              </table:table-cell>
              <table:table-cell office:value-type="float" office:value="0.00184">
                <text:p>0.001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61">
                <text:p>0.00061</text:p>
              </table:table-cell>
              <table:table-cell office:value-type="float" office:value="0.0022">
                <text:p>0.0022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58">
                <text:p>0.00058</text:p>
              </table:table-cell>
              <table:table-cell office:value-type="float" office:value="0.00185">
                <text:p>0.00185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51">
                <text:p>0.00051</text:p>
              </table:table-cell>
              <table:table-cell office:value-type="float" office:value="0.0014">
                <text:p>0.0014</text:p>
              </table:table-cell>
              <table:table-cell office:value-type="float" office:value="0.00116">
                <text:p>0.001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65">
                <text:p>0.00065</text:p>
              </table:table-cell>
              <table:table-cell office:value-type="float" office:value="0.00208">
                <text:p>0.00208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52">
                <text:p>0.00052</text:p>
              </table:table-cell>
              <table:table-cell office:value-type="float" office:value="0.00152">
                <text:p>0.00152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57">
                <text:p>0.00057</text:p>
              </table:table-cell>
              <table:table-cell office:value-type="float" office:value="0.00194">
                <text:p>0.00194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51">
                <text:p>0.00051</text:p>
              </table:table-cell>
              <table:table-cell office:value-type="float" office:value="0.00157">
                <text:p>0.00157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56">
                <text:p>0.00056</text:p>
              </table:table-cell>
              <table:table-cell office:value-type="float" office:value="0.00182">
                <text:p>0.00182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42">
                <text:p>0.00042</text:p>
              </table:table-cell>
              <table:table-cell office:value-type="float" office:value="0.00116">
                <text:p>0.00116</text:p>
              </table:table-cell>
              <table:table-cell office:value-type="float" office:value="0.00104">
                <text:p>0.001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53">
                <text:p>0.00053</text:p>
              </table:table-cell>
              <table:table-cell office:value-type="float" office:value="0.00171">
                <text:p>0.00171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47">
                <text:p>0.00047</text:p>
              </table:table-cell>
              <table:table-cell office:value-type="float" office:value="0.00132">
                <text:p>0.00132</text:p>
              </table:table-cell>
              <table:table-cell office:value-type="float" office:value="0.00127">
                <text:p>0.0012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52">
                <text:p>0.00052</text:p>
              </table:table-cell>
              <table:table-cell office:value-type="float" office:value="0.00166">
                <text:p>0.00166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57">
                <text:p>0.00057</text:p>
              </table:table-cell>
              <table:table-cell office:value-type="float" office:value="0.00184">
                <text:p>0.00184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61">
                <text:p>0.00061</text:p>
              </table:table-cell>
              <table:table-cell office:value-type="float" office:value="0.00186">
                <text:p>0.00186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49">
                <text:p>0.00049</text:p>
              </table:table-cell>
              <table:table-cell office:value-type="float" office:value="0.00151">
                <text:p>0.00151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59">
                <text:p>0.00059</text:p>
              </table:table-cell>
              <table:table-cell office:value-type="float" office:value="0.00207">
                <text:p>0.00207</text:p>
              </table:table-cell>
              <table:table-cell office:value-type="float" office:value="0.00179">
                <text:p>0.001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55">
                <text:p>0.00055</text:p>
              </table:table-cell>
              <table:table-cell office:value-type="float" office:value="0.00175">
                <text:p>0.00175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51">
                <text:p>0.00051</text:p>
              </table:table-cell>
              <table:table-cell office:value-type="float" office:value="0.00165">
                <text:p>0.00165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49">
                <text:p>0.00049</text:p>
              </table:table-cell>
              <table:table-cell office:value-type="float" office:value="0.00139">
                <text:p>0.00139</text:p>
              </table:table-cell>
              <table:table-cell office:value-type="float" office:value="0.00127">
                <text:p>0.001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57">
                <text:p>0.00057</text:p>
              </table:table-cell>
              <table:table-cell office:value-type="float" office:value="0.00193">
                <text:p>0.00193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51">
                <text:p>0.00051</text:p>
              </table:table-cell>
              <table:table-cell office:value-type="float" office:value="0.00153">
                <text:p>0.00153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5">
                <text:p>0.0005</text:p>
              </table:table-cell>
              <table:table-cell office:value-type="float" office:value="0.00156">
                <text:p>0.00156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54">
                <text:p>0.00054</text:p>
              </table:table-cell>
              <table:table-cell office:value-type="float" office:value="0.00169">
                <text:p>0.00169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61">
                <text:p>0.00061</text:p>
              </table:table-cell>
              <table:table-cell office:value-type="float" office:value="0.00192">
                <text:p>0.00192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57">
                <text:p>0.00057</text:p>
              </table:table-cell>
              <table:table-cell office:value-type="float" office:value="0.0021">
                <text:p>0.0021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74">
                <text:p>0.00074</text:p>
              </table:table-cell>
              <table:table-cell office:value-type="float" office:value="0.00249">
                <text:p>0.00249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5">
                <text:p>0.0005</text:p>
              </table:table-cell>
              <table:table-cell office:value-type="float" office:value="0.00148">
                <text:p>0.00148</text:p>
              </table:table-cell>
              <table:table-cell office:value-type="float" office:value="0.00148">
                <text:p>0.0014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48">
                <text:p>0.00048</text:p>
              </table:table-cell>
              <table:table-cell office:value-type="float" office:value="0.00135">
                <text:p>0.00135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71">
                <text:p>0.00071</text:p>
              </table:table-cell>
              <table:table-cell office:value-type="float" office:value="0.00184">
                <text:p>0.00184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66">
                <text:p>0.00066</text:p>
              </table:table-cell>
              <table:table-cell office:value-type="float" office:value="0.00161">
                <text:p>0.00161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79">
                <text:p>0.00079</text:p>
              </table:table-cell>
              <table:table-cell office:value-type="float" office:value="0.00209">
                <text:p>0.00209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8">
                <text:p>0.0008</text:p>
              </table:table-cell>
              <table:table-cell office:value-type="float" office:value="0.00223">
                <text:p>0.00223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87">
                <text:p>0.00087</text:p>
              </table:table-cell>
              <table:table-cell office:value-type="float" office:value="0.00264">
                <text:p>0.00264</text:p>
              </table:table-cell>
              <table:table-cell office:value-type="float" office:value="0.00203">
                <text:p>0.002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69">
                <text:p>0.00069</text:p>
              </table:table-cell>
              <table:table-cell office:value-type="float" office:value="0.00175">
                <text:p>0.00175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67">
                <text:p>0.00067</text:p>
              </table:table-cell>
              <table:table-cell office:value-type="float" office:value="0.00173">
                <text:p>0.00173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87">
                <text:p>0.00087</text:p>
              </table:table-cell>
              <table:table-cell office:value-type="float" office:value="0.00281">
                <text:p>0.00281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67">
                <text:p>0.00067</text:p>
              </table:table-cell>
              <table:table-cell office:value-type="float" office:value="0.00169">
                <text:p>0.00169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53">
                <text:p>0.00053</text:p>
              </table:table-cell>
              <table:table-cell office:value-type="float" office:value="0.00158">
                <text:p>0.00158</text:p>
              </table:table-cell>
              <table:table-cell office:value-type="float" office:value="0.00126">
                <text:p>0.0012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5">
                <text:p>0.0005</text:p>
              </table:table-cell>
              <table:table-cell office:value-type="float" office:value="0.00141">
                <text:p>0.00141</text:p>
              </table:table-cell>
              <table:table-cell office:value-type="float" office:value="0.00116">
                <text:p>0.001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67">
                <text:p>0.00067</text:p>
              </table:table-cell>
              <table:table-cell office:value-type="float" office:value="0.00192">
                <text:p>0.00192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56">
                <text:p>0.00056</text:p>
              </table:table-cell>
              <table:table-cell office:value-type="float" office:value="0.00154">
                <text:p>0.00154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68">
                <text:p>0.00068</text:p>
              </table:table-cell>
              <table:table-cell office:value-type="float" office:value="0.00195">
                <text:p>0.00195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56">
                <text:p>0.00056</text:p>
              </table:table-cell>
              <table:table-cell office:value-type="float" office:value="0.00156">
                <text:p>0.00156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6">
                <text:p>0.0006</text:p>
              </table:table-cell>
              <table:table-cell office:value-type="float" office:value="0.00178">
                <text:p>0.00178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51">
                <text:p>0.00051</text:p>
              </table:table-cell>
              <table:table-cell office:value-type="float" office:value="0.00118">
                <text:p>0.00118</text:p>
              </table:table-cell>
              <table:table-cell office:value-type="float" office:value="0.00107">
                <text:p>0.0010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62">
                <text:p>0.00062</text:p>
              </table:table-cell>
              <table:table-cell office:value-type="float" office:value="0.00181">
                <text:p>0.00181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67">
                <text:p>0.00067</text:p>
              </table:table-cell>
              <table:table-cell office:value-type="float" office:value="0.0016">
                <text:p>0.0016</text:p>
              </table:table-cell>
              <table:table-cell office:value-type="float" office:value="0.00122">
                <text:p>0.001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61">
                <text:p>0.00061</text:p>
              </table:table-cell>
              <table:table-cell office:value-type="float" office:value="0.0017">
                <text:p>0.0017</text:p>
              </table:table-cell>
              <table:table-cell office:value-type="float" office:value="0.00159">
                <text:p>0.0015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66">
                <text:p>0.00066</text:p>
              </table:table-cell>
              <table:table-cell office:value-type="float" office:value="0.00189">
                <text:p>0.00189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64">
                <text:p>0.00064</text:p>
              </table:table-cell>
              <table:table-cell office:value-type="float" office:value="0.00195">
                <text:p>0.00195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6">
                <text:p>0.0006</text:p>
              </table:table-cell>
              <table:table-cell office:value-type="float" office:value="0.00161">
                <text:p>0.00161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67">
                <text:p>0.00067</text:p>
              </table:table-cell>
              <table:table-cell office:value-type="float" office:value="0.00223">
                <text:p>0.00223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62">
                <text:p>0.00062</text:p>
              </table:table-cell>
              <table:table-cell office:value-type="float" office:value="0.00184">
                <text:p>0.00184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59">
                <text:p>0.00059</text:p>
              </table:table-cell>
              <table:table-cell office:value-type="float" office:value="0.00165">
                <text:p>0.00165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54">
                <text:p>0.00054</text:p>
              </table:table-cell>
              <table:table-cell office:value-type="float" office:value="0.0014">
                <text:p>0.0014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62">
                <text:p>0.00062</text:p>
              </table:table-cell>
              <table:table-cell office:value-type="float" office:value="0.00183">
                <text:p>0.00183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57">
                <text:p>0.00057</text:p>
              </table:table-cell>
              <table:table-cell office:value-type="float" office:value="0.00154">
                <text:p>0.00154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56">
                <text:p>0.00056</text:p>
              </table:table-cell>
              <table:table-cell office:value-type="float" office:value="0.00156">
                <text:p>0.00156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61">
                <text:p>0.00061</text:p>
              </table:table-cell>
              <table:table-cell office:value-type="float" office:value="0.00171">
                <text:p>0.00171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62">
                <text:p>0.00062</text:p>
              </table:table-cell>
              <table:table-cell office:value-type="float" office:value="0.00185">
                <text:p>0.00185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66">
                <text:p>0.00066</text:p>
              </table:table-cell>
              <table:table-cell office:value-type="float" office:value="0.00212">
                <text:p>0.00212</text:p>
              </table:table-cell>
              <table:table-cell office:value-type="float" office:value="0.00185">
                <text:p>0.001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72">
                <text:p>0.00072</text:p>
              </table:table-cell>
              <table:table-cell office:value-type="float" office:value="0.00227">
                <text:p>0.00227</text:p>
              </table:table-cell>
              <table:table-cell office:value-type="float" office:value="0.00208">
                <text:p>0.0020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6">
                <text:p>0.0006</text:p>
              </table:table-cell>
              <table:table-cell office:value-type="float" office:value="0.00163">
                <text:p>0.00163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53">
                <text:p>0.00053</text:p>
              </table:table-cell>
              <table:table-cell office:value-type="float" office:value="0.00153">
                <text:p>0.00153</text:p>
              </table:table-cell>
              <table:table-cell office:value-type="float" office:value="0.00131">
                <text:p>0.0013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68">
                <text:p>0.00068</text:p>
              </table:table-cell>
              <table:table-cell office:value-type="float" office:value="0.00182">
                <text:p>0.00182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62">
                <text:p>0.00062</text:p>
              </table:table-cell>
              <table:table-cell office:value-type="float" office:value="0.00157">
                <text:p>0.00157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72">
                <text:p>0.00072</text:p>
              </table:table-cell>
              <table:table-cell office:value-type="float" office:value="0.00199">
                <text:p>0.00199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75">
                <text:p>0.00075</text:p>
              </table:table-cell>
              <table:table-cell office:value-type="float" office:value="0.00219">
                <text:p>0.00219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82">
                <text:p>0.00082</text:p>
              </table:table-cell>
              <table:table-cell office:value-type="float" office:value="0.00259">
                <text:p>0.00259</text:p>
              </table:table-cell>
              <table:table-cell office:value-type="float" office:value="0.00201">
                <text:p>0.002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66">
                <text:p>0.00066</text:p>
              </table:table-cell>
              <table:table-cell office:value-type="float" office:value="0.00189">
                <text:p>0.00189</text:p>
              </table:table-cell>
              <table:table-cell office:value-type="float" office:value="0.00148">
                <text:p>0.001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067">
                <text:p>0.00067</text:p>
              </table:table-cell>
              <table:table-cell office:value-type="float" office:value="0.00173">
                <text:p>0.00173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79">
                <text:p>0.00079</text:p>
              </table:table-cell>
              <table:table-cell office:value-type="float" office:value="0.00229">
                <text:p>0.00229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62">
                <text:p>0.00062</text:p>
              </table:table-cell>
              <table:table-cell office:value-type="float" office:value="0.00197">
                <text:p>0.00197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74">
                <text:p>0.00074</text:p>
              </table:table-cell>
              <table:table-cell office:value-type="float" office:value="0.0021">
                <text:p>0.0021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58">
                <text:p>0.00058</text:p>
              </table:table-cell>
              <table:table-cell office:value-type="float" office:value="0.00136">
                <text:p>0.00136</text:p>
              </table:table-cell>
              <table:table-cell office:value-type="float" office:value="0.00116">
                <text:p>0.001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72">
                <text:p>0.00072</text:p>
              </table:table-cell>
              <table:table-cell office:value-type="float" office:value="0.00207">
                <text:p>0.00207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62">
                <text:p>0.00062</text:p>
              </table:table-cell>
              <table:table-cell office:value-type="float" office:value="0.00163">
                <text:p>0.00163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74">
                <text:p>0.00074</text:p>
              </table:table-cell>
              <table:table-cell office:value-type="float" office:value="0.00209">
                <text:p>0.00209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98">
                <text:p>0.00098</text:p>
              </table:table-cell>
              <table:table-cell office:value-type="float" office:value="0.0031">
                <text:p>0.0031</text:p>
              </table:table-cell>
              <table:table-cell office:value-type="float" office:value="0.00213">
                <text:p>0.002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84">
                <text:p>0.00084</text:p>
              </table:table-cell>
              <table:table-cell office:value-type="float" office:value="0.00275">
                <text:p>0.00275</text:p>
              </table:table-cell>
              <table:table-cell office:value-type="float" office:value="0.00216">
                <text:p>0.0021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63">
                <text:p>0.00063</text:p>
              </table:table-cell>
              <table:table-cell office:value-type="float" office:value="0.00169">
                <text:p>0.00169</text:p>
              </table:table-cell>
              <table:table-cell office:value-type="float" office:value="0.00121">
                <text:p>0.0012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71">
                <text:p>0.00071</text:p>
              </table:table-cell>
              <table:table-cell office:value-type="float" office:value="0.00215">
                <text:p>0.00215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55">
                <text:p>0.00055</text:p>
              </table:table-cell>
              <table:table-cell office:value-type="float" office:value="0.00156">
                <text:p>0.00156</text:p>
              </table:table-cell>
              <table:table-cell office:value-type="float" office:value="0.00132">
                <text:p>0.001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61">
                <text:p>0.00061</text:p>
              </table:table-cell>
              <table:table-cell office:value-type="float" office:value="0.00187">
                <text:p>0.00187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61">
                <text:p>0.00061</text:p>
              </table:table-cell>
              <table:table-cell office:value-type="float" office:value="0.0019">
                <text:p>0.0019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6">
                <text:p>0.0006</text:p>
              </table:table-cell>
              <table:table-cell office:value-type="float" office:value="0.00184">
                <text:p>0.00184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52">
                <text:p>0.00052</text:p>
              </table:table-cell>
              <table:table-cell office:value-type="float" office:value="0.00146">
                <text:p>0.00146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64">
                <text:p>0.00064</text:p>
              </table:table-cell>
              <table:table-cell office:value-type="float" office:value="0.00206">
                <text:p>0.00206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59">
                <text:p>0.00059</text:p>
              </table:table-cell>
              <table:table-cell office:value-type="float" office:value="0.0018">
                <text:p>0.0018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54">
                <text:p>0.00054</text:p>
              </table:table-cell>
              <table:table-cell office:value-type="float" office:value="0.0016">
                <text:p>0.0016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51">
                <text:p>0.00051</text:p>
              </table:table-cell>
              <table:table-cell office:value-type="float" office:value="0.00141">
                <text:p>0.00141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065">
                <text:p>0.00065</text:p>
              </table:table-cell>
              <table:table-cell office:value-type="float" office:value="0.00186">
                <text:p>0.00186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54">
                <text:p>0.00054</text:p>
              </table:table-cell>
              <table:table-cell office:value-type="float" office:value="0.0016">
                <text:p>0.0016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6">
                <text:p>0.0006</text:p>
              </table:table-cell>
              <table:table-cell office:value-type="float" office:value="0.00167">
                <text:p>0.00167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57">
                <text:p>0.00057</text:p>
              </table:table-cell>
              <table:table-cell office:value-type="float" office:value="0.00167">
                <text:p>0.00167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63">
                <text:p>0.00063</text:p>
              </table:table-cell>
              <table:table-cell office:value-type="float" office:value="0.00202">
                <text:p>0.00202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72">
                <text:p>0.00072</text:p>
              </table:table-cell>
              <table:table-cell office:value-type="float" office:value="0.00233">
                <text:p>0.00233</text:p>
              </table:table-cell>
              <table:table-cell office:value-type="float" office:value="0.00179">
                <text:p>0.0017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66">
                <text:p>0.00066</text:p>
              </table:table-cell>
              <table:table-cell office:value-type="float" office:value="0.00224">
                <text:p>0.00224</text:p>
              </table:table-cell>
              <table:table-cell office:value-type="float" office:value="0.00194">
                <text:p>0.0019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73">
                <text:p>0.00073</text:p>
              </table:table-cell>
              <table:table-cell office:value-type="float" office:value="0.0027">
                <text:p>0.0027</text:p>
              </table:table-cell>
              <table:table-cell office:value-type="float" office:value="0.00185">
                <text:p>0.001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78">
                <text:p>0.00078</text:p>
              </table:table-cell>
              <table:table-cell office:value-type="float" office:value="0.0022">
                <text:p>0.0022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75">
                <text:p>0.00075</text:p>
              </table:table-cell>
              <table:table-cell office:value-type="float" office:value="0.00231">
                <text:p>0.00231</text:p>
              </table:table-cell>
              <table:table-cell office:value-type="float" office:value="0.00185">
                <text:p>0.0018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71">
                <text:p>0.00071</text:p>
              </table:table-cell>
              <table:table-cell office:value-type="float" office:value="0.00192">
                <text:p>0.00192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75">
                <text:p>0.00075</text:p>
              </table:table-cell>
              <table:table-cell office:value-type="float" office:value="0.00225">
                <text:p>0.00225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73">
                <text:p>0.00073</text:p>
              </table:table-cell>
              <table:table-cell office:value-type="float" office:value="0.00229">
                <text:p>0.00229</text:p>
              </table:table-cell>
              <table:table-cell office:value-type="float" office:value="0.00189">
                <text:p>0.0018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72">
                <text:p>0.00072</text:p>
              </table:table-cell>
              <table:table-cell office:value-type="float" office:value="0.00265">
                <text:p>0.00265</text:p>
              </table:table-cell>
              <table:table-cell office:value-type="float" office:value="0.00218">
                <text:p>0.002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06">
                <text:p>0.0006</text:p>
              </table:table-cell>
              <table:table-cell office:value-type="float" office:value="0.00168">
                <text:p>0.00168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57">
                <text:p>0.00057</text:p>
              </table:table-cell>
              <table:table-cell office:value-type="float" office:value="0.00158">
                <text:p>0.00158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066">
                <text:p>0.00066</text:p>
              </table:table-cell>
              <table:table-cell office:value-type="float" office:value="0.00214">
                <text:p>0.00214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055">
                <text:p>0.00055</text:p>
              </table:table-cell>
              <table:table-cell office:value-type="float" office:value="0.00155">
                <text:p>0.00155</text:p>
              </table:table-cell>
              <table:table-cell office:value-type="float" office:value="0.00132">
                <text:p>0.0013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64">
                <text:p>0.00064</text:p>
              </table:table-cell>
              <table:table-cell office:value-type="float" office:value="0.00198">
                <text:p>0.00198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6">
                <text:p>0.0006</text:p>
              </table:table-cell>
              <table:table-cell office:value-type="float" office:value="0.00177">
                <text:p>0.0017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63">
                <text:p>0.00063</text:p>
              </table:table-cell>
              <table:table-cell office:value-type="float" office:value="0.00207">
                <text:p>0.00207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56">
                <text:p>0.00056</text:p>
              </table:table-cell>
              <table:table-cell office:value-type="float" office:value="0.00155">
                <text:p>0.00155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75">
                <text:p>0.00075</text:p>
              </table:table-cell>
              <table:table-cell office:value-type="float" office:value="0.00243">
                <text:p>0.00243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56">
                <text:p>0.00056</text:p>
              </table:table-cell>
              <table:table-cell office:value-type="float" office:value="0.00158">
                <text:p>0.00158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075">
                <text:p>0.00075</text:p>
              </table:table-cell>
              <table:table-cell office:value-type="float" office:value="0.00218">
                <text:p>0.00218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77">
                <text:p>0.00077</text:p>
              </table:table-cell>
              <table:table-cell office:value-type="float" office:value="0.00198">
                <text:p>0.00198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72">
                <text:p>0.00072</text:p>
              </table:table-cell>
              <table:table-cell office:value-type="float" office:value="0.00257">
                <text:p>0.00257</text:p>
              </table:table-cell>
              <table:table-cell office:value-type="float" office:value="0.00201">
                <text:p>0.002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57">
                <text:p>0.00057</text:p>
              </table:table-cell>
              <table:table-cell office:value-type="float" office:value="0.00184">
                <text:p>0.00184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63">
                <text:p>0.00063</text:p>
              </table:table-cell>
              <table:table-cell office:value-type="float" office:value="0.00207">
                <text:p>0.00207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062">
                <text:p>0.00062</text:p>
              </table:table-cell>
              <table:table-cell office:value-type="float" office:value="0.00219">
                <text:p>0.00219</text:p>
              </table:table-cell>
              <table:table-cell office:value-type="float" office:value="0.00182">
                <text:p>0.0018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59">
                <text:p>0.00059</text:p>
              </table:table-cell>
              <table:table-cell office:value-type="float" office:value="0.00206">
                <text:p>0.00206</text:p>
              </table:table-cell>
              <table:table-cell office:value-type="float" office:value="0.00184">
                <text:p>0.0018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52">
                <text:p>0.00052</text:p>
              </table:table-cell>
              <table:table-cell office:value-type="float" office:value="0.00165">
                <text:p>0.00165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58">
                <text:p>0.00058</text:p>
              </table:table-cell>
              <table:table-cell office:value-type="float" office:value="0.00213">
                <text:p>0.00213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59">
                <text:p>0.00059</text:p>
              </table:table-cell>
              <table:table-cell office:value-type="float" office:value="0.00213">
                <text:p>0.00213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48">
                <text:p>0.00048</text:p>
              </table:table-cell>
              <table:table-cell office:value-type="float" office:value="0.00153">
                <text:p>0.00153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45">
                <text:p>0.00045</text:p>
              </table:table-cell>
              <table:table-cell office:value-type="float" office:value="0.00152">
                <text:p>0.00152</text:p>
              </table:table-cell>
              <table:table-cell office:value-type="float" office:value="0.00132">
                <text:p>0.0013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52">
                <text:p>0.00052</text:p>
              </table:table-cell>
              <table:table-cell office:value-type="float" office:value="0.00179">
                <text:p>0.00179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47">
                <text:p>0.00047</text:p>
              </table:table-cell>
              <table:table-cell office:value-type="float" office:value="0.00146">
                <text:p>0.00146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47">
                <text:p>0.00047</text:p>
              </table:table-cell>
              <table:table-cell office:value-type="float" office:value="0.00151">
                <text:p>0.00151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5">
                <text:p>0.0005</text:p>
              </table:table-cell>
              <table:table-cell office:value-type="float" office:value="0.00163">
                <text:p>0.00163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53">
                <text:p>0.00053</text:p>
              </table:table-cell>
              <table:table-cell office:value-type="float" office:value="0.00194">
                <text:p>0.00194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53">
                <text:p>0.00053</text:p>
              </table:table-cell>
              <table:table-cell office:value-type="float" office:value="0.0019">
                <text:p>0.0019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58">
                <text:p>0.00058</text:p>
              </table:table-cell>
              <table:table-cell office:value-type="float" office:value="0.00216">
                <text:p>0.00216</text:p>
              </table:table-cell>
              <table:table-cell office:value-type="float" office:value="0.00198">
                <text:p>0.0019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43">
                <text:p>0.00043</text:p>
              </table:table-cell>
              <table:table-cell office:value-type="float" office:value="0.00146">
                <text:p>0.00146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47">
                <text:p>0.00047</text:p>
              </table:table-cell>
              <table:table-cell office:value-type="float" office:value="0.00139">
                <text:p>0.00139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85">
                <text:p>0.00085</text:p>
              </table:table-cell>
              <table:table-cell office:value-type="float" office:value="0.00209">
                <text:p>0.00209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65">
                <text:p>0.00065</text:p>
              </table:table-cell>
              <table:table-cell office:value-type="float" office:value="0.00162">
                <text:p>0.00162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75">
                <text:p>0.00075</text:p>
              </table:table-cell>
              <table:table-cell office:value-type="float" office:value="0.00204">
                <text:p>0.00204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84">
                <text:p>0.00084</text:p>
              </table:table-cell>
              <table:table-cell office:value-type="float" office:value="0.00231">
                <text:p>0.00231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84">
                <text:p>0.00084</text:p>
              </table:table-cell>
              <table:table-cell office:value-type="float" office:value="0.0026">
                <text:p>0.002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67">
                <text:p>0.00067</text:p>
              </table:table-cell>
              <table:table-cell office:value-type="float" office:value="0.00174">
                <text:p>0.00174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66">
                <text:p>0.00066</text:p>
              </table:table-cell>
              <table:table-cell office:value-type="float" office:value="0.00168">
                <text:p>0.00168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79">
                <text:p>0.00079</text:p>
              </table:table-cell>
              <table:table-cell office:value-type="float" office:value="0.00232">
                <text:p>0.00232</text:p>
              </table:table-cell>
              <table:table-cell office:value-type="float" office:value="0.00187">
                <text:p>0.0018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69">
                <text:p>0.00069</text:p>
              </table:table-cell>
              <table:table-cell office:value-type="float" office:value="0.00175">
                <text:p>0.00175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8">
                <text:p>0.0008</text:p>
              </table:table-cell>
              <table:table-cell office:value-type="float" office:value="0.00272">
                <text:p>0.00272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7">
                <text:p>0.0007</text:p>
              </table:table-cell>
              <table:table-cell office:value-type="float" office:value="0.00218">
                <text:p>0.00218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62">
                <text:p>0.00062</text:p>
              </table:table-cell>
              <table:table-cell office:value-type="float" office:value="0.00138">
                <text:p>0.00138</text:p>
              </table:table-cell>
              <table:table-cell office:value-type="float" office:value="0.00115">
                <text:p>0.001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82">
                <text:p>0.00082</text:p>
              </table:table-cell>
              <table:table-cell office:value-type="float" office:value="0.00216">
                <text:p>0.00216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76">
                <text:p>0.00076</text:p>
              </table:table-cell>
              <table:table-cell office:value-type="float" office:value="0.00235">
                <text:p>0.00235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52">
                <text:p>0.00052</text:p>
              </table:table-cell>
              <table:table-cell office:value-type="float" office:value="0.00148">
                <text:p>0.00148</text:p>
              </table:table-cell>
              <table:table-cell office:value-type="float" office:value="0.00113">
                <text:p>0.001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64">
                <text:p>0.00064</text:p>
              </table:table-cell>
              <table:table-cell office:value-type="float" office:value="0.0019">
                <text:p>0.0019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45">
                <text:p>0.00045</text:p>
              </table:table-cell>
              <table:table-cell office:value-type="float" office:value="0.00118">
                <text:p>0.00118</text:p>
              </table:table-cell>
              <table:table-cell office:value-type="float" office:value="0.00111">
                <text:p>0.0011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6">
                <text:p>0.0006</text:p>
              </table:table-cell>
              <table:table-cell office:value-type="float" office:value="0.00174">
                <text:p>0.00174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52">
                <text:p>0.00052</text:p>
              </table:table-cell>
              <table:table-cell office:value-type="float" office:value="0.00134">
                <text:p>0.00134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76">
                <text:p>0.00076</text:p>
              </table:table-cell>
              <table:table-cell office:value-type="float" office:value="0.00238">
                <text:p>0.00238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64">
                <text:p>0.00064</text:p>
              </table:table-cell>
              <table:table-cell office:value-type="float" office:value="0.00189">
                <text:p>0.00189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66">
                <text:p>0.00066</text:p>
              </table:table-cell>
              <table:table-cell office:value-type="float" office:value="0.00201">
                <text:p>0.00201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54">
                <text:p>0.00054</text:p>
              </table:table-cell>
              <table:table-cell office:value-type="float" office:value="0.00147">
                <text:p>0.00147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71">
                <text:p>0.00071</text:p>
              </table:table-cell>
              <table:table-cell office:value-type="float" office:value="0.00215">
                <text:p>0.00215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75">
                <text:p>0.00075</text:p>
              </table:table-cell>
              <table:table-cell office:value-type="float" office:value="0.00216">
                <text:p>0.00216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58">
                <text:p>0.00058</text:p>
              </table:table-cell>
              <table:table-cell office:value-type="float" office:value="0.00166">
                <text:p>0.00166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52">
                <text:p>0.00052</text:p>
              </table:table-cell>
              <table:table-cell office:value-type="float" office:value="0.00141">
                <text:p>0.00141</text:p>
              </table:table-cell>
              <table:table-cell office:value-type="float" office:value="0.00126">
                <text:p>0.0012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63">
                <text:p>0.00063</text:p>
              </table:table-cell>
              <table:table-cell office:value-type="float" office:value="0.00187">
                <text:p>0.00187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53">
                <text:p>0.00053</text:p>
              </table:table-cell>
              <table:table-cell office:value-type="float" office:value="0.00162">
                <text:p>0.00162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56">
                <text:p>0.00056</text:p>
              </table:table-cell>
              <table:table-cell office:value-type="float" office:value="0.00155">
                <text:p>0.00155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61">
                <text:p>0.00061</text:p>
              </table:table-cell>
              <table:table-cell office:value-type="float" office:value="0.00177">
                <text:p>0.00177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71">
                <text:p>0.00071</text:p>
              </table:table-cell>
              <table:table-cell office:value-type="float" office:value="0.0021">
                <text:p>0.0021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8">
                <text:p>0.0008</text:p>
              </table:table-cell>
              <table:table-cell office:value-type="float" office:value="0.00221">
                <text:p>0.00221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73">
                <text:p>0.00073</text:p>
              </table:table-cell>
              <table:table-cell office:value-type="float" office:value="0.00262">
                <text:p>0.00262</text:p>
              </table:table-cell>
              <table:table-cell office:value-type="float" office:value="0.00194">
                <text:p>0.0019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55">
                <text:p>0.00055</text:p>
              </table:table-cell>
              <table:table-cell office:value-type="float" office:value="0.00152">
                <text:p>0.00152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52">
                <text:p>0.00052</text:p>
              </table:table-cell>
              <table:table-cell office:value-type="float" office:value="0.0014">
                <text:p>0.0014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65">
                <text:p>0.00065</text:p>
              </table:table-cell>
              <table:table-cell office:value-type="float" office:value="0.00189">
                <text:p>0.00189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6">
                <text:p>0.0006</text:p>
              </table:table-cell>
              <table:table-cell office:value-type="float" office:value="0.00155">
                <text:p>0.00155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68">
                <text:p>0.00068</text:p>
              </table:table-cell>
              <table:table-cell office:value-type="float" office:value="0.00188">
                <text:p>0.00188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71">
                <text:p>0.00071</text:p>
              </table:table-cell>
              <table:table-cell office:value-type="float" office:value="0.00216">
                <text:p>0.00216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76">
                <text:p>0.00076</text:p>
              </table:table-cell>
              <table:table-cell office:value-type="float" office:value="0.00251">
                <text:p>0.00251</text:p>
              </table:table-cell>
              <table:table-cell office:value-type="float" office:value="0.00206">
                <text:p>0.0020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62">
                <text:p>0.00062</text:p>
              </table:table-cell>
              <table:table-cell office:value-type="float" office:value="0.00165">
                <text:p>0.00165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62">
                <text:p>0.00062</text:p>
              </table:table-cell>
              <table:table-cell office:value-type="float" office:value="0.0019">
                <text:p>0.0019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74">
                <text:p>0.00074</text:p>
              </table:table-cell>
              <table:table-cell office:value-type="float" office:value="0.00226">
                <text:p>0.00226</text:p>
              </table:table-cell>
              <table:table-cell office:value-type="float" office:value="0.00198">
                <text:p>0.0019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64">
                <text:p>0.00064</text:p>
              </table:table-cell>
              <table:table-cell office:value-type="float" office:value="0.00169">
                <text:p>0.00169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56">
                <text:p>0.00056</text:p>
              </table:table-cell>
              <table:table-cell office:value-type="float" office:value="0.00184">
                <text:p>0.00184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053">
                <text:p>0.00053</text:p>
              </table:table-cell>
              <table:table-cell office:value-type="float" office:value="0.00191">
                <text:p>0.00191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47">
                <text:p>0.00047</text:p>
              </table:table-cell>
              <table:table-cell office:value-type="float" office:value="0.00128">
                <text:p>0.00128</text:p>
              </table:table-cell>
              <table:table-cell office:value-type="float" office:value="0.00116">
                <text:p>0.001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56">
                <text:p>0.00056</text:p>
              </table:table-cell>
              <table:table-cell office:value-type="float" office:value="0.0018">
                <text:p>0.0018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059">
                <text:p>0.00059</text:p>
              </table:table-cell>
              <table:table-cell office:value-type="float" office:value="0.00193">
                <text:p>0.00193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51">
                <text:p>0.00051</text:p>
              </table:table-cell>
              <table:table-cell office:value-type="float" office:value="0.0015">
                <text:p>0.0015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58">
                <text:p>0.00058</text:p>
              </table:table-cell>
              <table:table-cell office:value-type="float" office:value="0.0018">
                <text:p>0.0018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45">
                <text:p>0.00045</text:p>
              </table:table-cell>
              <table:table-cell office:value-type="float" office:value="0.00113">
                <text:p>0.00113</text:p>
              </table:table-cell>
              <table:table-cell office:value-type="float" office:value="0.00104">
                <text:p>0.0010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53">
                <text:p>0.00053</text:p>
              </table:table-cell>
              <table:table-cell office:value-type="float" office:value="0.00167">
                <text:p>0.00167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57">
                <text:p>0.00057</text:p>
              </table:table-cell>
              <table:table-cell office:value-type="float" office:value="0.00181">
                <text:p>0.00181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56">
                <text:p>0.00056</text:p>
              </table:table-cell>
              <table:table-cell office:value-type="float" office:value="0.00167">
                <text:p>0.00167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69">
                <text:p>0.00069</text:p>
              </table:table-cell>
              <table:table-cell office:value-type="float" office:value="0.00209">
                <text:p>0.00209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55">
                <text:p>0.00055</text:p>
              </table:table-cell>
              <table:table-cell office:value-type="float" office:value="0.00181">
                <text:p>0.00181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048">
                <text:p>0.00048</text:p>
              </table:table-cell>
              <table:table-cell office:value-type="float" office:value="0.00149">
                <text:p>0.00149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61">
                <text:p>0.00061</text:p>
              </table:table-cell>
              <table:table-cell office:value-type="float" office:value="0.00202">
                <text:p>0.00202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52">
                <text:p>0.00052</text:p>
              </table:table-cell>
              <table:table-cell office:value-type="float" office:value="0.00171">
                <text:p>0.00171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51">
                <text:p>0.00051</text:p>
              </table:table-cell>
              <table:table-cell office:value-type="float" office:value="0.00158">
                <text:p>0.00158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49">
                <text:p>0.00049</text:p>
              </table:table-cell>
              <table:table-cell office:value-type="float" office:value="0.00143">
                <text:p>0.00143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56">
                <text:p>0.00056</text:p>
              </table:table-cell>
              <table:table-cell office:value-type="float" office:value="0.0018">
                <text:p>0.0018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52">
                <text:p>0.00052</text:p>
              </table:table-cell>
              <table:table-cell office:value-type="float" office:value="0.00153">
                <text:p>0.00153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53">
                <text:p>0.00053</text:p>
              </table:table-cell>
              <table:table-cell office:value-type="float" office:value="0.00153">
                <text:p>0.00153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54">
                <text:p>0.00054</text:p>
              </table:table-cell>
              <table:table-cell office:value-type="float" office:value="0.00177">
                <text:p>0.00177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61">
                <text:p>0.00061</text:p>
              </table:table-cell>
              <table:table-cell office:value-type="float" office:value="0.00202">
                <text:p>0.00202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63">
                <text:p>0.00063</text:p>
              </table:table-cell>
              <table:table-cell office:value-type="float" office:value="0.00208">
                <text:p>0.00208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073">
                <text:p>0.00073</text:p>
              </table:table-cell>
              <table:table-cell office:value-type="float" office:value="0.00265">
                <text:p>0.00265</text:p>
              </table:table-cell>
              <table:table-cell office:value-type="float" office:value="0.00197">
                <text:p>0.0019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051">
                <text:p>0.00051</text:p>
              </table:table-cell>
              <table:table-cell office:value-type="float" office:value="0.00154">
                <text:p>0.00154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047">
                <text:p>0.00047</text:p>
              </table:table-cell>
              <table:table-cell office:value-type="float" office:value="0.00135">
                <text:p>0.00135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073">
                <text:p>0.00073</text:p>
              </table:table-cell>
              <table:table-cell office:value-type="float" office:value="0.00185">
                <text:p>0.00185</text:p>
              </table:table-cell>
              <table:table-cell office:value-type="float" office:value="0.00148">
                <text:p>0.0014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048">
                <text:p>0.00048</text:p>
              </table:table-cell>
              <table:table-cell office:value-type="float" office:value="0.00136">
                <text:p>0.00136</text:p>
              </table:table-cell>
              <table:table-cell office:value-type="float" office:value="0.00104">
                <text:p>0.0010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06">
                <text:p>0.0006</text:p>
              </table:table-cell>
              <table:table-cell office:value-type="float" office:value="0.00177">
                <text:p>0.00177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65">
                <text:p>0.00065</text:p>
              </table:table-cell>
              <table:table-cell office:value-type="float" office:value="0.00206">
                <text:p>0.00206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75">
                <text:p>0.00075</text:p>
              </table:table-cell>
              <table:table-cell office:value-type="float" office:value="0.00275">
                <text:p>0.00275</text:p>
              </table:table-cell>
              <table:table-cell office:value-type="float" office:value="0.00215">
                <text:p>0.0021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57">
                <text:p>0.00057</text:p>
              </table:table-cell>
              <table:table-cell office:value-type="float" office:value="0.0017">
                <text:p>0.0017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58">
                <text:p>0.00058</text:p>
              </table:table-cell>
              <table:table-cell office:value-type="float" office:value="0.00161">
                <text:p>0.00161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73">
                <text:p>0.00073</text:p>
              </table:table-cell>
              <table:table-cell office:value-type="float" office:value="0.00231">
                <text:p>0.00231</text:p>
              </table:table-cell>
              <table:table-cell office:value-type="float" office:value="0.00189">
                <text:p>0.0018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64">
                <text:p>0.00064</text:p>
              </table:table-cell>
              <table:table-cell office:value-type="float" office:value="0.00177">
                <text:p>0.00177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64">
                <text:p>0.00064</text:p>
              </table:table-cell>
              <table:table-cell office:value-type="float" office:value="0.00209">
                <text:p>0.00209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6">
                <text:p>0.0006</text:p>
              </table:table-cell>
              <table:table-cell office:value-type="float" office:value="0.00172">
                <text:p>0.00172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49">
                <text:p>0.00049</text:p>
              </table:table-cell>
              <table:table-cell office:value-type="float" office:value="0.00126">
                <text:p>0.00126</text:p>
              </table:table-cell>
              <table:table-cell office:value-type="float" office:value="0.00115">
                <text:p>0.001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64">
                <text:p>0.00064</text:p>
              </table:table-cell>
              <table:table-cell office:value-type="float" office:value="0.0019">
                <text:p>0.0019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55">
                <text:p>0.00055</text:p>
              </table:table-cell>
              <table:table-cell office:value-type="float" office:value="0.00151">
                <text:p>0.00151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05">
                <text:p>0.0005</text:p>
              </table:table-cell>
              <table:table-cell office:value-type="float" office:value="0.00145">
                <text:p>0.00145</text:p>
              </table:table-cell>
              <table:table-cell office:value-type="float" office:value="0.00107">
                <text:p>0.0010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06">
                <text:p>0.0006</text:p>
              </table:table-cell>
              <table:table-cell office:value-type="float" office:value="0.00183">
                <text:p>0.00183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53">
                <text:p>0.00053</text:p>
              </table:table-cell>
              <table:table-cell office:value-type="float" office:value="0.00149">
                <text:p>0.00149</text:p>
              </table:table-cell>
              <table:table-cell office:value-type="float" office:value="0.00116">
                <text:p>0.001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59">
                <text:p>0.00059</text:p>
              </table:table-cell>
              <table:table-cell office:value-type="float" office:value="0.00176">
                <text:p>0.00176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54">
                <text:p>0.00054</text:p>
              </table:table-cell>
              <table:table-cell office:value-type="float" office:value="0.0014">
                <text:p>0.0014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065">
                <text:p>0.00065</text:p>
              </table:table-cell>
              <table:table-cell office:value-type="float" office:value="0.00184">
                <text:p>0.00184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64">
                <text:p>0.00064</text:p>
              </table:table-cell>
              <table:table-cell office:value-type="float" office:value="0.00211">
                <text:p>0.00211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65">
                <text:p>0.00065</text:p>
              </table:table-cell>
              <table:table-cell office:value-type="float" office:value="0.00188">
                <text:p>0.00188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054">
                <text:p>0.00054</text:p>
              </table:table-cell>
              <table:table-cell office:value-type="float" office:value="0.00149">
                <text:p>0.00149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068">
                <text:p>0.00068</text:p>
              </table:table-cell>
              <table:table-cell office:value-type="float" office:value="0.00207">
                <text:p>0.00207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064">
                <text:p>0.00064</text:p>
              </table:table-cell>
              <table:table-cell office:value-type="float" office:value="0.00184">
                <text:p>0.00184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61">
                <text:p>0.00061</text:p>
              </table:table-cell>
              <table:table-cell office:value-type="float" office:value="0.0019">
                <text:p>0.0019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053">
                <text:p>0.00053</text:p>
              </table:table-cell>
              <table:table-cell office:value-type="float" office:value="0.00139">
                <text:p>0.00139</text:p>
              </table:table-cell>
              <table:table-cell office:value-type="float" office:value="0.00131">
                <text:p>0.0013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101">
                <text:p>0.00101</text:p>
              </table:table-cell>
              <table:table-cell office:value-type="float" office:value="0.00288">
                <text:p>0.00288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074">
                <text:p>0.00074</text:p>
              </table:table-cell>
              <table:table-cell office:value-type="float" office:value="0.00216">
                <text:p>0.00216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7">
                <text:p>0.0007</text:p>
              </table:table-cell>
              <table:table-cell office:value-type="float" office:value="0.00197">
                <text:p>0.00197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068">
                <text:p>0.00068</text:p>
              </table:table-cell>
              <table:table-cell office:value-type="float" office:value="0.00201">
                <text:p>0.00201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72">
                <text:p>0.00072</text:p>
              </table:table-cell>
              <table:table-cell office:value-type="float" office:value="0.00219">
                <text:p>0.00219</text:p>
              </table:table-cell>
              <table:table-cell office:value-type="float" office:value="0.00186">
                <text:p>0.0018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07">
                <text:p>0.0007</text:p>
              </table:table-cell>
              <table:table-cell office:value-type="float" office:value="0.00234">
                <text:p>0.00234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071">
                <text:p>0.00071</text:p>
              </table:table-cell>
              <table:table-cell office:value-type="float" office:value="0.0023">
                <text:p>0.0023</text:p>
              </table:table-cell>
              <table:table-cell office:value-type="float" office:value="0.00197">
                <text:p>0.0019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057">
                <text:p>0.00057</text:p>
              </table:table-cell>
              <table:table-cell office:value-type="float" office:value="0.00156">
                <text:p>0.00156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051">
                <text:p>0.00051</text:p>
              </table:table-cell>
              <table:table-cell office:value-type="float" office:value="0.00137">
                <text:p>0.00137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064">
                <text:p>0.00064</text:p>
              </table:table-cell>
              <table:table-cell office:value-type="float" office:value="0.00176">
                <text:p>0.00176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061">
                <text:p>0.00061</text:p>
              </table:table-cell>
              <table:table-cell office:value-type="float" office:value="0.00153">
                <text:p>0.00153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066">
                <text:p>0.00066</text:p>
              </table:table-cell>
              <table:table-cell office:value-type="float" office:value="0.00183">
                <text:p>0.00183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074">
                <text:p>0.00074</text:p>
              </table:table-cell>
              <table:table-cell office:value-type="float" office:value="0.00221">
                <text:p>0.00221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078">
                <text:p>0.00078</text:p>
              </table:table-cell>
              <table:table-cell office:value-type="float" office:value="0.00248">
                <text:p>0.00248</text:p>
              </table:table-cell>
              <table:table-cell office:value-type="float" office:value="0.00201">
                <text:p>0.0020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063">
                <text:p>0.00063</text:p>
              </table:table-cell>
              <table:table-cell office:value-type="float" office:value="0.00168">
                <text:p>0.00168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447">
                <text:p>0.00447</text:p>
              </table:table-cell>
              <table:table-cell office:value-type="float" office:value="0.00316">
                <text:p>0.00316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091">
                <text:p>0.00091</text:p>
              </table:table-cell>
              <table:table-cell office:value-type="float" office:value="0.00306">
                <text:p>0.00306</text:p>
              </table:table-cell>
              <table:table-cell office:value-type="float" office:value="0.00232">
                <text:p>0.0023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067">
                <text:p>0.00067</text:p>
              </table:table-cell>
              <table:table-cell office:value-type="float" office:value="0.00202">
                <text:p>0.00202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073">
                <text:p>0.00073</text:p>
              </table:table-cell>
              <table:table-cell office:value-type="float" office:value="0.00261">
                <text:p>0.0026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072">
                <text:p>0.00072</text:p>
              </table:table-cell>
              <table:table-cell office:value-type="float" office:value="0.0021">
                <text:p>0.0021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059">
                <text:p>0.00059</text:p>
              </table:table-cell>
              <table:table-cell office:value-type="float" office:value="0.00145">
                <text:p>0.00145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072">
                <text:p>0.00072</text:p>
              </table:table-cell>
              <table:table-cell office:value-type="float" office:value="0.00202">
                <text:p>0.00202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062">
                <text:p>0.00062</text:p>
              </table:table-cell>
              <table:table-cell office:value-type="float" office:value="0.0016">
                <text:p>0.0016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067">
                <text:p>0.00067</text:p>
              </table:table-cell>
              <table:table-cell office:value-type="float" office:value="0.00199">
                <text:p>0.00199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063">
                <text:p>0.00063</text:p>
              </table:table-cell>
              <table:table-cell office:value-type="float" office:value="0.00179">
                <text:p>0.00179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05">
                <text:p>0.0005</text:p>
              </table:table-cell>
              <table:table-cell office:value-type="float" office:value="0.00114">
                <text:p>0.00114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063">
                <text:p>0.00063</text:p>
              </table:table-cell>
              <table:table-cell office:value-type="float" office:value="0.00191">
                <text:p>0.00191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056">
                <text:p>0.00056</text:p>
              </table:table-cell>
              <table:table-cell office:value-type="float" office:value="0.00136">
                <text:p>0.00136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062">
                <text:p>0.00062</text:p>
              </table:table-cell>
              <table:table-cell office:value-type="float" office:value="0.00167">
                <text:p>0.00167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064">
                <text:p>0.00064</text:p>
              </table:table-cell>
              <table:table-cell office:value-type="float" office:value="0.00185">
                <text:p>0.00185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064">
                <text:p>0.00064</text:p>
              </table:table-cell>
              <table:table-cell office:value-type="float" office:value="0.00184">
                <text:p>0.00184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059">
                <text:p>0.00059</text:p>
              </table:table-cell>
              <table:table-cell office:value-type="float" office:value="0.00148">
                <text:p>0.00148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069">
                <text:p>0.00069</text:p>
              </table:table-cell>
              <table:table-cell office:value-type="float" office:value="0.00203">
                <text:p>0.00203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065">
                <text:p>0.00065</text:p>
              </table:table-cell>
              <table:table-cell office:value-type="float" office:value="0.00185">
                <text:p>0.00185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061">
                <text:p>0.00061</text:p>
              </table:table-cell>
              <table:table-cell office:value-type="float" office:value="0.0016">
                <text:p>0.0016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056">
                <text:p>0.00056</text:p>
              </table:table-cell>
              <table:table-cell office:value-type="float" office:value="0.00144">
                <text:p>0.00144</text:p>
              </table:table-cell>
              <table:table-cell office:value-type="float" office:value="0.00429">
                <text:p>0.0042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058">
                <text:p>0.00058</text:p>
              </table:table-cell>
              <table:table-cell office:value-type="float" office:value="0.00186">
                <text:p>0.00186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051">
                <text:p>0.00051</text:p>
              </table:table-cell>
              <table:table-cell office:value-type="float" office:value="0.00151">
                <text:p>0.00151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052">
                <text:p>0.00052</text:p>
              </table:table-cell>
              <table:table-cell office:value-type="float" office:value="0.00153">
                <text:p>0.00153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054">
                <text:p>0.00054</text:p>
              </table:table-cell>
              <table:table-cell office:value-type="float" office:value="0.00166">
                <text:p>0.00166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059">
                <text:p>0.00059</text:p>
              </table:table-cell>
              <table:table-cell office:value-type="float" office:value="0.00195">
                <text:p>0.00195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06">
                <text:p>0.0006</text:p>
              </table:table-cell>
              <table:table-cell office:value-type="float" office:value="0.002">
                <text:p>0.002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066">
                <text:p>0.00066</text:p>
              </table:table-cell>
              <table:table-cell office:value-type="float" office:value="0.00217">
                <text:p>0.00217</text:p>
              </table:table-cell>
              <table:table-cell office:value-type="float" office:value="0.00193">
                <text:p>0.0019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053">
                <text:p>0.00053</text:p>
              </table:table-cell>
              <table:table-cell office:value-type="float" office:value="0.00151">
                <text:p>0.00151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048">
                <text:p>0.00048</text:p>
              </table:table-cell>
              <table:table-cell office:value-type="float" office:value="0.00136">
                <text:p>0.00136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068">
                <text:p>0.00068</text:p>
              </table:table-cell>
              <table:table-cell office:value-type="float" office:value="0.0018">
                <text:p>0.0018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063">
                <text:p>0.00063</text:p>
              </table:table-cell>
              <table:table-cell office:value-type="float" office:value="0.00157">
                <text:p>0.00157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069">
                <text:p>0.00069</text:p>
              </table:table-cell>
              <table:table-cell office:value-type="float" office:value="0.00185">
                <text:p>0.00185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075">
                <text:p>0.00075</text:p>
              </table:table-cell>
              <table:table-cell office:value-type="float" office:value="0.00223">
                <text:p>0.00223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082">
                <text:p>0.00082</text:p>
              </table:table-cell>
              <table:table-cell office:value-type="float" office:value="0.00259">
                <text:p>0.00259</text:p>
              </table:table-cell>
              <table:table-cell office:value-type="float" office:value="0.00201">
                <text:p>0.0020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067">
                <text:p>0.00067</text:p>
              </table:table-cell>
              <table:table-cell office:value-type="float" office:value="0.00175">
                <text:p>0.00175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066">
                <text:p>0.00066</text:p>
              </table:table-cell>
              <table:table-cell office:value-type="float" office:value="0.00183">
                <text:p>0.00183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077">
                <text:p>0.00077</text:p>
              </table:table-cell>
              <table:table-cell office:value-type="float" office:value="0.00225">
                <text:p>0.00225</text:p>
              </table:table-cell>
              <table:table-cell office:value-type="float" office:value="0.00186">
                <text:p>0.0018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064">
                <text:p>0.00064</text:p>
              </table:table-cell>
              <table:table-cell office:value-type="float" office:value="0.00161">
                <text:p>0.00161</text:p>
              </table:table-cell>
              <table:table-cell office:value-type="float" office:value="0.00454">
                <text:p>0.0045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062">
                <text:p>0.00062</text:p>
              </table:table-cell>
              <table:table-cell office:value-type="float" office:value="0.00195">
                <text:p>0.00195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057">
                <text:p>0.00057</text:p>
              </table:table-cell>
              <table:table-cell office:value-type="float" office:value="0.00174">
                <text:p>0.00174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052">
                <text:p>0.00052</text:p>
              </table:table-cell>
              <table:table-cell office:value-type="float" office:value="0.00165">
                <text:p>0.00165</text:p>
              </table:table-cell>
              <table:table-cell office:value-type="float" office:value="0.00119">
                <text:p>0.001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059">
                <text:p>0.00059</text:p>
              </table:table-cell>
              <table:table-cell office:value-type="float" office:value="0.00195">
                <text:p>0.00195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054">
                <text:p>0.00054</text:p>
              </table:table-cell>
              <table:table-cell office:value-type="float" office:value="0.00153">
                <text:p>0.00153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061">
                <text:p>0.00061</text:p>
              </table:table-cell>
              <table:table-cell office:value-type="float" office:value="0.00194">
                <text:p>0.00194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054">
                <text:p>0.00054</text:p>
              </table:table-cell>
              <table:table-cell office:value-type="float" office:value="0.00156">
                <text:p>0.00156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043">
                <text:p>0.00043</text:p>
              </table:table-cell>
              <table:table-cell office:value-type="float" office:value="0.00115">
                <text:p>0.00115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058">
                <text:p>0.00058</text:p>
              </table:table-cell>
              <table:table-cell office:value-type="float" office:value="0.00175">
                <text:p>0.00175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05">
                <text:p>0.0005</text:p>
              </table:table-cell>
              <table:table-cell office:value-type="float" office:value="0.00132">
                <text:p>0.00132</text:p>
              </table:table-cell>
              <table:table-cell office:value-type="float" office:value="0.00121">
                <text:p>0.0012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058">
                <text:p>0.00058</text:p>
              </table:table-cell>
              <table:table-cell office:value-type="float" office:value="0.00166">
                <text:p>0.00166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06">
                <text:p>0.0006</text:p>
              </table:table-cell>
              <table:table-cell office:value-type="float" office:value="0.00184">
                <text:p>0.00184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059">
                <text:p>0.00059</text:p>
              </table:table-cell>
              <table:table-cell office:value-type="float" office:value="0.00184">
                <text:p>0.00184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051">
                <text:p>0.00051</text:p>
              </table:table-cell>
              <table:table-cell office:value-type="float" office:value="0.00146">
                <text:p>0.00146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064">
                <text:p>0.00064</text:p>
              </table:table-cell>
              <table:table-cell office:value-type="float" office:value="0.00204">
                <text:p>0.00204</text:p>
              </table:table-cell>
              <table:table-cell office:value-type="float" office:value="0.00182">
                <text:p>0.0018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059">
                <text:p>0.00059</text:p>
              </table:table-cell>
              <table:table-cell office:value-type="float" office:value="0.00185">
                <text:p>0.00185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056">
                <text:p>0.00056</text:p>
              </table:table-cell>
              <table:table-cell office:value-type="float" office:value="0.00164">
                <text:p>0.00164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052">
                <text:p>0.00052</text:p>
              </table:table-cell>
              <table:table-cell office:value-type="float" office:value="0.00139">
                <text:p>0.00139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092">
                <text:p>0.00092</text:p>
              </table:table-cell>
              <table:table-cell office:value-type="float" office:value="0.00303">
                <text:p>0.00303</text:p>
              </table:table-cell>
              <table:table-cell office:value-type="float" office:value="0.00222">
                <text:p>0.0022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081">
                <text:p>0.00081</text:p>
              </table:table-cell>
              <table:table-cell office:value-type="float" office:value="0.00245">
                <text:p>0.00245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074">
                <text:p>0.00074</text:p>
              </table:table-cell>
              <table:table-cell office:value-type="float" office:value="0.00225">
                <text:p>0.00225</text:p>
              </table:table-cell>
              <table:table-cell office:value-type="float" office:value="0.00185">
                <text:p>0.0018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073">
                <text:p>0.00073</text:p>
              </table:table-cell>
              <table:table-cell office:value-type="float" office:value="0.00234">
                <text:p>0.00234</text:p>
              </table:table-cell>
              <table:table-cell office:value-type="float" office:value="0.00188">
                <text:p>0.0018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075">
                <text:p>0.00075</text:p>
              </table:table-cell>
              <table:table-cell office:value-type="float" office:value="0.0025">
                <text:p>0.0025</text:p>
              </table:table-cell>
              <table:table-cell office:value-type="float" office:value="0.00202">
                <text:p>0.0020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072">
                <text:p>0.00072</text:p>
              </table:table-cell>
              <table:table-cell office:value-type="float" office:value="0.00233">
                <text:p>0.00233</text:p>
              </table:table-cell>
              <table:table-cell office:value-type="float" office:value="0.00198">
                <text:p>0.0019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077">
                <text:p>0.00077</text:p>
              </table:table-cell>
              <table:table-cell office:value-type="float" office:value="0.00244">
                <text:p>0.00244</text:p>
              </table:table-cell>
              <table:table-cell office:value-type="float" office:value="0.00212">
                <text:p>0.0021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058">
                <text:p>0.00058</text:p>
              </table:table-cell>
              <table:table-cell office:value-type="float" office:value="0.00166">
                <text:p>0.00166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054">
                <text:p>0.00054</text:p>
              </table:table-cell>
              <table:table-cell office:value-type="float" office:value="0.00144">
                <text:p>0.00144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055">
                <text:p>0.00055</text:p>
              </table:table-cell>
              <table:table-cell office:value-type="float" office:value="0.00169">
                <text:p>0.00169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052">
                <text:p>0.00052</text:p>
              </table:table-cell>
              <table:table-cell office:value-type="float" office:value="0.00145">
                <text:p>0.00145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057">
                <text:p>0.00057</text:p>
              </table:table-cell>
              <table:table-cell office:value-type="float" office:value="0.00175">
                <text:p>0.00175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062">
                <text:p>0.00062</text:p>
              </table:table-cell>
              <table:table-cell office:value-type="float" office:value="0.00207">
                <text:p>0.00207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066">
                <text:p>0.00066</text:p>
              </table:table-cell>
              <table:table-cell office:value-type="float" office:value="0.00238">
                <text:p>0.00238</text:p>
              </table:table-cell>
              <table:table-cell office:value-type="float" office:value="0.00202">
                <text:p>0.0020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055">
                <text:p>0.00055</text:p>
              </table:table-cell>
              <table:table-cell office:value-type="float" office:value="0.00164">
                <text:p>0.00164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053">
                <text:p>0.00053</text:p>
              </table:table-cell>
              <table:table-cell office:value-type="float" office:value="0.00154">
                <text:p>0.00154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06">
                <text:p>0.0006</text:p>
              </table:table-cell>
              <table:table-cell office:value-type="float" office:value="0.00579">
                <text:p>0.00579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055">
                <text:p>0.00055</text:p>
              </table:table-cell>
              <table:table-cell office:value-type="float" office:value="0.00148">
                <text:p>0.00148</text:p>
              </table:table-cell>
              <table:table-cell office:value-type="float" office:value="0.00132">
                <text:p>0.0013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06">
                <text:p>0.0006</text:p>
              </table:table-cell>
              <table:table-cell office:value-type="float" office:value="0.00193">
                <text:p>0.00193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056">
                <text:p>0.00056</text:p>
              </table:table-cell>
              <table:table-cell office:value-type="float" office:value="0.00171">
                <text:p>0.00171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048">
                <text:p>0.00048</text:p>
              </table:table-cell>
              <table:table-cell office:value-type="float" office:value="0.00126">
                <text:p>0.00126</text:p>
              </table:table-cell>
              <table:table-cell office:value-type="float" office:value="0.00111">
                <text:p>0.0011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058">
                <text:p>0.00058</text:p>
              </table:table-cell>
              <table:table-cell office:value-type="float" office:value="0.00188">
                <text:p>0.00188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057">
                <text:p>0.00057</text:p>
              </table:table-cell>
              <table:table-cell office:value-type="float" office:value="0.00149">
                <text:p>0.00149</text:p>
              </table:table-cell>
              <table:table-cell office:value-type="float" office:value="0.00132">
                <text:p>0.0013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059">
                <text:p>0.00059</text:p>
              </table:table-cell>
              <table:table-cell office:value-type="float" office:value="0.00191">
                <text:p>0.00191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051">
                <text:p>0.00051</text:p>
              </table:table-cell>
              <table:table-cell office:value-type="float" office:value="0.00153">
                <text:p>0.00153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054">
                <text:p>0.00054</text:p>
              </table:table-cell>
              <table:table-cell office:value-type="float" office:value="0.00175">
                <text:p>0.00175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056">
                <text:p>0.00056</text:p>
              </table:table-cell>
              <table:table-cell office:value-type="float" office:value="0.0017">
                <text:p>0.0017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048">
                <text:p>0.00048</text:p>
              </table:table-cell>
              <table:table-cell office:value-type="float" office:value="0.0013">
                <text:p>0.0013</text:p>
              </table:table-cell>
              <table:table-cell office:value-type="float" office:value="0.00122">
                <text:p>0.0012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054">
                <text:p>0.00054</text:p>
              </table:table-cell>
              <table:table-cell office:value-type="float" office:value="0.00163">
                <text:p>0.00163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057">
                <text:p>0.00057</text:p>
              </table:table-cell>
              <table:table-cell office:value-type="float" office:value="0.0018">
                <text:p>0.0018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058">
                <text:p>0.00058</text:p>
              </table:table-cell>
              <table:table-cell office:value-type="float" office:value="0.00183">
                <text:p>0.00183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051">
                <text:p>0.00051</text:p>
              </table:table-cell>
              <table:table-cell office:value-type="float" office:value="0.00149">
                <text:p>0.00149</text:p>
              </table:table-cell>
              <table:table-cell office:value-type="float" office:value="0.00131">
                <text:p>0.0013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059">
                <text:p>0.00059</text:p>
              </table:table-cell>
              <table:table-cell office:value-type="float" office:value="0.00204">
                <text:p>0.00204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045">
                <text:p>0.00045</text:p>
              </table:table-cell>
              <table:table-cell office:value-type="float" office:value="0.00163">
                <text:p>0.00163</text:p>
              </table:table-cell>
              <table:table-cell office:value-type="float" office:value="0.00116">
                <text:p>0.0011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044">
                <text:p>0.00044</text:p>
              </table:table-cell>
              <table:table-cell office:value-type="float" office:value="0.00157">
                <text:p>0.00157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042">
                <text:p>0.00042</text:p>
              </table:table-cell>
              <table:table-cell office:value-type="float" office:value="0.00136">
                <text:p>0.00136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5">
                <text:p>0.0005</text:p>
              </table:table-cell>
              <table:table-cell office:value-type="float" office:value="0.00179">
                <text:p>0.00179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046">
                <text:p>0.00046</text:p>
              </table:table-cell>
              <table:table-cell office:value-type="float" office:value="0.00151">
                <text:p>0.00151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045">
                <text:p>0.00045</text:p>
              </table:table-cell>
              <table:table-cell office:value-type="float" office:value="0.00151">
                <text:p>0.00151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047">
                <text:p>0.00047</text:p>
              </table:table-cell>
              <table:table-cell office:value-type="float" office:value="0.00164">
                <text:p>0.00164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051">
                <text:p>0.00051</text:p>
              </table:table-cell>
              <table:table-cell office:value-type="float" office:value="0.00188">
                <text:p>0.00188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051">
                <text:p>0.00051</text:p>
              </table:table-cell>
              <table:table-cell office:value-type="float" office:value="0.00188">
                <text:p>0.00188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054">
                <text:p>0.00054</text:p>
              </table:table-cell>
              <table:table-cell office:value-type="float" office:value="0.00214">
                <text:p>0.00214</text:p>
              </table:table-cell>
              <table:table-cell office:value-type="float" office:value="0.00201">
                <text:p>0.0020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045">
                <text:p>0.00045</text:p>
              </table:table-cell>
              <table:table-cell office:value-type="float" office:value="0.0015">
                <text:p>0.0015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043">
                <text:p>0.00043</text:p>
              </table:table-cell>
              <table:table-cell office:value-type="float" office:value="0.00134">
                <text:p>0.00134</text:p>
              </table:table-cell>
              <table:table-cell office:value-type="float" office:value="0.00124">
                <text:p>0.0012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069">
                <text:p>0.00069</text:p>
              </table:table-cell>
              <table:table-cell office:value-type="float" office:value="0.00179">
                <text:p>0.00179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061">
                <text:p>0.00061</text:p>
              </table:table-cell>
              <table:table-cell office:value-type="float" office:value="0.00159">
                <text:p>0.00159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07">
                <text:p>0.0007</text:p>
              </table:table-cell>
              <table:table-cell office:value-type="float" office:value="0.00191">
                <text:p>0.00191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075">
                <text:p>0.00075</text:p>
              </table:table-cell>
              <table:table-cell office:value-type="float" office:value="0.00222">
                <text:p>0.00222</text:p>
              </table:table-cell>
              <table:table-cell office:value-type="float" office:value="0.00571">
                <text:p>0.0057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069">
                <text:p>0.00069</text:p>
              </table:table-cell>
              <table:table-cell office:value-type="float" office:value="0.00236">
                <text:p>0.00236</text:p>
              </table:table-cell>
              <table:table-cell office:value-type="float" office:value="0.00203">
                <text:p>0.0020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058">
                <text:p>0.00058</text:p>
              </table:table-cell>
              <table:table-cell office:value-type="float" office:value="0.00162">
                <text:p>0.00162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054">
                <text:p>0.00054</text:p>
              </table:table-cell>
              <table:table-cell office:value-type="float" office:value="0.00158">
                <text:p>0.00158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065">
                <text:p>0.00065</text:p>
              </table:table-cell>
              <table:table-cell office:value-type="float" office:value="0.00212">
                <text:p>0.00212</text:p>
              </table:table-cell>
              <table:table-cell office:value-type="float" office:value="0.00185">
                <text:p>0.0018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057">
                <text:p>0.00057</text:p>
              </table:table-cell>
              <table:table-cell office:value-type="float" office:value="0.00153">
                <text:p>0.00153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062">
                <text:p>0.00062</text:p>
              </table:table-cell>
              <table:table-cell office:value-type="float" office:value="0.00197">
                <text:p>0.00197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059">
                <text:p>0.00059</text:p>
              </table:table-cell>
              <table:table-cell office:value-type="float" office:value="0.00179">
                <text:p>0.00179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047">
                <text:p>0.00047</text:p>
              </table:table-cell>
              <table:table-cell office:value-type="float" office:value="0.00128">
                <text:p>0.00128</text:p>
              </table:table-cell>
              <table:table-cell office:value-type="float" office:value="0.00113">
                <text:p>0.0011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06">
                <text:p>0.0006</text:p>
              </table:table-cell>
              <table:table-cell office:value-type="float" office:value="0.00187">
                <text:p>0.00187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053">
                <text:p>0.00053</text:p>
              </table:table-cell>
              <table:table-cell office:value-type="float" office:value="0.0017">
                <text:p>0.0017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063">
                <text:p>0.00063</text:p>
              </table:table-cell>
              <table:table-cell office:value-type="float" office:value="0.00194">
                <text:p>0.00194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055">
                <text:p>0.00055</text:p>
              </table:table-cell>
              <table:table-cell office:value-type="float" office:value="0.00158">
                <text:p>0.00158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059">
                <text:p>0.00059</text:p>
              </table:table-cell>
              <table:table-cell office:value-type="float" office:value="0.00183">
                <text:p>0.00183</text:p>
              </table:table-cell>
              <table:table-cell office:value-type="float" office:value="0.00159">
                <text:p>0.0015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049">
                <text:p>0.00049</text:p>
              </table:table-cell>
              <table:table-cell office:value-type="float" office:value="0.00117">
                <text:p>0.00117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05">
                <text:p>0.0005</text:p>
              </table:table-cell>
              <table:table-cell office:value-type="float" office:value="0.00134">
                <text:p>0.00134</text:p>
              </table:table-cell>
              <table:table-cell office:value-type="float" office:value="0.00123">
                <text:p>0.0012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057">
                <text:p>0.00057</text:p>
              </table:table-cell>
              <table:table-cell office:value-type="float" office:value="0.00168">
                <text:p>0.00168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061">
                <text:p>0.00061</text:p>
              </table:table-cell>
              <table:table-cell office:value-type="float" office:value="0.00185">
                <text:p>0.00185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061">
                <text:p>0.00061</text:p>
              </table:table-cell>
              <table:table-cell office:value-type="float" office:value="0.00183">
                <text:p>0.00183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053">
                <text:p>0.00053</text:p>
              </table:table-cell>
              <table:table-cell office:value-type="float" office:value="0.0015">
                <text:p>0.0015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054">
                <text:p>0.00054</text:p>
              </table:table-cell>
              <table:table-cell office:value-type="float" office:value="0.00185">
                <text:p>0.00185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059">
                <text:p>0.00059</text:p>
              </table:table-cell>
              <table:table-cell office:value-type="float" office:value="0.00186">
                <text:p>0.00186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055">
                <text:p>0.00055</text:p>
              </table:table-cell>
              <table:table-cell office:value-type="float" office:value="0.00159">
                <text:p>0.00159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051">
                <text:p>0.00051</text:p>
              </table:table-cell>
              <table:table-cell office:value-type="float" office:value="0.00144">
                <text:p>0.00144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062">
                <text:p>0.00062</text:p>
              </table:table-cell>
              <table:table-cell office:value-type="float" office:value="0.00187">
                <text:p>0.00187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054">
                <text:p>0.00054</text:p>
              </table:table-cell>
              <table:table-cell office:value-type="float" office:value="0.00154">
                <text:p>0.00154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053">
                <text:p>0.00053</text:p>
              </table:table-cell>
              <table:table-cell office:value-type="float" office:value="0.00152">
                <text:p>0.00152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057">
                <text:p>0.00057</text:p>
              </table:table-cell>
              <table:table-cell office:value-type="float" office:value="0.00168">
                <text:p>0.00168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062">
                <text:p>0.00062</text:p>
              </table:table-cell>
              <table:table-cell office:value-type="float" office:value="0.00193">
                <text:p>0.00193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062">
                <text:p>0.00062</text:p>
              </table:table-cell>
              <table:table-cell office:value-type="float" office:value="0.00197">
                <text:p>0.00197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067">
                <text:p>0.00067</text:p>
              </table:table-cell>
              <table:table-cell office:value-type="float" office:value="0.00245">
                <text:p>0.00245</text:p>
              </table:table-cell>
              <table:table-cell office:value-type="float" office:value="0.00198">
                <text:p>0.0019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054">
                <text:p>0.00054</text:p>
              </table:table-cell>
              <table:table-cell office:value-type="float" office:value="0.00152">
                <text:p>0.00152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05">
                <text:p>0.0005</text:p>
              </table:table-cell>
              <table:table-cell office:value-type="float" office:value="0.00141">
                <text:p>0.00141</text:p>
              </table:table-cell>
              <table:table-cell office:value-type="float" office:value="0.00127">
                <text:p>0.0012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063">
                <text:p>0.00063</text:p>
              </table:table-cell>
              <table:table-cell office:value-type="float" office:value="0.00171">
                <text:p>0.00171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056">
                <text:p>0.00056</text:p>
              </table:table-cell>
              <table:table-cell office:value-type="float" office:value="0.00152">
                <text:p>0.00152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062">
                <text:p>0.00062</text:p>
              </table:table-cell>
              <table:table-cell office:value-type="float" office:value="0.00183">
                <text:p>0.00183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067">
                <text:p>0.00067</text:p>
              </table:table-cell>
              <table:table-cell office:value-type="float" office:value="0.00211">
                <text:p>0.00211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072">
                <text:p>0.00072</text:p>
              </table:table-cell>
              <table:table-cell office:value-type="float" office:value="0.00241">
                <text:p>0.0024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058">
                <text:p>0.00058</text:p>
              </table:table-cell>
              <table:table-cell office:value-type="float" office:value="0.00167">
                <text:p>0.00167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058">
                <text:p>0.00058</text:p>
              </table:table-cell>
              <table:table-cell office:value-type="float" office:value="0.00157">
                <text:p>0.00157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067">
                <text:p>0.00067</text:p>
              </table:table-cell>
              <table:table-cell office:value-type="float" office:value="0.00215">
                <text:p>0.00215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059">
                <text:p>0.00059</text:p>
              </table:table-cell>
              <table:table-cell office:value-type="float" office:value="0.00159">
                <text:p>0.00159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049">
                <text:p>0.00049</text:p>
              </table:table-cell>
              <table:table-cell office:value-type="float" office:value="0.00178">
                <text:p>0.00178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052">
                <text:p>0.00052</text:p>
              </table:table-cell>
              <table:table-cell office:value-type="float" office:value="0.00174">
                <text:p>0.00174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042">
                <text:p>0.00042</text:p>
              </table:table-cell>
              <table:table-cell office:value-type="float" office:value="0.00123">
                <text:p>0.00123</text:p>
              </table:table-cell>
              <table:table-cell office:value-type="float" office:value="0.00114">
                <text:p>0.0011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057">
                <text:p>0.00057</text:p>
              </table:table-cell>
              <table:table-cell office:value-type="float" office:value="0.00184">
                <text:p>0.00184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048">
                <text:p>0.00048</text:p>
              </table:table-cell>
              <table:table-cell office:value-type="float" office:value="0.00153">
                <text:p>0.00153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054">
                <text:p>0.00054</text:p>
              </table:table-cell>
              <table:table-cell office:value-type="float" office:value="0.00214">
                <text:p>0.00214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048">
                <text:p>0.00048</text:p>
              </table:table-cell>
              <table:table-cell office:value-type="float" office:value="0.00153">
                <text:p>0.00153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051">
                <text:p>0.00051</text:p>
              </table:table-cell>
              <table:table-cell office:value-type="float" office:value="0.00175">
                <text:p>0.00175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038">
                <text:p>0.00038</text:p>
              </table:table-cell>
              <table:table-cell office:value-type="float" office:value="0.00111">
                <text:p>0.00111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052">
                <text:p>0.00052</text:p>
              </table:table-cell>
              <table:table-cell office:value-type="float" office:value="0.00169">
                <text:p>0.00169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05">
                <text:p>0.0005</text:p>
              </table:table-cell>
              <table:table-cell office:value-type="float" office:value="0.00162">
                <text:p>0.00162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052">
                <text:p>0.00052</text:p>
              </table:table-cell>
              <table:table-cell office:value-type="float" office:value="0.00177">
                <text:p>0.00177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054">
                <text:p>0.00054</text:p>
              </table:table-cell>
              <table:table-cell office:value-type="float" office:value="0.00181">
                <text:p>0.00181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046">
                <text:p>0.00046</text:p>
              </table:table-cell>
              <table:table-cell office:value-type="float" office:value="0.00143">
                <text:p>0.00143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056">
                <text:p>0.00056</text:p>
              </table:table-cell>
              <table:table-cell office:value-type="float" office:value="0.00201">
                <text:p>0.00201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052">
                <text:p>0.00052</text:p>
              </table:table-cell>
              <table:table-cell office:value-type="float" office:value="0.00179">
                <text:p>0.00179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048">
                <text:p>0.00048</text:p>
              </table:table-cell>
              <table:table-cell office:value-type="float" office:value="0.00157">
                <text:p>0.00157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044">
                <text:p>0.00044</text:p>
              </table:table-cell>
              <table:table-cell office:value-type="float" office:value="0.00137">
                <text:p>0.00137</text:p>
              </table:table-cell>
              <table:table-cell office:value-type="float" office:value="0.00127">
                <text:p>0.0012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053">
                <text:p>0.00053</text:p>
              </table:table-cell>
              <table:table-cell office:value-type="float" office:value="0.00178">
                <text:p>0.00178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049">
                <text:p>0.00049</text:p>
              </table:table-cell>
              <table:table-cell office:value-type="float" office:value="0.00149">
                <text:p>0.00149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047">
                <text:p>0.00047</text:p>
              </table:table-cell>
              <table:table-cell office:value-type="float" office:value="0.00149">
                <text:p>0.00149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051">
                <text:p>0.00051</text:p>
              </table:table-cell>
              <table:table-cell office:value-type="float" office:value="0.00165">
                <text:p>0.00165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1">
                <text:p>0.001</text:p>
              </table:table-cell>
              <table:table-cell office:value-type="float" office:value="0.00348">
                <text:p>0.00348</text:p>
              </table:table-cell>
              <table:table-cell office:value-type="float" office:value="0.00259">
                <text:p>0.0025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087">
                <text:p>0.00087</text:p>
              </table:table-cell>
              <table:table-cell office:value-type="float" office:value="0.00313">
                <text:p>0.00313</text:p>
              </table:table-cell>
              <table:table-cell office:value-type="float" office:value="0.00247">
                <text:p>0.0024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082">
                <text:p>0.00082</text:p>
              </table:table-cell>
              <table:table-cell office:value-type="float" office:value="0.00314">
                <text:p>0.00314</text:p>
              </table:table-cell>
              <table:table-cell office:value-type="float" office:value="0.00251">
                <text:p>0.0025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063">
                <text:p>0.00063</text:p>
              </table:table-cell>
              <table:table-cell office:value-type="float" office:value="0.00203">
                <text:p>0.00203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056">
                <text:p>0.00056</text:p>
              </table:table-cell>
              <table:table-cell office:value-type="float" office:value="0.00176">
                <text:p>0.00176</text:p>
              </table:table-cell>
              <table:table-cell office:value-type="float" office:value="0.00148">
                <text:p>0.0014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076">
                <text:p>0.00076</text:p>
              </table:table-cell>
              <table:table-cell office:value-type="float" office:value="0.00214">
                <text:p>0.00214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067">
                <text:p>0.00067</text:p>
              </table:table-cell>
              <table:table-cell office:value-type="float" office:value="0.00176">
                <text:p>0.00176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073">
                <text:p>0.00073</text:p>
              </table:table-cell>
              <table:table-cell office:value-type="float" office:value="0.00196">
                <text:p>0.00196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075">
                <text:p>0.00075</text:p>
              </table:table-cell>
              <table:table-cell office:value-type="float" office:value="0.00228">
                <text:p>0.00228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105">
                <text:p>0.00105</text:p>
              </table:table-cell>
              <table:table-cell office:value-type="float" office:value="0.00312">
                <text:p>0.0031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066">
                <text:p>0.00066</text:p>
              </table:table-cell>
              <table:table-cell office:value-type="float" office:value="0.0017">
                <text:p>0.0017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063">
                <text:p>0.00063</text:p>
              </table:table-cell>
              <table:table-cell office:value-type="float" office:value="0.00167">
                <text:p>0.00167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075">
                <text:p>0.00075</text:p>
              </table:table-cell>
              <table:table-cell office:value-type="float" office:value="0.00223">
                <text:p>0.00223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063">
                <text:p>0.00063</text:p>
              </table:table-cell>
              <table:table-cell office:value-type="float" office:value="0.00165">
                <text:p>0.00165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074">
                <text:p>0.00074</text:p>
              </table:table-cell>
              <table:table-cell office:value-type="float" office:value="0.00208">
                <text:p>0.00208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069">
                <text:p>0.00069</text:p>
              </table:table-cell>
              <table:table-cell office:value-type="float" office:value="0.00187">
                <text:p>0.00187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058">
                <text:p>0.00058</text:p>
              </table:table-cell>
              <table:table-cell office:value-type="float" office:value="0.00135">
                <text:p>0.00135</text:p>
              </table:table-cell>
              <table:table-cell office:value-type="float" office:value="0.00115">
                <text:p>0.0011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071">
                <text:p>0.00071</text:p>
              </table:table-cell>
              <table:table-cell office:value-type="float" office:value="0.0021">
                <text:p>0.0021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063">
                <text:p>0.00063</text:p>
              </table:table-cell>
              <table:table-cell office:value-type="float" office:value="0.00161">
                <text:p>0.00161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071">
                <text:p>0.00071</text:p>
              </table:table-cell>
              <table:table-cell office:value-type="float" office:value="0.00629">
                <text:p>0.00629</text:p>
              </table:table-cell>
              <table:table-cell office:value-type="float" office:value="0.00124">
                <text:p>0.0012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053">
                <text:p>0.00053</text:p>
              </table:table-cell>
              <table:table-cell office:value-type="float" office:value="0.00154">
                <text:p>0.00154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058">
                <text:p>0.00058</text:p>
              </table:table-cell>
              <table:table-cell office:value-type="float" office:value="0.00203">
                <text:p>0.00203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045">
                <text:p>0.00045</text:p>
              </table:table-cell>
              <table:table-cell office:value-type="float" office:value="0.00114">
                <text:p>0.00114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062">
                <text:p>0.00062</text:p>
              </table:table-cell>
              <table:table-cell office:value-type="float" office:value="0.00176">
                <text:p>0.00176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049">
                <text:p>0.00049</text:p>
              </table:table-cell>
              <table:table-cell office:value-type="float" office:value="0.00133">
                <text:p>0.00133</text:p>
              </table:table-cell>
              <table:table-cell office:value-type="float" office:value="0.00127">
                <text:p>0.0012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06">
                <text:p>0.0006</text:p>
              </table:table-cell>
              <table:table-cell office:value-type="float" office:value="0.00186">
                <text:p>0.00186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06">
                <text:p>0.0006</text:p>
              </table:table-cell>
              <table:table-cell office:value-type="float" office:value="0.00184">
                <text:p>0.00184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053">
                <text:p>0.00053</text:p>
              </table:table-cell>
              <table:table-cell office:value-type="float" office:value="0.00152">
                <text:p>0.00152</text:p>
              </table:table-cell>
              <table:table-cell office:value-type="float" office:value="0.00131">
                <text:p>0.0013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062">
                <text:p>0.00062</text:p>
              </table:table-cell>
              <table:table-cell office:value-type="float" office:value="0.00206">
                <text:p>0.00206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059">
                <text:p>0.00059</text:p>
              </table:table-cell>
              <table:table-cell office:value-type="float" office:value="0.0018">
                <text:p>0.0018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055">
                <text:p>0.00055</text:p>
              </table:table-cell>
              <table:table-cell office:value-type="float" office:value="0.00159">
                <text:p>0.00159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049">
                <text:p>0.00049</text:p>
              </table:table-cell>
              <table:table-cell office:value-type="float" office:value="0.00138">
                <text:p>0.00138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058">
                <text:p>0.00058</text:p>
              </table:table-cell>
              <table:table-cell office:value-type="float" office:value="0.00183">
                <text:p>0.00183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053">
                <text:p>0.00053</text:p>
              </table:table-cell>
              <table:table-cell office:value-type="float" office:value="0.00154">
                <text:p>0.00154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055">
                <text:p>0.00055</text:p>
              </table:table-cell>
              <table:table-cell office:value-type="float" office:value="0.00154">
                <text:p>0.00154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056">
                <text:p>0.00056</text:p>
              </table:table-cell>
              <table:table-cell office:value-type="float" office:value="0.00168">
                <text:p>0.00168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059">
                <text:p>0.00059</text:p>
              </table:table-cell>
              <table:table-cell office:value-type="float" office:value="0.00192">
                <text:p>0.00192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062">
                <text:p>0.00062</text:p>
              </table:table-cell>
              <table:table-cell office:value-type="float" office:value="0.00195">
                <text:p>0.00195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068">
                <text:p>0.00068</text:p>
              </table:table-cell>
              <table:table-cell office:value-type="float" office:value="0.00218">
                <text:p>0.00218</text:p>
              </table:table-cell>
              <table:table-cell office:value-type="float" office:value="0.00193">
                <text:p>0.0019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054">
                <text:p>0.00054</text:p>
              </table:table-cell>
              <table:table-cell office:value-type="float" office:value="0.00146">
                <text:p>0.00146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05">
                <text:p>0.0005</text:p>
              </table:table-cell>
              <table:table-cell office:value-type="float" office:value="0.00137">
                <text:p>0.00137</text:p>
              </table:table-cell>
              <table:table-cell office:value-type="float" office:value="0.00126">
                <text:p>0.0012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07">
                <text:p>0.0007</text:p>
              </table:table-cell>
              <table:table-cell office:value-type="float" office:value="0.00184">
                <text:p>0.00184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065">
                <text:p>0.00065</text:p>
              </table:table-cell>
              <table:table-cell office:value-type="float" office:value="0.00159">
                <text:p>0.00159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072">
                <text:p>0.00072</text:p>
              </table:table-cell>
              <table:table-cell office:value-type="float" office:value="0.0019">
                <text:p>0.0019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077">
                <text:p>0.00077</text:p>
              </table:table-cell>
              <table:table-cell office:value-type="float" office:value="0.00266">
                <text:p>0.00266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084">
                <text:p>0.00084</text:p>
              </table:table-cell>
              <table:table-cell office:value-type="float" office:value="0.00262">
                <text:p>0.00262</text:p>
              </table:table-cell>
              <table:table-cell office:value-type="float" office:value="0.00201">
                <text:p>0.0020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067">
                <text:p>0.00067</text:p>
              </table:table-cell>
              <table:table-cell office:value-type="float" office:value="0.00172">
                <text:p>0.00172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069">
                <text:p>0.00069</text:p>
              </table:table-cell>
              <table:table-cell office:value-type="float" office:value="0.0017">
                <text:p>0.0017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078">
                <text:p>0.00078</text:p>
              </table:table-cell>
              <table:table-cell office:value-type="float" office:value="0.00228">
                <text:p>0.00228</text:p>
              </table:table-cell>
              <table:table-cell office:value-type="float" office:value="0.00184">
                <text:p>0.0018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068">
                <text:p>0.00068</text:p>
              </table:table-cell>
              <table:table-cell office:value-type="float" office:value="0.00171">
                <text:p>0.00171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076">
                <text:p>0.00076</text:p>
              </table:table-cell>
              <table:table-cell office:value-type="float" office:value="0.00216">
                <text:p>0.00216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072">
                <text:p>0.00072</text:p>
              </table:table-cell>
              <table:table-cell office:value-type="float" office:value="0.00192">
                <text:p>0.00192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058">
                <text:p>0.00058</text:p>
              </table:table-cell>
              <table:table-cell office:value-type="float" office:value="0.0014">
                <text:p>0.0014</text:p>
              </table:table-cell>
              <table:table-cell office:value-type="float" office:value="0.00117">
                <text:p>0.0011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075">
                <text:p>0.00075</text:p>
              </table:table-cell>
              <table:table-cell office:value-type="float" office:value="0.0021">
                <text:p>0.0021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066">
                <text:p>0.00066</text:p>
              </table:table-cell>
              <table:table-cell office:value-type="float" office:value="0.00171">
                <text:p>0.00171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076">
                <text:p>0.00076</text:p>
              </table:table-cell>
              <table:table-cell office:value-type="float" office:value="0.00216">
                <text:p>0.00216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067">
                <text:p>0.00067</text:p>
              </table:table-cell>
              <table:table-cell office:value-type="float" office:value="0.00172">
                <text:p>0.00172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058">
                <text:p>0.00058</text:p>
              </table:table-cell>
              <table:table-cell office:value-type="float" office:value="0.00177">
                <text:p>0.00177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047">
                <text:p>0.00047</text:p>
              </table:table-cell>
              <table:table-cell office:value-type="float" office:value="0.00114">
                <text:p>0.00114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06">
                <text:p>0.0006</text:p>
              </table:table-cell>
              <table:table-cell office:value-type="float" office:value="0.00175">
                <text:p>0.00175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052">
                <text:p>0.00052</text:p>
              </table:table-cell>
              <table:table-cell office:value-type="float" office:value="0.00135">
                <text:p>0.00135</text:p>
              </table:table-cell>
              <table:table-cell office:value-type="float" office:value="0.00124">
                <text:p>0.0012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058">
                <text:p>0.00058</text:p>
              </table:table-cell>
              <table:table-cell office:value-type="float" office:value="0.00173">
                <text:p>0.00173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064">
                <text:p>0.00064</text:p>
              </table:table-cell>
              <table:table-cell office:value-type="float" office:value="0.00184">
                <text:p>0.00184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055">
                <text:p>0.00055</text:p>
              </table:table-cell>
              <table:table-cell office:value-type="float" office:value="0.00155">
                <text:p>0.00155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066">
                <text:p>0.00066</text:p>
              </table:table-cell>
              <table:table-cell office:value-type="float" office:value="0.00205">
                <text:p>0.00205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062">
                <text:p>0.00062</text:p>
              </table:table-cell>
              <table:table-cell office:value-type="float" office:value="0.00182">
                <text:p>0.00182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055">
                <text:p>0.00055</text:p>
              </table:table-cell>
              <table:table-cell office:value-type="float" office:value="0.0016">
                <text:p>0.0016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051">
                <text:p>0.00051</text:p>
              </table:table-cell>
              <table:table-cell office:value-type="float" office:value="0.00138">
                <text:p>0.00138</text:p>
              </table:table-cell>
              <table:table-cell office:value-type="float" office:value="0.00131">
                <text:p>0.0013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061">
                <text:p>0.00061</text:p>
              </table:table-cell>
              <table:table-cell office:value-type="float" office:value="0.00183">
                <text:p>0.00183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056">
                <text:p>0.00056</text:p>
              </table:table-cell>
              <table:table-cell office:value-type="float" office:value="0.00152">
                <text:p>0.00152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056">
                <text:p>0.00056</text:p>
              </table:table-cell>
              <table:table-cell office:value-type="float" office:value="0.00158">
                <text:p>0.00158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06">
                <text:p>0.0006</text:p>
              </table:table-cell>
              <table:table-cell office:value-type="float" office:value="0.00169">
                <text:p>0.00169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063">
                <text:p>0.00063</text:p>
              </table:table-cell>
              <table:table-cell office:value-type="float" office:value="0.00205">
                <text:p>0.00205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064">
                <text:p>0.00064</text:p>
              </table:table-cell>
              <table:table-cell office:value-type="float" office:value="0.002">
                <text:p>0.002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069">
                <text:p>0.00069</text:p>
              </table:table-cell>
              <table:table-cell office:value-type="float" office:value="0.00225">
                <text:p>0.00225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076">
                <text:p>0.00076</text:p>
              </table:table-cell>
              <table:table-cell office:value-type="float" office:value="0.00223">
                <text:p>0.00223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075">
                <text:p>0.00075</text:p>
              </table:table-cell>
              <table:table-cell office:value-type="float" office:value="0.00208">
                <text:p>0.00208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086">
                <text:p>0.00086</text:p>
              </table:table-cell>
              <table:table-cell office:value-type="float" office:value="0.00232">
                <text:p>0.00232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094">
                <text:p>0.00094</text:p>
              </table:table-cell>
              <table:table-cell office:value-type="float" office:value="0.00221">
                <text:p>0.00221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078">
                <text:p>0.00078</text:p>
              </table:table-cell>
              <table:table-cell office:value-type="float" office:value="0.00229">
                <text:p>0.00229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081">
                <text:p>0.00081</text:p>
              </table:table-cell>
              <table:table-cell office:value-type="float" office:value="0.00236">
                <text:p>0.00236</text:p>
              </table:table-cell>
              <table:table-cell office:value-type="float" office:value="0.00187">
                <text:p>0.0018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085">
                <text:p>0.00085</text:p>
              </table:table-cell>
              <table:table-cell office:value-type="float" office:value="0.00262">
                <text:p>0.00262</text:p>
              </table:table-cell>
              <table:table-cell office:value-type="float" office:value="0.00206">
                <text:p>0.0020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065">
                <text:p>0.00065</text:p>
              </table:table-cell>
              <table:table-cell office:value-type="float" office:value="0.00176">
                <text:p>0.00176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065">
                <text:p>0.00065</text:p>
              </table:table-cell>
              <table:table-cell office:value-type="float" office:value="0.00173">
                <text:p>0.00173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078">
                <text:p>0.00078</text:p>
              </table:table-cell>
              <table:table-cell office:value-type="float" office:value="0.00228">
                <text:p>0.00228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065">
                <text:p>0.00065</text:p>
              </table:table-cell>
              <table:table-cell office:value-type="float" office:value="0.00164">
                <text:p>0.00164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076">
                <text:p>0.00076</text:p>
              </table:table-cell>
              <table:table-cell office:value-type="float" office:value="0.00226">
                <text:p>0.00226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073">
                <text:p>0.00073</text:p>
              </table:table-cell>
              <table:table-cell office:value-type="float" office:value="0.00193">
                <text:p>0.00193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06">
                <text:p>0.0006</text:p>
              </table:table-cell>
              <table:table-cell office:value-type="float" office:value="0.00156">
                <text:p>0.00156</text:p>
              </table:table-cell>
              <table:table-cell office:value-type="float" office:value="0.00123">
                <text:p>0.0012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075">
                <text:p>0.00075</text:p>
              </table:table-cell>
              <table:table-cell office:value-type="float" office:value="0.00206">
                <text:p>0.00206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068">
                <text:p>0.00068</text:p>
              </table:table-cell>
              <table:table-cell office:value-type="float" office:value="0.00221">
                <text:p>0.00221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069">
                <text:p>0.00069</text:p>
              </table:table-cell>
              <table:table-cell office:value-type="float" office:value="0.00219">
                <text:p>0.00219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063">
                <text:p>0.00063</text:p>
              </table:table-cell>
              <table:table-cell office:value-type="float" office:value="0.00179">
                <text:p>0.00179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068">
                <text:p>0.00068</text:p>
              </table:table-cell>
              <table:table-cell office:value-type="float" office:value="0.00206">
                <text:p>0.00206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049">
                <text:p>0.00049</text:p>
              </table:table-cell>
              <table:table-cell office:value-type="float" office:value="0.00121">
                <text:p>0.00121</text:p>
              </table:table-cell>
              <table:table-cell office:value-type="float" office:value="0.00108">
                <text:p>0.0010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061">
                <text:p>0.00061</text:p>
              </table:table-cell>
              <table:table-cell office:value-type="float" office:value="0.00178">
                <text:p>0.00178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053">
                <text:p>0.00053</text:p>
              </table:table-cell>
              <table:table-cell office:value-type="float" office:value="0.00153">
                <text:p>0.00153</text:p>
              </table:table-cell>
              <table:table-cell office:value-type="float" office:value="0.00126">
                <text:p>0.0012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061">
                <text:p>0.00061</text:p>
              </table:table-cell>
              <table:table-cell office:value-type="float" office:value="0.0017">
                <text:p>0.0017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064">
                <text:p>0.00064</text:p>
              </table:table-cell>
              <table:table-cell office:value-type="float" office:value="0.00187">
                <text:p>0.00187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053">
                <text:p>0.00053</text:p>
              </table:table-cell>
              <table:table-cell office:value-type="float" office:value="0.00146">
                <text:p>0.00146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068">
                <text:p>0.00068</text:p>
              </table:table-cell>
              <table:table-cell office:value-type="float" office:value="0.00207">
                <text:p>0.00207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061">
                <text:p>0.00061</text:p>
              </table:table-cell>
              <table:table-cell office:value-type="float" office:value="0.00183">
                <text:p>0.00183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055">
                <text:p>0.00055</text:p>
              </table:table-cell>
              <table:table-cell office:value-type="float" office:value="0.00161">
                <text:p>0.00161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051">
                <text:p>0.00051</text:p>
              </table:table-cell>
              <table:table-cell office:value-type="float" office:value="0.0014">
                <text:p>0.0014</text:p>
              </table:table-cell>
              <table:table-cell office:value-type="float" office:value="0.00131">
                <text:p>0.0013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062">
                <text:p>0.00062</text:p>
              </table:table-cell>
              <table:table-cell office:value-type="float" office:value="0.00184">
                <text:p>0.00184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056">
                <text:p>0.00056</text:p>
              </table:table-cell>
              <table:table-cell office:value-type="float" office:value="0.00151">
                <text:p>0.00151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054">
                <text:p>0.00054</text:p>
              </table:table-cell>
              <table:table-cell office:value-type="float" office:value="0.00154">
                <text:p>0.00154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058">
                <text:p>0.00058</text:p>
              </table:table-cell>
              <table:table-cell office:value-type="float" office:value="0.00166">
                <text:p>0.00166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064">
                <text:p>0.00064</text:p>
              </table:table-cell>
              <table:table-cell office:value-type="float" office:value="0.00196">
                <text:p>0.00196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065">
                <text:p>0.00065</text:p>
              </table:table-cell>
              <table:table-cell office:value-type="float" office:value="0.00197">
                <text:p>0.00197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069">
                <text:p>0.00069</text:p>
              </table:table-cell>
              <table:table-cell office:value-type="float" office:value="0.00224">
                <text:p>0.00224</text:p>
              </table:table-cell>
              <table:table-cell office:value-type="float" office:value="0.00192">
                <text:p>0.0019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056">
                <text:p>0.00056</text:p>
              </table:table-cell>
              <table:table-cell office:value-type="float" office:value="0.00159">
                <text:p>0.00159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056">
                <text:p>0.00056</text:p>
              </table:table-cell>
              <table:table-cell office:value-type="float" office:value="0.00147">
                <text:p>0.00147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062">
                <text:p>0.00062</text:p>
              </table:table-cell>
              <table:table-cell office:value-type="float" office:value="0.00179">
                <text:p>0.00179</text:p>
              </table:table-cell>
              <table:table-cell office:value-type="float" office:value="0.00148">
                <text:p>0.0014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58">
                <text:p>0.00058</text:p>
              </table:table-cell>
              <table:table-cell office:value-type="float" office:value="0.00155">
                <text:p>0.00155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064">
                <text:p>0.00064</text:p>
              </table:table-cell>
              <table:table-cell office:value-type="float" office:value="0.0018">
                <text:p>0.0018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068">
                <text:p>0.00068</text:p>
              </table:table-cell>
              <table:table-cell office:value-type="float" office:value="0.00215">
                <text:p>0.00215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078">
                <text:p>0.00078</text:p>
              </table:table-cell>
              <table:table-cell office:value-type="float" office:value="0.00252">
                <text:p>0.0025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064">
                <text:p>0.00064</text:p>
              </table:table-cell>
              <table:table-cell office:value-type="float" office:value="0.00175">
                <text:p>0.00175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062">
                <text:p>0.00062</text:p>
              </table:table-cell>
              <table:table-cell office:value-type="float" office:value="0.0016">
                <text:p>0.0016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07">
                <text:p>0.0007</text:p>
              </table:table-cell>
              <table:table-cell office:value-type="float" office:value="0.00216">
                <text:p>0.00216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058">
                <text:p>0.00058</text:p>
              </table:table-cell>
              <table:table-cell office:value-type="float" office:value="0.00157">
                <text:p>0.00157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052">
                <text:p>0.00052</text:p>
              </table:table-cell>
              <table:table-cell office:value-type="float" office:value="0.00179">
                <text:p>0.00179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053">
                <text:p>0.00053</text:p>
              </table:table-cell>
              <table:table-cell office:value-type="float" office:value="0.00169">
                <text:p>0.00169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044">
                <text:p>0.00044</text:p>
              </table:table-cell>
              <table:table-cell office:value-type="float" office:value="0.00126">
                <text:p>0.00126</text:p>
              </table:table-cell>
              <table:table-cell office:value-type="float" office:value="0.00116">
                <text:p>0.0011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059">
                <text:p>0.00059</text:p>
              </table:table-cell>
              <table:table-cell office:value-type="float" office:value="0.00185">
                <text:p>0.00185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05">
                <text:p>0.0005</text:p>
              </table:table-cell>
              <table:table-cell office:value-type="float" office:value="0.00148">
                <text:p>0.00148</text:p>
              </table:table-cell>
              <table:table-cell office:value-type="float" office:value="0.00132">
                <text:p>0.0013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056">
                <text:p>0.00056</text:p>
              </table:table-cell>
              <table:table-cell office:value-type="float" office:value="0.00193">
                <text:p>0.00193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051">
                <text:p>0.00051</text:p>
              </table:table-cell>
              <table:table-cell office:value-type="float" office:value="0.00155">
                <text:p>0.00155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053">
                <text:p>0.00053</text:p>
              </table:table-cell>
              <table:table-cell office:value-type="float" office:value="0.00177">
                <text:p>0.00177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042">
                <text:p>0.00042</text:p>
              </table:table-cell>
              <table:table-cell office:value-type="float" office:value="0.00112">
                <text:p>0.00112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052">
                <text:p>0.00052</text:p>
              </table:table-cell>
              <table:table-cell office:value-type="float" office:value="0.00169">
                <text:p>0.00169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046">
                <text:p>0.00046</text:p>
              </table:table-cell>
              <table:table-cell office:value-type="float" office:value="0.00131">
                <text:p>0.00131</text:p>
              </table:table-cell>
              <table:table-cell office:value-type="float" office:value="0.00123">
                <text:p>0.0012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053">
                <text:p>0.00053</text:p>
              </table:table-cell>
              <table:table-cell office:value-type="float" office:value="0.00167">
                <text:p>0.00167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057">
                <text:p>0.00057</text:p>
              </table:table-cell>
              <table:table-cell office:value-type="float" office:value="0.00182">
                <text:p>0.00182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067">
                <text:p>0.00067</text:p>
              </table:table-cell>
              <table:table-cell office:value-type="float" office:value="0.00218">
                <text:p>0.00218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061">
                <text:p>0.00061</text:p>
              </table:table-cell>
              <table:table-cell office:value-type="float" office:value="0.00202">
                <text:p>0.00202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077">
                <text:p>0.00077</text:p>
              </table:table-cell>
              <table:table-cell office:value-type="float" office:value="0.00254">
                <text:p>0.00254</text:p>
              </table:table-cell>
              <table:table-cell office:value-type="float" office:value="0.00188">
                <text:p>0.0018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072">
                <text:p>0.00072</text:p>
              </table:table-cell>
              <table:table-cell office:value-type="float" office:value="0.00231">
                <text:p>0.00231</text:p>
              </table:table-cell>
              <table:table-cell office:value-type="float" office:value="0.00179">
                <text:p>0.0017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064">
                <text:p>0.00064</text:p>
              </table:table-cell>
              <table:table-cell office:value-type="float" office:value="0.00191">
                <text:p>0.00191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067">
                <text:p>0.00067</text:p>
              </table:table-cell>
              <table:table-cell office:value-type="float" office:value="0.00229">
                <text:p>0.00229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061">
                <text:p>0.00061</text:p>
              </table:table-cell>
              <table:table-cell office:value-type="float" office:value="0.00175">
                <text:p>0.00175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062">
                <text:p>0.00062</text:p>
              </table:table-cell>
              <table:table-cell office:value-type="float" office:value="0.00175">
                <text:p>0.00175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059">
                <text:p>0.00059</text:p>
              </table:table-cell>
              <table:table-cell office:value-type="float" office:value="0.00184">
                <text:p>0.00184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061">
                <text:p>0.00061</text:p>
              </table:table-cell>
              <table:table-cell office:value-type="float" office:value="0.00203">
                <text:p>0.00203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063">
                <text:p>0.00063</text:p>
              </table:table-cell>
              <table:table-cell office:value-type="float" office:value="0.00205">
                <text:p>0.00205</text:p>
              </table:table-cell>
              <table:table-cell office:value-type="float" office:value="0.00193">
                <text:p>0.0019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063">
                <text:p>0.00063</text:p>
              </table:table-cell>
              <table:table-cell office:value-type="float" office:value="0.00219">
                <text:p>0.00219</text:p>
              </table:table-cell>
              <table:table-cell office:value-type="float" office:value="0.00192">
                <text:p>0.0019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05">
                <text:p>0.0005</text:p>
              </table:table-cell>
              <table:table-cell office:value-type="float" office:value="0.00147">
                <text:p>0.00147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047">
                <text:p>0.00047</text:p>
              </table:table-cell>
              <table:table-cell office:value-type="float" office:value="0.00135">
                <text:p>0.00135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073">
                <text:p>0.00073</text:p>
              </table:table-cell>
              <table:table-cell office:value-type="float" office:value="0.00188">
                <text:p>0.00188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068">
                <text:p>0.00068</text:p>
              </table:table-cell>
              <table:table-cell office:value-type="float" office:value="0.00563">
                <text:p>0.0056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066">
                <text:p>0.00066</text:p>
              </table:table-cell>
              <table:table-cell office:value-type="float" office:value="0.00183">
                <text:p>0.00183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067">
                <text:p>0.00067</text:p>
              </table:table-cell>
              <table:table-cell office:value-type="float" office:value="0.00208">
                <text:p>0.00208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073">
                <text:p>0.00073</text:p>
              </table:table-cell>
              <table:table-cell office:value-type="float" office:value="0.00239">
                <text:p>0.00239</text:p>
              </table:table-cell>
              <table:table-cell office:value-type="float" office:value="0.00199">
                <text:p>0.0019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58">
                <text:p>0.00058</text:p>
              </table:table-cell>
              <table:table-cell office:value-type="float" office:value="0.00169">
                <text:p>0.00169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058">
                <text:p>0.00058</text:p>
              </table:table-cell>
              <table:table-cell office:value-type="float" office:value="0.00164">
                <text:p>0.00164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068">
                <text:p>0.00068</text:p>
              </table:table-cell>
              <table:table-cell office:value-type="float" office:value="0.00208">
                <text:p>0.00208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056">
                <text:p>0.00056</text:p>
              </table:table-cell>
              <table:table-cell office:value-type="float" office:value="0.00158">
                <text:p>0.00158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067">
                <text:p>0.00067</text:p>
              </table:table-cell>
              <table:table-cell office:value-type="float" office:value="0.00198">
                <text:p>0.00198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063">
                <text:p>0.00063</text:p>
              </table:table-cell>
              <table:table-cell office:value-type="float" office:value="0.00175">
                <text:p>0.00175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051">
                <text:p>0.00051</text:p>
              </table:table-cell>
              <table:table-cell office:value-type="float" office:value="0.0013">
                <text:p>0.0013</text:p>
              </table:table-cell>
              <table:table-cell office:value-type="float" office:value="0.00115">
                <text:p>0.0011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065">
                <text:p>0.00065</text:p>
              </table:table-cell>
              <table:table-cell office:value-type="float" office:value="0.0019">
                <text:p>0.0019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056">
                <text:p>0.00056</text:p>
              </table:table-cell>
              <table:table-cell office:value-type="float" office:value="0.00155">
                <text:p>0.00155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064">
                <text:p>0.00064</text:p>
              </table:table-cell>
              <table:table-cell office:value-type="float" office:value="0.00195">
                <text:p>0.00195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058">
                <text:p>0.00058</text:p>
              </table:table-cell>
              <table:table-cell office:value-type="float" office:value="0.00157">
                <text:p>0.00157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061">
                <text:p>0.00061</text:p>
              </table:table-cell>
              <table:table-cell office:value-type="float" office:value="0.0018">
                <text:p>0.0018</text:p>
              </table:table-cell>
              <table:table-cell office:value-type="float" office:value="0.00159">
                <text:p>0.0015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047">
                <text:p>0.00047</text:p>
              </table:table-cell>
              <table:table-cell office:value-type="float" office:value="0.00116">
                <text:p>0.00116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055">
                <text:p>0.00055</text:p>
              </table:table-cell>
              <table:table-cell office:value-type="float" office:value="0.00157">
                <text:p>0.00157</text:p>
              </table:table-cell>
              <table:table-cell office:value-type="float" office:value="0.00117">
                <text:p>0.0011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053">
                <text:p>0.00053</text:p>
              </table:table-cell>
              <table:table-cell office:value-type="float" office:value="0.00134">
                <text:p>0.00134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062">
                <text:p>0.00062</text:p>
              </table:table-cell>
              <table:table-cell office:value-type="float" office:value="0.00171">
                <text:p>0.00171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064">
                <text:p>0.00064</text:p>
              </table:table-cell>
              <table:table-cell office:value-type="float" office:value="0.00192">
                <text:p>0.00192</text:p>
              </table:table-cell>
              <table:table-cell office:value-type="float" office:value="0.00159">
                <text:p>0.0015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066">
                <text:p>0.00066</text:p>
              </table:table-cell>
              <table:table-cell office:value-type="float" office:value="0.00186">
                <text:p>0.00186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056">
                <text:p>0.00056</text:p>
              </table:table-cell>
              <table:table-cell office:value-type="float" office:value="0.00148">
                <text:p>0.00148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064">
                <text:p>0.00064</text:p>
              </table:table-cell>
              <table:table-cell office:value-type="float" office:value="0.00184">
                <text:p>0.00184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068">
                <text:p>0.00068</text:p>
              </table:table-cell>
              <table:table-cell office:value-type="float" office:value="0.00229">
                <text:p>0.00229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053">
                <text:p>0.00053</text:p>
              </table:table-cell>
              <table:table-cell office:value-type="float" office:value="0.0014">
                <text:p>0.0014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065">
                <text:p>0.00065</text:p>
              </table:table-cell>
              <table:table-cell office:value-type="float" office:value="0.00185">
                <text:p>0.00185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057">
                <text:p>0.00057</text:p>
              </table:table-cell>
              <table:table-cell office:value-type="float" office:value="0.00159">
                <text:p>0.00159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056">
                <text:p>0.00056</text:p>
              </table:table-cell>
              <table:table-cell office:value-type="float" office:value="0.00153">
                <text:p>0.00153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059">
                <text:p>0.00059</text:p>
              </table:table-cell>
              <table:table-cell office:value-type="float" office:value="0.00169">
                <text:p>0.00169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065">
                <text:p>0.00065</text:p>
              </table:table-cell>
              <table:table-cell office:value-type="float" office:value="0.002">
                <text:p>0.002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066">
                <text:p>0.00066</text:p>
              </table:table-cell>
              <table:table-cell office:value-type="float" office:value="0.00199">
                <text:p>0.00199</text:p>
              </table:table-cell>
              <table:table-cell office:value-type="float" office:value="0.00188">
                <text:p>0.0018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07">
                <text:p>0.0007</text:p>
              </table:table-cell>
              <table:table-cell office:value-type="float" office:value="0.00227">
                <text:p>0.00227</text:p>
              </table:table-cell>
              <table:table-cell office:value-type="float" office:value="0.00191">
                <text:p>0.0019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056">
                <text:p>0.00056</text:p>
              </table:table-cell>
              <table:table-cell office:value-type="float" office:value="0.00152">
                <text:p>0.00152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053">
                <text:p>0.00053</text:p>
              </table:table-cell>
              <table:table-cell office:value-type="float" office:value="0.00138">
                <text:p>0.00138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069">
                <text:p>0.00069</text:p>
              </table:table-cell>
              <table:table-cell office:value-type="float" office:value="0.00184">
                <text:p>0.00184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065">
                <text:p>0.00065</text:p>
              </table:table-cell>
              <table:table-cell office:value-type="float" office:value="0.00158">
                <text:p>0.00158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052">
                <text:p>0.00052</text:p>
              </table:table-cell>
              <table:table-cell office:value-type="float" office:value="0.00156">
                <text:p>0.00156</text:p>
              </table:table-cell>
              <table:table-cell office:value-type="float" office:value="0.00113">
                <text:p>0.0011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065">
                <text:p>0.00065</text:p>
              </table:table-cell>
              <table:table-cell office:value-type="float" office:value="0.00202">
                <text:p>0.00202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072">
                <text:p>0.00072</text:p>
              </table:table-cell>
              <table:table-cell office:value-type="float" office:value="0.00236">
                <text:p>0.00236</text:p>
              </table:table-cell>
              <table:table-cell office:value-type="float" office:value="0.00199">
                <text:p>0.0019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056">
                <text:p>0.00056</text:p>
              </table:table-cell>
              <table:table-cell office:value-type="float" office:value="0.00157">
                <text:p>0.00157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055">
                <text:p>0.00055</text:p>
              </table:table-cell>
              <table:table-cell office:value-type="float" office:value="0.00155">
                <text:p>0.00155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066">
                <text:p>0.00066</text:p>
              </table:table-cell>
              <table:table-cell office:value-type="float" office:value="0.00208">
                <text:p>0.00208</text:p>
              </table:table-cell>
              <table:table-cell office:value-type="float" office:value="0.00185">
                <text:p>0.0018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053">
                <text:p>0.00053</text:p>
              </table:table-cell>
              <table:table-cell office:value-type="float" office:value="0.00151">
                <text:p>0.00151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064">
                <text:p>0.00064</text:p>
              </table:table-cell>
              <table:table-cell office:value-type="float" office:value="0.00191">
                <text:p>0.00191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058">
                <text:p>0.00058</text:p>
              </table:table-cell>
              <table:table-cell office:value-type="float" office:value="0.00174">
                <text:p>0.00174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049">
                <text:p>0.00049</text:p>
              </table:table-cell>
              <table:table-cell office:value-type="float" office:value="0.00125">
                <text:p>0.00125</text:p>
              </table:table-cell>
              <table:table-cell office:value-type="float" office:value="0.00115">
                <text:p>0.0011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061">
                <text:p>0.00061</text:p>
              </table:table-cell>
              <table:table-cell office:value-type="float" office:value="0.00189">
                <text:p>0.00189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054">
                <text:p>0.00054</text:p>
              </table:table-cell>
              <table:table-cell office:value-type="float" office:value="0.00152">
                <text:p>0.00152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062">
                <text:p>0.00062</text:p>
              </table:table-cell>
              <table:table-cell office:value-type="float" office:value="0.00191">
                <text:p>0.00191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055">
                <text:p>0.00055</text:p>
              </table:table-cell>
              <table:table-cell office:value-type="float" office:value="0.00153">
                <text:p>0.00153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059">
                <text:p>0.00059</text:p>
              </table:table-cell>
              <table:table-cell office:value-type="float" office:value="0.00175">
                <text:p>0.00175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044">
                <text:p>0.00044</text:p>
              </table:table-cell>
              <table:table-cell office:value-type="float" office:value="0.00115">
                <text:p>0.00115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063">
                <text:p>0.00063</text:p>
              </table:table-cell>
              <table:table-cell office:value-type="float" office:value="0.00178">
                <text:p>0.00178</text:p>
              </table:table-cell>
              <table:table-cell office:value-type="float" office:value="0.00159">
                <text:p>0.0015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05">
                <text:p>0.0005</text:p>
              </table:table-cell>
              <table:table-cell office:value-type="float" office:value="0.00132">
                <text:p>0.00132</text:p>
              </table:table-cell>
              <table:table-cell office:value-type="float" office:value="0.00121">
                <text:p>0.0012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059">
                <text:p>0.00059</text:p>
              </table:table-cell>
              <table:table-cell office:value-type="float" office:value="0.00166">
                <text:p>0.00166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06">
                <text:p>0.0006</text:p>
              </table:table-cell>
              <table:table-cell office:value-type="float" office:value="0.00183">
                <text:p>0.00183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06">
                <text:p>0.0006</text:p>
              </table:table-cell>
              <table:table-cell office:value-type="float" office:value="0.00183">
                <text:p>0.00183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052">
                <text:p>0.00052</text:p>
              </table:table-cell>
              <table:table-cell office:value-type="float" office:value="0.00146">
                <text:p>0.00146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064">
                <text:p>0.00064</text:p>
              </table:table-cell>
              <table:table-cell office:value-type="float" office:value="0.00204">
                <text:p>0.00204</text:p>
              </table:table-cell>
              <table:table-cell office:value-type="float" office:value="0.00593">
                <text:p>0.0059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056">
                <text:p>0.00056</text:p>
              </table:table-cell>
              <table:table-cell office:value-type="float" office:value="0.00163">
                <text:p>0.00163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051">
                <text:p>0.00051</text:p>
              </table:table-cell>
              <table:table-cell office:value-type="float" office:value="0.00147">
                <text:p>0.00147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062">
                <text:p>0.00062</text:p>
              </table:table-cell>
              <table:table-cell office:value-type="float" office:value="0.00184">
                <text:p>0.00184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055">
                <text:p>0.00055</text:p>
              </table:table-cell>
              <table:table-cell office:value-type="float" office:value="0.00157">
                <text:p>0.00157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056">
                <text:p>0.00056</text:p>
              </table:table-cell>
              <table:table-cell office:value-type="float" office:value="0.00155">
                <text:p>0.00155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059">
                <text:p>0.00059</text:p>
              </table:table-cell>
              <table:table-cell office:value-type="float" office:value="0.00168">
                <text:p>0.00168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063">
                <text:p>0.00063</text:p>
              </table:table-cell>
              <table:table-cell office:value-type="float" office:value="0.00197">
                <text:p>0.00197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079">
                <text:p>0.00079</text:p>
              </table:table-cell>
              <table:table-cell office:value-type="float" office:value="0.0025">
                <text:p>0.0025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069">
                <text:p>0.00069</text:p>
              </table:table-cell>
              <table:table-cell office:value-type="float" office:value="0.00221">
                <text:p>0.00221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056">
                <text:p>0.00056</text:p>
              </table:table-cell>
              <table:table-cell office:value-type="float" office:value="0.00153">
                <text:p>0.00153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051">
                <text:p>0.00051</text:p>
              </table:table-cell>
              <table:table-cell office:value-type="float" office:value="0.00139">
                <text:p>0.00139</text:p>
              </table:table-cell>
              <table:table-cell office:value-type="float" office:value="0.00127">
                <text:p>0.0012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066">
                <text:p>0.00066</text:p>
              </table:table-cell>
              <table:table-cell office:value-type="float" office:value="0.00175">
                <text:p>0.00175</text:p>
              </table:table-cell>
              <table:table-cell office:value-type="float" office:value="0.00148">
                <text:p>0.0014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059">
                <text:p>0.00059</text:p>
              </table:table-cell>
              <table:table-cell office:value-type="float" office:value="0.00152">
                <text:p>0.00152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067">
                <text:p>0.00067</text:p>
              </table:table-cell>
              <table:table-cell office:value-type="float" office:value="0.00185">
                <text:p>0.00185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071">
                <text:p>0.00071</text:p>
              </table:table-cell>
              <table:table-cell office:value-type="float" office:value="0.00214">
                <text:p>0.00214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077">
                <text:p>0.00077</text:p>
              </table:table-cell>
              <table:table-cell office:value-type="float" office:value="0.00248">
                <text:p>0.00248</text:p>
              </table:table-cell>
              <table:table-cell office:value-type="float" office:value="0.00202">
                <text:p>0.0020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063">
                <text:p>0.00063</text:p>
              </table:table-cell>
              <table:table-cell office:value-type="float" office:value="0.00168">
                <text:p>0.00168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066">
                <text:p>0.00066</text:p>
              </table:table-cell>
              <table:table-cell office:value-type="float" office:value="0.00169">
                <text:p>0.00169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071">
                <text:p>0.00071</text:p>
              </table:table-cell>
              <table:table-cell office:value-type="float" office:value="0.00222">
                <text:p>0.00222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061">
                <text:p>0.00061</text:p>
              </table:table-cell>
              <table:table-cell office:value-type="float" office:value="0.00164">
                <text:p>0.00164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051">
                <text:p>0.00051</text:p>
              </table:table-cell>
              <table:table-cell office:value-type="float" office:value="0.00176">
                <text:p>0.00176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06">
                <text:p>0.0006</text:p>
              </table:table-cell>
              <table:table-cell office:value-type="float" office:value="0.00175">
                <text:p>0.00175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046">
                <text:p>0.00046</text:p>
              </table:table-cell>
              <table:table-cell office:value-type="float" office:value="0.00125">
                <text:p>0.00125</text:p>
              </table:table-cell>
              <table:table-cell office:value-type="float" office:value="0.00114">
                <text:p>0.001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058">
                <text:p>0.00058</text:p>
              </table:table-cell>
              <table:table-cell office:value-type="float" office:value="0.00185">
                <text:p>0.00185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053">
                <text:p>0.00053</text:p>
              </table:table-cell>
              <table:table-cell office:value-type="float" office:value="0.00151">
                <text:p>0.00151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059">
                <text:p>0.00059</text:p>
              </table:table-cell>
              <table:table-cell office:value-type="float" office:value="0.00193">
                <text:p>0.00193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051">
                <text:p>0.00051</text:p>
              </table:table-cell>
              <table:table-cell office:value-type="float" office:value="0.00153">
                <text:p>0.00153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058">
                <text:p>0.00058</text:p>
              </table:table-cell>
              <table:table-cell office:value-type="float" office:value="0.00178">
                <text:p>0.00178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043">
                <text:p>0.00043</text:p>
              </table:table-cell>
              <table:table-cell office:value-type="float" office:value="0.00115">
                <text:p>0.00115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056">
                <text:p>0.00056</text:p>
              </table:table-cell>
              <table:table-cell office:value-type="float" office:value="0.0017">
                <text:p>0.0017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047">
                <text:p>0.00047</text:p>
              </table:table-cell>
              <table:table-cell office:value-type="float" office:value="0.00133">
                <text:p>0.00133</text:p>
              </table:table-cell>
              <table:table-cell office:value-type="float" office:value="0.00122">
                <text:p>0.0012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052">
                <text:p>0.00052</text:p>
              </table:table-cell>
              <table:table-cell office:value-type="float" office:value="0.00164">
                <text:p>0.00164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056">
                <text:p>0.00056</text:p>
              </table:table-cell>
              <table:table-cell office:value-type="float" office:value="0.0018">
                <text:p>0.0018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057">
                <text:p>0.00057</text:p>
              </table:table-cell>
              <table:table-cell office:value-type="float" office:value="0.0018">
                <text:p>0.0018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05">
                <text:p>0.0005</text:p>
              </table:table-cell>
              <table:table-cell office:value-type="float" office:value="0.00147">
                <text:p>0.00147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061">
                <text:p>0.00061</text:p>
              </table:table-cell>
              <table:table-cell office:value-type="float" office:value="0.00204">
                <text:p>0.00204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059">
                <text:p>0.00059</text:p>
              </table:table-cell>
              <table:table-cell office:value-type="float" office:value="0.00182">
                <text:p>0.00182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048">
                <text:p>0.00048</text:p>
              </table:table-cell>
              <table:table-cell office:value-type="float" office:value="0.00139">
                <text:p>0.00139</text:p>
              </table:table-cell>
              <table:table-cell office:value-type="float" office:value="0.00131">
                <text:p>0.0013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057">
                <text:p>0.00057</text:p>
              </table:table-cell>
              <table:table-cell office:value-type="float" office:value="0.00181">
                <text:p>0.00181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051">
                <text:p>0.00051</text:p>
              </table:table-cell>
              <table:table-cell office:value-type="float" office:value="0.00149">
                <text:p>0.00149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052">
                <text:p>0.00052</text:p>
              </table:table-cell>
              <table:table-cell office:value-type="float" office:value="0.00156">
                <text:p>0.00156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054">
                <text:p>0.00054</text:p>
              </table:table-cell>
              <table:table-cell office:value-type="float" office:value="0.00165">
                <text:p>0.00165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061">
                <text:p>0.00061</text:p>
              </table:table-cell>
              <table:table-cell office:value-type="float" office:value="0.00197">
                <text:p>0.00197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062">
                <text:p>0.00062</text:p>
              </table:table-cell>
              <table:table-cell office:value-type="float" office:value="0.00199">
                <text:p>0.00199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065">
                <text:p>0.00065</text:p>
              </table:table-cell>
              <table:table-cell office:value-type="float" office:value="0.00219">
                <text:p>0.00219</text:p>
              </table:table-cell>
              <table:table-cell office:value-type="float" office:value="0.00193">
                <text:p>0.0019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052">
                <text:p>0.00052</text:p>
              </table:table-cell>
              <table:table-cell office:value-type="float" office:value="0.00152">
                <text:p>0.00152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049">
                <text:p>0.00049</text:p>
              </table:table-cell>
              <table:table-cell office:value-type="float" office:value="0.00137">
                <text:p>0.00137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06">
                <text:p>0.0006</text:p>
              </table:table-cell>
              <table:table-cell office:value-type="float" office:value="0.00174">
                <text:p>0.00174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058">
                <text:p>0.00058</text:p>
              </table:table-cell>
              <table:table-cell office:value-type="float" office:value="0.00153">
                <text:p>0.00153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067">
                <text:p>0.00067</text:p>
              </table:table-cell>
              <table:table-cell office:value-type="float" office:value="0.00184">
                <text:p>0.00184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066">
                <text:p>0.00066</text:p>
              </table:table-cell>
              <table:table-cell office:value-type="float" office:value="0.00206">
                <text:p>0.00206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074">
                <text:p>0.00074</text:p>
              </table:table-cell>
              <table:table-cell office:value-type="float" office:value="0.00244">
                <text:p>0.00244</text:p>
              </table:table-cell>
              <table:table-cell office:value-type="float" office:value="0.00199">
                <text:p>0.0019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059">
                <text:p>0.00059</text:p>
              </table:table-cell>
              <table:table-cell office:value-type="float" office:value="0.00166">
                <text:p>0.00166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069">
                <text:p>0.00069</text:p>
              </table:table-cell>
              <table:table-cell office:value-type="float" office:value="0.00214">
                <text:p>0.00214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068">
                <text:p>0.00068</text:p>
              </table:table-cell>
              <table:table-cell office:value-type="float" office:value="0.00219">
                <text:p>0.00219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057">
                <text:p>0.00057</text:p>
              </table:table-cell>
              <table:table-cell office:value-type="float" office:value="0.00156">
                <text:p>0.00156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066">
                <text:p>0.00066</text:p>
              </table:table-cell>
              <table:table-cell office:value-type="float" office:value="0.00204">
                <text:p>0.00204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063">
                <text:p>0.00063</text:p>
              </table:table-cell>
              <table:table-cell office:value-type="float" office:value="0.0018">
                <text:p>0.0018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056">
                <text:p>0.00056</text:p>
              </table:table-cell>
              <table:table-cell office:value-type="float" office:value="0.00134">
                <text:p>0.00134</text:p>
              </table:table-cell>
              <table:table-cell office:value-type="float" office:value="0.00116">
                <text:p>0.0011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065">
                <text:p>0.00065</text:p>
              </table:table-cell>
              <table:table-cell office:value-type="float" office:value="0.00197">
                <text:p>0.00197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043">
                <text:p>0.00043</text:p>
              </table:table-cell>
              <table:table-cell office:value-type="float" office:value="0.00141">
                <text:p>0.00141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057">
                <text:p>0.00057</text:p>
              </table:table-cell>
              <table:table-cell office:value-type="float" office:value="0.00193">
                <text:p>0.00193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05">
                <text:p>0.0005</text:p>
              </table:table-cell>
              <table:table-cell office:value-type="float" office:value="0.00152">
                <text:p>0.00152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053">
                <text:p>0.00053</text:p>
              </table:table-cell>
              <table:table-cell office:value-type="float" office:value="0.00174">
                <text:p>0.00174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042">
                <text:p>0.00042</text:p>
              </table:table-cell>
              <table:table-cell office:value-type="float" office:value="0.00115">
                <text:p>0.00115</text:p>
              </table:table-cell>
              <table:table-cell office:value-type="float" office:value="0.00102">
                <text:p>0.0010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056">
                <text:p>0.00056</text:p>
              </table:table-cell>
              <table:table-cell office:value-type="float" office:value="0.00178">
                <text:p>0.00178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044">
                <text:p>0.00044</text:p>
              </table:table-cell>
              <table:table-cell office:value-type="float" office:value="0.00132">
                <text:p>0.00132</text:p>
              </table:table-cell>
              <table:table-cell office:value-type="float" office:value="0.00119">
                <text:p>0.0011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052">
                <text:p>0.00052</text:p>
              </table:table-cell>
              <table:table-cell office:value-type="float" office:value="0.00165">
                <text:p>0.00165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054">
                <text:p>0.00054</text:p>
              </table:table-cell>
              <table:table-cell office:value-type="float" office:value="0.00184">
                <text:p>0.00184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055">
                <text:p>0.00055</text:p>
              </table:table-cell>
              <table:table-cell office:value-type="float" office:value="0.00179">
                <text:p>0.00179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046">
                <text:p>0.00046</text:p>
              </table:table-cell>
              <table:table-cell office:value-type="float" office:value="0.00143">
                <text:p>0.00143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057">
                <text:p>0.00057</text:p>
              </table:table-cell>
              <table:table-cell office:value-type="float" office:value="0.002">
                <text:p>0.002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055">
                <text:p>0.00055</text:p>
              </table:table-cell>
              <table:table-cell office:value-type="float" office:value="0.00181">
                <text:p>0.00181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049">
                <text:p>0.00049</text:p>
              </table:table-cell>
              <table:table-cell office:value-type="float" office:value="0.00157">
                <text:p>0.00157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055">
                <text:p>0.00055</text:p>
              </table:table-cell>
              <table:table-cell office:value-type="float" office:value="0.00182">
                <text:p>0.00182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051">
                <text:p>0.00051</text:p>
              </table:table-cell>
              <table:table-cell office:value-type="float" office:value="0.00152">
                <text:p>0.00152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05">
                <text:p>0.0005</text:p>
              </table:table-cell>
              <table:table-cell office:value-type="float" office:value="0.0015">
                <text:p>0.0015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053">
                <text:p>0.00053</text:p>
              </table:table-cell>
              <table:table-cell office:value-type="float" office:value="0.00163">
                <text:p>0.00163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056">
                <text:p>0.00056</text:p>
              </table:table-cell>
              <table:table-cell office:value-type="float" office:value="0.00189">
                <text:p>0.00189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071">
                <text:p>0.00071</text:p>
              </table:table-cell>
              <table:table-cell office:value-type="float" office:value="0.00813">
                <text:p>0.00813</text:p>
              </table:table-cell>
              <table:table-cell office:value-type="float" office:value="0.00227">
                <text:p>0.0022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078">
                <text:p>0.00078</text:p>
              </table:table-cell>
              <table:table-cell office:value-type="float" office:value="0.00295">
                <text:p>0.00295</text:p>
              </table:table-cell>
              <table:table-cell office:value-type="float" office:value="0.00236">
                <text:p>0.0023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063">
                <text:p>0.00063</text:p>
              </table:table-cell>
              <table:table-cell office:value-type="float" office:value="0.00191">
                <text:p>0.00191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056">
                <text:p>0.00056</text:p>
              </table:table-cell>
              <table:table-cell office:value-type="float" office:value="0.00165">
                <text:p>0.00165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077">
                <text:p>0.00077</text:p>
              </table:table-cell>
              <table:table-cell office:value-type="float" office:value="0.0021">
                <text:p>0.0021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068">
                <text:p>0.00068</text:p>
              </table:table-cell>
              <table:table-cell office:value-type="float" office:value="0.00167">
                <text:p>0.00167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073">
                <text:p>0.00073</text:p>
              </table:table-cell>
              <table:table-cell office:value-type="float" office:value="0.00194">
                <text:p>0.00194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08">
                <text:p>0.0008</text:p>
              </table:table-cell>
              <table:table-cell office:value-type="float" office:value="0.00231">
                <text:p>0.00231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093">
                <text:p>0.00093</text:p>
              </table:table-cell>
              <table:table-cell office:value-type="float" office:value="0.00276">
                <text:p>0.00276</text:p>
              </table:table-cell>
              <table:table-cell office:value-type="float" office:value="0.00204">
                <text:p>0.0020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067">
                <text:p>0.00067</text:p>
              </table:table-cell>
              <table:table-cell office:value-type="float" office:value="0.00174">
                <text:p>0.00174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065">
                <text:p>0.00065</text:p>
              </table:table-cell>
              <table:table-cell office:value-type="float" office:value="0.00168">
                <text:p>0.00168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077">
                <text:p>0.00077</text:p>
              </table:table-cell>
              <table:table-cell office:value-type="float" office:value="0.00228">
                <text:p>0.00228</text:p>
              </table:table-cell>
              <table:table-cell office:value-type="float" office:value="0.00188">
                <text:p>0.0018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066">
                <text:p>0.00066</text:p>
              </table:table-cell>
              <table:table-cell office:value-type="float" office:value="0.00167">
                <text:p>0.00167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078">
                <text:p>0.00078</text:p>
              </table:table-cell>
              <table:table-cell office:value-type="float" office:value="0.0022">
                <text:p>0.0022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071">
                <text:p>0.00071</text:p>
              </table:table-cell>
              <table:table-cell office:value-type="float" office:value="0.00193">
                <text:p>0.00193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058">
                <text:p>0.00058</text:p>
              </table:table-cell>
              <table:table-cell office:value-type="float" office:value="0.00138">
                <text:p>0.00138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073">
                <text:p>0.00073</text:p>
              </table:table-cell>
              <table:table-cell office:value-type="float" office:value="0.00207">
                <text:p>0.00207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05">
                <text:p>0.0005</text:p>
              </table:table-cell>
              <table:table-cell office:value-type="float" office:value="0.00147">
                <text:p>0.00147</text:p>
              </table:table-cell>
              <table:table-cell office:value-type="float" office:value="0.00102">
                <text:p>0.0010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065">
                <text:p>0.00065</text:p>
              </table:table-cell>
              <table:table-cell office:value-type="float" office:value="0.00195">
                <text:p>0.00195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056">
                <text:p>0.00056</text:p>
              </table:table-cell>
              <table:table-cell office:value-type="float" office:value="0.00172">
                <text:p>0.00172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059">
                <text:p>0.00059</text:p>
              </table:table-cell>
              <table:table-cell office:value-type="float" office:value="0.00181">
                <text:p>0.00181</text:p>
              </table:table-cell>
              <table:table-cell office:value-type="float" office:value="0.00159">
                <text:p>0.0015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052">
                <text:p>0.00052</text:p>
              </table:table-cell>
              <table:table-cell office:value-type="float" office:value="0.00137">
                <text:p>0.00137</text:p>
              </table:table-cell>
              <table:table-cell office:value-type="float" office:value="0.00112">
                <text:p>0.0011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082">
                <text:p>0.00082</text:p>
              </table:table-cell>
              <table:table-cell office:value-type="float" office:value="0.00244">
                <text:p>0.00244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058">
                <text:p>0.00058</text:p>
              </table:table-cell>
              <table:table-cell office:value-type="float" office:value="0.00165">
                <text:p>0.00165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066">
                <text:p>0.00066</text:p>
              </table:table-cell>
              <table:table-cell office:value-type="float" office:value="0.00212">
                <text:p>0.00212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083">
                <text:p>0.00083</text:p>
              </table:table-cell>
              <table:table-cell office:value-type="float" office:value="0.00247">
                <text:p>0.00247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068">
                <text:p>0.00068</text:p>
              </table:table-cell>
              <table:table-cell office:value-type="float" office:value="0.00223">
                <text:p>0.00223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059">
                <text:p>0.00059</text:p>
              </table:table-cell>
              <table:table-cell office:value-type="float" office:value="0.0017">
                <text:p>0.0017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08">
                <text:p>0.0008</text:p>
              </table:table-cell>
              <table:table-cell office:value-type="float" office:value="0.00273">
                <text:p>0.00273</text:p>
              </table:table-cell>
              <table:table-cell office:value-type="float" office:value="0.00202">
                <text:p>0.0020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068">
                <text:p>0.00068</text:p>
              </table:table-cell>
              <table:table-cell office:value-type="float" office:value="0.00201">
                <text:p>0.00201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062">
                <text:p>0.00062</text:p>
              </table:table-cell>
              <table:table-cell office:value-type="float" office:value="0.00178">
                <text:p>0.00178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067">
                <text:p>0.00067</text:p>
              </table:table-cell>
              <table:table-cell office:value-type="float" office:value="0.00177">
                <text:p>0.00177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062">
                <text:p>0.00062</text:p>
              </table:table-cell>
              <table:table-cell office:value-type="float" office:value="0.00175">
                <text:p>0.00175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068">
                <text:p>0.00068</text:p>
              </table:table-cell>
              <table:table-cell office:value-type="float" office:value="0.00219">
                <text:p>0.00219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075">
                <text:p>0.00075</text:p>
              </table:table-cell>
              <table:table-cell office:value-type="float" office:value="0.0024">
                <text:p>0.0024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077">
                <text:p>0.00077</text:p>
              </table:table-cell>
              <table:table-cell office:value-type="float" office:value="0.00249">
                <text:p>0.00249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083">
                <text:p>0.00083</text:p>
              </table:table-cell>
              <table:table-cell office:value-type="float" office:value="0.00275">
                <text:p>0.00275</text:p>
              </table:table-cell>
              <table:table-cell office:value-type="float" office:value="0.00184">
                <text:p>0.0018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075">
                <text:p>0.00075</text:p>
              </table:table-cell>
              <table:table-cell office:value-type="float" office:value="0.00232">
                <text:p>0.00232</text:p>
              </table:table-cell>
              <table:table-cell office:value-type="float" office:value="0.00194">
                <text:p>0.0019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057">
                <text:p>0.00057</text:p>
              </table:table-cell>
              <table:table-cell office:value-type="float" office:value="0.00154">
                <text:p>0.00154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051">
                <text:p>0.00051</text:p>
              </table:table-cell>
              <table:table-cell office:value-type="float" office:value="0.00144">
                <text:p>0.00144</text:p>
              </table:table-cell>
              <table:table-cell office:value-type="float" office:value="0.00127">
                <text:p>0.0012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064">
                <text:p>0.00064</text:p>
              </table:table-cell>
              <table:table-cell office:value-type="float" office:value="0.00177">
                <text:p>0.00177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063">
                <text:p>0.00063</text:p>
              </table:table-cell>
              <table:table-cell office:value-type="float" office:value="0.00163">
                <text:p>0.00163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066">
                <text:p>0.00066</text:p>
              </table:table-cell>
              <table:table-cell office:value-type="float" office:value="0.00185">
                <text:p>0.00185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071">
                <text:p>0.00071</text:p>
              </table:table-cell>
              <table:table-cell office:value-type="float" office:value="0.00214">
                <text:p>0.00214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076">
                <text:p>0.00076</text:p>
              </table:table-cell>
              <table:table-cell office:value-type="float" office:value="0.00249">
                <text:p>0.00249</text:p>
              </table:table-cell>
              <table:table-cell office:value-type="float" office:value="0.00203">
                <text:p>0.0020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063">
                <text:p>0.00063</text:p>
              </table:table-cell>
              <table:table-cell office:value-type="float" office:value="0.00169">
                <text:p>0.00169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062">
                <text:p>0.00062</text:p>
              </table:table-cell>
              <table:table-cell office:value-type="float" office:value="0.0016">
                <text:p>0.0016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071">
                <text:p>0.00071</text:p>
              </table:table-cell>
              <table:table-cell office:value-type="float" office:value="0.00218">
                <text:p>0.00218</text:p>
              </table:table-cell>
              <table:table-cell office:value-type="float" office:value="0.00182">
                <text:p>0.0018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063">
                <text:p>0.00063</text:p>
              </table:table-cell>
              <table:table-cell office:value-type="float" office:value="0.00163">
                <text:p>0.00163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073">
                <text:p>0.00073</text:p>
              </table:table-cell>
              <table:table-cell office:value-type="float" office:value="0.00223">
                <text:p>0.00223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066">
                <text:p>0.00066</text:p>
              </table:table-cell>
              <table:table-cell office:value-type="float" office:value="0.00212">
                <text:p>0.00212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052">
                <text:p>0.00052</text:p>
              </table:table-cell>
              <table:table-cell office:value-type="float" office:value="0.00148">
                <text:p>0.00148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066">
                <text:p>0.00066</text:p>
              </table:table-cell>
              <table:table-cell office:value-type="float" office:value="0.00212">
                <text:p>0.00212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058">
                <text:p>0.00058</text:p>
              </table:table-cell>
              <table:table-cell office:value-type="float" office:value="0.00173">
                <text:p>0.00173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063">
                <text:p>0.00063</text:p>
              </table:table-cell>
              <table:table-cell office:value-type="float" office:value="0.00206">
                <text:p>0.00206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052">
                <text:p>0.00052</text:p>
              </table:table-cell>
              <table:table-cell office:value-type="float" office:value="0.00164">
                <text:p>0.00164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057">
                <text:p>0.00057</text:p>
              </table:table-cell>
              <table:table-cell office:value-type="float" office:value="0.00177">
                <text:p>0.00177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053">
                <text:p>0.00053</text:p>
              </table:table-cell>
              <table:table-cell office:value-type="float" office:value="0.00143">
                <text:p>0.00143</text:p>
              </table:table-cell>
              <table:table-cell office:value-type="float" office:value="0.00111">
                <text:p>0.0011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054">
                <text:p>0.00054</text:p>
              </table:table-cell>
              <table:table-cell office:value-type="float" office:value="0.00173">
                <text:p>0.00173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048">
                <text:p>0.00048</text:p>
              </table:table-cell>
              <table:table-cell office:value-type="float" office:value="0.00143">
                <text:p>0.00143</text:p>
              </table:table-cell>
              <table:table-cell office:value-type="float" office:value="0.00124">
                <text:p>0.0012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056">
                <text:p>0.00056</text:p>
              </table:table-cell>
              <table:table-cell office:value-type="float" office:value="0.00166">
                <text:p>0.00166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059">
                <text:p>0.00059</text:p>
              </table:table-cell>
              <table:table-cell office:value-type="float" office:value="0.00185">
                <text:p>0.00185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062">
                <text:p>0.00062</text:p>
              </table:table-cell>
              <table:table-cell office:value-type="float" office:value="0.00191">
                <text:p>0.00191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049">
                <text:p>0.00049</text:p>
              </table:table-cell>
              <table:table-cell office:value-type="float" office:value="0.00144">
                <text:p>0.00144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062">
                <text:p>0.00062</text:p>
              </table:table-cell>
              <table:table-cell office:value-type="float" office:value="0.00213">
                <text:p>0.00213</text:p>
              </table:table-cell>
              <table:table-cell office:value-type="float" office:value="0.00192">
                <text:p>0.0019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055">
                <text:p>0.00055</text:p>
              </table:table-cell>
              <table:table-cell office:value-type="float" office:value="0.00177">
                <text:p>0.00177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052">
                <text:p>0.00052</text:p>
              </table:table-cell>
              <table:table-cell office:value-type="float" office:value="0.00163">
                <text:p>0.00163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05">
                <text:p>0.0005</text:p>
              </table:table-cell>
              <table:table-cell office:value-type="float" office:value="0.00146">
                <text:p>0.00146</text:p>
              </table:table-cell>
              <table:table-cell office:value-type="float" office:value="0.00127">
                <text:p>0.0012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057">
                <text:p>0.00057</text:p>
              </table:table-cell>
              <table:table-cell office:value-type="float" office:value="0.00188">
                <text:p>0.00188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051">
                <text:p>0.00051</text:p>
              </table:table-cell>
              <table:table-cell office:value-type="float" office:value="0.00153">
                <text:p>0.00153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056">
                <text:p>0.00056</text:p>
              </table:table-cell>
              <table:table-cell office:value-type="float" office:value="0.00166">
                <text:p>0.00166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06">
                <text:p>0.0006</text:p>
              </table:table-cell>
              <table:table-cell office:value-type="float" office:value="0.00194">
                <text:p>0.00194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058">
                <text:p>0.00058</text:p>
              </table:table-cell>
              <table:table-cell office:value-type="float" office:value="0.00198">
                <text:p>0.00198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067">
                <text:p>0.00067</text:p>
              </table:table-cell>
              <table:table-cell office:value-type="float" office:value="0.00226">
                <text:p>0.00226</text:p>
              </table:table-cell>
              <table:table-cell office:value-type="float" office:value="0.00192">
                <text:p>0.0019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051">
                <text:p>0.00051</text:p>
              </table:table-cell>
              <table:table-cell office:value-type="float" office:value="0.0015">
                <text:p>0.0015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048">
                <text:p>0.00048</text:p>
              </table:table-cell>
              <table:table-cell office:value-type="float" office:value="0.00134">
                <text:p>0.00134</text:p>
              </table:table-cell>
              <table:table-cell office:value-type="float" office:value="0.00132">
                <text:p>0.0013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065">
                <text:p>0.00065</text:p>
              </table:table-cell>
              <table:table-cell office:value-type="float" office:value="0.00178">
                <text:p>0.00178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06">
                <text:p>0.0006</text:p>
              </table:table-cell>
              <table:table-cell office:value-type="float" office:value="0.00159">
                <text:p>0.00159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065">
                <text:p>0.00065</text:p>
              </table:table-cell>
              <table:table-cell office:value-type="float" office:value="0.00192">
                <text:p>0.00192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073">
                <text:p>0.00073</text:p>
              </table:table-cell>
              <table:table-cell office:value-type="float" office:value="0.00214">
                <text:p>0.00214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062">
                <text:p>0.00062</text:p>
              </table:table-cell>
              <table:table-cell office:value-type="float" office:value="0.00224">
                <text:p>0.00224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063">
                <text:p>0.00063</text:p>
              </table:table-cell>
              <table:table-cell office:value-type="float" office:value="0.00194">
                <text:p>0.00194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055">
                <text:p>0.00055</text:p>
              </table:table-cell>
              <table:table-cell office:value-type="float" office:value="0.00181">
                <text:p>0.00181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075">
                <text:p>0.00075</text:p>
              </table:table-cell>
              <table:table-cell office:value-type="float" office:value="0.00258">
                <text:p>0.00258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058">
                <text:p>0.00058</text:p>
              </table:table-cell>
              <table:table-cell office:value-type="float" office:value="0.00192">
                <text:p>0.00192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068">
                <text:p>0.00068</text:p>
              </table:table-cell>
              <table:table-cell office:value-type="float" office:value="0.00242">
                <text:p>0.00242</text:p>
              </table:table-cell>
              <table:table-cell office:value-type="float" office:value="0.00182">
                <text:p>0.0018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054">
                <text:p>0.00054</text:p>
              </table:table-cell>
              <table:table-cell office:value-type="float" office:value="0.00174">
                <text:p>0.00174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045">
                <text:p>0.00045</text:p>
              </table:table-cell>
              <table:table-cell office:value-type="float" office:value="0.00127">
                <text:p>0.00127</text:p>
              </table:table-cell>
              <table:table-cell office:value-type="float" office:value="0.00112">
                <text:p>0.0011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057">
                <text:p>0.00057</text:p>
              </table:table-cell>
              <table:table-cell office:value-type="float" office:value="0.00197">
                <text:p>0.00197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05">
                <text:p>0.0005</text:p>
              </table:table-cell>
              <table:table-cell office:value-type="float" office:value="0.00148">
                <text:p>0.00148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058">
                <text:p>0.00058</text:p>
              </table:table-cell>
              <table:table-cell office:value-type="float" office:value="0.00193">
                <text:p>0.00193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06">
                <text:p>0.0006</text:p>
              </table:table-cell>
              <table:table-cell office:value-type="float" office:value="0.00178">
                <text:p>0.00178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062">
                <text:p>0.00062</text:p>
              </table:table-cell>
              <table:table-cell office:value-type="float" office:value="0.00197">
                <text:p>0.00197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043">
                <text:p>0.00043</text:p>
              </table:table-cell>
              <table:table-cell office:value-type="float" office:value="0.00113">
                <text:p>0.00113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054">
                <text:p>0.00054</text:p>
              </table:table-cell>
              <table:table-cell office:value-type="float" office:value="0.00174">
                <text:p>0.00174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046">
                <text:p>0.00046</text:p>
              </table:table-cell>
              <table:table-cell office:value-type="float" office:value="0.00132">
                <text:p>0.00132</text:p>
              </table:table-cell>
              <table:table-cell office:value-type="float" office:value="0.00124">
                <text:p>0.0012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054">
                <text:p>0.00054</text:p>
              </table:table-cell>
              <table:table-cell office:value-type="float" office:value="0.00166">
                <text:p>0.00166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058">
                <text:p>0.00058</text:p>
              </table:table-cell>
              <table:table-cell office:value-type="float" office:value="0.00179">
                <text:p>0.00179</text:p>
              </table:table-cell>
              <table:table-cell office:value-type="float" office:value="0.00159">
                <text:p>0.0015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058">
                <text:p>0.00058</text:p>
              </table:table-cell>
              <table:table-cell office:value-type="float" office:value="0.00181">
                <text:p>0.00181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056">
                <text:p>0.00056</text:p>
              </table:table-cell>
              <table:table-cell office:value-type="float" office:value="0.00165">
                <text:p>0.00165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063">
                <text:p>0.00063</text:p>
              </table:table-cell>
              <table:table-cell office:value-type="float" office:value="0.00204">
                <text:p>0.00204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057">
                <text:p>0.00057</text:p>
              </table:table-cell>
              <table:table-cell office:value-type="float" office:value="0.00185">
                <text:p>0.00185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051">
                <text:p>0.00051</text:p>
              </table:table-cell>
              <table:table-cell office:value-type="float" office:value="0.00163">
                <text:p>0.00163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048">
                <text:p>0.00048</text:p>
              </table:table-cell>
              <table:table-cell office:value-type="float" office:value="0.00138">
                <text:p>0.00138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056">
                <text:p>0.00056</text:p>
              </table:table-cell>
              <table:table-cell office:value-type="float" office:value="0.00226">
                <text:p>0.00226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055">
                <text:p>0.00055</text:p>
              </table:table-cell>
              <table:table-cell office:value-type="float" office:value="0.00163">
                <text:p>0.00163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055">
                <text:p>0.00055</text:p>
              </table:table-cell>
              <table:table-cell office:value-type="float" office:value="0.00167">
                <text:p>0.00167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059">
                <text:p>0.00059</text:p>
              </table:table-cell>
              <table:table-cell office:value-type="float" office:value="0.00191">
                <text:p>0.00191</text:p>
              </table:table-cell>
              <table:table-cell office:value-type="float" office:value="0.00188">
                <text:p>0.0018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063">
                <text:p>0.00063</text:p>
              </table:table-cell>
              <table:table-cell office:value-type="float" office:value="0.00203">
                <text:p>0.00203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063">
                <text:p>0.00063</text:p>
              </table:table-cell>
              <table:table-cell office:value-type="float" office:value="0.00224">
                <text:p>0.00224</text:p>
              </table:table-cell>
              <table:table-cell office:value-type="float" office:value="0.00196">
                <text:p>0.0019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05">
                <text:p>0.0005</text:p>
              </table:table-cell>
              <table:table-cell office:value-type="float" office:value="0.00151">
                <text:p>0.00151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047">
                <text:p>0.00047</text:p>
              </table:table-cell>
              <table:table-cell office:value-type="float" office:value="0.00135">
                <text:p>0.00135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067">
                <text:p>0.00067</text:p>
              </table:table-cell>
              <table:table-cell office:value-type="float" office:value="0.00185">
                <text:p>0.00185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062">
                <text:p>0.00062</text:p>
              </table:table-cell>
              <table:table-cell office:value-type="float" office:value="0.0016">
                <text:p>0.0016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1">
                <text:p>0.001</text:p>
              </table:table-cell>
              <table:table-cell office:value-type="float" office:value="0.00264">
                <text:p>0.00264</text:p>
              </table:table-cell>
              <table:table-cell office:value-type="float" office:value="0.00182">
                <text:p>0.0018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084">
                <text:p>0.00084</text:p>
              </table:table-cell>
              <table:table-cell office:value-type="float" office:value="0.00285">
                <text:p>0.00285</text:p>
              </table:table-cell>
              <table:table-cell office:value-type="float" office:value="0.00232">
                <text:p>0.0023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089">
                <text:p>0.00089</text:p>
              </table:table-cell>
              <table:table-cell office:value-type="float" office:value="0.00301">
                <text:p>0.00301</text:p>
              </table:table-cell>
              <table:table-cell office:value-type="float" office:value="0.00242">
                <text:p>0.0024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066">
                <text:p>0.00066</text:p>
              </table:table-cell>
              <table:table-cell office:value-type="float" office:value="0.00202">
                <text:p>0.00202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063">
                <text:p>0.00063</text:p>
              </table:table-cell>
              <table:table-cell office:value-type="float" office:value="0.0019">
                <text:p>0.0019</text:p>
              </table:table-cell>
              <table:table-cell office:value-type="float" office:value="0.00159">
                <text:p>0.0015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071">
                <text:p>0.00071</text:p>
              </table:table-cell>
              <table:table-cell office:value-type="float" office:value="0.00232">
                <text:p>0.00232</text:p>
              </table:table-cell>
              <table:table-cell office:value-type="float" office:value="0.00196">
                <text:p>0.0019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057">
                <text:p>0.00057</text:p>
              </table:table-cell>
              <table:table-cell office:value-type="float" office:value="0.00161">
                <text:p>0.00161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062">
                <text:p>0.00062</text:p>
              </table:table-cell>
              <table:table-cell office:value-type="float" office:value="0.00196">
                <text:p>0.00196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0057">
                <text:p>0.00057</text:p>
              </table:table-cell>
              <table:table-cell office:value-type="float" office:value="0.00173">
                <text:p>0.00173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0046">
                <text:p>0.00046</text:p>
              </table:table-cell>
              <table:table-cell office:value-type="float" office:value="0.00124">
                <text:p>0.00124</text:p>
              </table:table-cell>
              <table:table-cell office:value-type="float" office:value="0.00117">
                <text:p>0.0011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059">
                <text:p>0.00059</text:p>
              </table:table-cell>
              <table:table-cell office:value-type="float" office:value="0.00182">
                <text:p>0.00182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052">
                <text:p>0.00052</text:p>
              </table:table-cell>
              <table:table-cell office:value-type="float" office:value="0.00148">
                <text:p>0.00148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06">
                <text:p>0.0006</text:p>
              </table:table-cell>
              <table:table-cell office:value-type="float" office:value="0.0019">
                <text:p>0.0019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0052">
                <text:p>0.00052</text:p>
              </table:table-cell>
              <table:table-cell office:value-type="float" office:value="0.00153">
                <text:p>0.00153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056">
                <text:p>0.00056</text:p>
              </table:table-cell>
              <table:table-cell office:value-type="float" office:value="0.00175">
                <text:p>0.00175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044">
                <text:p>0.00044</text:p>
              </table:table-cell>
              <table:table-cell office:value-type="float" office:value="0.00114">
                <text:p>0.00114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085">
                <text:p>0.00085</text:p>
              </table:table-cell>
              <table:table-cell office:value-type="float" office:value="0.00277">
                <text:p>0.00277</text:p>
              </table:table-cell>
              <table:table-cell office:value-type="float" office:value="0.00197">
                <text:p>0.0019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0076">
                <text:p>0.00076</text:p>
              </table:table-cell>
              <table:table-cell office:value-type="float" office:value="0.00214">
                <text:p>0.00214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079">
                <text:p>0.00079</text:p>
              </table:table-cell>
              <table:table-cell office:value-type="float" office:value="0.00244">
                <text:p>0.00244</text:p>
              </table:table-cell>
              <table:table-cell office:value-type="float" office:value="0.00201">
                <text:p>0.0020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0077">
                <text:p>0.00077</text:p>
              </table:table-cell>
              <table:table-cell office:value-type="float" office:value="0.00269">
                <text:p>0.00269</text:p>
              </table:table-cell>
              <table:table-cell office:value-type="float" office:value="0.00213">
                <text:p>0.0021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079">
                <text:p>0.00079</text:p>
              </table:table-cell>
              <table:table-cell office:value-type="float" office:value="0.00258">
                <text:p>0.00258</text:p>
              </table:table-cell>
              <table:table-cell office:value-type="float" office:value="0.00202">
                <text:p>0.0020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063">
                <text:p>0.00063</text:p>
              </table:table-cell>
              <table:table-cell office:value-type="float" office:value="0.00179">
                <text:p>0.00179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07">
                <text:p>0.0007</text:p>
              </table:table-cell>
              <table:table-cell office:value-type="float" office:value="0.00234">
                <text:p>0.00234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063">
                <text:p>0.00063</text:p>
              </table:table-cell>
              <table:table-cell office:value-type="float" office:value="0.00198">
                <text:p>0.00198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057">
                <text:p>0.00057</text:p>
              </table:table-cell>
              <table:table-cell office:value-type="float" office:value="0.00169">
                <text:p>0.00169</text:p>
              </table:table-cell>
              <table:table-cell office:value-type="float" office:value="0.00148">
                <text:p>0.0014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053">
                <text:p>0.00053</text:p>
              </table:table-cell>
              <table:table-cell office:value-type="float" office:value="0.00142">
                <text:p>0.00142</text:p>
              </table:table-cell>
              <table:table-cell office:value-type="float" office:value="0.00132">
                <text:p>0.0013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074">
                <text:p>0.00074</text:p>
              </table:table-cell>
              <table:table-cell office:value-type="float" office:value="0.00216">
                <text:p>0.00216</text:p>
              </table:table-cell>
              <table:table-cell office:value-type="float" office:value="0.00179">
                <text:p>0.0017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058">
                <text:p>0.00058</text:p>
              </table:table-cell>
              <table:table-cell office:value-type="float" office:value="0.00173">
                <text:p>0.00173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065">
                <text:p>0.00065</text:p>
              </table:table-cell>
              <table:table-cell office:value-type="float" office:value="0.0018">
                <text:p>0.0018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076">
                <text:p>0.00076</text:p>
              </table:table-cell>
              <table:table-cell office:value-type="float" office:value="0.0023">
                <text:p>0.0023</text:p>
              </table:table-cell>
              <table:table-cell office:value-type="float" office:value="0.00179">
                <text:p>0.0017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066">
                <text:p>0.00066</text:p>
              </table:table-cell>
              <table:table-cell office:value-type="float" office:value="0.00225">
                <text:p>0.00225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077">
                <text:p>0.00077</text:p>
              </table:table-cell>
              <table:table-cell office:value-type="float" office:value="0.00549">
                <text:p>0.00549</text:p>
              </table:table-cell>
              <table:table-cell office:value-type="float" office:value="0.00148">
                <text:p>0.0014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06">
                <text:p>0.0006</text:p>
              </table:table-cell>
              <table:table-cell office:value-type="float" office:value="0.00175">
                <text:p>0.00175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054">
                <text:p>0.00054</text:p>
              </table:table-cell>
              <table:table-cell office:value-type="float" office:value="0.00159">
                <text:p>0.00159</text:p>
              </table:table-cell>
              <table:table-cell office:value-type="float" office:value="0.00131">
                <text:p>0.0013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081">
                <text:p>0.00081</text:p>
              </table:table-cell>
              <table:table-cell office:value-type="float" office:value="0.00219">
                <text:p>0.00219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07">
                <text:p>0.0007</text:p>
              </table:table-cell>
              <table:table-cell office:value-type="float" office:value="0.00192">
                <text:p>0.00192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08">
                <text:p>0.0008</text:p>
              </table:table-cell>
              <table:table-cell office:value-type="float" office:value="0.00228">
                <text:p>0.00228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09">
                <text:p>0.0009</text:p>
              </table:table-cell>
              <table:table-cell office:value-type="float" office:value="0.00269">
                <text:p>0.00269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115">
                <text:p>0.00115</text:p>
              </table:table-cell>
              <table:table-cell office:value-type="float" office:value="0.00317">
                <text:p>0.00317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077">
                <text:p>0.00077</text:p>
              </table:table-cell>
              <table:table-cell office:value-type="float" office:value="0.00204">
                <text:p>0.00204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072">
                <text:p>0.00072</text:p>
              </table:table-cell>
              <table:table-cell office:value-type="float" office:value="0.00191">
                <text:p>0.00191</text:p>
              </table:table-cell>
              <table:table-cell office:value-type="float" office:value="0.00148">
                <text:p>0.0014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079">
                <text:p>0.00079</text:p>
              </table:table-cell>
              <table:table-cell office:value-type="float" office:value="0.00275">
                <text:p>0.00275</text:p>
              </table:table-cell>
              <table:table-cell office:value-type="float" office:value="0.00193">
                <text:p>0.0019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072">
                <text:p>0.00072</text:p>
              </table:table-cell>
              <table:table-cell office:value-type="float" office:value="0.00204">
                <text:p>0.00204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087">
                <text:p>0.00087</text:p>
              </table:table-cell>
              <table:table-cell office:value-type="float" office:value="0.0025">
                <text:p>0.0025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085">
                <text:p>0.00085</text:p>
              </table:table-cell>
              <table:table-cell office:value-type="float" office:value="0.00232">
                <text:p>0.00232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051">
                <text:p>0.00051</text:p>
              </table:table-cell>
              <table:table-cell office:value-type="float" office:value="0.00131">
                <text:p>0.00131</text:p>
              </table:table-cell>
              <table:table-cell office:value-type="float" office:value="0.00113">
                <text:p>0.0011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068">
                <text:p>0.00068</text:p>
              </table:table-cell>
              <table:table-cell office:value-type="float" office:value="0.00201">
                <text:p>0.00201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057">
                <text:p>0.00057</text:p>
              </table:table-cell>
              <table:table-cell office:value-type="float" office:value="0.00152">
                <text:p>0.00152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068">
                <text:p>0.00068</text:p>
              </table:table-cell>
              <table:table-cell office:value-type="float" office:value="0.00222">
                <text:p>0.00222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058">
                <text:p>0.00058</text:p>
              </table:table-cell>
              <table:table-cell office:value-type="float" office:value="0.00179">
                <text:p>0.00179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067">
                <text:p>0.00067</text:p>
              </table:table-cell>
              <table:table-cell office:value-type="float" office:value="0.00199">
                <text:p>0.00199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053">
                <text:p>0.00053</text:p>
              </table:table-cell>
              <table:table-cell office:value-type="float" office:value="0.00125">
                <text:p>0.00125</text:p>
              </table:table-cell>
              <table:table-cell office:value-type="float" office:value="0.00116">
                <text:p>0.0011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067">
                <text:p>0.00067</text:p>
              </table:table-cell>
              <table:table-cell office:value-type="float" office:value="0.00198">
                <text:p>0.00198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052">
                <text:p>0.00052</text:p>
              </table:table-cell>
              <table:table-cell office:value-type="float" office:value="0.00139">
                <text:p>0.00139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059">
                <text:p>0.00059</text:p>
              </table:table-cell>
              <table:table-cell office:value-type="float" office:value="0.0017">
                <text:p>0.0017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07">
                <text:p>0.0007</text:p>
              </table:table-cell>
              <table:table-cell office:value-type="float" office:value="0.00203">
                <text:p>0.00203</text:p>
              </table:table-cell>
              <table:table-cell office:value-type="float" office:value="0.00165">
                <text:p>0.0016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064">
                <text:p>0.00064</text:p>
              </table:table-cell>
              <table:table-cell office:value-type="float" office:value="0.00185">
                <text:p>0.00185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055">
                <text:p>0.00055</text:p>
              </table:table-cell>
              <table:table-cell office:value-type="float" office:value="0.0015">
                <text:p>0.0015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066">
                <text:p>0.00066</text:p>
              </table:table-cell>
              <table:table-cell office:value-type="float" office:value="0.00204">
                <text:p>0.00204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111">
                <text:p>0.00111</text:p>
              </table:table-cell>
              <table:table-cell office:value-type="float" office:value="0.00316">
                <text:p>0.00316</text:p>
              </table:table-cell>
              <table:table-cell office:value-type="float" office:value="0.00185">
                <text:p>0.0018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083">
                <text:p>0.00083</text:p>
              </table:table-cell>
              <table:table-cell office:value-type="float" office:value="0.00243">
                <text:p>0.00243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07">
                <text:p>0.0007</text:p>
              </table:table-cell>
              <table:table-cell office:value-type="float" office:value="0.00208">
                <text:p>0.00208</text:p>
              </table:table-cell>
              <table:table-cell office:value-type="float" office:value="0.00159">
                <text:p>0.0015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075">
                <text:p>0.00075</text:p>
              </table:table-cell>
              <table:table-cell office:value-type="float" office:value="0.00232">
                <text:p>0.00232</text:p>
              </table:table-cell>
              <table:table-cell office:value-type="float" office:value="0.00192">
                <text:p>0.0019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069">
                <text:p>0.00069</text:p>
              </table:table-cell>
              <table:table-cell office:value-type="float" office:value="0.00181">
                <text:p>0.00181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061">
                <text:p>0.00061</text:p>
              </table:table-cell>
              <table:table-cell office:value-type="float" office:value="0.00175">
                <text:p>0.00175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065">
                <text:p>0.00065</text:p>
              </table:table-cell>
              <table:table-cell office:value-type="float" office:value="0.0019">
                <text:p>0.0019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067">
                <text:p>0.00067</text:p>
              </table:table-cell>
              <table:table-cell office:value-type="float" office:value="0.00206">
                <text:p>0.00206</text:p>
              </table:table-cell>
              <table:table-cell office:value-type="float" office:value="0.00186">
                <text:p>0.0018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072">
                <text:p>0.00072</text:p>
              </table:table-cell>
              <table:table-cell office:value-type="float" office:value="0.00228">
                <text:p>0.00228</text:p>
              </table:table-cell>
              <table:table-cell office:value-type="float" office:value="0.00197">
                <text:p>0.0019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056">
                <text:p>0.00056</text:p>
              </table:table-cell>
              <table:table-cell office:value-type="float" office:value="0.00156">
                <text:p>0.00156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052">
                <text:p>0.00052</text:p>
              </table:table-cell>
              <table:table-cell office:value-type="float" office:value="0.0014">
                <text:p>0.0014</text:p>
              </table:table-cell>
              <table:table-cell office:value-type="float" office:value="0.00131">
                <text:p>0.0013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072">
                <text:p>0.00072</text:p>
              </table:table-cell>
              <table:table-cell office:value-type="float" office:value="0.00185">
                <text:p>0.00185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067">
                <text:p>0.00067</text:p>
              </table:table-cell>
              <table:table-cell office:value-type="float" office:value="0.00159">
                <text:p>0.00159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00056">
                <text:p>0.00056</text:p>
              </table:table-cell>
              <table:table-cell office:value-type="float" office:value="0.00161">
                <text:p>0.00161</text:p>
              </table:table-cell>
              <table:table-cell office:value-type="float" office:value="0.00118">
                <text:p>0.0011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00068">
                <text:p>0.00068</text:p>
              </table:table-cell>
              <table:table-cell office:value-type="float" office:value="0.00203">
                <text:p>0.00203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00074">
                <text:p>0.00074</text:p>
              </table:table-cell>
              <table:table-cell office:value-type="float" office:value="0.00241">
                <text:p>0.00241</text:p>
              </table:table-cell>
              <table:table-cell office:value-type="float" office:value="0.00203">
                <text:p>0.0020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00058">
                <text:p>0.00058</text:p>
              </table:table-cell>
              <table:table-cell office:value-type="float" office:value="0.00162">
                <text:p>0.00162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00055">
                <text:p>0.00055</text:p>
              </table:table-cell>
              <table:table-cell office:value-type="float" office:value="0.0016">
                <text:p>0.0016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0007">
                <text:p>0.0007</text:p>
              </table:table-cell>
              <table:table-cell office:value-type="float" office:value="0.00208">
                <text:p>0.00208</text:p>
              </table:table-cell>
              <table:table-cell office:value-type="float" office:value="0.00182">
                <text:p>0.0018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00056">
                <text:p>0.00056</text:p>
              </table:table-cell>
              <table:table-cell office:value-type="float" office:value="0.00156">
                <text:p>0.00156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00066">
                <text:p>0.00066</text:p>
              </table:table-cell>
              <table:table-cell office:value-type="float" office:value="0.0022">
                <text:p>0.0022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00063">
                <text:p>0.00063</text:p>
              </table:table-cell>
              <table:table-cell office:value-type="float" office:value="0.00183">
                <text:p>0.00183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0049">
                <text:p>0.00049</text:p>
              </table:table-cell>
              <table:table-cell office:value-type="float" office:value="0.00127">
                <text:p>0.00127</text:p>
              </table:table-cell>
              <table:table-cell office:value-type="float" office:value="0.00118">
                <text:p>0.0011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00063">
                <text:p>0.00063</text:p>
              </table:table-cell>
              <table:table-cell office:value-type="float" office:value="0.00194">
                <text:p>0.00194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0006">
                <text:p>0.0006</text:p>
              </table:table-cell>
              <table:table-cell office:value-type="float" office:value="0.00176">
                <text:p>0.00176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00074">
                <text:p>0.00074</text:p>
              </table:table-cell>
              <table:table-cell office:value-type="float" office:value="0.00224">
                <text:p>0.00224</text:p>
              </table:table-cell>
              <table:table-cell office:value-type="float" office:value="0.00186">
                <text:p>0.0018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0058">
                <text:p>0.00058</text:p>
              </table:table-cell>
              <table:table-cell office:value-type="float" office:value="0.00157">
                <text:p>0.00157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00062">
                <text:p>0.00062</text:p>
              </table:table-cell>
              <table:table-cell office:value-type="float" office:value="0.00182">
                <text:p>0.00182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00057">
                <text:p>0.00057</text:p>
              </table:table-cell>
              <table:table-cell office:value-type="float" office:value="0.00148">
                <text:p>0.00148</text:p>
              </table:table-cell>
              <table:table-cell office:value-type="float" office:value="0.00113">
                <text:p>0.0011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0007">
                <text:p>0.0007</text:p>
              </table:table-cell>
              <table:table-cell office:value-type="float" office:value="0.00197">
                <text:p>0.00197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00057">
                <text:p>0.00057</text:p>
              </table:table-cell>
              <table:table-cell office:value-type="float" office:value="0.0015">
                <text:p>0.0015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00071">
                <text:p>0.00071</text:p>
              </table:table-cell>
              <table:table-cell office:value-type="float" office:value="0.0021">
                <text:p>0.0021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00069">
                <text:p>0.00069</text:p>
              </table:table-cell>
              <table:table-cell office:value-type="float" office:value="0.00216">
                <text:p>0.00216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00077">
                <text:p>0.00077</text:p>
              </table:table-cell>
              <table:table-cell office:value-type="float" office:value="0.00214">
                <text:p>0.00214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0006">
                <text:p>0.0006</text:p>
              </table:table-cell>
              <table:table-cell office:value-type="float" office:value="0.00161">
                <text:p>0.00161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00089">
                <text:p>0.00089</text:p>
              </table:table-cell>
              <table:table-cell office:value-type="float" office:value="0.00273">
                <text:p>0.00273</text:p>
              </table:table-cell>
              <table:table-cell office:value-type="float" office:value="0.00179">
                <text:p>0.0017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00069">
                <text:p>0.00069</text:p>
              </table:table-cell>
              <table:table-cell office:value-type="float" office:value="0.00206">
                <text:p>0.00206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00066">
                <text:p>0.00066</text:p>
              </table:table-cell>
              <table:table-cell office:value-type="float" office:value="0.00185">
                <text:p>0.00185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0007">
                <text:p>0.0007</text:p>
              </table:table-cell>
              <table:table-cell office:value-type="float" office:value="0.00189">
                <text:p>0.00189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00084">
                <text:p>0.00084</text:p>
              </table:table-cell>
              <table:table-cell office:value-type="float" office:value="0.0023">
                <text:p>0.0023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00082">
                <text:p>0.00082</text:p>
              </table:table-cell>
              <table:table-cell office:value-type="float" office:value="0.00224">
                <text:p>0.00224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00069">
                <text:p>0.00069</text:p>
              </table:table-cell>
              <table:table-cell office:value-type="float" office:value="0.00194">
                <text:p>0.00194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00066">
                <text:p>0.00066</text:p>
              </table:table-cell>
              <table:table-cell office:value-type="float" office:value="0.00196">
                <text:p>0.00196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00089">
                <text:p>0.00089</text:p>
              </table:table-cell>
              <table:table-cell office:value-type="float" office:value="0.00281">
                <text:p>0.00281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00069">
                <text:p>0.00069</text:p>
              </table:table-cell>
              <table:table-cell office:value-type="float" office:value="0.00218">
                <text:p>0.00218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00074">
                <text:p>0.00074</text:p>
              </table:table-cell>
              <table:table-cell office:value-type="float" office:value="0.00211">
                <text:p>0.00211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00058">
                <text:p>0.00058</text:p>
              </table:table-cell>
              <table:table-cell office:value-type="float" office:value="0.00181">
                <text:p>0.00181</text:p>
              </table:table-cell>
              <table:table-cell office:value-type="float" office:value="0.00129">
                <text:p>0.0012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0008">
                <text:p>0.0008</text:p>
              </table:table-cell>
              <table:table-cell office:value-type="float" office:value="0.00202">
                <text:p>0.00202</text:p>
              </table:table-cell>
              <table:table-cell office:value-type="float" office:value="0.00151">
                <text:p>0.0015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0007">
                <text:p>0.0007</text:p>
              </table:table-cell>
              <table:table-cell office:value-type="float" office:value="0.00167">
                <text:p>0.00167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00079">
                <text:p>0.00079</text:p>
              </table:table-cell>
              <table:table-cell office:value-type="float" office:value="0.002">
                <text:p>0.002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00083">
                <text:p>0.00083</text:p>
              </table:table-cell>
              <table:table-cell office:value-type="float" office:value="0.00232">
                <text:p>0.00232</text:p>
              </table:table-cell>
              <table:table-cell office:value-type="float" office:value="0.00182">
                <text:p>0.0018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0093">
                <text:p>0.00093</text:p>
              </table:table-cell>
              <table:table-cell office:value-type="float" office:value="0.00277">
                <text:p>0.00277</text:p>
              </table:table-cell>
              <table:table-cell office:value-type="float" office:value="0.00205">
                <text:p>0.0020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00074">
                <text:p>0.00074</text:p>
              </table:table-cell>
              <table:table-cell office:value-type="float" office:value="0.00185">
                <text:p>0.00185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00072">
                <text:p>0.00072</text:p>
              </table:table-cell>
              <table:table-cell office:value-type="float" office:value="0.00182">
                <text:p>0.00182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00085">
                <text:p>0.00085</text:p>
              </table:table-cell>
              <table:table-cell office:value-type="float" office:value="0.00269">
                <text:p>0.00269</text:p>
              </table:table-cell>
              <table:table-cell office:value-type="float" office:value="0.00191">
                <text:p>0.0019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0076">
                <text:p>0.00076</text:p>
              </table:table-cell>
              <table:table-cell office:value-type="float" office:value="0.00179">
                <text:p>0.00179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00082">
                <text:p>0.00082</text:p>
              </table:table-cell>
              <table:table-cell office:value-type="float" office:value="0.00226">
                <text:p>0.00226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0008">
                <text:p>0.0008</text:p>
              </table:table-cell>
              <table:table-cell office:value-type="float" office:value="0.00235">
                <text:p>0.00235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00069">
                <text:p>0.00069</text:p>
              </table:table-cell>
              <table:table-cell office:value-type="float" office:value="0.00171">
                <text:p>0.00171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008">
                <text:p>0.0008</text:p>
              </table:table-cell>
              <table:table-cell office:value-type="float" office:value="0.00238">
                <text:p>0.00238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00071">
                <text:p>0.00071</text:p>
              </table:table-cell>
              <table:table-cell office:value-type="float" office:value="0.00201">
                <text:p>0.00201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00074">
                <text:p>0.00074</text:p>
              </table:table-cell>
              <table:table-cell office:value-type="float" office:value="0.00222">
                <text:p>0.00222</text:p>
              </table:table-cell>
              <table:table-cell office:value-type="float" office:value="0.00184">
                <text:p>0.0018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00063">
                <text:p>0.00063</text:p>
              </table:table-cell>
              <table:table-cell office:value-type="float" office:value="0.00171">
                <text:p>0.00171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00071">
                <text:p>0.00071</text:p>
              </table:table-cell>
              <table:table-cell office:value-type="float" office:value="0.0019">
                <text:p>0.0019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00057">
                <text:p>0.00057</text:p>
              </table:table-cell>
              <table:table-cell office:value-type="float" office:value="0.00139">
                <text:p>0.00139</text:p>
              </table:table-cell>
              <table:table-cell office:value-type="float" office:value="0.00113">
                <text:p>0.0011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00064">
                <text:p>0.00064</text:p>
              </table:table-cell>
              <table:table-cell office:value-type="float" office:value="0.00177">
                <text:p>0.00177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00055">
                <text:p>0.00055</text:p>
              </table:table-cell>
              <table:table-cell office:value-type="float" office:value="0.00136">
                <text:p>0.00136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00078">
                <text:p>0.00078</text:p>
              </table:table-cell>
              <table:table-cell office:value-type="float" office:value="0.00221">
                <text:p>0.00221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00066">
                <text:p>0.00066</text:p>
              </table:table-cell>
              <table:table-cell office:value-type="float" office:value="0.00189">
                <text:p>0.00189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00069">
                <text:p>0.00069</text:p>
              </table:table-cell>
              <table:table-cell office:value-type="float" office:value="0.00193">
                <text:p>0.00193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00058">
                <text:p>0.00058</text:p>
              </table:table-cell>
              <table:table-cell office:value-type="float" office:value="0.00151">
                <text:p>0.00151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00086">
                <text:p>0.00086</text:p>
              </table:table-cell>
              <table:table-cell office:value-type="float" office:value="0.00275">
                <text:p>0.00275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00088">
                <text:p>0.00088</text:p>
              </table:table-cell>
              <table:table-cell office:value-type="float" office:value="0.00253">
                <text:p>0.00253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00074">
                <text:p>0.00074</text:p>
              </table:table-cell>
              <table:table-cell office:value-type="float" office:value="0.00216">
                <text:p>0.00216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00079">
                <text:p>0.00079</text:p>
              </table:table-cell>
              <table:table-cell office:value-type="float" office:value="0.00211">
                <text:p>0.00211</text:p>
              </table:table-cell>
              <table:table-cell office:value-type="float" office:value="0.00148">
                <text:p>0.0014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00073">
                <text:p>0.00073</text:p>
              </table:table-cell>
              <table:table-cell office:value-type="float" office:value="0.00203">
                <text:p>0.00203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00085">
                <text:p>0.00085</text:p>
              </table:table-cell>
              <table:table-cell office:value-type="float" office:value="0.00204">
                <text:p>0.00204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00075">
                <text:p>0.00075</text:p>
              </table:table-cell>
              <table:table-cell office:value-type="float" office:value="0.00212">
                <text:p>0.00212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0008">
                <text:p>0.0008</text:p>
              </table:table-cell>
              <table:table-cell office:value-type="float" office:value="0.00216">
                <text:p>0.00216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00085">
                <text:p>0.00085</text:p>
              </table:table-cell>
              <table:table-cell office:value-type="float" office:value="0.00246">
                <text:p>0.00246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00078">
                <text:p>0.00078</text:p>
              </table:table-cell>
              <table:table-cell office:value-type="float" office:value="0.00235">
                <text:p>0.00235</text:p>
              </table:table-cell>
              <table:table-cell office:value-type="float" office:value="0.00182">
                <text:p>0.0018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00074">
                <text:p>0.00074</text:p>
              </table:table-cell>
              <table:table-cell office:value-type="float" office:value="0.00206">
                <text:p>0.00206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00063">
                <text:p>0.00063</text:p>
              </table:table-cell>
              <table:table-cell office:value-type="float" office:value="0.00158">
                <text:p>0.00158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0067">
                <text:p>0.00067</text:p>
              </table:table-cell>
              <table:table-cell office:value-type="float" office:value="0.00187">
                <text:p>0.00187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0067">
                <text:p>0.00067</text:p>
              </table:table-cell>
              <table:table-cell office:value-type="float" office:value="0.00177">
                <text:p>0.00177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00064">
                <text:p>0.00064</text:p>
              </table:table-cell>
              <table:table-cell office:value-type="float" office:value="0.0019">
                <text:p>0.0019</text:p>
              </table:table-cell>
              <table:table-cell office:value-type="float" office:value="0.00156">
                <text:p>0.0015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00071">
                <text:p>0.00071</text:p>
              </table:table-cell>
              <table:table-cell office:value-type="float" office:value="0.00223">
                <text:p>0.00223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00085">
                <text:p>0.00085</text:p>
              </table:table-cell>
              <table:table-cell office:value-type="float" office:value="0.00276">
                <text:p>0.00276</text:p>
              </table:table-cell>
              <table:table-cell office:value-type="float" office:value="0.00202">
                <text:p>0.0020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0083">
                <text:p>0.00083</text:p>
              </table:table-cell>
              <table:table-cell office:value-type="float" office:value="0.00224">
                <text:p>0.00224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00061">
                <text:p>0.00061</text:p>
              </table:table-cell>
              <table:table-cell office:value-type="float" office:value="0.00162">
                <text:p>0.00162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00075">
                <text:p>0.00075</text:p>
              </table:table-cell>
              <table:table-cell office:value-type="float" office:value="0.0024">
                <text:p>0.0024</text:p>
              </table:table-cell>
              <table:table-cell office:value-type="float" office:value="0.00188">
                <text:p>0.0018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00071">
                <text:p>0.00071</text:p>
              </table:table-cell>
              <table:table-cell office:value-type="float" office:value="0.00182">
                <text:p>0.00182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0078">
                <text:p>0.00078</text:p>
              </table:table-cell>
              <table:table-cell office:value-type="float" office:value="0.00248">
                <text:p>0.00248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00065">
                <text:p>0.00065</text:p>
              </table:table-cell>
              <table:table-cell office:value-type="float" office:value="0.00192">
                <text:p>0.00192</text:p>
              </table:table-cell>
              <table:table-cell office:value-type="float" office:value="0.00155">
                <text:p>0.0015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00055">
                <text:p>0.00055</text:p>
              </table:table-cell>
              <table:table-cell office:value-type="float" office:value="0.00132">
                <text:p>0.00132</text:p>
              </table:table-cell>
              <table:table-cell office:value-type="float" office:value="0.00118">
                <text:p>0.0011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00061">
                <text:p>0.00061</text:p>
              </table:table-cell>
              <table:table-cell office:value-type="float" office:value="0.00207">
                <text:p>0.00207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00051">
                <text:p>0.00051</text:p>
              </table:table-cell>
              <table:table-cell office:value-type="float" office:value="0.00152">
                <text:p>0.00152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00058">
                <text:p>0.00058</text:p>
              </table:table-cell>
              <table:table-cell office:value-type="float" office:value="0.00194">
                <text:p>0.00194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00051">
                <text:p>0.00051</text:p>
              </table:table-cell>
              <table:table-cell office:value-type="float" office:value="0.00154">
                <text:p>0.00154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00056">
                <text:p>0.00056</text:p>
              </table:table-cell>
              <table:table-cell office:value-type="float" office:value="0.00181">
                <text:p>0.00181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00041">
                <text:p>0.00041</text:p>
              </table:table-cell>
              <table:table-cell office:value-type="float" office:value="0.00114">
                <text:p>0.00114</text:p>
              </table:table-cell>
              <table:table-cell office:value-type="float" office:value="0.00107">
                <text:p>0.0010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00062">
                <text:p>0.00062</text:p>
              </table:table-cell>
              <table:table-cell office:value-type="float" office:value="0.00191">
                <text:p>0.00191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0005">
                <text:p>0.0005</text:p>
              </table:table-cell>
              <table:table-cell office:value-type="float" office:value="0.00136">
                <text:p>0.00136</text:p>
              </table:table-cell>
              <table:table-cell office:value-type="float" office:value="0.00122">
                <text:p>0.0012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00055">
                <text:p>0.00055</text:p>
              </table:table-cell>
              <table:table-cell office:value-type="float" office:value="0.00194">
                <text:p>0.00194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00062">
                <text:p>0.00062</text:p>
              </table:table-cell>
              <table:table-cell office:value-type="float" office:value="0.00215">
                <text:p>0.00215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0006">
                <text:p>0.0006</text:p>
              </table:table-cell>
              <table:table-cell office:value-type="float" office:value="0.00197">
                <text:p>0.00197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00052">
                <text:p>0.00052</text:p>
              </table:table-cell>
              <table:table-cell office:value-type="float" office:value="0.00163">
                <text:p>0.00163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00068">
                <text:p>0.00068</text:p>
              </table:table-cell>
              <table:table-cell office:value-type="float" office:value="0.0024">
                <text:p>0.0024</text:p>
              </table:table-cell>
              <table:table-cell office:value-type="float" office:value="0.00179">
                <text:p>0.0017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0006">
                <text:p>0.0006</text:p>
              </table:table-cell>
              <table:table-cell office:value-type="float" office:value="0.00199">
                <text:p>0.00199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00053">
                <text:p>0.00053</text:p>
              </table:table-cell>
              <table:table-cell office:value-type="float" office:value="0.00177">
                <text:p>0.00177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00053">
                <text:p>0.00053</text:p>
              </table:table-cell>
              <table:table-cell office:value-type="float" office:value="0.00156">
                <text:p>0.00156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00062">
                <text:p>0.00062</text:p>
              </table:table-cell>
              <table:table-cell office:value-type="float" office:value="0.0021">
                <text:p>0.0021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00054">
                <text:p>0.00054</text:p>
              </table:table-cell>
              <table:table-cell office:value-type="float" office:value="0.0017">
                <text:p>0.0017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00056">
                <text:p>0.00056</text:p>
              </table:table-cell>
              <table:table-cell office:value-type="float" office:value="0.00173">
                <text:p>0.00173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00057">
                <text:p>0.00057</text:p>
              </table:table-cell>
              <table:table-cell office:value-type="float" office:value="0.00191">
                <text:p>0.00191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00064">
                <text:p>0.00064</text:p>
              </table:table-cell>
              <table:table-cell office:value-type="float" office:value="0.00221">
                <text:p>0.00221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00056">
                <text:p>0.00056</text:p>
              </table:table-cell>
              <table:table-cell office:value-type="float" office:value="0.00186">
                <text:p>0.00186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0007">
                <text:p>0.0007</text:p>
              </table:table-cell>
              <table:table-cell office:value-type="float" office:value="0.00254">
                <text:p>0.00254</text:p>
              </table:table-cell>
              <table:table-cell office:value-type="float" office:value="0.00204">
                <text:p>0.0020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00053">
                <text:p>0.00053</text:p>
              </table:table-cell>
              <table:table-cell office:value-type="float" office:value="0.00181">
                <text:p>0.00181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00066">
                <text:p>0.00066</text:p>
              </table:table-cell>
              <table:table-cell office:value-type="float" office:value="0.002">
                <text:p>0.002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0006">
                <text:p>0.0006</text:p>
              </table:table-cell>
              <table:table-cell office:value-type="float" office:value="0.00173">
                <text:p>0.00173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00073">
                <text:p>0.00073</text:p>
              </table:table-cell>
              <table:table-cell office:value-type="float" office:value="0.00221">
                <text:p>0.00221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00075">
                <text:p>0.00075</text:p>
              </table:table-cell>
              <table:table-cell office:value-type="float" office:value="0.00244">
                <text:p>0.00244</text:p>
              </table:table-cell>
              <table:table-cell office:value-type="float" office:value="0.00182">
                <text:p>0.0018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00079">
                <text:p>0.00079</text:p>
              </table:table-cell>
              <table:table-cell office:value-type="float" office:value="0.00288">
                <text:p>0.00288</text:p>
              </table:table-cell>
              <table:table-cell office:value-type="float" office:value="0.00215">
                <text:p>0.0021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00062">
                <text:p>0.00062</text:p>
              </table:table-cell>
              <table:table-cell office:value-type="float" office:value="0.00189">
                <text:p>0.00189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00067">
                <text:p>0.00067</text:p>
              </table:table-cell>
              <table:table-cell office:value-type="float" office:value="0.00209">
                <text:p>0.00209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00074">
                <text:p>0.00074</text:p>
              </table:table-cell>
              <table:table-cell office:value-type="float" office:value="0.00269">
                <text:p>0.00269</text:p>
              </table:table-cell>
              <table:table-cell office:value-type="float" office:value="0.00187">
                <text:p>0.0018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00061">
                <text:p>0.00061</text:p>
              </table:table-cell>
              <table:table-cell office:value-type="float" office:value="0.00184">
                <text:p>0.00184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00069">
                <text:p>0.00069</text:p>
              </table:table-cell>
              <table:table-cell office:value-type="float" office:value="0.00238">
                <text:p>0.00238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00064">
                <text:p>0.00064</text:p>
              </table:table-cell>
              <table:table-cell office:value-type="float" office:value="0.00197">
                <text:p>0.00197</text:p>
              </table:table-cell>
              <table:table-cell office:value-type="float" office:value="0.00159">
                <text:p>0.0015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00053">
                <text:p>0.00053</text:p>
              </table:table-cell>
              <table:table-cell office:value-type="float" office:value="0.0013">
                <text:p>0.0013</text:p>
              </table:table-cell>
              <table:table-cell office:value-type="float" office:value="0.00115">
                <text:p>0.0011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00071">
                <text:p>0.00071</text:p>
              </table:table-cell>
              <table:table-cell office:value-type="float" office:value="0.0021">
                <text:p>0.0021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00057">
                <text:p>0.00057</text:p>
              </table:table-cell>
              <table:table-cell office:value-type="float" office:value="0.00157">
                <text:p>0.00157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00065">
                <text:p>0.00065</text:p>
              </table:table-cell>
              <table:table-cell office:value-type="float" office:value="0.00197">
                <text:p>0.00197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00057">
                <text:p>0.00057</text:p>
              </table:table-cell>
              <table:table-cell office:value-type="float" office:value="0.00168">
                <text:p>0.00168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00065">
                <text:p>0.00065</text:p>
              </table:table-cell>
              <table:table-cell office:value-type="float" office:value="0.00185">
                <text:p>0.00185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0005">
                <text:p>0.0005</text:p>
              </table:table-cell>
              <table:table-cell office:value-type="float" office:value="0.00117">
                <text:p>0.00117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00048">
                <text:p>0.00048</text:p>
              </table:table-cell>
              <table:table-cell office:value-type="float" office:value="0.00163">
                <text:p>0.00163</text:p>
              </table:table-cell>
              <table:table-cell office:value-type="float" office:value="0.00126">
                <text:p>0.0012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00045">
                <text:p>0.00045</text:p>
              </table:table-cell>
              <table:table-cell office:value-type="float" office:value="0.00132">
                <text:p>0.00132</text:p>
              </table:table-cell>
              <table:table-cell office:value-type="float" office:value="0.00121">
                <text:p>0.0012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00052">
                <text:p>0.00052</text:p>
              </table:table-cell>
              <table:table-cell office:value-type="float" office:value="0.00177">
                <text:p>0.00177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00062">
                <text:p>0.00062</text:p>
              </table:table-cell>
              <table:table-cell office:value-type="float" office:value="0.00198">
                <text:p>0.00198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00053">
                <text:p>0.00053</text:p>
              </table:table-cell>
              <table:table-cell office:value-type="float" office:value="0.00184">
                <text:p>0.00184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00047">
                <text:p>0.00047</text:p>
              </table:table-cell>
              <table:table-cell office:value-type="float" office:value="0.00146">
                <text:p>0.00146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00058">
                <text:p>0.00058</text:p>
              </table:table-cell>
              <table:table-cell office:value-type="float" office:value="0.00196">
                <text:p>0.00196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00054">
                <text:p>0.00054</text:p>
              </table:table-cell>
              <table:table-cell office:value-type="float" office:value="0.00175">
                <text:p>0.00175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0006">
                <text:p>0.0006</text:p>
              </table:table-cell>
              <table:table-cell office:value-type="float" office:value="0.00179">
                <text:p>0.00179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00047">
                <text:p>0.00047</text:p>
              </table:table-cell>
              <table:table-cell office:value-type="float" office:value="0.00138">
                <text:p>0.00138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00062">
                <text:p>0.00062</text:p>
              </table:table-cell>
              <table:table-cell office:value-type="float" office:value="0.00209">
                <text:p>0.00209</text:p>
              </table:table-cell>
              <table:table-cell office:value-type="float" office:value="0.00169">
                <text:p>0.0016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00051">
                <text:p>0.00051</text:p>
              </table:table-cell>
              <table:table-cell office:value-type="float" office:value="0.0015">
                <text:p>0.0015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0005">
                <text:p>0.0005</text:p>
              </table:table-cell>
              <table:table-cell office:value-type="float" office:value="0.00155">
                <text:p>0.00155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00061">
                <text:p>0.00061</text:p>
              </table:table-cell>
              <table:table-cell office:value-type="float" office:value="0.00205">
                <text:p>0.00205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00055">
                <text:p>0.00055</text:p>
              </table:table-cell>
              <table:table-cell office:value-type="float" office:value="0.00192">
                <text:p>0.00192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0006">
                <text:p>0.0006</text:p>
              </table:table-cell>
              <table:table-cell office:value-type="float" office:value="0.00195">
                <text:p>0.00195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0006">
                <text:p>0.0006</text:p>
              </table:table-cell>
              <table:table-cell office:value-type="float" office:value="0.00213">
                <text:p>0.00213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00048">
                <text:p>0.00048</text:p>
              </table:table-cell>
              <table:table-cell office:value-type="float" office:value="0.00148">
                <text:p>0.00148</text:p>
              </table:table-cell>
              <table:table-cell office:value-type="float" office:value="0.0014">
                <text:p>0.00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